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Kp: 0.3</text:p>
          </table:table-cell>
          <table:table-cell table:number-columns-repeated="6"/>
        </table:table-row>
        <table:table-row table:style-name="ro1">
          <table:table-cell office:value-type="string">
            <text:p>Ki: 0</text:p>
          </table:table-cell>
          <table:table-cell table:number-columns-repeated="5"/>
          <table:table-cell>
            <draw:frame table:end-cell-address="Tabelle1.N22" table:end-x="0.293cm" table:end-y="0.066cm" draw:z-index="0" draw:style-name="gr1" draw:text-style-name="P1" svg:width="15.999cm" svg:height="8.999cm" svg:x="0.101cm" svg:y="0.1cm">
              <draw:object draw:notify-on-update-of-ranges="Tabelle1.A10:Tabelle1.A10 Tabelle1.A11:Tabelle1.A863 Tabelle1.C10:Tabelle1.C10 Tabelle1.C11:Tabelle1.C8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Kd: 0</text:p>
          </table:table-cell>
          <table:table-cell table:number-columns-repeated="6"/>
        </table:table-row>
        <table:table-row table:style-name="ro1">
          <table:table-cell office:value-type="string">
            <text:p>tau: 0.05</text:p>
          </table:table-cell>
          <table:table-cell table:number-columns-repeated="6"/>
        </table:table-row>
        <table:table-row table:style-name="ro1">
          <table:table-cell office:value-type="string">
            <text:p>limMin: -0.8</text:p>
          </table:table-cell>
          <table:table-cell table:number-columns-repeated="6"/>
        </table:table-row>
        <table:table-row table:style-name="ro1">
          <table:table-cell office:value-type="string">
            <text:p>limMax: 0.8</text:p>
          </table:table-cell>
          <table:table-cell table:number-columns-repeated="6"/>
        </table:table-row>
        <table:table-row table:style-name="ro1">
          <table:table-cell office:value-type="string">
            <text:p>intLimMin: -0.25</text:p>
          </table:table-cell>
          <table:table-cell table:number-columns-repeated="6"/>
        </table:table-row>
        <table:table-row table:style-name="ro1">
          <table:table-cell office:value-type="string">
            <text:p>intLimMax: 0.25</text:p>
          </table:table-cell>
          <table:table-cell table:number-columns-repeated="6"/>
        </table:table-row>
        <table:table-row table:style-name="ro1">
          <table:table-cell office:value-type="string">
            <text:p>setpoint: 231.446</text:p>
          </table:table-cell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table:number-columns-repeated="3"/>
        </table:table-row>
        <table:table-row table:style-name="ro1">
          <table:table-cell office:value-type="float" office:value="0.0386963">
            <text:p>0.0386963</text:p>
          </table:table-cell>
          <table:table-cell office:value-type="float" office:value="-0.00495911">
            <text:p>-0.00495911</text:p>
          </table:table-cell>
          <table:table-cell office:value-type="float" office:value="231.451">
            <text:p>231.451</text:p>
          </table:table-cell>
          <table:table-cell office:value-type="float" office:value="-0.00148773">
            <text:p>-0.00148773</text:p>
          </table:table-cell>
          <table:table-cell table:number-columns-repeated="3"/>
        </table:table-row>
        <table:table-row table:style-name="ro1">
          <table:table-cell office:value-type="float" office:value="0.0587158">
            <text:p>0.0587158</text:p>
          </table:table-cell>
          <table:table-cell office:value-type="float" office:value="-0.00668335">
            <text:p>-0.00668335</text:p>
          </table:table-cell>
          <table:table-cell office:value-type="float" office:value="231.453">
            <text:p>231.453</text:p>
          </table:table-cell>
          <table:table-cell office:value-type="float" office:value="-0.00200501">
            <text:p>-0.00200501</text:p>
          </table:table-cell>
          <table:table-cell table:number-columns-repeated="3"/>
        </table:table-row>
        <table:table-row table:style-name="ro1">
          <table:table-cell office:value-type="float" office:value="0.0971985">
            <text:p>0.0971985</text:p>
          </table:table-cell>
          <table:table-cell office:value-type="float" office:value="-0.0100555">
            <text:p>-0.0100555</text:p>
          </table:table-cell>
          <table:table-cell office:value-type="float" office:value="231.456">
            <text:p>231.456</text:p>
          </table:table-cell>
          <table:table-cell office:value-type="float" office:value="-0.00301666">
            <text:p>-0.00301666</text:p>
          </table:table-cell>
          <table:table-cell table:number-columns-repeated="3"/>
        </table:table-row>
        <table:table-row table:style-name="ro1">
          <table:table-cell office:value-type="float" office:value="0.137512">
            <text:p>0.137512</text:p>
          </table:table-cell>
          <table:table-cell office:value-type="float" office:value="-0.0135803">
            <text:p>-0.0135803</text:p>
          </table:table-cell>
          <table:table-cell office:value-type="float" office:value="231.459">
            <text:p>231.459</text:p>
          </table:table-cell>
          <table:table-cell office:value-type="float" office:value="-0.0040741">
            <text:p>-0.0040741</text:p>
          </table:table-cell>
          <table:table-cell table:number-columns-repeated="3"/>
        </table:table-row>
        <table:table-row table:style-name="ro1">
          <table:table-cell office:value-type="float" office:value="0.176636">
            <text:p>0.176636</text:p>
          </table:table-cell>
          <table:table-cell office:value-type="float" office:value="-0.0170746">
            <text:p>-0.0170746</text:p>
          </table:table-cell>
          <table:table-cell office:value-type="float" office:value="231.463">
            <text:p>231.463</text:p>
          </table:table-cell>
          <table:table-cell office:value-type="float" office:value="-0.00512238">
            <text:p>-0.00512238</text:p>
          </table:table-cell>
          <table:table-cell table:number-columns-repeated="3"/>
        </table:table-row>
        <table:table-row table:style-name="ro1">
          <table:table-cell office:value-type="float" office:value="0.196869">
            <text:p>0.196869</text:p>
          </table:table-cell>
          <table:table-cell office:value-type="float" office:value="-0.0189209">
            <text:p>-0.0189209</text:p>
          </table:table-cell>
          <table:table-cell office:value-type="float" office:value="231.465">
            <text:p>231.465</text:p>
          </table:table-cell>
          <table:table-cell office:value-type="float" office:value="-0.00567627">
            <text:p>-0.00567627</text:p>
          </table:table-cell>
          <table:table-cell table:number-columns-repeated="3"/>
        </table:table-row>
        <table:table-row table:style-name="ro1">
          <table:table-cell office:value-type="float" office:value="0.21701">
            <text:p>0.21701</text:p>
          </table:table-cell>
          <table:table-cell office:value-type="float" office:value="-0.0207214">
            <text:p>-0.0207214</text:p>
          </table:table-cell>
          <table:table-cell office:value-type="float" office:value="231.467">
            <text:p>231.467</text:p>
          </table:table-cell>
          <table:table-cell office:value-type="float" office:value="-0.00621643">
            <text:p>-0.00621643</text:p>
          </table:table-cell>
          <table:table-cell table:number-columns-repeated="3"/>
        </table:table-row>
        <table:table-row table:style-name="ro1">
          <table:table-cell office:value-type="float" office:value="0.237213">
            <text:p>0.237213</text:p>
          </table:table-cell>
          <table:table-cell office:value-type="float" office:value="-0.0225677">
            <text:p>-0.0225677</text:p>
          </table:table-cell>
          <table:table-cell office:value-type="float" office:value="231.468">
            <text:p>231.468</text:p>
          </table:table-cell>
          <table:table-cell office:value-type="float" office:value="-0.00677032">
            <text:p>-0.00677032</text:p>
          </table:table-cell>
          <table:table-cell table:number-columns-repeated="3"/>
        </table:table-row>
        <table:table-row table:style-name="ro1">
          <table:table-cell office:value-type="float" office:value="0.276215">
            <text:p>0.276215</text:p>
          </table:table-cell>
          <table:table-cell office:value-type="float" office:value="-0.0261383">
            <text:p>-0.0261383</text:p>
          </table:table-cell>
          <table:table-cell office:value-type="float" office:value="231.472">
            <text:p>231.472</text:p>
          </table:table-cell>
          <table:table-cell office:value-type="float" office:value="-0.00784149">
            <text:p>-0.00784149</text:p>
          </table:table-cell>
          <table:table-cell table:number-columns-repeated="3"/>
        </table:table-row>
        <table:table-row table:style-name="ro1">
          <table:table-cell office:value-type="float" office:value="0.31485">
            <text:p>0.31485</text:p>
          </table:table-cell>
          <table:table-cell office:value-type="float" office:value="-0.0297241">
            <text:p>-0.0297241</text:p>
          </table:table-cell>
          <table:table-cell office:value-type="float" office:value="231.476">
            <text:p>231.476</text:p>
          </table:table-cell>
          <table:table-cell office:value-type="float" office:value="-0.00891724">
            <text:p>-0.00891724</text:p>
          </table:table-cell>
          <table:table-cell table:number-columns-repeated="3"/>
        </table:table-row>
        <table:table-row table:style-name="ro1">
          <table:table-cell office:value-type="float" office:value="0.33548">
            <text:p>0.33548</text:p>
          </table:table-cell>
          <table:table-cell office:value-type="float" office:value="-0.031662">
            <text:p>-0.031662</text:p>
          </table:table-cell>
          <table:table-cell office:value-type="float" office:value="231.478">
            <text:p>231.478</text:p>
          </table:table-cell>
          <table:table-cell office:value-type="float" office:value="-0.0094986">
            <text:p>-0.0094986</text:p>
          </table:table-cell>
          <table:table-cell table:number-columns-repeated="3"/>
        </table:table-row>
        <table:table-row table:style-name="ro1">
          <table:table-cell office:value-type="float" office:value="0.374237">
            <text:p>0.374237</text:p>
          </table:table-cell>
          <table:table-cell office:value-type="float" office:value="-0.0352936">
            <text:p>-0.0352936</text:p>
          </table:table-cell>
          <table:table-cell office:value-type="float" office:value="231.481">
            <text:p>231.481</text:p>
          </table:table-cell>
          <table:table-cell office:value-type="float" office:value="-0.0105881">
            <text:p>-0.0105881</text:p>
          </table:table-cell>
          <table:table-cell table:number-columns-repeated="3"/>
        </table:table-row>
        <table:table-row table:style-name="ro1">
          <table:table-cell office:value-type="float" office:value="0.413666">
            <text:p>0.413666</text:p>
          </table:table-cell>
          <table:table-cell office:value-type="float" office:value="-0.0390015">
            <text:p>-0.0390015</text:p>
          </table:table-cell>
          <table:table-cell office:value-type="float" office:value="231.485">
            <text:p>231.485</text:p>
          </table:table-cell>
          <table:table-cell office:value-type="float" office:value="-0.0117004">
            <text:p>-0.0117004</text:p>
          </table:table-cell>
          <table:table-cell table:number-columns-repeated="3"/>
        </table:table-row>
        <table:table-row table:style-name="ro1">
          <table:table-cell office:value-type="float" office:value="0.453369">
            <text:p>0.453369</text:p>
          </table:table-cell>
          <table:table-cell office:value-type="float" office:value="-0.0428009">
            <text:p>-0.0428009</text:p>
          </table:table-cell>
          <table:table-cell office:value-type="float" office:value="231.489">
            <text:p>231.489</text:p>
          </table:table-cell>
          <table:table-cell office:value-type="float" office:value="-0.0128403">
            <text:p>-0.0128403</text:p>
          </table:table-cell>
          <table:table-cell table:number-columns-repeated="3"/>
        </table:table-row>
        <table:table-row table:style-name="ro1">
          <table:table-cell office:value-type="float" office:value="0.493652">
            <text:p>0.493652</text:p>
          </table:table-cell>
          <table:table-cell office:value-type="float" office:value="-0.0466156">
            <text:p>-0.0466156</text:p>
          </table:table-cell>
          <table:table-cell office:value-type="float" office:value="231.492">
            <text:p>231.492</text:p>
          </table:table-cell>
          <table:table-cell office:value-type="float" office:value="-0.0139847">
            <text:p>-0.0139847</text:p>
          </table:table-cell>
          <table:table-cell table:number-columns-repeated="3"/>
        </table:table-row>
        <table:table-row table:style-name="ro1">
          <table:table-cell office:value-type="float" office:value="0.532715">
            <text:p>0.532715</text:p>
          </table:table-cell>
          <table:table-cell office:value-type="float" office:value="-0.0503387">
            <text:p>-0.0503387</text:p>
          </table:table-cell>
          <table:table-cell office:value-type="float" office:value="231.496">
            <text:p>231.496</text:p>
          </table:table-cell>
          <table:table-cell office:value-type="float" office:value="-0.0151016">
            <text:p>-0.0151016</text:p>
          </table:table-cell>
          <table:table-cell table:number-columns-repeated="3"/>
        </table:table-row>
        <table:table-row table:style-name="ro1">
          <table:table-cell office:value-type="float" office:value="0.572052">
            <text:p>0.572052</text:p>
          </table:table-cell>
          <table:table-cell office:value-type="float" office:value="-0.0540314">
            <text:p>-0.0540314</text:p>
          </table:table-cell>
          <table:table-cell office:value-type="float" office:value="231.5">
            <text:p>231.5</text:p>
          </table:table-cell>
          <table:table-cell office:value-type="float" office:value="-0.0162094">
            <text:p>-0.0162094</text:p>
          </table:table-cell>
          <table:table-cell table:number-columns-repeated="3"/>
        </table:table-row>
        <table:table-row table:style-name="ro1">
          <table:table-cell office:value-type="float" office:value="0.611847">
            <text:p>0.611847</text:p>
          </table:table-cell>
          <table:table-cell office:value-type="float" office:value="-0.0577545">
            <text:p>-0.0577545</text:p>
          </table:table-cell>
          <table:table-cell office:value-type="float" office:value="231.504">
            <text:p>231.504</text:p>
          </table:table-cell>
          <table:table-cell office:value-type="float" office:value="-0.0173264">
            <text:p>-0.0173264</text:p>
          </table:table-cell>
          <table:table-cell table:number-columns-repeated="3"/>
        </table:table-row>
        <table:table-row table:style-name="ro1">
          <table:table-cell office:value-type="float" office:value="0.634552">
            <text:p>0.634552</text:p>
          </table:table-cell>
          <table:table-cell office:value-type="float" office:value="-0.059845">
            <text:p>-0.059845</text:p>
          </table:table-cell>
          <table:table-cell office:value-type="float" office:value="231.506">
            <text:p>231.506</text:p>
          </table:table-cell>
          <table:table-cell office:value-type="float" office:value="-0.0179535">
            <text:p>-0.0179535</text:p>
          </table:table-cell>
          <table:table-cell table:number-columns-repeated="3"/>
        </table:table-row>
        <table:table-row table:style-name="ro1">
          <table:table-cell office:value-type="float" office:value="0.656647">
            <text:p>0.656647</text:p>
          </table:table-cell>
          <table:table-cell office:value-type="float" office:value="-0.0618744">
            <text:p>-0.0618744</text:p>
          </table:table-cell>
          <table:table-cell office:value-type="float" office:value="231.508">
            <text:p>231.508</text:p>
          </table:table-cell>
          <table:table-cell office:value-type="float" office:value="-0.0185623">
            <text:p>-0.0185623</text:p>
          </table:table-cell>
          <table:table-cell table:number-columns-repeated="3"/>
        </table:table-row>
        <table:table-row table:style-name="ro1">
          <table:table-cell office:value-type="float" office:value="0.678589">
            <text:p>0.678589</text:p>
          </table:table-cell>
          <table:table-cell office:value-type="float" office:value="-0.063858">
            <text:p>-0.063858</text:p>
          </table:table-cell>
          <table:table-cell office:value-type="float" office:value="231.51">
            <text:p>231.51</text:p>
          </table:table-cell>
          <table:table-cell office:value-type="float" office:value="-0.0191574">
            <text:p>-0.0191574</text:p>
          </table:table-cell>
          <table:table-cell table:number-columns-repeated="3"/>
        </table:table-row>
        <table:table-row table:style-name="ro1">
          <table:table-cell office:value-type="float" office:value="0.69989">
            <text:p>0.69989</text:p>
          </table:table-cell>
          <table:table-cell office:value-type="float" office:value="-0.0657501">
            <text:p>-0.0657501</text:p>
          </table:table-cell>
          <table:table-cell office:value-type="float" office:value="231.512">
            <text:p>231.512</text:p>
          </table:table-cell>
          <table:table-cell office:value-type="float" office:value="-0.019725">
            <text:p>-0.019725</text:p>
          </table:table-cell>
          <table:table-cell table:number-columns-repeated="3"/>
        </table:table-row>
        <table:table-row table:style-name="ro1">
          <table:table-cell office:value-type="float" office:value="0.720947">
            <text:p>0.720947</text:p>
          </table:table-cell>
          <table:table-cell office:value-type="float" office:value="-0.0676117">
            <text:p>-0.0676117</text:p>
          </table:table-cell>
          <table:table-cell office:value-type="float" office:value="231.513">
            <text:p>231.513</text:p>
          </table:table-cell>
          <table:table-cell office:value-type="float" office:value="-0.0202835">
            <text:p>-0.0202835</text:p>
          </table:table-cell>
          <table:table-cell table:number-columns-repeated="3"/>
        </table:table-row>
        <table:table-row table:style-name="ro1">
          <table:table-cell office:value-type="float" office:value="0.743805">
            <text:p>0.743805</text:p>
          </table:table-cell>
          <table:table-cell office:value-type="float" office:value="-0.0695801">
            <text:p>-0.0695801</text:p>
          </table:table-cell>
          <table:table-cell office:value-type="float" office:value="231.515">
            <text:p>231.515</text:p>
          </table:table-cell>
          <table:table-cell office:value-type="float" office:value="-0.020874">
            <text:p>-0.020874</text:p>
          </table:table-cell>
          <table:table-cell table:number-columns-repeated="3"/>
        </table:table-row>
        <table:table-row table:style-name="ro1">
          <table:table-cell office:value-type="float" office:value="0.76474">
            <text:p>0.76474</text:p>
          </table:table-cell>
          <table:table-cell office:value-type="float" office:value="-0.0713654">
            <text:p>-0.0713654</text:p>
          </table:table-cell>
          <table:table-cell office:value-type="float" office:value="231.517">
            <text:p>231.517</text:p>
          </table:table-cell>
          <table:table-cell office:value-type="float" office:value="-0.0214096">
            <text:p>-0.0214096</text:p>
          </table:table-cell>
          <table:table-cell table:number-columns-repeated="3"/>
        </table:table-row>
        <table:table-row table:style-name="ro1">
          <table:table-cell office:value-type="float" office:value="0.793457">
            <text:p>0.793457</text:p>
          </table:table-cell>
          <table:table-cell office:value-type="float" office:value="-0.0737">
            <text:p>-0.0737</text:p>
          </table:table-cell>
          <table:table-cell office:value-type="float" office:value="231.52">
            <text:p>231.52</text:p>
          </table:table-cell>
          <table:table-cell office:value-type="float" office:value="-0.02211">
            <text:p>-0.02211</text:p>
          </table:table-cell>
          <table:table-cell table:number-columns-repeated="3"/>
        </table:table-row>
        <table:table-row table:style-name="ro1">
          <table:table-cell office:value-type="float" office:value="0.816956">
            <text:p>0.816956</text:p>
          </table:table-cell>
          <table:table-cell office:value-type="float" office:value="-0.0755615">
            <text:p>-0.0755615</text:p>
          </table:table-cell>
          <table:table-cell office:value-type="float" office:value="231.521">
            <text:p>231.521</text:p>
          </table:table-cell>
          <table:table-cell office:value-type="float" office:value="-0.0226685">
            <text:p>-0.0226685</text:p>
          </table:table-cell>
          <table:table-cell table:number-columns-repeated="3"/>
        </table:table-row>
        <table:table-row table:style-name="ro1">
          <table:table-cell office:value-type="float" office:value="0.839813">
            <text:p>0.839813</text:p>
          </table:table-cell>
          <table:table-cell office:value-type="float" office:value="-0.0773621">
            <text:p>-0.0773621</text:p>
          </table:table-cell>
          <table:table-cell office:value-type="float" office:value="231.523">
            <text:p>231.523</text:p>
          </table:table-cell>
          <table:table-cell office:value-type="float" office:value="-0.0232086">
            <text:p>-0.0232086</text:p>
          </table:table-cell>
          <table:table-cell table:number-columns-repeated="3"/>
        </table:table-row>
        <table:table-row table:style-name="ro1">
          <table:table-cell office:value-type="float" office:value="0.861694">
            <text:p>0.861694</text:p>
          </table:table-cell>
          <table:table-cell office:value-type="float" office:value="-0.0789642">
            <text:p>-0.0789642</text:p>
          </table:table-cell>
          <table:table-cell office:value-type="float" office:value="231.525">
            <text:p>231.525</text:p>
          </table:table-cell>
          <table:table-cell office:value-type="float" office:value="-0.0236893">
            <text:p>-0.0236893</text:p>
          </table:table-cell>
          <table:table-cell table:number-columns-repeated="3"/>
        </table:table-row>
        <table:table-row table:style-name="ro1">
          <table:table-cell office:value-type="float" office:value="0.885345">
            <text:p>0.885345</text:p>
          </table:table-cell>
          <table:table-cell office:value-type="float" office:value="-0.080658">
            <text:p>-0.080658</text:p>
          </table:table-cell>
          <table:table-cell office:value-type="float" office:value="231.527">
            <text:p>231.527</text:p>
          </table:table-cell>
          <table:table-cell office:value-type="float" office:value="-0.0241974">
            <text:p>-0.0241974</text:p>
          </table:table-cell>
          <table:table-cell table:number-columns-repeated="3"/>
        </table:table-row>
        <table:table-row table:style-name="ro1">
          <table:table-cell office:value-type="float" office:value="0.908478">
            <text:p>0.908478</text:p>
          </table:table-cell>
          <table:table-cell office:value-type="float" office:value="-0.0822601">
            <text:p>-0.0822601</text:p>
          </table:table-cell>
          <table:table-cell office:value-type="float" office:value="231.528">
            <text:p>231.528</text:p>
          </table:table-cell>
          <table:table-cell office:value-type="float" office:value="-0.024678">
            <text:p>-0.024678</text:p>
          </table:table-cell>
          <table:table-cell table:number-columns-repeated="3"/>
        </table:table-row>
        <table:table-row table:style-name="ro1">
          <table:table-cell office:value-type="float" office:value="0.931488">
            <text:p>0.931488</text:p>
          </table:table-cell>
          <table:table-cell office:value-type="float" office:value="-0.0837555">
            <text:p>-0.0837555</text:p>
          </table:table-cell>
          <table:table-cell office:value-type="float" office:value="231.53">
            <text:p>231.53</text:p>
          </table:table-cell>
          <table:table-cell office:value-type="float" office:value="-0.0251266">
            <text:p>-0.0251266</text:p>
          </table:table-cell>
          <table:table-cell table:number-columns-repeated="3"/>
        </table:table-row>
        <table:table-row table:style-name="ro1">
          <table:table-cell office:value-type="float" office:value="0.955688">
            <text:p>0.955688</text:p>
          </table:table-cell>
          <table:table-cell office:value-type="float" office:value="-0.0852203">
            <text:p>-0.0852203</text:p>
          </table:table-cell>
          <table:table-cell office:value-type="float" office:value="231.531">
            <text:p>231.531</text:p>
          </table:table-cell>
          <table:table-cell office:value-type="float" office:value="-0.0255661">
            <text:p>-0.0255661</text:p>
          </table:table-cell>
          <table:table-cell table:number-columns-repeated="3"/>
        </table:table-row>
        <table:table-row table:style-name="ro1">
          <table:table-cell office:value-type="float" office:value="0.978424">
            <text:p>0.978424</text:p>
          </table:table-cell>
          <table:table-cell office:value-type="float" office:value="-0.0865479">
            <text:p>-0.0865479</text:p>
          </table:table-cell>
          <table:table-cell office:value-type="float" office:value="231.532">
            <text:p>231.532</text:p>
          </table:table-cell>
          <table:table-cell office:value-type="float" office:value="-0.0259644">
            <text:p>-0.0259644</text:p>
          </table:table-cell>
          <table:table-cell table:number-columns-repeated="3"/>
        </table:table-row>
        <table:table-row table:style-name="ro1">
          <table:table-cell office:value-type="float" office:value="1.00244">
            <text:p>1.00244</text:p>
          </table:table-cell>
          <table:table-cell office:value-type="float" office:value="-0.0878143">
            <text:p>-0.0878143</text:p>
          </table:table-cell>
          <table:table-cell office:value-type="float" office:value="231.534">
            <text:p>231.534</text:p>
          </table:table-cell>
          <table:table-cell office:value-type="float" office:value="-0.0263443">
            <text:p>-0.0263443</text:p>
          </table:table-cell>
          <table:table-cell table:number-columns-repeated="3"/>
        </table:table-row>
        <table:table-row table:style-name="ro1">
          <table:table-cell office:value-type="float" office:value="1.02585">
            <text:p>1.02585</text:p>
          </table:table-cell>
          <table:table-cell office:value-type="float" office:value="-0.0889587">
            <text:p>-0.0889587</text:p>
          </table:table-cell>
          <table:table-cell office:value-type="float" office:value="231.535">
            <text:p>231.535</text:p>
          </table:table-cell>
          <table:table-cell office:value-type="float" office:value="-0.0266876">
            <text:p>-0.0266876</text:p>
          </table:table-cell>
          <table:table-cell table:number-columns-repeated="3"/>
        </table:table-row>
        <table:table-row table:style-name="ro1">
          <table:table-cell office:value-type="float" office:value="1.04779">
            <text:p>1.04779</text:p>
          </table:table-cell>
          <table:table-cell office:value-type="float" office:value="-0.0898895">
            <text:p>-0.0898895</text:p>
          </table:table-cell>
          <table:table-cell office:value-type="float" office:value="231.536">
            <text:p>231.536</text:p>
          </table:table-cell>
          <table:table-cell office:value-type="float" office:value="-0.0269669">
            <text:p>-0.0269669</text:p>
          </table:table-cell>
          <table:table-cell table:number-columns-repeated="3"/>
        </table:table-row>
        <table:table-row table:style-name="ro1">
          <table:table-cell office:value-type="float" office:value="1.07056">
            <text:p>1.07056</text:p>
          </table:table-cell>
          <table:table-cell office:value-type="float" office:value="-0.0907593">
            <text:p>-0.0907593</text:p>
          </table:table-cell>
          <table:table-cell office:value-type="float" office:value="231.537">
            <text:p>231.537</text:p>
          </table:table-cell>
          <table:table-cell office:value-type="float" office:value="-0.0272278">
            <text:p>-0.0272278</text:p>
          </table:table-cell>
          <table:table-cell table:number-columns-repeated="3"/>
        </table:table-row>
        <table:table-row table:style-name="ro1">
          <table:table-cell office:value-type="float" office:value="1.09305">
            <text:p>1.09305</text:p>
          </table:table-cell>
          <table:table-cell office:value-type="float" office:value="-0.0915222">
            <text:p>-0.0915222</text:p>
          </table:table-cell>
          <table:table-cell office:value-type="float" office:value="231.537">
            <text:p>231.537</text:p>
          </table:table-cell>
          <table:table-cell office:value-type="float" office:value="-0.0274567">
            <text:p>-0.0274567</text:p>
          </table:table-cell>
          <table:table-cell table:number-columns-repeated="3"/>
        </table:table-row>
        <table:table-row table:style-name="ro1">
          <table:table-cell office:value-type="float" office:value="1.11609">
            <text:p>1.11609</text:p>
          </table:table-cell>
          <table:table-cell office:value-type="float" office:value="-0.0921783">
            <text:p>-0.0921783</text:p>
          </table:table-cell>
          <table:table-cell office:value-type="float" office:value="231.538">
            <text:p>231.538</text:p>
          </table:table-cell>
          <table:table-cell office:value-type="float" office:value="-0.0276535">
            <text:p>-0.0276535</text:p>
          </table:table-cell>
          <table:table-cell table:number-columns-repeated="3"/>
        </table:table-row>
        <table:table-row table:style-name="ro1">
          <table:table-cell office:value-type="float" office:value="1.1391">
            <text:p>1.1391</text:p>
          </table:table-cell>
          <table:table-cell office:value-type="float" office:value="-0.0926971">
            <text:p>-0.0926971</text:p>
          </table:table-cell>
          <table:table-cell office:value-type="float" office:value="231.539">
            <text:p>231.539</text:p>
          </table:table-cell>
          <table:table-cell office:value-type="float" office:value="-0.0278091">
            <text:p>-0.0278091</text:p>
          </table:table-cell>
          <table:table-cell table:number-columns-repeated="3"/>
        </table:table-row>
        <table:table-row table:style-name="ro1">
          <table:table-cell office:value-type="float" office:value="1.16144">
            <text:p>1.16144</text:p>
          </table:table-cell>
          <table:table-cell office:value-type="float" office:value="-0.0930634">
            <text:p>-0.0930634</text:p>
          </table:table-cell>
          <table:table-cell office:value-type="float" office:value="231.539">
            <text:p>231.539</text:p>
          </table:table-cell>
          <table:table-cell office:value-type="float" office:value="-0.027919">
            <text:p>-0.027919</text:p>
          </table:table-cell>
          <table:table-cell table:number-columns-repeated="3"/>
        </table:table-row>
        <table:table-row table:style-name="ro1">
          <table:table-cell office:value-type="float" office:value="1.18161">
            <text:p>1.18161</text:p>
          </table:table-cell>
          <table:table-cell office:value-type="float" office:value="-0.093277">
            <text:p>-0.093277</text:p>
          </table:table-cell>
          <table:table-cell office:value-type="float" office:value="231.539">
            <text:p>231.539</text:p>
          </table:table-cell>
          <table:table-cell office:value-type="float" office:value="-0.0279831">
            <text:p>-0.0279831</text:p>
          </table:table-cell>
          <table:table-cell table:number-columns-repeated="3"/>
        </table:table-row>
        <table:table-row table:style-name="ro1">
          <table:table-cell office:value-type="float" office:value="1.21918">
            <text:p>1.21918</text:p>
          </table:table-cell>
          <table:table-cell office:value-type="float" office:value="-0.093399">
            <text:p>-0.093399</text:p>
          </table:table-cell>
          <table:table-cell office:value-type="float" office:value="231.539">
            <text:p>231.539</text:p>
          </table:table-cell>
          <table:table-cell office:value-type="float" office:value="-0.0280197">
            <text:p>-0.0280197</text:p>
          </table:table-cell>
          <table:table-cell table:number-columns-repeated="3"/>
        </table:table-row>
        <table:table-row table:style-name="ro1">
          <table:table-cell office:value-type="float" office:value="1.25641">
            <text:p>1.25641</text:p>
          </table:table-cell>
          <table:table-cell office:value-type="float" office:value="-0.0930328">
            <text:p>-0.0930328</text:p>
          </table:table-cell>
          <table:table-cell office:value-type="float" office:value="231.539">
            <text:p>231.539</text:p>
          </table:table-cell>
          <table:table-cell office:value-type="float" office:value="-0.0279099">
            <text:p>-0.0279099</text:p>
          </table:table-cell>
          <table:table-cell table:number-columns-repeated="3"/>
        </table:table-row>
        <table:table-row table:style-name="ro1">
          <table:table-cell office:value-type="float" office:value="1.29471">
            <text:p>1.29471</text:p>
          </table:table-cell>
          <table:table-cell office:value-type="float" office:value="-0.0922546">
            <text:p>-0.0922546</text:p>
          </table:table-cell>
          <table:table-cell office:value-type="float" office:value="231.538">
            <text:p>231.538</text:p>
          </table:table-cell>
          <table:table-cell office:value-type="float" office:value="-0.0276764">
            <text:p>-0.0276764</text:p>
          </table:table-cell>
          <table:table-cell table:number-columns-repeated="3"/>
        </table:table-row>
        <table:table-row table:style-name="ro1">
          <table:table-cell office:value-type="float" office:value="1.3147">
            <text:p>1.3147</text:p>
          </table:table-cell>
          <table:table-cell office:value-type="float" office:value="-0.091629">
            <text:p>-0.091629</text:p>
          </table:table-cell>
          <table:table-cell office:value-type="float" office:value="231.538">
            <text:p>231.538</text:p>
          </table:table-cell>
          <table:table-cell office:value-type="float" office:value="-0.0274887">
            <text:p>-0.0274887</text:p>
          </table:table-cell>
          <table:table-cell table:number-columns-repeated="3"/>
        </table:table-row>
        <table:table-row table:style-name="ro1">
          <table:table-cell office:value-type="float" office:value="1.33661">
            <text:p>1.33661</text:p>
          </table:table-cell>
          <table:table-cell office:value-type="float" office:value="-0.0908051">
            <text:p>-0.0908051</text:p>
          </table:table-cell>
          <table:table-cell office:value-type="float" office:value="231.537">
            <text:p>231.537</text:p>
          </table:table-cell>
          <table:table-cell office:value-type="float" office:value="-0.0272415">
            <text:p>-0.0272415</text:p>
          </table:table-cell>
          <table:table-cell table:number-columns-repeated="3"/>
        </table:table-row>
        <table:table-row table:style-name="ro1">
          <table:table-cell office:value-type="float" office:value="1.35846">
            <text:p>1.35846</text:p>
          </table:table-cell>
          <table:table-cell office:value-type="float" office:value="-0.089798">
            <text:p>-0.089798</text:p>
          </table:table-cell>
          <table:table-cell office:value-type="float" office:value="231.536">
            <text:p>231.536</text:p>
          </table:table-cell>
          <table:table-cell office:value-type="float" office:value="-0.0269394">
            <text:p>-0.0269394</text:p>
          </table:table-cell>
          <table:table-cell table:number-columns-repeated="3"/>
        </table:table-row>
        <table:table-row table:style-name="ro1">
          <table:table-cell office:value-type="float" office:value="1.3797">
            <text:p>1.3797</text:p>
          </table:table-cell>
          <table:table-cell office:value-type="float" office:value="-0.0886688">
            <text:p>-0.0886688</text:p>
          </table:table-cell>
          <table:table-cell office:value-type="float" office:value="231.535">
            <text:p>231.535</text:p>
          </table:table-cell>
          <table:table-cell office:value-type="float" office:value="-0.0266006">
            <text:p>-0.0266006</text:p>
          </table:table-cell>
          <table:table-cell table:number-columns-repeated="3"/>
        </table:table-row>
        <table:table-row table:style-name="ro1">
          <table:table-cell office:value-type="float" office:value="1.40155">
            <text:p>1.40155</text:p>
          </table:table-cell>
          <table:table-cell office:value-type="float" office:value="-0.0873566">
            <text:p>-0.0873566</text:p>
          </table:table-cell>
          <table:table-cell office:value-type="float" office:value="231.533">
            <text:p>231.533</text:p>
          </table:table-cell>
          <table:table-cell office:value-type="float" office:value="-0.026207">
            <text:p>-0.026207</text:p>
          </table:table-cell>
          <table:table-cell table:number-columns-repeated="3"/>
        </table:table-row>
        <table:table-row table:style-name="ro1">
          <table:table-cell office:value-type="float" office:value="1.42264">
            <text:p>1.42264</text:p>
          </table:table-cell>
          <table:table-cell office:value-type="float" office:value="-0.0858917">
            <text:p>-0.0858917</text:p>
          </table:table-cell>
          <table:table-cell office:value-type="float" office:value="231.532">
            <text:p>231.532</text:p>
          </table:table-cell>
          <table:table-cell office:value-type="float" office:value="-0.0257675">
            <text:p>-0.0257675</text:p>
          </table:table-cell>
          <table:table-cell table:number-columns-repeated="3"/>
        </table:table-row>
        <table:table-row table:style-name="ro1">
          <table:table-cell office:value-type="float" office:value="1.44415">
            <text:p>1.44415</text:p>
          </table:table-cell>
          <table:table-cell office:value-type="float" office:value="-0.0842285">
            <text:p>-0.0842285</text:p>
          </table:table-cell>
          <table:table-cell office:value-type="float" office:value="231.53">
            <text:p>231.53</text:p>
          </table:table-cell>
          <table:table-cell office:value-type="float" office:value="-0.0252686">
            <text:p>-0.0252686</text:p>
          </table:table-cell>
          <table:table-cell table:number-columns-repeated="3"/>
        </table:table-row>
        <table:table-row table:style-name="ro1">
          <table:table-cell office:value-type="float" office:value="1.46533">
            <text:p>1.46533</text:p>
          </table:table-cell>
          <table:table-cell office:value-type="float" office:value="-0.0823975">
            <text:p>-0.0823975</text:p>
          </table:table-cell>
          <table:table-cell office:value-type="float" office:value="231.528">
            <text:p>231.528</text:p>
          </table:table-cell>
          <table:table-cell office:value-type="float" office:value="-0.0247192">
            <text:p>-0.0247192</text:p>
          </table:table-cell>
          <table:table-cell table:number-columns-repeated="3"/>
        </table:table-row>
        <table:table-row table:style-name="ro1">
          <table:table-cell office:value-type="float" office:value="1.48572">
            <text:p>1.48572</text:p>
          </table:table-cell>
          <table:table-cell office:value-type="float" office:value="-0.0804901">
            <text:p>-0.0804901</text:p>
          </table:table-cell>
          <table:table-cell office:value-type="float" office:value="231.526">
            <text:p>231.526</text:p>
          </table:table-cell>
          <table:table-cell office:value-type="float" office:value="-0.024147">
            <text:p>-0.024147</text:p>
          </table:table-cell>
          <table:table-cell table:number-columns-repeated="3"/>
        </table:table-row>
        <table:table-row table:style-name="ro1">
          <table:table-cell office:value-type="float" office:value="1.50598">
            <text:p>1.50598</text:p>
          </table:table-cell>
          <table:table-cell office:value-type="float" office:value="-0.0783997">
            <text:p>-0.0783997</text:p>
          </table:table-cell>
          <table:table-cell office:value-type="float" office:value="231.524">
            <text:p>231.524</text:p>
          </table:table-cell>
          <table:table-cell office:value-type="float" office:value="-0.0235199">
            <text:p>-0.0235199</text:p>
          </table:table-cell>
          <table:table-cell table:number-columns-repeated="3"/>
        </table:table-row>
        <table:table-row table:style-name="ro1">
          <table:table-cell office:value-type="float" office:value="1.52661">
            <text:p>1.52661</text:p>
          </table:table-cell>
          <table:table-cell office:value-type="float" office:value="-0.0761108">
            <text:p>-0.0761108</text:p>
          </table:table-cell>
          <table:table-cell office:value-type="float" office:value="231.522">
            <text:p>231.522</text:p>
          </table:table-cell>
          <table:table-cell office:value-type="float" office:value="-0.0228333">
            <text:p>-0.0228333</text:p>
          </table:table-cell>
          <table:table-cell table:number-columns-repeated="3"/>
        </table:table-row>
        <table:table-row table:style-name="ro1">
          <table:table-cell office:value-type="float" office:value="1.54761">
            <text:p>1.54761</text:p>
          </table:table-cell>
          <table:table-cell office:value-type="float" office:value="-0.0736237">
            <text:p>-0.0736237</text:p>
          </table:table-cell>
          <table:table-cell office:value-type="float" office:value="231.52">
            <text:p>231.52</text:p>
          </table:table-cell>
          <table:table-cell office:value-type="float" office:value="-0.0220871">
            <text:p>-0.0220871</text:p>
          </table:table-cell>
          <table:table-cell table:number-columns-repeated="3"/>
        </table:table-row>
        <table:table-row table:style-name="ro1">
          <table:table-cell office:value-type="float" office:value="1.56787">
            <text:p>1.56787</text:p>
          </table:table-cell>
          <table:table-cell office:value-type="float" office:value="-0.0710449">
            <text:p>-0.0710449</text:p>
          </table:table-cell>
          <table:table-cell office:value-type="float" office:value="231.517">
            <text:p>231.517</text:p>
          </table:table-cell>
          <table:table-cell office:value-type="float" office:value="-0.0213135">
            <text:p>-0.0213135</text:p>
          </table:table-cell>
          <table:table-cell table:number-columns-repeated="3"/>
        </table:table-row>
        <table:table-row table:style-name="ro1">
          <table:table-cell office:value-type="float" office:value="1.58914">
            <text:p>1.58914</text:p>
          </table:table-cell>
          <table:table-cell office:value-type="float" office:value="-0.0681152">
            <text:p>-0.0681152</text:p>
          </table:table-cell>
          <table:table-cell office:value-type="float" office:value="231.514">
            <text:p>231.514</text:p>
          </table:table-cell>
          <table:table-cell office:value-type="float" office:value="-0.0204346">
            <text:p>-0.0204346</text:p>
          </table:table-cell>
          <table:table-cell table:number-columns-repeated="3"/>
        </table:table-row>
        <table:table-row table:style-name="ro1">
          <table:table-cell office:value-type="float" office:value="1.60941">
            <text:p>1.60941</text:p>
          </table:table-cell>
          <table:table-cell office:value-type="float" office:value="-0.065155">
            <text:p>-0.065155</text:p>
          </table:table-cell>
          <table:table-cell office:value-type="float" office:value="231.511">
            <text:p>231.511</text:p>
          </table:table-cell>
          <table:table-cell office:value-type="float" office:value="-0.0195465">
            <text:p>-0.0195465</text:p>
          </table:table-cell>
          <table:table-cell table:number-columns-repeated="3"/>
        </table:table-row>
        <table:table-row table:style-name="ro1">
          <table:table-cell office:value-type="float" office:value="1.65085">
            <text:p>1.65085</text:p>
          </table:table-cell>
          <table:table-cell office:value-type="float" office:value="-0.0585175">
            <text:p>-0.0585175</text:p>
          </table:table-cell>
          <table:table-cell office:value-type="float" office:value="231.504">
            <text:p>231.504</text:p>
          </table:table-cell>
          <table:table-cell office:value-type="float" office:value="-0.0175552">
            <text:p>-0.0175552</text:p>
          </table:table-cell>
          <table:table-cell table:number-columns-repeated="3"/>
        </table:table-row>
        <table:table-row table:style-name="ro1">
          <table:table-cell office:value-type="float" office:value="1.68872">
            <text:p>1.68872</text:p>
          </table:table-cell>
          <table:table-cell office:value-type="float" office:value="-0.0517731">
            <text:p>-0.0517731</text:p>
          </table:table-cell>
          <table:table-cell office:value-type="float" office:value="231.498">
            <text:p>231.498</text:p>
          </table:table-cell>
          <table:table-cell office:value-type="float" office:value="-0.0155319">
            <text:p>-0.0155319</text:p>
          </table:table-cell>
          <table:table-cell table:number-columns-repeated="3"/>
        </table:table-row>
        <table:table-row table:style-name="ro1">
          <table:table-cell office:value-type="float" office:value="1.72491">
            <text:p>1.72491</text:p>
          </table:table-cell>
          <table:table-cell office:value-type="float" office:value="-0.0446472">
            <text:p>-0.0446472</text:p>
          </table:table-cell>
          <table:table-cell office:value-type="float" office:value="231.491">
            <text:p>231.491</text:p>
          </table:table-cell>
          <table:table-cell office:value-type="float" office:value="-0.0133942">
            <text:p>-0.0133942</text:p>
          </table:table-cell>
          <table:table-cell table:number-columns-repeated="3"/>
        </table:table-row>
        <table:table-row table:style-name="ro1">
          <table:table-cell office:value-type="float" office:value="1.76102">
            <text:p>1.76102</text:p>
          </table:table-cell>
          <table:table-cell office:value-type="float" office:value="-0.036972">
            <text:p>-0.036972</text:p>
          </table:table-cell>
          <table:table-cell office:value-type="float" office:value="231.483">
            <text:p>231.483</text:p>
          </table:table-cell>
          <table:table-cell office:value-type="float" office:value="-0.0110916">
            <text:p>-0.0110916</text:p>
          </table:table-cell>
          <table:table-cell table:number-columns-repeated="3"/>
        </table:table-row>
        <table:table-row table:style-name="ro1">
          <table:table-cell office:value-type="float" office:value="1.79947">
            <text:p>1.79947</text:p>
          </table:table-cell>
          <table:table-cell office:value-type="float" office:value="-0.0280304">
            <text:p>-0.0280304</text:p>
          </table:table-cell>
          <table:table-cell office:value-type="float" office:value="231.474">
            <text:p>231.474</text:p>
          </table:table-cell>
          <table:table-cell office:value-type="float" office:value="-0.00840912">
            <text:p>-0.00840912</text:p>
          </table:table-cell>
          <table:table-cell table:number-columns-repeated="3"/>
        </table:table-row>
        <table:table-row table:style-name="ro1">
          <table:table-cell office:value-type="float" office:value="1.83762">
            <text:p>1.83762</text:p>
          </table:table-cell>
          <table:table-cell office:value-type="float" office:value="-0.0185089">
            <text:p>-0.0185089</text:p>
          </table:table-cell>
          <table:table-cell office:value-type="float" office:value="231.464">
            <text:p>231.464</text:p>
          </table:table-cell>
          <table:table-cell office:value-type="float" office:value="-0.00555267">
            <text:p>-0.00555267</text:p>
          </table:table-cell>
          <table:table-cell table:number-columns-repeated="3"/>
        </table:table-row>
        <table:table-row table:style-name="ro1">
          <table:table-cell office:value-type="float" office:value="1.87347">
            <text:p>1.87347</text:p>
          </table:table-cell>
          <table:table-cell office:value-type="float" office:value="-0.00888062">
            <text:p>-0.00888062</text:p>
          </table:table-cell>
          <table:table-cell office:value-type="float" office:value="231.455">
            <text:p>231.455</text:p>
          </table:table-cell>
          <table:table-cell office:value-type="float" office:value="-0.00266418">
            <text:p>-0.00266418</text:p>
          </table:table-cell>
          <table:table-cell table:number-columns-repeated="3"/>
        </table:table-row>
        <table:table-row table:style-name="ro1">
          <table:table-cell office:value-type="float" office:value="1.9101">
            <text:p>1.9101</text:p>
          </table:table-cell>
          <table:table-cell office:value-type="float" office:value="0.00167847">
            <text:p>0.00167847</text:p>
          </table:table-cell>
          <table:table-cell office:value-type="float" office:value="231.444">
            <text:p>231.444</text:p>
          </table:table-cell>
          <table:table-cell office:value-type="float" office:value="0.00050354">
            <text:p>0.00050354</text:p>
          </table:table-cell>
          <table:table-cell table:number-columns-repeated="3"/>
        </table:table-row>
        <table:table-row table:style-name="ro1">
          <table:table-cell office:value-type="float" office:value="1.94562">
            <text:p>1.94562</text:p>
          </table:table-cell>
          <table:table-cell office:value-type="float" office:value="0.0124969">
            <text:p>0.0124969</text:p>
          </table:table-cell>
          <table:table-cell office:value-type="float" office:value="231.433">
            <text:p>231.433</text:p>
          </table:table-cell>
          <table:table-cell office:value-type="float" office:value="0.00374908">
            <text:p>0.00374908</text:p>
          </table:table-cell>
          <table:table-cell table:number-columns-repeated="3"/>
        </table:table-row>
        <table:table-row table:style-name="ro1">
          <table:table-cell office:value-type="float" office:value="1.97888">
            <text:p>1.97888</text:p>
          </table:table-cell>
          <table:table-cell office:value-type="float" office:value="0.0232544">
            <text:p>0.0232544</text:p>
          </table:table-cell>
          <table:table-cell office:value-type="float" office:value="231.423">
            <text:p>231.423</text:p>
          </table:table-cell>
          <table:table-cell office:value-type="float" office:value="0.00697632">
            <text:p>0.00697632</text:p>
          </table:table-cell>
          <table:table-cell table:number-columns-repeated="3"/>
        </table:table-row>
        <table:table-row table:style-name="ro1">
          <table:table-cell office:value-type="float" office:value="2.01291">
            <text:p>2.01291</text:p>
          </table:table-cell>
          <table:table-cell office:value-type="float" office:value="0.0348816">
            <text:p>0.0348816</text:p>
          </table:table-cell>
          <table:table-cell office:value-type="float" office:value="231.411">
            <text:p>231.411</text:p>
          </table:table-cell>
          <table:table-cell office:value-type="float" office:value="0.0104645">
            <text:p>0.0104645</text:p>
          </table:table-cell>
          <table:table-cell table:number-columns-repeated="3"/>
        </table:table-row>
        <table:table-row table:style-name="ro1">
          <table:table-cell office:value-type="float" office:value="2.04547">
            <text:p>2.04547</text:p>
          </table:table-cell>
          <table:table-cell office:value-type="float" office:value="0.046524">
            <text:p>0.046524</text:p>
          </table:table-cell>
          <table:table-cell office:value-type="float" office:value="231.399">
            <text:p>231.399</text:p>
          </table:table-cell>
          <table:table-cell office:value-type="float" office:value="0.0139572">
            <text:p>0.0139572</text:p>
          </table:table-cell>
          <table:table-cell table:number-columns-repeated="3"/>
        </table:table-row>
        <table:table-row table:style-name="ro1">
          <table:table-cell office:value-type="float" office:value="2.07755">
            <text:p>2.07755</text:p>
          </table:table-cell>
          <table:table-cell office:value-type="float" office:value="0.0585632">
            <text:p>0.0585632</text:p>
          </table:table-cell>
          <table:table-cell office:value-type="float" office:value="231.387">
            <text:p>231.387</text:p>
          </table:table-cell>
          <table:table-cell office:value-type="float" office:value="0.017569">
            <text:p>0.017569</text:p>
          </table:table-cell>
          <table:table-cell table:number-columns-repeated="3"/>
        </table:table-row>
        <table:table-row table:style-name="ro1">
          <table:table-cell office:value-type="float" office:value="2.11057">
            <text:p>2.11057</text:p>
          </table:table-cell>
          <table:table-cell office:value-type="float" office:value="0.071579">
            <text:p>0.071579</text:p>
          </table:table-cell>
          <table:table-cell office:value-type="float" office:value="231.374">
            <text:p>231.374</text:p>
          </table:table-cell>
          <table:table-cell office:value-type="float" office:value="0.0214737">
            <text:p>0.0214737</text:p>
          </table:table-cell>
          <table:table-cell table:number-columns-repeated="3"/>
        </table:table-row>
        <table:table-row table:style-name="ro1">
          <table:table-cell office:value-type="float" office:value="2.14557">
            <text:p>2.14557</text:p>
          </table:table-cell>
          <table:table-cell office:value-type="float" office:value="0.0859375">
            <text:p>0.0859375</text:p>
          </table:table-cell>
          <table:table-cell office:value-type="float" office:value="231.36">
            <text:p>231.36</text:p>
          </table:table-cell>
          <table:table-cell office:value-type="float" office:value="0.0257813">
            <text:p>0.0257813</text:p>
          </table:table-cell>
          <table:table-cell table:number-columns-repeated="3"/>
        </table:table-row>
        <table:table-row table:style-name="ro1">
          <table:table-cell office:value-type="float" office:value="2.17905">
            <text:p>2.17905</text:p>
          </table:table-cell>
          <table:table-cell office:value-type="float" office:value="0.100311">
            <text:p>0.100311</text:p>
          </table:table-cell>
          <table:table-cell office:value-type="float" office:value="231.346">
            <text:p>231.346</text:p>
          </table:table-cell>
          <table:table-cell office:value-type="float" office:value="0.0300934">
            <text:p>0.0300934</text:p>
          </table:table-cell>
          <table:table-cell table:number-columns-repeated="3"/>
        </table:table-row>
        <table:table-row table:style-name="ro1">
          <table:table-cell office:value-type="float" office:value="2.2121">
            <text:p>2.2121</text:p>
          </table:table-cell>
          <table:table-cell office:value-type="float" office:value="0.115005">
            <text:p>0.115005</text:p>
          </table:table-cell>
          <table:table-cell office:value-type="float" office:value="231.331">
            <text:p>231.331</text:p>
          </table:table-cell>
          <table:table-cell office:value-type="float" office:value="0.0345016">
            <text:p>0.0345016</text:p>
          </table:table-cell>
          <table:table-cell table:number-columns-repeated="3"/>
        </table:table-row>
        <table:table-row table:style-name="ro1">
          <table:table-cell office:value-type="float" office:value="2.24475">
            <text:p>2.24475</text:p>
          </table:table-cell>
          <table:table-cell office:value-type="float" office:value="0.130096">
            <text:p>0.130096</text:p>
          </table:table-cell>
          <table:table-cell office:value-type="float" office:value="231.316">
            <text:p>231.316</text:p>
          </table:table-cell>
          <table:table-cell office:value-type="float" office:value="0.0390289">
            <text:p>0.0390289</text:p>
          </table:table-cell>
          <table:table-cell table:number-columns-repeated="3"/>
        </table:table-row>
        <table:table-row table:style-name="ro1">
          <table:table-cell office:value-type="float" office:value="2.27686">
            <text:p>2.27686</text:p>
          </table:table-cell>
          <table:table-cell office:value-type="float" office:value="0.145508">
            <text:p>0.145508</text:p>
          </table:table-cell>
          <table:table-cell office:value-type="float" office:value="231.3">
            <text:p>231.3</text:p>
          </table:table-cell>
          <table:table-cell office:value-type="float" office:value="0.0436523">
            <text:p>0.0436523</text:p>
          </table:table-cell>
          <table:table-cell table:number-columns-repeated="3"/>
        </table:table-row>
        <table:table-row table:style-name="ro1">
          <table:table-cell office:value-type="float" office:value="2.30856">
            <text:p>2.30856</text:p>
          </table:table-cell>
          <table:table-cell office:value-type="float" office:value="0.161255">
            <text:p>0.161255</text:p>
          </table:table-cell>
          <table:table-cell office:value-type="float" office:value="231.285">
            <text:p>231.285</text:p>
          </table:table-cell>
          <table:table-cell office:value-type="float" office:value="0.0483765">
            <text:p>0.0483765</text:p>
          </table:table-cell>
          <table:table-cell table:number-columns-repeated="3"/>
        </table:table-row>
        <table:table-row table:style-name="ro1">
          <table:table-cell office:value-type="float" office:value="2.33981">
            <text:p>2.33981</text:p>
          </table:table-cell>
          <table:table-cell office:value-type="float" office:value="0.177322">
            <text:p>0.177322</text:p>
          </table:table-cell>
          <table:table-cell office:value-type="float" office:value="231.269">
            <text:p>231.269</text:p>
          </table:table-cell>
          <table:table-cell office:value-type="float" office:value="0.0531967">
            <text:p>0.0531967</text:p>
          </table:table-cell>
          <table:table-cell table:number-columns-repeated="3"/>
        </table:table-row>
        <table:table-row table:style-name="ro1">
          <table:table-cell office:value-type="float" office:value="2.37418">
            <text:p>2.37418</text:p>
          </table:table-cell>
          <table:table-cell office:value-type="float" office:value="0.195541">
            <text:p>0.195541</text:p>
          </table:table-cell>
          <table:table-cell office:value-type="float" office:value="231.25">
            <text:p>231.25</text:p>
          </table:table-cell>
          <table:table-cell office:value-type="float" office:value="0.0586624">
            <text:p>0.0586624</text:p>
          </table:table-cell>
          <table:table-cell table:number-columns-repeated="3"/>
        </table:table-row>
        <table:table-row table:style-name="ro1">
          <table:table-cell office:value-type="float" office:value="2.40948">
            <text:p>2.40948</text:p>
          </table:table-cell>
          <table:table-cell office:value-type="float" office:value="0.21489">
            <text:p>0.21489</text:p>
          </table:table-cell>
          <table:table-cell office:value-type="float" office:value="231.231">
            <text:p>231.231</text:p>
          </table:table-cell>
          <table:table-cell office:value-type="float" office:value="0.0644669">
            <text:p>0.0644669</text:p>
          </table:table-cell>
          <table:table-cell table:number-columns-repeated="3"/>
        </table:table-row>
        <table:table-row table:style-name="ro1">
          <table:table-cell office:value-type="float" office:value="2.44229">
            <text:p>2.44229</text:p>
          </table:table-cell>
          <table:table-cell office:value-type="float" office:value="0.233414">
            <text:p>0.233414</text:p>
          </table:table-cell>
          <table:table-cell office:value-type="float" office:value="231.212">
            <text:p>231.212</text:p>
          </table:table-cell>
          <table:table-cell office:value-type="float" office:value="0.0700241">
            <text:p>0.0700241</text:p>
          </table:table-cell>
          <table:table-cell table:number-columns-repeated="3"/>
        </table:table-row>
        <table:table-row table:style-name="ro1">
          <table:table-cell office:value-type="float" office:value="2.47385">
            <text:p>2.47385</text:p>
          </table:table-cell>
          <table:table-cell office:value-type="float" office:value="0.25177">
            <text:p>0.25177</text:p>
          </table:table-cell>
          <table:table-cell office:value-type="float" office:value="231.194">
            <text:p>231.194</text:p>
          </table:table-cell>
          <table:table-cell office:value-type="float" office:value="0.075531">
            <text:p>0.075531</text:p>
          </table:table-cell>
          <table:table-cell table:number-columns-repeated="3"/>
        </table:table-row>
        <table:table-row table:style-name="ro1">
          <table:table-cell office:value-type="float" office:value="2.50571">
            <text:p>2.50571</text:p>
          </table:table-cell>
          <table:table-cell office:value-type="float" office:value="0.270782">
            <text:p>0.270782</text:p>
          </table:table-cell>
          <table:table-cell office:value-type="float" office:value="231.175">
            <text:p>231.175</text:p>
          </table:table-cell>
          <table:table-cell office:value-type="float" office:value="0.0812347">
            <text:p>0.0812347</text:p>
          </table:table-cell>
          <table:table-cell table:number-columns-repeated="3"/>
        </table:table-row>
        <table:table-row table:style-name="ro1">
          <table:table-cell office:value-type="float" office:value="2.53625">
            <text:p>2.53625</text:p>
          </table:table-cell>
          <table:table-cell office:value-type="float" office:value="0.289505">
            <text:p>0.289505</text:p>
          </table:table-cell>
          <table:table-cell office:value-type="float" office:value="231.156">
            <text:p>231.156</text:p>
          </table:table-cell>
          <table:table-cell office:value-type="float" office:value="0.0868515">
            <text:p>0.0868515</text:p>
          </table:table-cell>
          <table:table-cell table:number-columns-repeated="3"/>
        </table:table-row>
        <table:table-row table:style-name="ro1">
          <table:table-cell office:value-type="float" office:value="2.5708">
            <text:p>2.5708</text:p>
          </table:table-cell>
          <table:table-cell office:value-type="float" office:value="0.311218">
            <text:p>0.311218</text:p>
          </table:table-cell>
          <table:table-cell office:value-type="float" office:value="231.135">
            <text:p>231.135</text:p>
          </table:table-cell>
          <table:table-cell office:value-type="float" office:value="0.0933655">
            <text:p>0.0933655</text:p>
          </table:table-cell>
          <table:table-cell table:number-columns-repeated="3"/>
        </table:table-row>
        <table:table-row table:style-name="ro1">
          <table:table-cell office:value-type="float" office:value="2.60349">
            <text:p>2.60349</text:p>
          </table:table-cell>
          <table:table-cell office:value-type="float" office:value="0.33223">
            <text:p>0.33223</text:p>
          </table:table-cell>
          <table:table-cell office:value-type="float" office:value="231.114">
            <text:p>231.114</text:p>
          </table:table-cell>
          <table:table-cell office:value-type="float" office:value="0.0996689">
            <text:p>0.0996689</text:p>
          </table:table-cell>
          <table:table-cell table:number-columns-repeated="3"/>
        </table:table-row>
        <table:table-row table:style-name="ro1">
          <table:table-cell office:value-type="float" office:value="2.63522">
            <text:p>2.63522</text:p>
          </table:table-cell>
          <table:table-cell office:value-type="float" office:value="0.353195">
            <text:p>0.353195</text:p>
          </table:table-cell>
          <table:table-cell office:value-type="float" office:value="231.093">
            <text:p>231.093</text:p>
          </table:table-cell>
          <table:table-cell office:value-type="float" office:value="0.105959">
            <text:p>0.105959</text:p>
          </table:table-cell>
          <table:table-cell table:number-columns-repeated="3"/>
        </table:table-row>
        <table:table-row table:style-name="ro1">
          <table:table-cell office:value-type="float" office:value="2.66669">
            <text:p>2.66669</text:p>
          </table:table-cell>
          <table:table-cell office:value-type="float" office:value="0.37439">
            <text:p>0.37439</text:p>
          </table:table-cell>
          <table:table-cell office:value-type="float" office:value="231.071">
            <text:p>231.071</text:p>
          </table:table-cell>
          <table:table-cell office:value-type="float" office:value="0.112317">
            <text:p>0.112317</text:p>
          </table:table-cell>
          <table:table-cell table:number-columns-repeated="3"/>
        </table:table-row>
        <table:table-row table:style-name="ro1">
          <table:table-cell office:value-type="float" office:value="2.698">
            <text:p>2.698</text:p>
          </table:table-cell>
          <table:table-cell office:value-type="float" office:value="0.395981">
            <text:p>0.395981</text:p>
          </table:table-cell>
          <table:table-cell office:value-type="float" office:value="231.05">
            <text:p>231.05</text:p>
          </table:table-cell>
          <table:table-cell office:value-type="float" office:value="0.118794">
            <text:p>0.118794</text:p>
          </table:table-cell>
          <table:table-cell table:number-columns-repeated="3"/>
        </table:table-row>
        <table:table-row table:style-name="ro1">
          <table:table-cell office:value-type="float" office:value="2.7309">
            <text:p>2.7309</text:p>
          </table:table-cell>
          <table:table-cell office:value-type="float" office:value="0.419189">
            <text:p>0.419189</text:p>
          </table:table-cell>
          <table:table-cell office:value-type="float" office:value="231.027">
            <text:p>231.027</text:p>
          </table:table-cell>
          <table:table-cell office:value-type="float" office:value="0.125757">
            <text:p>0.125757</text:p>
          </table:table-cell>
          <table:table-cell table:number-columns-repeated="3"/>
        </table:table-row>
        <table:table-row table:style-name="ro1">
          <table:table-cell office:value-type="float" office:value="2.76205">
            <text:p>2.76205</text:p>
          </table:table-cell>
          <table:table-cell office:value-type="float" office:value="0.441528">
            <text:p>0.441528</text:p>
          </table:table-cell>
          <table:table-cell office:value-type="float" office:value="231.004">
            <text:p>231.004</text:p>
          </table:table-cell>
          <table:table-cell office:value-type="float" office:value="0.132459">
            <text:p>0.132459</text:p>
          </table:table-cell>
          <table:table-cell table:number-columns-repeated="3"/>
        </table:table-row>
        <table:table-row table:style-name="ro1">
          <table:table-cell office:value-type="float" office:value="2.79166">
            <text:p>2.79166</text:p>
          </table:table-cell>
          <table:table-cell office:value-type="float" office:value="0.463211">
            <text:p>0.463211</text:p>
          </table:table-cell>
          <table:table-cell office:value-type="float" office:value="230.983">
            <text:p>230.983</text:p>
          </table:table-cell>
          <table:table-cell office:value-type="float" office:value="0.138963">
            <text:p>0.138963</text:p>
          </table:table-cell>
          <table:table-cell table:number-columns-repeated="3"/>
        </table:table-row>
        <table:table-row table:style-name="ro1">
          <table:table-cell office:value-type="float" office:value="2.82599">
            <text:p>2.82599</text:p>
          </table:table-cell>
          <table:table-cell office:value-type="float" office:value="0.488831">
            <text:p>0.488831</text:p>
          </table:table-cell>
          <table:table-cell office:value-type="float" office:value="230.957">
            <text:p>230.957</text:p>
          </table:table-cell>
          <table:table-cell office:value-type="float" office:value="0.146649">
            <text:p>0.146649</text:p>
          </table:table-cell>
          <table:table-cell table:number-columns-repeated="3"/>
        </table:table-row>
        <table:table-row table:style-name="ro1">
          <table:table-cell office:value-type="float" office:value="2.85751">
            <text:p>2.85751</text:p>
          </table:table-cell>
          <table:table-cell office:value-type="float" office:value="0.512802">
            <text:p>0.512802</text:p>
          </table:table-cell>
          <table:table-cell office:value-type="float" office:value="230.933">
            <text:p>230.933</text:p>
          </table:table-cell>
          <table:table-cell office:value-type="float" office:value="0.153841">
            <text:p>0.153841</text:p>
          </table:table-cell>
          <table:table-cell table:number-columns-repeated="3"/>
        </table:table-row>
        <table:table-row table:style-name="ro1">
          <table:table-cell office:value-type="float" office:value="2.88763">
            <text:p>2.88763</text:p>
          </table:table-cell>
          <table:table-cell office:value-type="float" office:value="0.536087">
            <text:p>0.536087</text:p>
          </table:table-cell>
          <table:table-cell office:value-type="float" office:value="230.91">
            <text:p>230.91</text:p>
          </table:table-cell>
          <table:table-cell office:value-type="float" office:value="0.160826">
            <text:p>0.160826</text:p>
          </table:table-cell>
          <table:table-cell table:number-columns-repeated="3"/>
        </table:table-row>
        <table:table-row table:style-name="ro1">
          <table:table-cell office:value-type="float" office:value="2.91708">
            <text:p>2.91708</text:p>
          </table:table-cell>
          <table:table-cell office:value-type="float" office:value="0.559174">
            <text:p>0.559174</text:p>
          </table:table-cell>
          <table:table-cell office:value-type="float" office:value="230.887">
            <text:p>230.887</text:p>
          </table:table-cell>
          <table:table-cell office:value-type="float" office:value="0.167752">
            <text:p>0.167752</text:p>
          </table:table-cell>
          <table:table-cell table:number-columns-repeated="3"/>
        </table:table-row>
        <table:table-row table:style-name="ro1">
          <table:table-cell office:value-type="float" office:value="2.94675">
            <text:p>2.94675</text:p>
          </table:table-cell>
          <table:table-cell office:value-type="float" office:value="0.58287">
            <text:p>0.58287</text:p>
          </table:table-cell>
          <table:table-cell office:value-type="float" office:value="230.863">
            <text:p>230.863</text:p>
          </table:table-cell>
          <table:table-cell office:value-type="float" office:value="0.174861">
            <text:p>0.174861</text:p>
          </table:table-cell>
          <table:table-cell table:number-columns-repeated="3"/>
        </table:table-row>
        <table:table-row table:style-name="ro1">
          <table:table-cell office:value-type="float" office:value="2.97678">
            <text:p>2.97678</text:p>
          </table:table-cell>
          <table:table-cell office:value-type="float" office:value="0.607178">
            <text:p>0.607178</text:p>
          </table:table-cell>
          <table:table-cell office:value-type="float" office:value="230.839">
            <text:p>230.839</text:p>
          </table:table-cell>
          <table:table-cell office:value-type="float" office:value="0.182153">
            <text:p>0.182153</text:p>
          </table:table-cell>
          <table:table-cell table:number-columns-repeated="3"/>
        </table:table-row>
        <table:table-row table:style-name="ro1">
          <table:table-cell office:value-type="float" office:value="3.00607">
            <text:p>3.00607</text:p>
          </table:table-cell>
          <table:table-cell office:value-type="float" office:value="0.631195">
            <text:p>0.631195</text:p>
          </table:table-cell>
          <table:table-cell office:value-type="float" office:value="230.815">
            <text:p>230.815</text:p>
          </table:table-cell>
          <table:table-cell office:value-type="float" office:value="0.189359">
            <text:p>0.189359</text:p>
          </table:table-cell>
          <table:table-cell table:number-columns-repeated="3"/>
        </table:table-row>
        <table:table-row table:style-name="ro1">
          <table:table-cell office:value-type="float" office:value="3.03571">
            <text:p>3.03571</text:p>
          </table:table-cell>
          <table:table-cell office:value-type="float" office:value="0.655869">
            <text:p>0.655869</text:p>
          </table:table-cell>
          <table:table-cell office:value-type="float" office:value="230.79">
            <text:p>230.79</text:p>
          </table:table-cell>
          <table:table-cell office:value-type="float" office:value="0.196761">
            <text:p>0.196761</text:p>
          </table:table-cell>
          <table:table-cell table:number-columns-repeated="3"/>
        </table:table-row>
        <table:table-row table:style-name="ro1">
          <table:table-cell office:value-type="float" office:value="3.06644">
            <text:p>3.06644</text:p>
          </table:table-cell>
          <table:table-cell office:value-type="float" office:value="0.681824">
            <text:p>0.681824</text:p>
          </table:table-cell>
          <table:table-cell office:value-type="float" office:value="230.764">
            <text:p>230.764</text:p>
          </table:table-cell>
          <table:table-cell office:value-type="float" office:value="0.204547">
            <text:p>0.204547</text:p>
          </table:table-cell>
          <table:table-cell table:number-columns-repeated="3"/>
        </table:table-row>
        <table:table-row table:style-name="ro1">
          <table:table-cell office:value-type="float" office:value="3.09604">
            <text:p>3.09604</text:p>
          </table:table-cell>
          <table:table-cell office:value-type="float" office:value="0.707184">
            <text:p>0.707184</text:p>
          </table:table-cell>
          <table:table-cell office:value-type="float" office:value="230.739">
            <text:p>230.739</text:p>
          </table:table-cell>
          <table:table-cell office:value-type="float" office:value="0.212155">
            <text:p>0.212155</text:p>
          </table:table-cell>
          <table:table-cell table:number-columns-repeated="3"/>
        </table:table-row>
        <table:table-row table:style-name="ro1">
          <table:table-cell office:value-type="float" office:value="3.12598">
            <text:p>3.12598</text:p>
          </table:table-cell>
          <table:table-cell office:value-type="float" office:value="0.733109">
            <text:p>0.733109</text:p>
          </table:table-cell>
          <table:table-cell office:value-type="float" office:value="230.713">
            <text:p>230.713</text:p>
          </table:table-cell>
          <table:table-cell office:value-type="float" office:value="0.219933">
            <text:p>0.219933</text:p>
          </table:table-cell>
          <table:table-cell table:number-columns-repeated="3"/>
        </table:table-row>
        <table:table-row table:style-name="ro1">
          <table:table-cell office:value-type="float" office:value="3.15793">
            <text:p>3.15793</text:p>
          </table:table-cell>
          <table:table-cell office:value-type="float" office:value="0.761108">
            <text:p>0.761108</text:p>
          </table:table-cell>
          <table:table-cell office:value-type="float" office:value="230.685">
            <text:p>230.685</text:p>
          </table:table-cell>
          <table:table-cell office:value-type="float" office:value="0.228333">
            <text:p>0.228333</text:p>
          </table:table-cell>
          <table:table-cell table:number-columns-repeated="3"/>
        </table:table-row>
        <table:table-row table:style-name="ro1">
          <table:table-cell office:value-type="float" office:value="3.18817">
            <text:p>3.18817</text:p>
          </table:table-cell>
          <table:table-cell office:value-type="float" office:value="0.787994">
            <text:p>0.787994</text:p>
          </table:table-cell>
          <table:table-cell office:value-type="float" office:value="230.658">
            <text:p>230.658</text:p>
          </table:table-cell>
          <table:table-cell office:value-type="float" office:value="0.236398">
            <text:p>0.236398</text:p>
          </table:table-cell>
          <table:table-cell table:number-columns-repeated="3"/>
        </table:table-row>
        <table:table-row table:style-name="ro1">
          <table:table-cell office:value-type="float" office:value="3.21997">
            <text:p>3.21997</text:p>
          </table:table-cell>
          <table:table-cell office:value-type="float" office:value="0.816498">
            <text:p>0.816498</text:p>
          </table:table-cell>
          <table:table-cell office:value-type="float" office:value="230.629">
            <text:p>230.629</text:p>
          </table:table-cell>
          <table:table-cell office:value-type="float" office:value="0.244949">
            <text:p>0.244949</text:p>
          </table:table-cell>
          <table:table-cell table:number-columns-repeated="3"/>
        </table:table-row>
        <table:table-row table:style-name="ro1">
          <table:table-cell office:value-type="float" office:value="3.24915">
            <text:p>3.24915</text:p>
          </table:table-cell>
          <table:table-cell office:value-type="float" office:value="0.842972">
            <text:p>0.842972</text:p>
          </table:table-cell>
          <table:table-cell office:value-type="float" office:value="230.603">
            <text:p>230.603</text:p>
          </table:table-cell>
          <table:table-cell office:value-type="float" office:value="0.252892">
            <text:p>0.252892</text:p>
          </table:table-cell>
          <table:table-cell table:number-columns-repeated="3"/>
        </table:table-row>
        <table:table-row table:style-name="ro1">
          <table:table-cell office:value-type="float" office:value="3.27817">
            <text:p>3.27817</text:p>
          </table:table-cell>
          <table:table-cell office:value-type="float" office:value="0.869598">
            <text:p>0.869598</text:p>
          </table:table-cell>
          <table:table-cell office:value-type="float" office:value="230.576">
            <text:p>230.576</text:p>
          </table:table-cell>
          <table:table-cell office:value-type="float" office:value="0.26088">
            <text:p>0.26088</text:p>
          </table:table-cell>
          <table:table-cell table:number-columns-repeated="3"/>
        </table:table-row>
        <table:table-row table:style-name="ro1">
          <table:table-cell office:value-type="float" office:value="3.31161">
            <text:p>3.31161</text:p>
          </table:table-cell>
          <table:table-cell office:value-type="float" office:value="0.900604">
            <text:p>0.900604</text:p>
          </table:table-cell>
          <table:table-cell office:value-type="float" office:value="230.545">
            <text:p>230.545</text:p>
          </table:table-cell>
          <table:table-cell office:value-type="float" office:value="0.270181">
            <text:p>0.270181</text:p>
          </table:table-cell>
          <table:table-cell table:number-columns-repeated="3"/>
        </table:table-row>
        <table:table-row table:style-name="ro1">
          <table:table-cell office:value-type="float" office:value="3.3457">
            <text:p>3.3457</text:p>
          </table:table-cell>
          <table:table-cell office:value-type="float" office:value="0.932663">
            <text:p>0.932663</text:p>
          </table:table-cell>
          <table:table-cell office:value-type="float" office:value="230.513">
            <text:p>230.513</text:p>
          </table:table-cell>
          <table:table-cell office:value-type="float" office:value="0.279799">
            <text:p>0.279799</text:p>
          </table:table-cell>
          <table:table-cell table:number-columns-repeated="3"/>
        </table:table-row>
        <table:table-row table:style-name="ro1">
          <table:table-cell office:value-type="float" office:value="3.37967">
            <text:p>3.37967</text:p>
          </table:table-cell>
          <table:table-cell office:value-type="float" office:value="0.964935">
            <text:p>0.964935</text:p>
          </table:table-cell>
          <table:table-cell office:value-type="float" office:value="230.481">
            <text:p>230.481</text:p>
          </table:table-cell>
          <table:table-cell office:value-type="float" office:value="0.289481">
            <text:p>0.289481</text:p>
          </table:table-cell>
          <table:table-cell table:number-columns-repeated="3"/>
        </table:table-row>
        <table:table-row table:style-name="ro1">
          <table:table-cell office:value-type="float" office:value="3.41415">
            <text:p>3.41415</text:p>
          </table:table-cell>
          <table:table-cell office:value-type="float" office:value="0.99794">
            <text:p>0.99794</text:p>
          </table:table-cell>
          <table:table-cell office:value-type="float" office:value="230.448">
            <text:p>230.448</text:p>
          </table:table-cell>
          <table:table-cell office:value-type="float" office:value="0.299382">
            <text:p>0.299382</text:p>
          </table:table-cell>
          <table:table-cell table:number-columns-repeated="3"/>
        </table:table-row>
        <table:table-row table:style-name="ro1">
          <table:table-cell office:value-type="float" office:value="3.44827">
            <text:p>3.44827</text:p>
          </table:table-cell>
          <table:table-cell office:value-type="float" office:value="1.03094">
            <text:p>1.03094</text:p>
          </table:table-cell>
          <table:table-cell office:value-type="float" office:value="230.415">
            <text:p>230.415</text:p>
          </table:table-cell>
          <table:table-cell office:value-type="float" office:value="0.309283">
            <text:p>0.309283</text:p>
          </table:table-cell>
          <table:table-cell table:number-columns-repeated="3"/>
        </table:table-row>
        <table:table-row table:style-name="ro1">
          <table:table-cell office:value-type="float" office:value="3.48172">
            <text:p>3.48172</text:p>
          </table:table-cell>
          <table:table-cell office:value-type="float" office:value="1.06358">
            <text:p>1.06358</text:p>
          </table:table-cell>
          <table:table-cell office:value-type="float" office:value="230.382">
            <text:p>230.382</text:p>
          </table:table-cell>
          <table:table-cell office:value-type="float" office:value="0.319075">
            <text:p>0.319075</text:p>
          </table:table-cell>
          <table:table-cell table:number-columns-repeated="3"/>
        </table:table-row>
        <table:table-row table:style-name="ro1">
          <table:table-cell office:value-type="float" office:value="3.51477">
            <text:p>3.51477</text:p>
          </table:table-cell>
          <table:table-cell office:value-type="float" office:value="1.09616">
            <text:p>1.09616</text:p>
          </table:table-cell>
          <table:table-cell office:value-type="float" office:value="230.35">
            <text:p>230.35</text:p>
          </table:table-cell>
          <table:table-cell office:value-type="float" office:value="0.328848">
            <text:p>0.328848</text:p>
          </table:table-cell>
          <table:table-cell table:number-columns-repeated="3"/>
        </table:table-row>
        <table:table-row table:style-name="ro1">
          <table:table-cell office:value-type="float" office:value="3.54938">
            <text:p>3.54938</text:p>
          </table:table-cell>
          <table:table-cell office:value-type="float" office:value="1.13052">
            <text:p>1.13052</text:p>
          </table:table-cell>
          <table:table-cell office:value-type="float" office:value="230.315">
            <text:p>230.315</text:p>
          </table:table-cell>
          <table:table-cell office:value-type="float" office:value="0.339157">
            <text:p>0.339157</text:p>
          </table:table-cell>
          <table:table-cell table:number-columns-repeated="3"/>
        </table:table-row>
        <table:table-row table:style-name="ro1">
          <table:table-cell office:value-type="float" office:value="3.57977">
            <text:p>3.57977</text:p>
          </table:table-cell>
          <table:table-cell office:value-type="float" office:value="1.16092">
            <text:p>1.16092</text:p>
          </table:table-cell>
          <table:table-cell office:value-type="float" office:value="230.285">
            <text:p>230.285</text:p>
          </table:table-cell>
          <table:table-cell office:value-type="float" office:value="0.348276">
            <text:p>0.348276</text:p>
          </table:table-cell>
          <table:table-cell table:number-columns-repeated="3"/>
        </table:table-row>
        <table:table-row table:style-name="ro1">
          <table:table-cell office:value-type="float" office:value="3.61041">
            <text:p>3.61041</text:p>
          </table:table-cell>
          <table:table-cell office:value-type="float" office:value="1.19182">
            <text:p>1.19182</text:p>
          </table:table-cell>
          <table:table-cell office:value-type="float" office:value="230.254">
            <text:p>230.254</text:p>
          </table:table-cell>
          <table:table-cell office:value-type="float" office:value="0.357545">
            <text:p>0.357545</text:p>
          </table:table-cell>
          <table:table-cell table:number-columns-repeated="3"/>
        </table:table-row>
        <table:table-row table:style-name="ro1">
          <table:table-cell office:value-type="float" office:value="3.64108">
            <text:p>3.64108</text:p>
          </table:table-cell>
          <table:table-cell office:value-type="float" office:value="1.22295">
            <text:p>1.22295</text:p>
          </table:table-cell>
          <table:table-cell office:value-type="float" office:value="230.223">
            <text:p>230.223</text:p>
          </table:table-cell>
          <table:table-cell office:value-type="float" office:value="0.366884">
            <text:p>0.366884</text:p>
          </table:table-cell>
          <table:table-cell table:number-columns-repeated="3"/>
        </table:table-row>
        <table:table-row table:style-name="ro1">
          <table:table-cell office:value-type="float" office:value="3.67349">
            <text:p>3.67349</text:p>
          </table:table-cell>
          <table:table-cell office:value-type="float" office:value="1.25604">
            <text:p>1.25604</text:p>
          </table:table-cell>
          <table:table-cell office:value-type="float" office:value="230.19">
            <text:p>230.19</text:p>
          </table:table-cell>
          <table:table-cell office:value-type="float" office:value="0.376813">
            <text:p>0.376813</text:p>
          </table:table-cell>
          <table:table-cell table:number-columns-repeated="3"/>
        </table:table-row>
        <table:table-row table:style-name="ro1">
          <table:table-cell office:value-type="float" office:value="3.70639">
            <text:p>3.70639</text:p>
          </table:table-cell>
          <table:table-cell office:value-type="float" office:value="1.28986">
            <text:p>1.28986</text:p>
          </table:table-cell>
          <table:table-cell office:value-type="float" office:value="230.156">
            <text:p>230.156</text:p>
          </table:table-cell>
          <table:table-cell office:value-type="float" office:value="0.386957">
            <text:p>0.386957</text:p>
          </table:table-cell>
          <table:table-cell table:number-columns-repeated="3"/>
        </table:table-row>
        <table:table-row table:style-name="ro1">
          <table:table-cell office:value-type="float" office:value="3.73911">
            <text:p>3.73911</text:p>
          </table:table-cell>
          <table:table-cell office:value-type="float" office:value="1.32373">
            <text:p>1.32373</text:p>
          </table:table-cell>
          <table:table-cell office:value-type="float" office:value="230.122">
            <text:p>230.122</text:p>
          </table:table-cell>
          <table:table-cell office:value-type="float" office:value="0.397119">
            <text:p>0.397119</text:p>
          </table:table-cell>
          <table:table-cell table:number-columns-repeated="3"/>
        </table:table-row>
        <table:table-row table:style-name="ro1">
          <table:table-cell office:value-type="float" office:value="3.77173">
            <text:p>3.77173</text:p>
          </table:table-cell>
          <table:table-cell office:value-type="float" office:value="1.35767">
            <text:p>1.35767</text:p>
          </table:table-cell>
          <table:table-cell office:value-type="float" office:value="230.088">
            <text:p>230.088</text:p>
          </table:table-cell>
          <table:table-cell office:value-type="float" office:value="0.4073">
            <text:p>0.4073</text:p>
          </table:table-cell>
          <table:table-cell table:number-columns-repeated="3"/>
        </table:table-row>
        <table:table-row table:style-name="ro1">
          <table:table-cell office:value-type="float" office:value="3.80463">
            <text:p>3.80463</text:p>
          </table:table-cell>
          <table:table-cell office:value-type="float" office:value="1.39207">
            <text:p>1.39207</text:p>
          </table:table-cell>
          <table:table-cell office:value-type="float" office:value="230.054">
            <text:p>230.054</text:p>
          </table:table-cell>
          <table:table-cell office:value-type="float" office:value="0.417622">
            <text:p>0.417622</text:p>
          </table:table-cell>
          <table:table-cell table:number-columns-repeated="3"/>
        </table:table-row>
        <table:table-row table:style-name="ro1">
          <table:table-cell office:value-type="float" office:value="3.83771">
            <text:p>3.83771</text:p>
          </table:table-cell>
          <table:table-cell office:value-type="float" office:value="1.4269">
            <text:p>1.4269</text:p>
          </table:table-cell>
          <table:table-cell office:value-type="float" office:value="230.019">
            <text:p>230.019</text:p>
          </table:table-cell>
          <table:table-cell office:value-type="float" office:value="0.428069">
            <text:p>0.428069</text:p>
          </table:table-cell>
          <table:table-cell table:number-columns-repeated="3"/>
        </table:table-row>
        <table:table-row table:style-name="ro1">
          <table:table-cell office:value-type="float" office:value="3.87057">
            <text:p>3.87057</text:p>
          </table:table-cell>
          <table:table-cell office:value-type="float" office:value="1.46165">
            <text:p>1.46165</text:p>
          </table:table-cell>
          <table:table-cell office:value-type="float" office:value="229.984">
            <text:p>229.984</text:p>
          </table:table-cell>
          <table:table-cell office:value-type="float" office:value="0.438496">
            <text:p>0.438496</text:p>
          </table:table-cell>
          <table:table-cell table:number-columns-repeated="3"/>
        </table:table-row>
        <table:table-row table:style-name="ro1">
          <table:table-cell office:value-type="float" office:value="3.90634">
            <text:p>3.90634</text:p>
          </table:table-cell>
          <table:table-cell office:value-type="float" office:value="1.49973">
            <text:p>1.49973</text:p>
          </table:table-cell>
          <table:table-cell office:value-type="float" office:value="229.946">
            <text:p>229.946</text:p>
          </table:table-cell>
          <table:table-cell office:value-type="float" office:value="0.449918">
            <text:p>0.449918</text:p>
          </table:table-cell>
          <table:table-cell table:number-columns-repeated="3"/>
        </table:table-row>
        <table:table-row table:style-name="ro1">
          <table:table-cell office:value-type="float" office:value="3.94229">
            <text:p>3.94229</text:p>
          </table:table-cell>
          <table:table-cell office:value-type="float" office:value="1.53816">
            <text:p>1.53816</text:p>
          </table:table-cell>
          <table:table-cell office:value-type="float" office:value="229.908">
            <text:p>229.908</text:p>
          </table:table-cell>
          <table:table-cell office:value-type="float" office:value="0.461449">
            <text:p>0.461449</text:p>
          </table:table-cell>
          <table:table-cell table:number-columns-repeated="3"/>
        </table:table-row>
        <table:table-row table:style-name="ro1">
          <table:table-cell office:value-type="float" office:value="3.9758">
            <text:p>3.9758</text:p>
          </table:table-cell>
          <table:table-cell office:value-type="float" office:value="1.57411">
            <text:p>1.57411</text:p>
          </table:table-cell>
          <table:table-cell office:value-type="float" office:value="229.872">
            <text:p>229.872</text:p>
          </table:table-cell>
          <table:table-cell office:value-type="float" office:value="0.472234">
            <text:p>0.472234</text:p>
          </table:table-cell>
          <table:table-cell table:number-columns-repeated="3"/>
        </table:table-row>
        <table:table-row table:style-name="ro1">
          <table:table-cell office:value-type="float" office:value="4.01108">
            <text:p>4.01108</text:p>
          </table:table-cell>
          <table:table-cell office:value-type="float" office:value="1.61214">
            <text:p>1.61214</text:p>
          </table:table-cell>
          <table:table-cell office:value-type="float" office:value="229.834">
            <text:p>229.834</text:p>
          </table:table-cell>
          <table:table-cell office:value-type="float" office:value="0.483641">
            <text:p>0.483641</text:p>
          </table:table-cell>
          <table:table-cell table:number-columns-repeated="3"/>
        </table:table-row>
        <table:table-row table:style-name="ro1">
          <table:table-cell office:value-type="float" office:value="4.04294">
            <text:p>4.04294</text:p>
          </table:table-cell>
          <table:table-cell office:value-type="float" office:value="1.64656">
            <text:p>1.64656</text:p>
          </table:table-cell>
          <table:table-cell office:value-type="float" office:value="229.799">
            <text:p>229.799</text:p>
          </table:table-cell>
          <table:table-cell office:value-type="float" office:value="0.493968">
            <text:p>0.493968</text:p>
          </table:table-cell>
          <table:table-cell table:number-columns-repeated="3"/>
        </table:table-row>
        <table:table-row table:style-name="ro1">
          <table:table-cell office:value-type="float" office:value="4.07404">
            <text:p>4.07404</text:p>
          </table:table-cell>
          <table:table-cell office:value-type="float" office:value="1.68025">
            <text:p>1.68025</text:p>
          </table:table-cell>
          <table:table-cell office:value-type="float" office:value="229.766">
            <text:p>229.766</text:p>
          </table:table-cell>
          <table:table-cell office:value-type="float" office:value="0.504076">
            <text:p>0.504076</text:p>
          </table:table-cell>
          <table:table-cell table:number-columns-repeated="3"/>
        </table:table-row>
        <table:table-row table:style-name="ro1">
          <table:table-cell office:value-type="float" office:value="4.10504">
            <text:p>4.10504</text:p>
          </table:table-cell>
          <table:table-cell office:value-type="float" office:value="1.71391">
            <text:p>1.71391</text:p>
          </table:table-cell>
          <table:table-cell office:value-type="float" office:value="229.732">
            <text:p>229.732</text:p>
          </table:table-cell>
          <table:table-cell office:value-type="float" office:value="0.514174">
            <text:p>0.514174</text:p>
          </table:table-cell>
          <table:table-cell table:number-columns-repeated="3"/>
        </table:table-row>
        <table:table-row table:style-name="ro1">
          <table:table-cell office:value-type="float" office:value="4.13544">
            <text:p>4.13544</text:p>
          </table:table-cell>
          <table:table-cell office:value-type="float" office:value="1.74706">
            <text:p>1.74706</text:p>
          </table:table-cell>
          <table:table-cell office:value-type="float" office:value="229.699">
            <text:p>229.699</text:p>
          </table:table-cell>
          <table:table-cell office:value-type="float" office:value="0.524117">
            <text:p>0.524117</text:p>
          </table:table-cell>
          <table:table-cell table:number-columns-repeated="3"/>
        </table:table-row>
        <table:table-row table:style-name="ro1">
          <table:table-cell office:value-type="float" office:value="4.16653">
            <text:p>4.16653</text:p>
          </table:table-cell>
          <table:table-cell office:value-type="float" office:value="1.78101">
            <text:p>1.78101</text:p>
          </table:table-cell>
          <table:table-cell office:value-type="float" office:value="229.665">
            <text:p>229.665</text:p>
          </table:table-cell>
          <table:table-cell office:value-type="float" office:value="0.534302">
            <text:p>0.534302</text:p>
          </table:table-cell>
          <table:table-cell table:number-columns-repeated="3"/>
        </table:table-row>
        <table:table-row table:style-name="ro1">
          <table:table-cell office:value-type="float" office:value="4.19894">
            <text:p>4.19894</text:p>
          </table:table-cell>
          <table:table-cell office:value-type="float" office:value="1.81645">
            <text:p>1.81645</text:p>
          </table:table-cell>
          <table:table-cell office:value-type="float" office:value="229.629">
            <text:p>229.629</text:p>
          </table:table-cell>
          <table:table-cell office:value-type="float" office:value="0.544936">
            <text:p>0.544936</text:p>
          </table:table-cell>
          <table:table-cell table:number-columns-repeated="3"/>
        </table:table-row>
        <table:table-row table:style-name="ro1">
          <table:table-cell office:value-type="float" office:value="4.22934">
            <text:p>4.22934</text:p>
          </table:table-cell>
          <table:table-cell office:value-type="float" office:value="1.84972">
            <text:p>1.84972</text:p>
          </table:table-cell>
          <table:table-cell office:value-type="float" office:value="229.596">
            <text:p>229.596</text:p>
          </table:table-cell>
          <table:table-cell office:value-type="float" office:value="0.554915">
            <text:p>0.554915</text:p>
          </table:table-cell>
          <table:table-cell table:number-columns-repeated="3"/>
        </table:table-row>
        <table:table-row table:style-name="ro1">
          <table:table-cell office:value-type="float" office:value="4.26053">
            <text:p>4.26053</text:p>
          </table:table-cell>
          <table:table-cell office:value-type="float" office:value="1.88394">
            <text:p>1.88394</text:p>
          </table:table-cell>
          <table:table-cell office:value-type="float" office:value="229.562">
            <text:p>229.562</text:p>
          </table:table-cell>
          <table:table-cell office:value-type="float" office:value="0.565183">
            <text:p>0.565183</text:p>
          </table:table-cell>
          <table:table-cell table:number-columns-repeated="3"/>
        </table:table-row>
        <table:table-row table:style-name="ro1">
          <table:table-cell office:value-type="float" office:value="4.29312">
            <text:p>4.29312</text:p>
          </table:table-cell>
          <table:table-cell office:value-type="float" office:value="1.91971">
            <text:p>1.91971</text:p>
          </table:table-cell>
          <table:table-cell office:value-type="float" office:value="229.526">
            <text:p>229.526</text:p>
          </table:table-cell>
          <table:table-cell office:value-type="float" office:value="0.575912">
            <text:p>0.575912</text:p>
          </table:table-cell>
          <table:table-cell table:number-columns-repeated="3"/>
        </table:table-row>
        <table:table-row table:style-name="ro1">
          <table:table-cell office:value-type="float" office:value="4.32217">
            <text:p>4.32217</text:p>
          </table:table-cell>
          <table:table-cell office:value-type="float" office:value="1.9516">
            <text:p>1.9516</text:p>
          </table:table-cell>
          <table:table-cell office:value-type="float" office:value="229.494">
            <text:p>229.494</text:p>
          </table:table-cell>
          <table:table-cell office:value-type="float" office:value="0.58548">
            <text:p>0.58548</text:p>
          </table:table-cell>
          <table:table-cell table:number-columns-repeated="3"/>
        </table:table-row>
        <table:table-row table:style-name="ro1">
          <table:table-cell office:value-type="float" office:value="4.35376">
            <text:p>4.35376</text:p>
          </table:table-cell>
          <table:table-cell office:value-type="float" office:value="1.98631">
            <text:p>1.98631</text:p>
          </table:table-cell>
          <table:table-cell office:value-type="float" office:value="229.46">
            <text:p>229.46</text:p>
          </table:table-cell>
          <table:table-cell office:value-type="float" office:value="0.595894">
            <text:p>0.595894</text:p>
          </table:table-cell>
          <table:table-cell table:number-columns-repeated="3"/>
        </table:table-row>
        <table:table-row table:style-name="ro1">
          <table:table-cell office:value-type="float" office:value="4.37781">
            <text:p>4.37781</text:p>
          </table:table-cell>
          <table:table-cell office:value-type="float" office:value="2.01286">
            <text:p>2.01286</text:p>
          </table:table-cell>
          <table:table-cell office:value-type="float" office:value="229.433">
            <text:p>229.433</text:p>
          </table:table-cell>
          <table:table-cell office:value-type="float" office:value="0.603859">
            <text:p>0.603859</text:p>
          </table:table-cell>
          <table:table-cell table:number-columns-repeated="3"/>
        </table:table-row>
        <table:table-row table:style-name="ro1">
          <table:table-cell office:value-type="float" office:value="4.40808">
            <text:p>4.40808</text:p>
          </table:table-cell>
          <table:table-cell office:value-type="float" office:value="2.04613">
            <text:p>2.04613</text:p>
          </table:table-cell>
          <table:table-cell office:value-type="float" office:value="229.4">
            <text:p>229.4</text:p>
          </table:table-cell>
          <table:table-cell office:value-type="float" office:value="0.613838">
            <text:p>0.613838</text:p>
          </table:table-cell>
          <table:table-cell table:number-columns-repeated="3"/>
        </table:table-row>
        <table:table-row table:style-name="ro1">
          <table:table-cell office:value-type="float" office:value="4.43878">
            <text:p>4.43878</text:p>
          </table:table-cell>
          <table:table-cell office:value-type="float" office:value="2.07986">
            <text:p>2.07986</text:p>
          </table:table-cell>
          <table:table-cell office:value-type="float" office:value="229.366">
            <text:p>229.366</text:p>
          </table:table-cell>
          <table:table-cell office:value-type="float" office:value="0.623959">
            <text:p>0.623959</text:p>
          </table:table-cell>
          <table:table-cell table:number-columns-repeated="3"/>
        </table:table-row>
        <table:table-row table:style-name="ro1">
          <table:table-cell office:value-type="float" office:value="4.46912">
            <text:p>4.46912</text:p>
          </table:table-cell>
          <table:table-cell office:value-type="float" office:value="2.11316">
            <text:p>2.11316</text:p>
          </table:table-cell>
          <table:table-cell office:value-type="float" office:value="229.333">
            <text:p>229.333</text:p>
          </table:table-cell>
          <table:table-cell office:value-type="float" office:value="0.633948">
            <text:p>0.633948</text:p>
          </table:table-cell>
          <table:table-cell table:number-columns-repeated="3"/>
        </table:table-row>
        <table:table-row table:style-name="ro1">
          <table:table-cell office:value-type="float" office:value="4.50003">
            <text:p>4.50003</text:p>
          </table:table-cell>
          <table:table-cell office:value-type="float" office:value="2.14705">
            <text:p>2.14705</text:p>
          </table:table-cell>
          <table:table-cell office:value-type="float" office:value="229.299">
            <text:p>229.299</text:p>
          </table:table-cell>
          <table:table-cell office:value-type="float" office:value="0.644115">
            <text:p>0.644115</text:p>
          </table:table-cell>
          <table:table-cell table:number-columns-repeated="3"/>
        </table:table-row>
        <table:table-row table:style-name="ro1">
          <table:table-cell office:value-type="float" office:value="4.53128">
            <text:p>4.53128</text:p>
          </table:table-cell>
          <table:table-cell office:value-type="float" office:value="2.18123">
            <text:p>2.18123</text:p>
          </table:table-cell>
          <table:table-cell office:value-type="float" office:value="229.265">
            <text:p>229.265</text:p>
          </table:table-cell>
          <table:table-cell office:value-type="float" office:value="0.654369">
            <text:p>0.654369</text:p>
          </table:table-cell>
          <table:table-cell table:number-columns-repeated="3"/>
        </table:table-row>
        <table:table-row table:style-name="ro1">
          <table:table-cell office:value-type="float" office:value="4.56305">
            <text:p>4.56305</text:p>
          </table:table-cell>
          <table:table-cell office:value-type="float" office:value="2.21599">
            <text:p>2.21599</text:p>
          </table:table-cell>
          <table:table-cell office:value-type="float" office:value="229.23">
            <text:p>229.23</text:p>
          </table:table-cell>
          <table:table-cell office:value-type="float" office:value="0.664796">
            <text:p>0.664796</text:p>
          </table:table-cell>
          <table:table-cell table:number-columns-repeated="3"/>
        </table:table-row>
        <table:table-row table:style-name="ro1">
          <table:table-cell office:value-type="float" office:value="4.59406">
            <text:p>4.59406</text:p>
          </table:table-cell>
          <table:table-cell office:value-type="float" office:value="2.24979">
            <text:p>2.24979</text:p>
          </table:table-cell>
          <table:table-cell office:value-type="float" office:value="229.196">
            <text:p>229.196</text:p>
          </table:table-cell>
          <table:table-cell office:value-type="float" office:value="0.674936">
            <text:p>0.674936</text:p>
          </table:table-cell>
          <table:table-cell table:number-columns-repeated="3"/>
        </table:table-row>
        <table:table-row table:style-name="ro1">
          <table:table-cell office:value-type="float" office:value="4.62408">
            <text:p>4.62408</text:p>
          </table:table-cell>
          <table:table-cell office:value-type="float" office:value="2.28244">
            <text:p>2.28244</text:p>
          </table:table-cell>
          <table:table-cell office:value-type="float" office:value="229.163">
            <text:p>229.163</text:p>
          </table:table-cell>
          <table:table-cell office:value-type="float" office:value="0.684732">
            <text:p>0.684732</text:p>
          </table:table-cell>
          <table:table-cell table:number-columns-repeated="3"/>
        </table:table-row>
        <table:table-row table:style-name="ro1">
          <table:table-cell office:value-type="float" office:value="4.65494">
            <text:p>4.65494</text:p>
          </table:table-cell>
          <table:table-cell office:value-type="float" office:value="2.31596">
            <text:p>2.31596</text:p>
          </table:table-cell>
          <table:table-cell office:value-type="float" office:value="229.13">
            <text:p>229.13</text:p>
          </table:table-cell>
          <table:table-cell office:value-type="float" office:value="0.694789">
            <text:p>0.694789</text:p>
          </table:table-cell>
          <table:table-cell table:number-columns-repeated="3"/>
        </table:table-row>
        <table:table-row table:style-name="ro1">
          <table:table-cell office:value-type="float" office:value="4.68555">
            <text:p>4.68555</text:p>
          </table:table-cell>
          <table:table-cell office:value-type="float" office:value="2.34911">
            <text:p>2.34911</text:p>
          </table:table-cell>
          <table:table-cell office:value-type="float" office:value="229.097">
            <text:p>229.097</text:p>
          </table:table-cell>
          <table:table-cell office:value-type="float" office:value="0.704732">
            <text:p>0.704732</text:p>
          </table:table-cell>
          <table:table-cell table:number-columns-repeated="3"/>
        </table:table-row>
        <table:table-row table:style-name="ro1">
          <table:table-cell office:value-type="float" office:value="4.71643">
            <text:p>4.71643</text:p>
          </table:table-cell>
          <table:table-cell office:value-type="float" office:value="2.38248">
            <text:p>2.38248</text:p>
          </table:table-cell>
          <table:table-cell office:value-type="float" office:value="229.063">
            <text:p>229.063</text:p>
          </table:table-cell>
          <table:table-cell office:value-type="float" office:value="0.714743">
            <text:p>0.714743</text:p>
          </table:table-cell>
          <table:table-cell table:number-columns-repeated="3"/>
        </table:table-row>
        <table:table-row table:style-name="ro1">
          <table:table-cell office:value-type="float" office:value="4.74774">
            <text:p>4.74774</text:p>
          </table:table-cell>
          <table:table-cell office:value-type="float" office:value="2.41611">
            <text:p>2.41611</text:p>
          </table:table-cell>
          <table:table-cell office:value-type="float" office:value="229.03">
            <text:p>229.03</text:p>
          </table:table-cell>
          <table:table-cell office:value-type="float" office:value="0.724832">
            <text:p>0.724832</text:p>
          </table:table-cell>
          <table:table-cell table:number-columns-repeated="3"/>
        </table:table-row>
        <table:table-row table:style-name="ro1">
          <table:table-cell office:value-type="float" office:value="4.77838">
            <text:p>4.77838</text:p>
          </table:table-cell>
          <table:table-cell office:value-type="float" office:value="2.44893">
            <text:p>2.44893</text:p>
          </table:table-cell>
          <table:table-cell office:value-type="float" office:value="228.997">
            <text:p>228.997</text:p>
          </table:table-cell>
          <table:table-cell office:value-type="float" office:value="0.734679">
            <text:p>0.734679</text:p>
          </table:table-cell>
          <table:table-cell table:number-columns-repeated="3"/>
        </table:table-row>
        <table:table-row table:style-name="ro1">
          <table:table-cell office:value-type="float" office:value="4.81088">
            <text:p>4.81088</text:p>
          </table:table-cell>
          <table:table-cell office:value-type="float" office:value="2.4836">
            <text:p>2.4836</text:p>
          </table:table-cell>
          <table:table-cell office:value-type="float" office:value="228.962">
            <text:p>228.962</text:p>
          </table:table-cell>
          <table:table-cell office:value-type="float" office:value="0.745079">
            <text:p>0.745079</text:p>
          </table:table-cell>
          <table:table-cell table:number-columns-repeated="3"/>
        </table:table-row>
        <table:table-row table:style-name="ro1">
          <table:table-cell office:value-type="float" office:value="4.83118">
            <text:p>4.83118</text:p>
          </table:table-cell>
          <table:table-cell office:value-type="float" office:value="2.50523">
            <text:p>2.50523</text:p>
          </table:table-cell>
          <table:table-cell office:value-type="float" office:value="228.941">
            <text:p>228.941</text:p>
          </table:table-cell>
          <table:table-cell office:value-type="float" office:value="0.75157">
            <text:p>0.75157</text:p>
          </table:table-cell>
          <table:table-cell table:number-columns-repeated="3"/>
        </table:table-row>
        <table:table-row table:style-name="ro1">
          <table:table-cell office:value-type="float" office:value="4.86716">
            <text:p>4.86716</text:p>
          </table:table-cell>
          <table:table-cell office:value-type="float" office:value="2.54337">
            <text:p>2.54337</text:p>
          </table:table-cell>
          <table:table-cell office:value-type="float" office:value="228.903">
            <text:p>228.903</text:p>
          </table:table-cell>
          <table:table-cell office:value-type="float" office:value="0.76301">
            <text:p>0.76301</text:p>
          </table:table-cell>
          <table:table-cell table:number-columns-repeated="3"/>
        </table:table-row>
        <table:table-row table:style-name="ro1">
          <table:table-cell office:value-type="float" office:value="4.89886">
            <text:p>4.89886</text:p>
          </table:table-cell>
          <table:table-cell office:value-type="float" office:value="2.57675">
            <text:p>2.57675</text:p>
          </table:table-cell>
          <table:table-cell office:value-type="float" office:value="228.869">
            <text:p>228.869</text:p>
          </table:table-cell>
          <table:table-cell office:value-type="float" office:value="0.773026">
            <text:p>0.773026</text:p>
          </table:table-cell>
          <table:table-cell table:number-columns-repeated="3"/>
        </table:table-row>
        <table:table-row table:style-name="ro1">
          <table:table-cell office:value-type="float" office:value="4.93674">
            <text:p>4.93674</text:p>
          </table:table-cell>
          <table:table-cell office:value-type="float" office:value="2.61646">
            <text:p>2.61646</text:p>
          </table:table-cell>
          <table:table-cell office:value-type="float" office:value="228.829">
            <text:p>228.829</text:p>
          </table:table-cell>
          <table:table-cell office:value-type="float" office:value="0.784937">
            <text:p>0.784937</text:p>
          </table:table-cell>
          <table:table-cell table:number-columns-repeated="3"/>
        </table:table-row>
        <table:table-row table:style-name="ro1">
          <table:table-cell office:value-type="float" office:value="4.97586">
            <text:p>4.97586</text:p>
          </table:table-cell>
          <table:table-cell office:value-type="float" office:value="2.65717">
            <text:p>2.65717</text:p>
          </table:table-cell>
          <table:table-cell office:value-type="float" office:value="228.789">
            <text:p>228.789</text:p>
          </table:table-cell>
          <table:table-cell office:value-type="float" office:value="0.79715">
            <text:p>0.79715</text:p>
          </table:table-cell>
          <table:table-cell table:number-columns-repeated="3"/>
        </table:table-row>
        <table:table-row table:style-name="ro1">
          <table:table-cell office:value-type="float" office:value="4.99643">
            <text:p>4.99643</text:p>
          </table:table-cell>
          <table:table-cell office:value-type="float" office:value="2.67845">
            <text:p>2.67845</text:p>
          </table:table-cell>
          <table:table-cell office:value-type="float" office:value="228.767">
            <text:p>228.76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01721">
            <text:p>5.01721</text:p>
          </table:table-cell>
          <table:table-cell office:value-type="float" office:value="2.69984">
            <text:p>2.69984</text:p>
          </table:table-cell>
          <table:table-cell office:value-type="float" office:value="228.746">
            <text:p>228.74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05264">
            <text:p>5.05264</text:p>
          </table:table-cell>
          <table:table-cell office:value-type="float" office:value="2.73607">
            <text:p>2.73607</text:p>
          </table:table-cell>
          <table:table-cell office:value-type="float" office:value="228.71">
            <text:p>228.7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08475">
            <text:p>5.08475</text:p>
          </table:table-cell>
          <table:table-cell office:value-type="float" office:value="2.76865">
            <text:p>2.76865</text:p>
          </table:table-cell>
          <table:table-cell office:value-type="float" office:value="228.677">
            <text:p>228.67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11685">
            <text:p>5.11685</text:p>
          </table:table-cell>
          <table:table-cell office:value-type="float" office:value="2.80089">
            <text:p>2.80089</text:p>
          </table:table-cell>
          <table:table-cell office:value-type="float" office:value="228.645">
            <text:p>228.64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14737">
            <text:p>5.14737</text:p>
          </table:table-cell>
          <table:table-cell office:value-type="float" office:value="2.83125">
            <text:p>2.83125</text:p>
          </table:table-cell>
          <table:table-cell office:value-type="float" office:value="228.615">
            <text:p>228.61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1796">
            <text:p>5.1796</text:p>
          </table:table-cell>
          <table:table-cell office:value-type="float" office:value="2.86314">
            <text:p>2.86314</text:p>
          </table:table-cell>
          <table:table-cell office:value-type="float" office:value="228.583">
            <text:p>228.58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21695">
            <text:p>5.21695</text:p>
          </table:table-cell>
          <table:table-cell office:value-type="float" office:value="2.89978">
            <text:p>2.89978</text:p>
          </table:table-cell>
          <table:table-cell office:value-type="float" office:value="228.546">
            <text:p>228.54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24945">
            <text:p>5.24945</text:p>
          </table:table-cell>
          <table:table-cell office:value-type="float" office:value="2.93134">
            <text:p>2.93134</text:p>
          </table:table-cell>
          <table:table-cell office:value-type="float" office:value="228.515">
            <text:p>228.51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28293">
            <text:p>5.28293</text:p>
          </table:table-cell>
          <table:table-cell office:value-type="float" office:value="2.96346">
            <text:p>2.96346</text:p>
          </table:table-cell>
          <table:table-cell office:value-type="float" office:value="228.482">
            <text:p>228.48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3175">
            <text:p>5.3175</text:p>
          </table:table-cell>
          <table:table-cell office:value-type="float" office:value="2.99625">
            <text:p>2.99625</text:p>
          </table:table-cell>
          <table:table-cell office:value-type="float" office:value="228.45">
            <text:p>228.4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34985">
            <text:p>5.34985</text:p>
          </table:table-cell>
          <table:table-cell office:value-type="float" office:value="3.02661">
            <text:p>3.02661</text:p>
          </table:table-cell>
          <table:table-cell office:value-type="float" office:value="228.419">
            <text:p>228.41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38589">
            <text:p>5.38589</text:p>
          </table:table-cell>
          <table:table-cell office:value-type="float" office:value="3.06">
            <text:p>3.06</text:p>
          </table:table-cell>
          <table:table-cell office:value-type="float" office:value="228.386">
            <text:p>228.38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42114">
            <text:p>5.42114</text:p>
          </table:table-cell>
          <table:table-cell office:value-type="float" office:value="3.09221">
            <text:p>3.09221</text:p>
          </table:table-cell>
          <table:table-cell office:value-type="float" office:value="228.354">
            <text:p>228.35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45306">
            <text:p>5.45306</text:p>
          </table:table-cell>
          <table:table-cell office:value-type="float" office:value="3.12103">
            <text:p>3.12103</text:p>
          </table:table-cell>
          <table:table-cell office:value-type="float" office:value="228.325">
            <text:p>228.32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48395">
            <text:p>5.48395</text:p>
          </table:table-cell>
          <table:table-cell office:value-type="float" office:value="3.14853">
            <text:p>3.14853</text:p>
          </table:table-cell>
          <table:table-cell office:value-type="float" office:value="228.297">
            <text:p>228.29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51425">
            <text:p>5.51425</text:p>
          </table:table-cell>
          <table:table-cell office:value-type="float" office:value="3.1752">
            <text:p>3.1752</text:p>
          </table:table-cell>
          <table:table-cell office:value-type="float" office:value="228.271">
            <text:p>228.27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5452">
            <text:p>5.5452</text:p>
          </table:table-cell>
          <table:table-cell office:value-type="float" office:value="3.20207">
            <text:p>3.20207</text:p>
          </table:table-cell>
          <table:table-cell office:value-type="float" office:value="228.244">
            <text:p>228.24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57584">
            <text:p>5.57584</text:p>
          </table:table-cell>
          <table:table-cell office:value-type="float" office:value="3.2283">
            <text:p>3.2283</text:p>
          </table:table-cell>
          <table:table-cell office:value-type="float" office:value="228.218">
            <text:p>228.21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60977">
            <text:p>5.60977</text:p>
          </table:table-cell>
          <table:table-cell office:value-type="float" office:value="3.25697">
            <text:p>3.25697</text:p>
          </table:table-cell>
          <table:table-cell office:value-type="float" office:value="228.189">
            <text:p>228.18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64258">
            <text:p>5.64258</text:p>
          </table:table-cell>
          <table:table-cell office:value-type="float" office:value="3.28426">
            <text:p>3.28426</text:p>
          </table:table-cell>
          <table:table-cell office:value-type="float" office:value="228.162">
            <text:p>228.16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67651">
            <text:p>5.67651</text:p>
          </table:table-cell>
          <table:table-cell office:value-type="float" office:value="3.31203">
            <text:p>3.31203</text:p>
          </table:table-cell>
          <table:table-cell office:value-type="float" office:value="228.134">
            <text:p>228.13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70868">
            <text:p>5.70868</text:p>
          </table:table-cell>
          <table:table-cell office:value-type="float" office:value="3.33789">
            <text:p>3.33789</text:p>
          </table:table-cell>
          <table:table-cell office:value-type="float" office:value="228.108">
            <text:p>228.10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73996">
            <text:p>5.73996</text:p>
          </table:table-cell>
          <table:table-cell office:value-type="float" office:value="3.36264">
            <text:p>3.36264</text:p>
          </table:table-cell>
          <table:table-cell office:value-type="float" office:value="228.083">
            <text:p>228.08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77097">
            <text:p>5.77097</text:p>
          </table:table-cell>
          <table:table-cell office:value-type="float" office:value="3.3868">
            <text:p>3.3868</text:p>
          </table:table-cell>
          <table:table-cell office:value-type="float" office:value="228.059">
            <text:p>228.05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80334">
            <text:p>5.80334</text:p>
          </table:table-cell>
          <table:table-cell office:value-type="float" office:value="3.41154">
            <text:p>3.41154</text:p>
          </table:table-cell>
          <table:table-cell office:value-type="float" office:value="228.034">
            <text:p>228.03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83371">
            <text:p>5.83371</text:p>
          </table:table-cell>
          <table:table-cell office:value-type="float" office:value="3.43437">
            <text:p>3.43437</text:p>
          </table:table-cell>
          <table:table-cell office:value-type="float" office:value="228.012">
            <text:p>228.01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86502">
            <text:p>5.86502</text:p>
          </table:table-cell>
          <table:table-cell office:value-type="float" office:value="3.45746">
            <text:p>3.45746</text:p>
          </table:table-cell>
          <table:table-cell office:value-type="float" office:value="227.988">
            <text:p>227.98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89725">
            <text:p>5.89725</text:p>
          </table:table-cell>
          <table:table-cell office:value-type="float" office:value="3.4808">
            <text:p>3.4808</text:p>
          </table:table-cell>
          <table:table-cell office:value-type="float" office:value="227.965">
            <text:p>227.96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92743">
            <text:p>5.92743</text:p>
          </table:table-cell>
          <table:table-cell office:value-type="float" office:value="3.50221">
            <text:p>3.50221</text:p>
          </table:table-cell>
          <table:table-cell office:value-type="float" office:value="227.944">
            <text:p>227.94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95789">
            <text:p>5.95789</text:p>
          </table:table-cell>
          <table:table-cell office:value-type="float" office:value="3.52333">
            <text:p>3.52333</text:p>
          </table:table-cell>
          <table:table-cell office:value-type="float" office:value="227.923">
            <text:p>227.92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5.98807">
            <text:p>5.98807</text:p>
          </table:table-cell>
          <table:table-cell office:value-type="float" office:value="3.54388">
            <text:p>3.54388</text:p>
          </table:table-cell>
          <table:table-cell office:value-type="float" office:value="227.902">
            <text:p>227.90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01779">
            <text:p>6.01779</text:p>
          </table:table-cell>
          <table:table-cell office:value-type="float" office:value="3.56375">
            <text:p>3.56375</text:p>
          </table:table-cell>
          <table:table-cell office:value-type="float" office:value="227.882">
            <text:p>227.88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04712">
            <text:p>6.04712</text:p>
          </table:table-cell>
          <table:table-cell office:value-type="float" office:value="3.58286">
            <text:p>3.58286</text:p>
          </table:table-cell>
          <table:table-cell office:value-type="float" office:value="227.863">
            <text:p>227.86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07779">
            <text:p>6.07779</text:p>
          </table:table-cell>
          <table:table-cell office:value-type="float" office:value="3.60243">
            <text:p>3.60243</text:p>
          </table:table-cell>
          <table:table-cell office:value-type="float" office:value="227.843">
            <text:p>227.84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10962">
            <text:p>6.10962</text:p>
          </table:table-cell>
          <table:table-cell office:value-type="float" office:value="3.62228">
            <text:p>3.62228</text:p>
          </table:table-cell>
          <table:table-cell office:value-type="float" office:value="227.824">
            <text:p>227.82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14197">
            <text:p>6.14197</text:p>
          </table:table-cell>
          <table:table-cell office:value-type="float" office:value="3.64197">
            <text:p>3.64197</text:p>
          </table:table-cell>
          <table:table-cell office:value-type="float" office:value="227.804">
            <text:p>227.80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17325">
            <text:p>6.17325</text:p>
          </table:table-cell>
          <table:table-cell office:value-type="float" office:value="3.66051">
            <text:p>3.66051</text:p>
          </table:table-cell>
          <table:table-cell office:value-type="float" office:value="227.785">
            <text:p>227.78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20471">
            <text:p>6.20471</text:p>
          </table:table-cell>
          <table:table-cell office:value-type="float" office:value="3.67865">
            <text:p>3.67865</text:p>
          </table:table-cell>
          <table:table-cell office:value-type="float" office:value="227.767">
            <text:p>227.76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23822">
            <text:p>6.23822</text:p>
          </table:table-cell>
          <table:table-cell office:value-type="float" office:value="3.69743">
            <text:p>3.69743</text:p>
          </table:table-cell>
          <table:table-cell office:value-type="float" office:value="227.748">
            <text:p>227.74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27121">
            <text:p>6.27121</text:p>
          </table:table-cell>
          <table:table-cell office:value-type="float" office:value="3.71536">
            <text:p>3.71536</text:p>
          </table:table-cell>
          <table:table-cell office:value-type="float" office:value="227.731">
            <text:p>227.73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30328">
            <text:p>6.30328</text:p>
          </table:table-cell>
          <table:table-cell office:value-type="float" office:value="3.73235">
            <text:p>3.73235</text:p>
          </table:table-cell>
          <table:table-cell office:value-type="float" office:value="227.714">
            <text:p>227.71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33591">
            <text:p>6.33591</text:p>
          </table:table-cell>
          <table:table-cell office:value-type="float" office:value="3.74905">
            <text:p>3.74905</text:p>
          </table:table-cell>
          <table:table-cell office:value-type="float" office:value="227.697">
            <text:p>227.69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36777">
            <text:p>6.36777</text:p>
          </table:table-cell>
          <table:table-cell office:value-type="float" office:value="3.76483">
            <text:p>3.76483</text:p>
          </table:table-cell>
          <table:table-cell office:value-type="float" office:value="227.681">
            <text:p>227.68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39966">
            <text:p>6.39966</text:p>
          </table:table-cell>
          <table:table-cell office:value-type="float" office:value="3.78009">
            <text:p>3.78009</text:p>
          </table:table-cell>
          <table:table-cell office:value-type="float" office:value="227.666">
            <text:p>227.66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43265">
            <text:p>6.43265</text:p>
          </table:table-cell>
          <table:table-cell office:value-type="float" office:value="3.7953">
            <text:p>3.7953</text:p>
          </table:table-cell>
          <table:table-cell office:value-type="float" office:value="227.651">
            <text:p>227.65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4671">
            <text:p>6.4671</text:p>
          </table:table-cell>
          <table:table-cell office:value-type="float" office:value="3.81068">
            <text:p>3.81068</text:p>
          </table:table-cell>
          <table:table-cell office:value-type="float" office:value="227.635">
            <text:p>227.63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50073">
            <text:p>6.50073</text:p>
          </table:table-cell>
          <table:table-cell office:value-type="float" office:value="3.82509">
            <text:p>3.82509</text:p>
          </table:table-cell>
          <table:table-cell office:value-type="float" office:value="227.621">
            <text:p>227.62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53098">
            <text:p>6.53098</text:p>
          </table:table-cell>
          <table:table-cell office:value-type="float" office:value="3.83752">
            <text:p>3.83752</text:p>
          </table:table-cell>
          <table:table-cell office:value-type="float" office:value="227.608">
            <text:p>227.60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5607">
            <text:p>6.5607</text:p>
          </table:table-cell>
          <table:table-cell office:value-type="float" office:value="3.84932">
            <text:p>3.84932</text:p>
          </table:table-cell>
          <table:table-cell office:value-type="float" office:value="227.597">
            <text:p>227.59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59058">
            <text:p>6.59058</text:p>
          </table:table-cell>
          <table:table-cell office:value-type="float" office:value="3.86067">
            <text:p>3.86067</text:p>
          </table:table-cell>
          <table:table-cell office:value-type="float" office:value="227.585">
            <text:p>227.58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61996">
            <text:p>6.61996</text:p>
          </table:table-cell>
          <table:table-cell office:value-type="float" office:value="3.87138">
            <text:p>3.87138</text:p>
          </table:table-cell>
          <table:table-cell office:value-type="float" office:value="227.574">
            <text:p>227.57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65051">
            <text:p>6.65051</text:p>
          </table:table-cell>
          <table:table-cell office:value-type="float" office:value="3.88208">
            <text:p>3.88208</text:p>
          </table:table-cell>
          <table:table-cell office:value-type="float" office:value="227.564">
            <text:p>227.56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68033">
            <text:p>6.68033</text:p>
          </table:table-cell>
          <table:table-cell office:value-type="float" office:value="3.89204">
            <text:p>3.89204</text:p>
          </table:table-cell>
          <table:table-cell office:value-type="float" office:value="227.554">
            <text:p>227.55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70932">
            <text:p>6.70932</text:p>
          </table:table-cell>
          <table:table-cell office:value-type="float" office:value="3.90126">
            <text:p>3.90126</text:p>
          </table:table-cell>
          <table:table-cell office:value-type="float" office:value="227.545">
            <text:p>227.54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73984">
            <text:p>6.73984</text:p>
          </table:table-cell>
          <table:table-cell office:value-type="float" office:value="3.91048">
            <text:p>3.91048</text:p>
          </table:table-cell>
          <table:table-cell office:value-type="float" office:value="227.535">
            <text:p>227.53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77023">
            <text:p>6.77023</text:p>
          </table:table-cell>
          <table:table-cell office:value-type="float" office:value="3.91914">
            <text:p>3.91914</text:p>
          </table:table-cell>
          <table:table-cell office:value-type="float" office:value="227.527">
            <text:p>227.52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80145">
            <text:p>6.80145</text:p>
          </table:table-cell>
          <table:table-cell office:value-type="float" office:value="3.92763">
            <text:p>3.92763</text:p>
          </table:table-cell>
          <table:table-cell office:value-type="float" office:value="227.518">
            <text:p>227.51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83511">
            <text:p>6.83511</text:p>
          </table:table-cell>
          <table:table-cell office:value-type="float" office:value="3.93619">
            <text:p>3.93619</text:p>
          </table:table-cell>
          <table:table-cell office:value-type="float" office:value="227.51">
            <text:p>227.5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87149">
            <text:p>6.87149</text:p>
          </table:table-cell>
          <table:table-cell office:value-type="float" office:value="3.94473">
            <text:p>3.94473</text:p>
          </table:table-cell>
          <table:table-cell office:value-type="float" office:value="227.501">
            <text:p>227.50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90219">
            <text:p>6.90219</text:p>
          </table:table-cell>
          <table:table-cell office:value-type="float" office:value="3.9514">
            <text:p>3.9514</text:p>
          </table:table-cell>
          <table:table-cell office:value-type="float" office:value="227.494">
            <text:p>227.49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93146">
            <text:p>6.93146</text:p>
          </table:table-cell>
          <table:table-cell office:value-type="float" office:value="3.95726">
            <text:p>3.95726</text:p>
          </table:table-cell>
          <table:table-cell office:value-type="float" office:value="227.489">
            <text:p>227.48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96097">
            <text:p>6.96097</text:p>
          </table:table-cell>
          <table:table-cell office:value-type="float" office:value="3.96275">
            <text:p>3.96275</text:p>
          </table:table-cell>
          <table:table-cell office:value-type="float" office:value="227.483">
            <text:p>227.48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6.991">
            <text:p>6.991</text:p>
          </table:table-cell>
          <table:table-cell office:value-type="float" office:value="3.96783">
            <text:p>3.96783</text:p>
          </table:table-cell>
          <table:table-cell office:value-type="float" office:value="227.478">
            <text:p>227.47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02078">
            <text:p>7.02078</text:p>
          </table:table-cell>
          <table:table-cell office:value-type="float" office:value="3.97241">
            <text:p>3.97241</text:p>
          </table:table-cell>
          <table:table-cell office:value-type="float" office:value="227.473">
            <text:p>227.47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04956">
            <text:p>7.04956</text:p>
          </table:table-cell>
          <table:table-cell office:value-type="float" office:value="3.97644">
            <text:p>3.97644</text:p>
          </table:table-cell>
          <table:table-cell office:value-type="float" office:value="227.469">
            <text:p>227.46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08209">
            <text:p>7.08209</text:p>
          </table:table-cell>
          <table:table-cell office:value-type="float" office:value="3.98044">
            <text:p>3.98044</text:p>
          </table:table-cell>
          <table:table-cell office:value-type="float" office:value="227.465">
            <text:p>227.46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11362">
            <text:p>7.11362</text:p>
          </table:table-cell>
          <table:table-cell office:value-type="float" office:value="3.98376">
            <text:p>3.98376</text:p>
          </table:table-cell>
          <table:table-cell office:value-type="float" office:value="227.462">
            <text:p>227.46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14688">
            <text:p>7.14688</text:p>
          </table:table-cell>
          <table:table-cell office:value-type="float" office:value="3.98674">
            <text:p>3.98674</text:p>
          </table:table-cell>
          <table:table-cell office:value-type="float" office:value="227.459">
            <text:p>227.45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17599">
            <text:p>7.17599</text:p>
          </table:table-cell>
          <table:table-cell office:value-type="float" office:value="3.98886">
            <text:p>3.98886</text:p>
          </table:table-cell>
          <table:table-cell office:value-type="float" office:value="227.457">
            <text:p>227.45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20541">
            <text:p>7.20541</text:p>
          </table:table-cell>
          <table:table-cell office:value-type="float" office:value="3.99052">
            <text:p>3.99052</text:p>
          </table:table-cell>
          <table:table-cell office:value-type="float" office:value="227.455">
            <text:p>227.45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23547">
            <text:p>7.23547</text:p>
          </table:table-cell>
          <table:table-cell office:value-type="float" office:value="3.99178">
            <text:p>3.99178</text:p>
          </table:table-cell>
          <table:table-cell office:value-type="float" office:value="227.454">
            <text:p>227.45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26437">
            <text:p>7.26437</text:p>
          </table:table-cell>
          <table:table-cell office:value-type="float" office:value="3.99255">
            <text:p>3.99255</text:p>
          </table:table-cell>
          <table:table-cell office:value-type="float" office:value="227.453">
            <text:p>227.45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29572">
            <text:p>7.29572</text:p>
          </table:table-cell>
          <table:table-cell office:value-type="float" office:value="3.99292">
            <text:p>3.99292</text:p>
          </table:table-cell>
          <table:table-cell office:value-type="float" office:value="227.453">
            <text:p>227.45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32697">
            <text:p>7.32697</text:p>
          </table:table-cell>
          <table:table-cell office:value-type="float" office:value="3.99274">
            <text:p>3.99274</text:p>
          </table:table-cell>
          <table:table-cell office:value-type="float" office:value="227.453">
            <text:p>227.45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35941">
            <text:p>7.35941</text:p>
          </table:table-cell>
          <table:table-cell office:value-type="float" office:value="3.99202">
            <text:p>3.99202</text:p>
          </table:table-cell>
          <table:table-cell office:value-type="float" office:value="227.454">
            <text:p>227.45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37967">
            <text:p>7.37967</text:p>
          </table:table-cell>
          <table:table-cell office:value-type="float" office:value="3.99132">
            <text:p>3.99132</text:p>
          </table:table-cell>
          <table:table-cell office:value-type="float" office:value="227.455">
            <text:p>227.45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41174">
            <text:p>7.41174</text:p>
          </table:table-cell>
          <table:table-cell office:value-type="float" office:value="3.98981">
            <text:p>3.98981</text:p>
          </table:table-cell>
          <table:table-cell office:value-type="float" office:value="227.456">
            <text:p>227.45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44565">
            <text:p>7.44565</text:p>
          </table:table-cell>
          <table:table-cell office:value-type="float" office:value="3.98759">
            <text:p>3.98759</text:p>
          </table:table-cell>
          <table:table-cell office:value-type="float" office:value="227.458">
            <text:p>227.45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47931">
            <text:p>7.47931</text:p>
          </table:table-cell>
          <table:table-cell office:value-type="float" office:value="3.98488">
            <text:p>3.98488</text:p>
          </table:table-cell>
          <table:table-cell office:value-type="float" office:value="227.461">
            <text:p>227.46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51431">
            <text:p>7.51431</text:p>
          </table:table-cell>
          <table:table-cell office:value-type="float" office:value="3.98146">
            <text:p>3.98146</text:p>
          </table:table-cell>
          <table:table-cell office:value-type="float" office:value="227.464">
            <text:p>227.46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54562">
            <text:p>7.54562</text:p>
          </table:table-cell>
          <table:table-cell office:value-type="float" office:value="3.97787">
            <text:p>3.97787</text:p>
          </table:table-cell>
          <table:table-cell office:value-type="float" office:value="227.468">
            <text:p>227.46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57693">
            <text:p>7.57693</text:p>
          </table:table-cell>
          <table:table-cell office:value-type="float" office:value="3.97382">
            <text:p>3.97382</text:p>
          </table:table-cell>
          <table:table-cell office:value-type="float" office:value="227.472">
            <text:p>227.47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60699">
            <text:p>7.60699</text:p>
          </table:table-cell>
          <table:table-cell office:value-type="float" office:value="3.96942">
            <text:p>3.96942</text:p>
          </table:table-cell>
          <table:table-cell office:value-type="float" office:value="227.476">
            <text:p>227.47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63785">
            <text:p>7.63785</text:p>
          </table:table-cell>
          <table:table-cell office:value-type="float" office:value="3.96449">
            <text:p>3.96449</text:p>
          </table:table-cell>
          <table:table-cell office:value-type="float" office:value="227.481">
            <text:p>227.48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6702">
            <text:p>7.6702</text:p>
          </table:table-cell>
          <table:table-cell office:value-type="float" office:value="3.95882">
            <text:p>3.95882</text:p>
          </table:table-cell>
          <table:table-cell office:value-type="float" office:value="227.487">
            <text:p>227.48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70111">
            <text:p>7.70111</text:p>
          </table:table-cell>
          <table:table-cell office:value-type="float" office:value="3.95291">
            <text:p>3.95291</text:p>
          </table:table-cell>
          <table:table-cell office:value-type="float" office:value="227.493">
            <text:p>227.49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73181">
            <text:p>7.73181</text:p>
          </table:table-cell>
          <table:table-cell office:value-type="float" office:value="3.94652">
            <text:p>3.94652</text:p>
          </table:table-cell>
          <table:table-cell office:value-type="float" office:value="227.499">
            <text:p>227.49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76138">
            <text:p>7.76138</text:p>
          </table:table-cell>
          <table:table-cell office:value-type="float" office:value="3.93997">
            <text:p>3.93997</text:p>
          </table:table-cell>
          <table:table-cell office:value-type="float" office:value="227.506">
            <text:p>227.50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79163">
            <text:p>7.79163</text:p>
          </table:table-cell>
          <table:table-cell office:value-type="float" office:value="3.9328">
            <text:p>3.9328</text:p>
          </table:table-cell>
          <table:table-cell office:value-type="float" office:value="227.513">
            <text:p>227.51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8223">
            <text:p>7.8223</text:p>
          </table:table-cell>
          <table:table-cell office:value-type="float" office:value="3.92514">
            <text:p>3.92514</text:p>
          </table:table-cell>
          <table:table-cell office:value-type="float" office:value="227.521">
            <text:p>227.52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85287">
            <text:p>7.85287</text:p>
          </table:table-cell>
          <table:table-cell office:value-type="float" office:value="3.91705">
            <text:p>3.91705</text:p>
          </table:table-cell>
          <table:table-cell office:value-type="float" office:value="227.529">
            <text:p>227.52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8829">
            <text:p>7.8829</text:p>
          </table:table-cell>
          <table:table-cell office:value-type="float" office:value="3.90863">
            <text:p>3.90863</text:p>
          </table:table-cell>
          <table:table-cell office:value-type="float" office:value="227.537">
            <text:p>227.53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91321">
            <text:p>7.91321</text:p>
          </table:table-cell>
          <table:table-cell office:value-type="float" office:value="3.8998">
            <text:p>3.8998</text:p>
          </table:table-cell>
          <table:table-cell office:value-type="float" office:value="227.546">
            <text:p>227.54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94437">
            <text:p>7.94437</text:p>
          </table:table-cell>
          <table:table-cell office:value-type="float" office:value="3.89023">
            <text:p>3.89023</text:p>
          </table:table-cell>
          <table:table-cell office:value-type="float" office:value="227.556">
            <text:p>227.55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7.97491">
            <text:p>7.97491</text:p>
          </table:table-cell>
          <table:table-cell office:value-type="float" office:value="3.88043">
            <text:p>3.88043</text:p>
          </table:table-cell>
          <table:table-cell office:value-type="float" office:value="227.565">
            <text:p>227.56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00516">
            <text:p>8.00516</text:p>
          </table:table-cell>
          <table:table-cell office:value-type="float" office:value="3.87029">
            <text:p>3.87029</text:p>
          </table:table-cell>
          <table:table-cell office:value-type="float" office:value="227.576">
            <text:p>227.57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03757">
            <text:p>8.03757</text:p>
          </table:table-cell>
          <table:table-cell office:value-type="float" office:value="3.85895">
            <text:p>3.85895</text:p>
          </table:table-cell>
          <table:table-cell office:value-type="float" office:value="227.587">
            <text:p>227.58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06924">
            <text:p>8.06924</text:p>
          </table:table-cell>
          <table:table-cell office:value-type="float" office:value="3.84746">
            <text:p>3.84746</text:p>
          </table:table-cell>
          <table:table-cell office:value-type="float" office:value="227.598">
            <text:p>227.59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09915">
            <text:p>8.09915</text:p>
          </table:table-cell>
          <table:table-cell office:value-type="float" office:value="3.8362">
            <text:p>3.8362</text:p>
          </table:table-cell>
          <table:table-cell office:value-type="float" office:value="227.61">
            <text:p>227.6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13037">
            <text:p>8.13037</text:p>
          </table:table-cell>
          <table:table-cell office:value-type="float" office:value="3.82405">
            <text:p>3.82405</text:p>
          </table:table-cell>
          <table:table-cell office:value-type="float" office:value="227.622">
            <text:p>227.62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15955">
            <text:p>8.15955</text:p>
          </table:table-cell>
          <table:table-cell office:value-type="float" office:value="3.81224">
            <text:p>3.81224</text:p>
          </table:table-cell>
          <table:table-cell office:value-type="float" office:value="227.634">
            <text:p>227.63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18903">
            <text:p>8.18903</text:p>
          </table:table-cell>
          <table:table-cell office:value-type="float" office:value="3.79994">
            <text:p>3.79994</text:p>
          </table:table-cell>
          <table:table-cell office:value-type="float" office:value="227.646">
            <text:p>227.64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21841">
            <text:p>8.21841</text:p>
          </table:table-cell>
          <table:table-cell office:value-type="float" office:value="3.78737">
            <text:p>3.78737</text:p>
          </table:table-cell>
          <table:table-cell office:value-type="float" office:value="227.659">
            <text:p>227.65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24783">
            <text:p>8.24783</text:p>
          </table:table-cell>
          <table:table-cell office:value-type="float" office:value="3.77434">
            <text:p>3.77434</text:p>
          </table:table-cell>
          <table:table-cell office:value-type="float" office:value="227.672">
            <text:p>227.67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27786">
            <text:p>8.27786</text:p>
          </table:table-cell>
          <table:table-cell office:value-type="float" office:value="3.76065">
            <text:p>3.76065</text:p>
          </table:table-cell>
          <table:table-cell office:value-type="float" office:value="227.685">
            <text:p>227.68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30841">
            <text:p>8.30841</text:p>
          </table:table-cell>
          <table:table-cell office:value-type="float" office:value="3.74634">
            <text:p>3.74634</text:p>
          </table:table-cell>
          <table:table-cell office:value-type="float" office:value="227.7">
            <text:p>227.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33899">
            <text:p>8.33899</text:p>
          </table:table-cell>
          <table:table-cell office:value-type="float" office:value="3.73167">
            <text:p>3.73167</text:p>
          </table:table-cell>
          <table:table-cell office:value-type="float" office:value="227.714">
            <text:p>227.71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36938">
            <text:p>8.36938</text:p>
          </table:table-cell>
          <table:table-cell office:value-type="float" office:value="3.71663">
            <text:p>3.71663</text:p>
          </table:table-cell>
          <table:table-cell office:value-type="float" office:value="227.729">
            <text:p>227.72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3988">
            <text:p>8.3988</text:p>
          </table:table-cell>
          <table:table-cell office:value-type="float" office:value="3.70175">
            <text:p>3.70175</text:p>
          </table:table-cell>
          <table:table-cell office:value-type="float" office:value="227.744">
            <text:p>227.74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42929">
            <text:p>8.42929</text:p>
          </table:table-cell>
          <table:table-cell office:value-type="float" office:value="3.68594">
            <text:p>3.68594</text:p>
          </table:table-cell>
          <table:table-cell office:value-type="float" office:value="227.76">
            <text:p>227.7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45892">
            <text:p>8.45892</text:p>
          </table:table-cell>
          <table:table-cell office:value-type="float" office:value="3.67024">
            <text:p>3.67024</text:p>
          </table:table-cell>
          <table:table-cell office:value-type="float" office:value="227.776">
            <text:p>227.77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4892">
            <text:p>8.4892</text:p>
          </table:table-cell>
          <table:table-cell office:value-type="float" office:value="3.65384">
            <text:p>3.65384</text:p>
          </table:table-cell>
          <table:table-cell office:value-type="float" office:value="227.792">
            <text:p>227.79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52002">
            <text:p>8.52002</text:p>
          </table:table-cell>
          <table:table-cell office:value-type="float" office:value="3.63673">
            <text:p>3.63673</text:p>
          </table:table-cell>
          <table:table-cell office:value-type="float" office:value="227.809">
            <text:p>227.80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55023">
            <text:p>8.55023</text:p>
          </table:table-cell>
          <table:table-cell office:value-type="float" office:value="3.6196">
            <text:p>3.6196</text:p>
          </table:table-cell>
          <table:table-cell office:value-type="float" office:value="227.826">
            <text:p>227.82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5817">
            <text:p>8.5817</text:p>
          </table:table-cell>
          <table:table-cell office:value-type="float" office:value="3.60138">
            <text:p>3.60138</text:p>
          </table:table-cell>
          <table:table-cell office:value-type="float" office:value="227.844">
            <text:p>227.84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61218">
            <text:p>8.61218</text:p>
          </table:table-cell>
          <table:table-cell office:value-type="float" office:value="3.58337">
            <text:p>3.58337</text:p>
          </table:table-cell>
          <table:table-cell office:value-type="float" office:value="227.863">
            <text:p>227.86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64273">
            <text:p>8.64273</text:p>
          </table:table-cell>
          <table:table-cell office:value-type="float" office:value="3.56497">
            <text:p>3.56497</text:p>
          </table:table-cell>
          <table:table-cell office:value-type="float" office:value="227.881">
            <text:p>227.88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6727">
            <text:p>8.6727</text:p>
          </table:table-cell>
          <table:table-cell office:value-type="float" office:value="3.5466">
            <text:p>3.5466</text:p>
          </table:table-cell>
          <table:table-cell office:value-type="float" office:value="227.899">
            <text:p>227.89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7037">
            <text:p>8.7037</text:p>
          </table:table-cell>
          <table:table-cell office:value-type="float" office:value="3.52724">
            <text:p>3.52724</text:p>
          </table:table-cell>
          <table:table-cell office:value-type="float" office:value="227.919">
            <text:p>227.91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73373">
            <text:p>8.73373</text:p>
          </table:table-cell>
          <table:table-cell office:value-type="float" office:value="3.50809">
            <text:p>3.50809</text:p>
          </table:table-cell>
          <table:table-cell office:value-type="float" office:value="227.938">
            <text:p>227.93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76553">
            <text:p>8.76553</text:p>
          </table:table-cell>
          <table:table-cell office:value-type="float" office:value="3.48749">
            <text:p>3.48749</text:p>
          </table:table-cell>
          <table:table-cell office:value-type="float" office:value="227.958">
            <text:p>227.95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7963">
            <text:p>8.7963</text:p>
          </table:table-cell>
          <table:table-cell office:value-type="float" office:value="3.46719">
            <text:p>3.46719</text:p>
          </table:table-cell>
          <table:table-cell office:value-type="float" office:value="227.979">
            <text:p>227.97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82645">
            <text:p>8.82645</text:p>
          </table:table-cell>
          <table:table-cell office:value-type="float" office:value="3.44702">
            <text:p>3.44702</text:p>
          </table:table-cell>
          <table:table-cell office:value-type="float" office:value="227.999">
            <text:p>227.99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85654">
            <text:p>8.85654</text:p>
          </table:table-cell>
          <table:table-cell office:value-type="float" office:value="3.42651">
            <text:p>3.42651</text:p>
          </table:table-cell>
          <table:table-cell office:value-type="float" office:value="228.019">
            <text:p>228.01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89117">
            <text:p>8.89117</text:p>
          </table:table-cell>
          <table:table-cell office:value-type="float" office:value="3.40257">
            <text:p>3.40257</text:p>
          </table:table-cell>
          <table:table-cell office:value-type="float" office:value="228.043">
            <text:p>228.04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92233">
            <text:p>8.92233</text:p>
          </table:table-cell>
          <table:table-cell office:value-type="float" office:value="3.38063">
            <text:p>3.38063</text:p>
          </table:table-cell>
          <table:table-cell office:value-type="float" office:value="228.065">
            <text:p>228.06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95093">
            <text:p>8.95093</text:p>
          </table:table-cell>
          <table:table-cell office:value-type="float" office:value="3.3602">
            <text:p>3.3602</text:p>
          </table:table-cell>
          <table:table-cell office:value-type="float" office:value="228.086">
            <text:p>228.08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8.98398">
            <text:p>8.98398</text:p>
          </table:table-cell>
          <table:table-cell office:value-type="float" office:value="3.33624">
            <text:p>3.33624</text:p>
          </table:table-cell>
          <table:table-cell office:value-type="float" office:value="228.11">
            <text:p>228.1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0163">
            <text:p>9.0163</text:p>
          </table:table-cell>
          <table:table-cell office:value-type="float" office:value="3.31248">
            <text:p>3.31248</text:p>
          </table:table-cell>
          <table:table-cell office:value-type="float" office:value="228.133">
            <text:p>228.13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04831">
            <text:p>9.04831</text:p>
          </table:table-cell>
          <table:table-cell office:value-type="float" office:value="3.28864">
            <text:p>3.28864</text:p>
          </table:table-cell>
          <table:table-cell office:value-type="float" office:value="228.157">
            <text:p>228.15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07999">
            <text:p>9.07999</text:p>
          </table:table-cell>
          <table:table-cell office:value-type="float" office:value="3.26465">
            <text:p>3.26465</text:p>
          </table:table-cell>
          <table:table-cell office:value-type="float" office:value="228.181">
            <text:p>228.18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11337">
            <text:p>9.11337</text:p>
          </table:table-cell>
          <table:table-cell office:value-type="float" office:value="3.23903">
            <text:p>3.23903</text:p>
          </table:table-cell>
          <table:table-cell office:value-type="float" office:value="228.207">
            <text:p>228.20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14578">
            <text:p>9.14578</text:p>
          </table:table-cell>
          <table:table-cell office:value-type="float" office:value="3.21382">
            <text:p>3.21382</text:p>
          </table:table-cell>
          <table:table-cell office:value-type="float" office:value="228.232">
            <text:p>228.23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17825">
            <text:p>9.17825</text:p>
          </table:table-cell>
          <table:table-cell office:value-type="float" office:value="3.1882">
            <text:p>3.1882</text:p>
          </table:table-cell>
          <table:table-cell office:value-type="float" office:value="228.258">
            <text:p>228.25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21078">
            <text:p>9.21078</text:p>
          </table:table-cell>
          <table:table-cell office:value-type="float" office:value="3.16226">
            <text:p>3.16226</text:p>
          </table:table-cell>
          <table:table-cell office:value-type="float" office:value="228.284">
            <text:p>228.28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24524">
            <text:p>9.24524</text:p>
          </table:table-cell>
          <table:table-cell office:value-type="float" office:value="3.13445">
            <text:p>3.13445</text:p>
          </table:table-cell>
          <table:table-cell office:value-type="float" office:value="228.311">
            <text:p>228.31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27866">
            <text:p>9.27866</text:p>
          </table:table-cell>
          <table:table-cell office:value-type="float" office:value="3.10709">
            <text:p>3.10709</text:p>
          </table:table-cell>
          <table:table-cell office:value-type="float" office:value="228.339">
            <text:p>228.33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31201">
            <text:p>9.31201</text:p>
          </table:table-cell>
          <table:table-cell office:value-type="float" office:value="3.0795">
            <text:p>3.0795</text:p>
          </table:table-cell>
          <table:table-cell office:value-type="float" office:value="228.366">
            <text:p>228.36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3447">
            <text:p>9.3447</text:p>
          </table:table-cell>
          <table:table-cell office:value-type="float" office:value="3.05211">
            <text:p>3.05211</text:p>
          </table:table-cell>
          <table:table-cell office:value-type="float" office:value="228.394">
            <text:p>228.39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37781">
            <text:p>9.37781</text:p>
          </table:table-cell>
          <table:table-cell office:value-type="float" office:value="3.02408">
            <text:p>3.02408</text:p>
          </table:table-cell>
          <table:table-cell office:value-type="float" office:value="228.422">
            <text:p>228.42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40997">
            <text:p>9.40997</text:p>
          </table:table-cell>
          <table:table-cell office:value-type="float" office:value="2.99663">
            <text:p>2.99663</text:p>
          </table:table-cell>
          <table:table-cell office:value-type="float" office:value="228.449">
            <text:p>228.44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44244">
            <text:p>9.44244</text:p>
          </table:table-cell>
          <table:table-cell office:value-type="float" office:value="2.96857">
            <text:p>2.96857</text:p>
          </table:table-cell>
          <table:table-cell office:value-type="float" office:value="228.477">
            <text:p>228.47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47665">
            <text:p>9.47665</text:p>
          </table:table-cell>
          <table:table-cell office:value-type="float" office:value="2.93864">
            <text:p>2.93864</text:p>
          </table:table-cell>
          <table:table-cell office:value-type="float" office:value="228.507">
            <text:p>228.50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509">
            <text:p>9.509</text:p>
          </table:table-cell>
          <table:table-cell office:value-type="float" office:value="2.91006">
            <text:p>2.91006</text:p>
          </table:table-cell>
          <table:table-cell office:value-type="float" office:value="228.536">
            <text:p>228.53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54355">
            <text:p>9.54355</text:p>
          </table:table-cell>
          <table:table-cell office:value-type="float" office:value="2.87924">
            <text:p>2.87924</text:p>
          </table:table-cell>
          <table:table-cell office:value-type="float" office:value="228.567">
            <text:p>228.56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57773">
            <text:p>9.57773</text:p>
          </table:table-cell>
          <table:table-cell office:value-type="float" office:value="2.84845">
            <text:p>2.84845</text:p>
          </table:table-cell>
          <table:table-cell office:value-type="float" office:value="228.597">
            <text:p>228.59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60999">
            <text:p>9.60999</text:p>
          </table:table-cell>
          <table:table-cell office:value-type="float" office:value="2.81909">
            <text:p>2.81909</text:p>
          </table:table-cell>
          <table:table-cell office:value-type="float" office:value="228.627">
            <text:p>228.62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64456">
            <text:p>9.64456</text:p>
          </table:table-cell>
          <table:table-cell office:value-type="float" office:value="2.78735">
            <text:p>2.78735</text:p>
          </table:table-cell>
          <table:table-cell office:value-type="float" office:value="228.659">
            <text:p>228.65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67776">
            <text:p>9.67776</text:p>
          </table:table-cell>
          <table:table-cell office:value-type="float" office:value="2.75655">
            <text:p>2.75655</text:p>
          </table:table-cell>
          <table:table-cell office:value-type="float" office:value="228.689">
            <text:p>228.68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7103">
            <text:p>9.7103</text:p>
          </table:table-cell>
          <table:table-cell office:value-type="float" office:value="2.72609">
            <text:p>2.72609</text:p>
          </table:table-cell>
          <table:table-cell office:value-type="float" office:value="228.72">
            <text:p>228.7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74188">
            <text:p>9.74188</text:p>
          </table:table-cell>
          <table:table-cell office:value-type="float" office:value="2.69632">
            <text:p>2.69632</text:p>
          </table:table-cell>
          <table:table-cell office:value-type="float" office:value="228.75">
            <text:p>228.7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9.77542">
            <text:p>9.77542</text:p>
          </table:table-cell>
          <table:table-cell office:value-type="float" office:value="2.66444">
            <text:p>2.66444</text:p>
          </table:table-cell>
          <table:table-cell office:value-type="float" office:value="228.781">
            <text:p>228.781</text:p>
          </table:table-cell>
          <table:table-cell office:value-type="float" office:value="0.799333">
            <text:p>0.799333</text:p>
          </table:table-cell>
          <table:table-cell table:number-columns-repeated="3"/>
        </table:table-row>
        <table:table-row table:style-name="ro1">
          <table:table-cell office:value-type="float" office:value="9.80826">
            <text:p>9.80826</text:p>
          </table:table-cell>
          <table:table-cell office:value-type="float" office:value="2.63297">
            <text:p>2.63297</text:p>
          </table:table-cell>
          <table:table-cell office:value-type="float" office:value="228.813">
            <text:p>228.813</text:p>
          </table:table-cell>
          <table:table-cell office:value-type="float" office:value="0.78989">
            <text:p>0.78989</text:p>
          </table:table-cell>
          <table:table-cell table:number-columns-repeated="3"/>
        </table:table-row>
        <table:table-row table:style-name="ro1">
          <table:table-cell office:value-type="float" office:value="9.84064">
            <text:p>9.84064</text:p>
          </table:table-cell>
          <table:table-cell office:value-type="float" office:value="2.60168">
            <text:p>2.60168</text:p>
          </table:table-cell>
          <table:table-cell office:value-type="float" office:value="228.844">
            <text:p>228.844</text:p>
          </table:table-cell>
          <table:table-cell office:value-type="float" office:value="0.780505">
            <text:p>0.780505</text:p>
          </table:table-cell>
          <table:table-cell table:number-columns-repeated="3"/>
        </table:table-row>
        <table:table-row table:style-name="ro1">
          <table:table-cell office:value-type="float" office:value="9.87482">
            <text:p>9.87482</text:p>
          </table:table-cell>
          <table:table-cell office:value-type="float" office:value="2.56844">
            <text:p>2.56844</text:p>
          </table:table-cell>
          <table:table-cell office:value-type="float" office:value="228.877">
            <text:p>228.877</text:p>
          </table:table-cell>
          <table:table-cell office:value-type="float" office:value="0.770531">
            <text:p>0.770531</text:p>
          </table:table-cell>
          <table:table-cell table:number-columns-repeated="3"/>
        </table:table-row>
        <table:table-row table:style-name="ro1">
          <table:table-cell office:value-type="float" office:value="9.90808">
            <text:p>9.90808</text:p>
          </table:table-cell>
          <table:table-cell office:value-type="float" office:value="2.53578">
            <text:p>2.53578</text:p>
          </table:table-cell>
          <table:table-cell office:value-type="float" office:value="228.91">
            <text:p>228.91</text:p>
          </table:table-cell>
          <table:table-cell office:value-type="float" office:value="0.760735">
            <text:p>0.760735</text:p>
          </table:table-cell>
          <table:table-cell table:number-columns-repeated="3"/>
        </table:table-row>
        <table:table-row table:style-name="ro1">
          <table:table-cell office:value-type="float" office:value="9.94141">
            <text:p>9.94141</text:p>
          </table:table-cell>
          <table:table-cell office:value-type="float" office:value="2.50288">
            <text:p>2.50288</text:p>
          </table:table-cell>
          <table:table-cell office:value-type="float" office:value="228.943">
            <text:p>228.943</text:p>
          </table:table-cell>
          <table:table-cell office:value-type="float" office:value="0.750865">
            <text:p>0.750865</text:p>
          </table:table-cell>
          <table:table-cell table:number-columns-repeated="3"/>
        </table:table-row>
        <table:table-row table:style-name="ro1">
          <table:table-cell office:value-type="float" office:value="9.97556">
            <text:p>9.97556</text:p>
          </table:table-cell>
          <table:table-cell office:value-type="float" office:value="2.46887">
            <text:p>2.46887</text:p>
          </table:table-cell>
          <table:table-cell office:value-type="float" office:value="228.977">
            <text:p>228.977</text:p>
          </table:table-cell>
          <table:table-cell office:value-type="float" office:value="0.740662">
            <text:p>0.740662</text:p>
          </table:table-cell>
          <table:table-cell table:number-columns-repeated="3"/>
        </table:table-row>
        <table:table-row table:style-name="ro1">
          <table:table-cell office:value-type="float" office:value="10.0081">
            <text:p>10.0081</text:p>
          </table:table-cell>
          <table:table-cell office:value-type="float" office:value="2.43626">
            <text:p>2.43626</text:p>
          </table:table-cell>
          <table:table-cell office:value-type="float" office:value="229.01">
            <text:p>229.01</text:p>
          </table:table-cell>
          <table:table-cell office:value-type="float" office:value="0.730879">
            <text:p>0.730879</text:p>
          </table:table-cell>
          <table:table-cell table:number-columns-repeated="3"/>
        </table:table-row>
        <table:table-row table:style-name="ro1">
          <table:table-cell office:value-type="float" office:value="10.04">
            <text:p>10.04</text:p>
          </table:table-cell>
          <table:table-cell office:value-type="float" office:value="2.40413">
            <text:p>2.40413</text:p>
          </table:table-cell>
          <table:table-cell office:value-type="float" office:value="229.042">
            <text:p>229.042</text:p>
          </table:table-cell>
          <table:table-cell office:value-type="float" office:value="0.721239">
            <text:p>0.721239</text:p>
          </table:table-cell>
          <table:table-cell table:number-columns-repeated="3"/>
        </table:table-row>
        <table:table-row table:style-name="ro1">
          <table:table-cell office:value-type="float" office:value="10.0736">
            <text:p>10.0736</text:p>
          </table:table-cell>
          <table:table-cell office:value-type="float" office:value="2.37006">
            <text:p>2.37006</text:p>
          </table:table-cell>
          <table:table-cell office:value-type="float" office:value="229.076">
            <text:p>229.076</text:p>
          </table:table-cell>
          <table:table-cell office:value-type="float" office:value="0.711017">
            <text:p>0.711017</text:p>
          </table:table-cell>
          <table:table-cell table:number-columns-repeated="3"/>
        </table:table-row>
        <table:table-row table:style-name="ro1">
          <table:table-cell office:value-type="float" office:value="10.1062">
            <text:p>10.1062</text:p>
          </table:table-cell>
          <table:table-cell office:value-type="float" office:value="2.33669">
            <text:p>2.33669</text:p>
          </table:table-cell>
          <table:table-cell office:value-type="float" office:value="229.109">
            <text:p>229.109</text:p>
          </table:table-cell>
          <table:table-cell office:value-type="float" office:value="0.701006">
            <text:p>0.701006</text:p>
          </table:table-cell>
          <table:table-cell table:number-columns-repeated="3"/>
        </table:table-row>
        <table:table-row table:style-name="ro1">
          <table:table-cell office:value-type="float" office:value="10.1377">
            <text:p>10.1377</text:p>
          </table:table-cell>
          <table:table-cell office:value-type="float" office:value="2.30435">
            <text:p>2.30435</text:p>
          </table:table-cell>
          <table:table-cell office:value-type="float" office:value="229.142">
            <text:p>229.142</text:p>
          </table:table-cell>
          <table:table-cell office:value-type="float" office:value="0.691306">
            <text:p>0.691306</text:p>
          </table:table-cell>
          <table:table-cell table:number-columns-repeated="3"/>
        </table:table-row>
        <table:table-row table:style-name="ro1">
          <table:table-cell office:value-type="float" office:value="10.1697">
            <text:p>10.1697</text:p>
          </table:table-cell>
          <table:table-cell office:value-type="float" office:value="2.27135">
            <text:p>2.27135</text:p>
          </table:table-cell>
          <table:table-cell office:value-type="float" office:value="229.175">
            <text:p>229.175</text:p>
          </table:table-cell>
          <table:table-cell office:value-type="float" office:value="0.681404">
            <text:p>0.681404</text:p>
          </table:table-cell>
          <table:table-cell table:number-columns-repeated="3"/>
        </table:table-row>
        <table:table-row table:style-name="ro1">
          <table:table-cell office:value-type="float" office:value="10.2026">
            <text:p>10.2026</text:p>
          </table:table-cell>
          <table:table-cell office:value-type="float" office:value="2.23714">
            <text:p>2.23714</text:p>
          </table:table-cell>
          <table:table-cell office:value-type="float" office:value="229.209">
            <text:p>229.209</text:p>
          </table:table-cell>
          <table:table-cell office:value-type="float" office:value="0.671141">
            <text:p>0.671141</text:p>
          </table:table-cell>
          <table:table-cell table:number-columns-repeated="3"/>
        </table:table-row>
        <table:table-row table:style-name="ro1">
          <table:table-cell office:value-type="float" office:value="10.2237">
            <text:p>10.2237</text:p>
          </table:table-cell>
          <table:table-cell office:value-type="float" office:value="2.21513">
            <text:p>2.21513</text:p>
          </table:table-cell>
          <table:table-cell office:value-type="float" office:value="229.231">
            <text:p>229.231</text:p>
          </table:table-cell>
          <table:table-cell office:value-type="float" office:value="0.66454">
            <text:p>0.66454</text:p>
          </table:table-cell>
          <table:table-cell table:number-columns-repeated="3"/>
        </table:table-row>
        <table:table-row table:style-name="ro1">
          <table:table-cell office:value-type="float" office:value="10.2549">
            <text:p>10.2549</text:p>
          </table:table-cell>
          <table:table-cell office:value-type="float" office:value="2.18239">
            <text:p>2.18239</text:p>
          </table:table-cell>
          <table:table-cell office:value-type="float" office:value="229.263">
            <text:p>229.263</text:p>
          </table:table-cell>
          <table:table-cell office:value-type="float" office:value="0.654716">
            <text:p>0.654716</text:p>
          </table:table-cell>
          <table:table-cell table:number-columns-repeated="3"/>
        </table:table-row>
        <table:table-row table:style-name="ro1">
          <table:table-cell office:value-type="float" office:value="10.2841">
            <text:p>10.2841</text:p>
          </table:table-cell>
          <table:table-cell office:value-type="float" office:value="2.15163">
            <text:p>2.15163</text:p>
          </table:table-cell>
          <table:table-cell office:value-type="float" office:value="229.294">
            <text:p>229.294</text:p>
          </table:table-cell>
          <table:table-cell office:value-type="float" office:value="0.645488">
            <text:p>0.645488</text:p>
          </table:table-cell>
          <table:table-cell table:number-columns-repeated="3"/>
        </table:table-row>
        <table:table-row table:style-name="ro1">
          <table:table-cell office:value-type="float" office:value="10.3177">
            <text:p>10.3177</text:p>
          </table:table-cell>
          <table:table-cell office:value-type="float" office:value="2.11612">
            <text:p>2.11612</text:p>
          </table:table-cell>
          <table:table-cell office:value-type="float" office:value="229.33">
            <text:p>229.33</text:p>
          </table:table-cell>
          <table:table-cell office:value-type="float" office:value="0.634836">
            <text:p>0.634836</text:p>
          </table:table-cell>
          <table:table-cell table:number-columns-repeated="3"/>
        </table:table-row>
        <table:table-row table:style-name="ro1">
          <table:table-cell office:value-type="float" office:value="10.3509">
            <text:p>10.3509</text:p>
          </table:table-cell>
          <table:table-cell office:value-type="float" office:value="2.0808">
            <text:p>2.0808</text:p>
          </table:table-cell>
          <table:table-cell office:value-type="float" office:value="229.365">
            <text:p>229.365</text:p>
          </table:table-cell>
          <table:table-cell office:value-type="float" office:value="0.624239">
            <text:p>0.624239</text:p>
          </table:table-cell>
          <table:table-cell table:number-columns-repeated="3"/>
        </table:table-row>
        <table:table-row table:style-name="ro1">
          <table:table-cell office:value-type="float" office:value="10.3846">
            <text:p>10.3846</text:p>
          </table:table-cell>
          <table:table-cell office:value-type="float" office:value="2.04478">
            <text:p>2.04478</text:p>
          </table:table-cell>
          <table:table-cell office:value-type="float" office:value="229.401">
            <text:p>229.401</text:p>
          </table:table-cell>
          <table:table-cell office:value-type="float" office:value="0.613435">
            <text:p>0.613435</text:p>
          </table:table-cell>
          <table:table-cell table:number-columns-repeated="3"/>
        </table:table-row>
        <table:table-row table:style-name="ro1">
          <table:table-cell office:value-type="float" office:value="10.4179">
            <text:p>10.4179</text:p>
          </table:table-cell>
          <table:table-cell office:value-type="float" office:value="2.00911">
            <text:p>2.00911</text:p>
          </table:table-cell>
          <table:table-cell office:value-type="float" office:value="229.437">
            <text:p>229.437</text:p>
          </table:table-cell>
          <table:table-cell office:value-type="float" office:value="0.602733">
            <text:p>0.602733</text:p>
          </table:table-cell>
          <table:table-cell table:number-columns-repeated="3"/>
        </table:table-row>
        <table:table-row table:style-name="ro1">
          <table:table-cell office:value-type="float" office:value="10.4519">
            <text:p>10.4519</text:p>
          </table:table-cell>
          <table:table-cell office:value-type="float" office:value="1.97246">
            <text:p>1.97246</text:p>
          </table:table-cell>
          <table:table-cell office:value-type="float" office:value="229.473">
            <text:p>229.473</text:p>
          </table:table-cell>
          <table:table-cell office:value-type="float" office:value="0.591737">
            <text:p>0.591737</text:p>
          </table:table-cell>
          <table:table-cell table:number-columns-repeated="3"/>
        </table:table-row>
        <table:table-row table:style-name="ro1">
          <table:table-cell office:value-type="float" office:value="10.4853">
            <text:p>10.4853</text:p>
          </table:table-cell>
          <table:table-cell office:value-type="float" office:value="1.93646">
            <text:p>1.93646</text:p>
          </table:table-cell>
          <table:table-cell office:value-type="float" office:value="229.509">
            <text:p>229.509</text:p>
          </table:table-cell>
          <table:table-cell office:value-type="float" office:value="0.580939">
            <text:p>0.580939</text:p>
          </table:table-cell>
          <table:table-cell table:number-columns-repeated="3"/>
        </table:table-row>
        <table:table-row table:style-name="ro1">
          <table:table-cell office:value-type="float" office:value="10.5186">
            <text:p>10.5186</text:p>
          </table:table-cell>
          <table:table-cell office:value-type="float" office:value="1.90031">
            <text:p>1.90031</text:p>
          </table:table-cell>
          <table:table-cell office:value-type="float" office:value="229.546">
            <text:p>229.546</text:p>
          </table:table-cell>
          <table:table-cell office:value-type="float" office:value="0.570094">
            <text:p>0.570094</text:p>
          </table:table-cell>
          <table:table-cell table:number-columns-repeated="3"/>
        </table:table-row>
        <table:table-row table:style-name="ro1">
          <table:table-cell office:value-type="float" office:value="10.5517">
            <text:p>10.5517</text:p>
          </table:table-cell>
          <table:table-cell office:value-type="float" office:value="1.86436">
            <text:p>1.86436</text:p>
          </table:table-cell>
          <table:table-cell office:value-type="float" office:value="229.582">
            <text:p>229.582</text:p>
          </table:table-cell>
          <table:table-cell office:value-type="float" office:value="0.559309">
            <text:p>0.559309</text:p>
          </table:table-cell>
          <table:table-cell table:number-columns-repeated="3"/>
        </table:table-row>
        <table:table-row table:style-name="ro1">
          <table:table-cell office:value-type="float" office:value="10.5856">
            <text:p>10.5856</text:p>
          </table:table-cell>
          <table:table-cell office:value-type="float" office:value="1.82745">
            <text:p>1.82745</text:p>
          </table:table-cell>
          <table:table-cell office:value-type="float" office:value="229.618">
            <text:p>229.618</text:p>
          </table:table-cell>
          <table:table-cell office:value-type="float" office:value="0.548236">
            <text:p>0.548236</text:p>
          </table:table-cell>
          <table:table-cell table:number-columns-repeated="3"/>
        </table:table-row>
        <table:table-row table:style-name="ro1">
          <table:table-cell office:value-type="float" office:value="10.6184">
            <text:p>10.6184</text:p>
          </table:table-cell>
          <table:table-cell office:value-type="float" office:value="1.79163">
            <text:p>1.79163</text:p>
          </table:table-cell>
          <table:table-cell office:value-type="float" office:value="229.654">
            <text:p>229.654</text:p>
          </table:table-cell>
          <table:table-cell office:value-type="float" office:value="0.537488">
            <text:p>0.537488</text:p>
          </table:table-cell>
          <table:table-cell table:number-columns-repeated="3"/>
        </table:table-row>
        <table:table-row table:style-name="ro1">
          <table:table-cell office:value-type="float" office:value="10.6513">
            <text:p>10.6513</text:p>
          </table:table-cell>
          <table:table-cell office:value-type="float" office:value="1.75571">
            <text:p>1.75571</text:p>
          </table:table-cell>
          <table:table-cell office:value-type="float" office:value="229.69">
            <text:p>229.69</text:p>
          </table:table-cell>
          <table:table-cell office:value-type="float" office:value="0.526712">
            <text:p>0.526712</text:p>
          </table:table-cell>
          <table:table-cell table:number-columns-repeated="3"/>
        </table:table-row>
        <table:table-row table:style-name="ro1">
          <table:table-cell office:value-type="float" office:value="10.6836">
            <text:p>10.6836</text:p>
          </table:table-cell>
          <table:table-cell office:value-type="float" office:value="1.72028">
            <text:p>1.72028</text:p>
          </table:table-cell>
          <table:table-cell office:value-type="float" office:value="229.726">
            <text:p>229.726</text:p>
          </table:table-cell>
          <table:table-cell office:value-type="float" office:value="0.516083">
            <text:p>0.516083</text:p>
          </table:table-cell>
          <table:table-cell table:number-columns-repeated="3"/>
        </table:table-row>
        <table:table-row table:style-name="ro1">
          <table:table-cell office:value-type="float" office:value="10.7043">
            <text:p>10.7043</text:p>
          </table:table-cell>
          <table:table-cell office:value-type="float" office:value="1.69757">
            <text:p>1.69757</text:p>
          </table:table-cell>
          <table:table-cell office:value-type="float" office:value="229.748">
            <text:p>229.748</text:p>
          </table:table-cell>
          <table:table-cell office:value-type="float" office:value="0.509271">
            <text:p>0.509271</text:p>
          </table:table-cell>
          <table:table-cell table:number-columns-repeated="3"/>
        </table:table-row>
        <table:table-row table:style-name="ro1">
          <table:table-cell office:value-type="float" office:value="10.7342">
            <text:p>10.7342</text:p>
          </table:table-cell>
          <table:table-cell office:value-type="float" office:value="1.66473">
            <text:p>1.66473</text:p>
          </table:table-cell>
          <table:table-cell office:value-type="float" office:value="229.781">
            <text:p>229.781</text:p>
          </table:table-cell>
          <table:table-cell office:value-type="float" office:value="0.49942">
            <text:p>0.49942</text:p>
          </table:table-cell>
          <table:table-cell table:number-columns-repeated="3"/>
        </table:table-row>
        <table:table-row table:style-name="ro1">
          <table:table-cell office:value-type="float" office:value="10.7631">
            <text:p>10.7631</text:p>
          </table:table-cell>
          <table:table-cell office:value-type="float" office:value="1.6331">
            <text:p>1.6331</text:p>
          </table:table-cell>
          <table:table-cell office:value-type="float" office:value="229.813">
            <text:p>229.813</text:p>
          </table:table-cell>
          <table:table-cell office:value-type="float" office:value="0.489931">
            <text:p>0.489931</text:p>
          </table:table-cell>
          <table:table-cell table:number-columns-repeated="3"/>
        </table:table-row>
        <table:table-row table:style-name="ro1">
          <table:table-cell office:value-type="float" office:value="10.7943">
            <text:p>10.7943</text:p>
          </table:table-cell>
          <table:table-cell office:value-type="float" office:value="1.59883">
            <text:p>1.59883</text:p>
          </table:table-cell>
          <table:table-cell office:value-type="float" office:value="229.847">
            <text:p>229.847</text:p>
          </table:table-cell>
          <table:table-cell office:value-type="float" office:value="0.479649">
            <text:p>0.479649</text:p>
          </table:table-cell>
          <table:table-cell table:number-columns-repeated="3"/>
        </table:table-row>
        <table:table-row table:style-name="ro1">
          <table:table-cell office:value-type="float" office:value="10.8264">
            <text:p>10.8264</text:p>
          </table:table-cell>
          <table:table-cell office:value-type="float" office:value="1.56352">
            <text:p>1.56352</text:p>
          </table:table-cell>
          <table:table-cell office:value-type="float" office:value="229.882">
            <text:p>229.882</text:p>
          </table:table-cell>
          <table:table-cell office:value-type="float" office:value="0.469057">
            <text:p>0.469057</text:p>
          </table:table-cell>
          <table:table-cell table:number-columns-repeated="3"/>
        </table:table-row>
        <table:table-row table:style-name="ro1">
          <table:table-cell office:value-type="float" office:value="10.8599">
            <text:p>10.8599</text:p>
          </table:table-cell>
          <table:table-cell office:value-type="float" office:value="1.52684">
            <text:p>1.52684</text:p>
          </table:table-cell>
          <table:table-cell office:value-type="float" office:value="229.919">
            <text:p>229.919</text:p>
          </table:table-cell>
          <table:table-cell office:value-type="float" office:value="0.458052">
            <text:p>0.458052</text:p>
          </table:table-cell>
          <table:table-cell table:number-columns-repeated="3"/>
        </table:table-row>
        <table:table-row table:style-name="ro1">
          <table:table-cell office:value-type="float" office:value="10.8986">
            <text:p>10.8986</text:p>
          </table:table-cell>
          <table:table-cell office:value-type="float" office:value="1.48438">
            <text:p>1.48438</text:p>
          </table:table-cell>
          <table:table-cell office:value-type="float" office:value="229.962">
            <text:p>229.962</text:p>
          </table:table-cell>
          <table:table-cell office:value-type="float" office:value="0.445313">
            <text:p>0.445313</text:p>
          </table:table-cell>
          <table:table-cell table:number-columns-repeated="3"/>
        </table:table-row>
        <table:table-row table:style-name="ro1">
          <table:table-cell office:value-type="float" office:value="10.9307">
            <text:p>10.9307</text:p>
          </table:table-cell>
          <table:table-cell office:value-type="float" office:value="1.44922">
            <text:p>1.44922</text:p>
          </table:table-cell>
          <table:table-cell office:value-type="float" office:value="229.997">
            <text:p>229.997</text:p>
          </table:table-cell>
          <table:table-cell office:value-type="float" office:value="0.434766">
            <text:p>0.434766</text:p>
          </table:table-cell>
          <table:table-cell table:number-columns-repeated="3"/>
        </table:table-row>
        <table:table-row table:style-name="ro1">
          <table:table-cell office:value-type="float" office:value="10.9617">
            <text:p>10.9617</text:p>
          </table:table-cell>
          <table:table-cell office:value-type="float" office:value="1.41533">
            <text:p>1.41533</text:p>
          </table:table-cell>
          <table:table-cell office:value-type="float" office:value="230.031">
            <text:p>230.031</text:p>
          </table:table-cell>
          <table:table-cell office:value-type="float" office:value="0.424599">
            <text:p>0.424599</text:p>
          </table:table-cell>
          <table:table-cell table:number-columns-repeated="3"/>
        </table:table-row>
        <table:table-row table:style-name="ro1">
          <table:table-cell office:value-type="float" office:value="10.9961">
            <text:p>10.9961</text:p>
          </table:table-cell>
          <table:table-cell office:value-type="float" office:value="1.3779">
            <text:p>1.3779</text:p>
          </table:table-cell>
          <table:table-cell office:value-type="float" office:value="230.068">
            <text:p>230.068</text:p>
          </table:table-cell>
          <table:table-cell office:value-type="float" office:value="0.41337">
            <text:p>0.41337</text:p>
          </table:table-cell>
          <table:table-cell table:number-columns-repeated="3"/>
        </table:table-row>
        <table:table-row table:style-name="ro1">
          <table:table-cell office:value-type="float" office:value="11.0289">
            <text:p>11.0289</text:p>
          </table:table-cell>
          <table:table-cell office:value-type="float" office:value="1.34224">
            <text:p>1.34224</text:p>
          </table:table-cell>
          <table:table-cell office:value-type="float" office:value="230.104">
            <text:p>230.104</text:p>
          </table:table-cell>
          <table:table-cell office:value-type="float" office:value="0.402672">
            <text:p>0.402672</text:p>
          </table:table-cell>
          <table:table-cell table:number-columns-repeated="3"/>
        </table:table-row>
        <table:table-row table:style-name="ro1">
          <table:table-cell office:value-type="float" office:value="11.0613">
            <text:p>11.0613</text:p>
          </table:table-cell>
          <table:table-cell office:value-type="float" office:value="1.30714">
            <text:p>1.30714</text:p>
          </table:table-cell>
          <table:table-cell office:value-type="float" office:value="230.139">
            <text:p>230.139</text:p>
          </table:table-cell>
          <table:table-cell office:value-type="float" office:value="0.392143">
            <text:p>0.392143</text:p>
          </table:table-cell>
          <table:table-cell table:number-columns-repeated="3"/>
        </table:table-row>
        <table:table-row table:style-name="ro1">
          <table:table-cell office:value-type="float" office:value="11.0938">
            <text:p>11.0938</text:p>
          </table:table-cell>
          <table:table-cell office:value-type="float" office:value="1.27208">
            <text:p>1.27208</text:p>
          </table:table-cell>
          <table:table-cell office:value-type="float" office:value="230.174">
            <text:p>230.174</text:p>
          </table:table-cell>
          <table:table-cell office:value-type="float" office:value="0.381624">
            <text:p>0.381624</text:p>
          </table:table-cell>
          <table:table-cell table:number-columns-repeated="3"/>
        </table:table-row>
        <table:table-row table:style-name="ro1">
          <table:table-cell office:value-type="float" office:value="11.1267">
            <text:p>11.1267</text:p>
          </table:table-cell>
          <table:table-cell office:value-type="float" office:value="1.23677">
            <text:p>1.23677</text:p>
          </table:table-cell>
          <table:table-cell office:value-type="float" office:value="230.209">
            <text:p>230.209</text:p>
          </table:table-cell>
          <table:table-cell office:value-type="float" office:value="0.371031">
            <text:p>0.371031</text:p>
          </table:table-cell>
          <table:table-cell table:number-columns-repeated="3"/>
        </table:table-row>
        <table:table-row table:style-name="ro1">
          <table:table-cell office:value-type="float" office:value="11.1605">
            <text:p>11.1605</text:p>
          </table:table-cell>
          <table:table-cell office:value-type="float" office:value="1.20052">
            <text:p>1.20052</text:p>
          </table:table-cell>
          <table:table-cell office:value-type="float" office:value="230.245">
            <text:p>230.245</text:p>
          </table:table-cell>
          <table:table-cell office:value-type="float" office:value="0.360155">
            <text:p>0.360155</text:p>
          </table:table-cell>
          <table:table-cell table:number-columns-repeated="3"/>
        </table:table-row>
        <table:table-row table:style-name="ro1">
          <table:table-cell office:value-type="float" office:value="11.1936">
            <text:p>11.1936</text:p>
          </table:table-cell>
          <table:table-cell office:value-type="float" office:value="1.16536">
            <text:p>1.16536</text:p>
          </table:table-cell>
          <table:table-cell office:value-type="float" office:value="230.281">
            <text:p>230.281</text:p>
          </table:table-cell>
          <table:table-cell office:value-type="float" office:value="0.349608">
            <text:p>0.349608</text:p>
          </table:table-cell>
          <table:table-cell table:number-columns-repeated="3"/>
        </table:table-row>
        <table:table-row table:style-name="ro1">
          <table:table-cell office:value-type="float" office:value="11.2259">
            <text:p>11.2259</text:p>
          </table:table-cell>
          <table:table-cell office:value-type="float" office:value="1.1313">
            <text:p>1.1313</text:p>
          </table:table-cell>
          <table:table-cell office:value-type="float" office:value="230.315">
            <text:p>230.315</text:p>
          </table:table-cell>
          <table:table-cell office:value-type="float" office:value="0.339391">
            <text:p>0.339391</text:p>
          </table:table-cell>
          <table:table-cell table:number-columns-repeated="3"/>
        </table:table-row>
        <table:table-row table:style-name="ro1">
          <table:table-cell office:value-type="float" office:value="11.2588">
            <text:p>11.2588</text:p>
          </table:table-cell>
          <table:table-cell office:value-type="float" office:value="1.0968">
            <text:p>1.0968</text:p>
          </table:table-cell>
          <table:table-cell office:value-type="float" office:value="230.349">
            <text:p>230.349</text:p>
          </table:table-cell>
          <table:table-cell office:value-type="float" office:value="0.329041">
            <text:p>0.329041</text:p>
          </table:table-cell>
          <table:table-cell table:number-columns-repeated="3"/>
        </table:table-row>
        <table:table-row table:style-name="ro1">
          <table:table-cell office:value-type="float" office:value="11.2918">
            <text:p>11.2918</text:p>
          </table:table-cell>
          <table:table-cell office:value-type="float" office:value="1.0623">
            <text:p>1.0623</text:p>
          </table:table-cell>
          <table:table-cell office:value-type="float" office:value="230.384">
            <text:p>230.384</text:p>
          </table:table-cell>
          <table:table-cell office:value-type="float" office:value="0.318691">
            <text:p>0.318691</text:p>
          </table:table-cell>
          <table:table-cell table:number-columns-repeated="3"/>
        </table:table-row>
        <table:table-row table:style-name="ro1">
          <table:table-cell office:value-type="float" office:value="11.3251">
            <text:p>11.3251</text:p>
          </table:table-cell>
          <table:table-cell office:value-type="float" office:value="1.0278">
            <text:p>1.0278</text:p>
          </table:table-cell>
          <table:table-cell office:value-type="float" office:value="230.418">
            <text:p>230.418</text:p>
          </table:table-cell>
          <table:table-cell office:value-type="float" office:value="0.30834">
            <text:p>0.30834</text:p>
          </table:table-cell>
          <table:table-cell table:number-columns-repeated="3"/>
        </table:table-row>
        <table:table-row table:style-name="ro1">
          <table:table-cell office:value-type="float" office:value="11.3575">
            <text:p>11.3575</text:p>
          </table:table-cell>
          <table:table-cell office:value-type="float" office:value="0.994659">
            <text:p>0.994659</text:p>
          </table:table-cell>
          <table:table-cell office:value-type="float" office:value="230.451">
            <text:p>230.451</text:p>
          </table:table-cell>
          <table:table-cell office:value-type="float" office:value="0.298398">
            <text:p>0.298398</text:p>
          </table:table-cell>
          <table:table-cell table:number-columns-repeated="3"/>
        </table:table-row>
        <table:table-row table:style-name="ro1">
          <table:table-cell office:value-type="float" office:value="11.3797">
            <text:p>11.3797</text:p>
          </table:table-cell>
          <table:table-cell office:value-type="float" office:value="0.97197">
            <text:p>0.97197</text:p>
          </table:table-cell>
          <table:table-cell office:value-type="float" office:value="230.474">
            <text:p>230.474</text:p>
          </table:table-cell>
          <table:table-cell office:value-type="float" office:value="0.291591">
            <text:p>0.291591</text:p>
          </table:table-cell>
          <table:table-cell table:number-columns-repeated="3"/>
        </table:table-row>
        <table:table-row table:style-name="ro1">
          <table:table-cell office:value-type="float" office:value="11.413">
            <text:p>11.413</text:p>
          </table:table-cell>
          <table:table-cell office:value-type="float" office:value="0.938385">
            <text:p>0.938385</text:p>
          </table:table-cell>
          <table:table-cell office:value-type="float" office:value="230.507">
            <text:p>230.507</text:p>
          </table:table-cell>
          <table:table-cell office:value-type="float" office:value="0.281516">
            <text:p>0.281516</text:p>
          </table:table-cell>
          <table:table-cell table:number-columns-repeated="3"/>
        </table:table-row>
        <table:table-row table:style-name="ro1">
          <table:table-cell office:value-type="float" office:value="11.4478">
            <text:p>11.4478</text:p>
          </table:table-cell>
          <table:table-cell office:value-type="float" office:value="0.903534">
            <text:p>0.903534</text:p>
          </table:table-cell>
          <table:table-cell office:value-type="float" office:value="230.542">
            <text:p>230.542</text:p>
          </table:table-cell>
          <table:table-cell office:value-type="float" office:value="0.27106">
            <text:p>0.27106</text:p>
          </table:table-cell>
          <table:table-cell table:number-columns-repeated="3"/>
        </table:table-row>
        <table:table-row table:style-name="ro1">
          <table:table-cell office:value-type="float" office:value="11.4809">
            <text:p>11.4809</text:p>
          </table:table-cell>
          <table:table-cell office:value-type="float" office:value="0.870819">
            <text:p>0.870819</text:p>
          </table:table-cell>
          <table:table-cell office:value-type="float" office:value="230.575">
            <text:p>230.575</text:p>
          </table:table-cell>
          <table:table-cell office:value-type="float" office:value="0.261246">
            <text:p>0.261246</text:p>
          </table:table-cell>
          <table:table-cell table:number-columns-repeated="3"/>
        </table:table-row>
        <table:table-row table:style-name="ro1">
          <table:table-cell office:value-type="float" office:value="11.5158">
            <text:p>11.5158</text:p>
          </table:table-cell>
          <table:table-cell office:value-type="float" office:value="0.836716">
            <text:p>0.836716</text:p>
          </table:table-cell>
          <table:table-cell office:value-type="float" office:value="230.609">
            <text:p>230.609</text:p>
          </table:table-cell>
          <table:table-cell office:value-type="float" office:value="0.251015">
            <text:p>0.251015</text:p>
          </table:table-cell>
          <table:table-cell table:number-columns-repeated="3"/>
        </table:table-row>
        <table:table-row table:style-name="ro1">
          <table:table-cell office:value-type="float" office:value="11.5472">
            <text:p>11.5472</text:p>
          </table:table-cell>
          <table:table-cell office:value-type="float" office:value="0.806351">
            <text:p>0.806351</text:p>
          </table:table-cell>
          <table:table-cell office:value-type="float" office:value="230.64">
            <text:p>230.64</text:p>
          </table:table-cell>
          <table:table-cell office:value-type="float" office:value="0.241905">
            <text:p>0.241905</text:p>
          </table:table-cell>
          <table:table-cell table:number-columns-repeated="3"/>
        </table:table-row>
        <table:table-row table:style-name="ro1">
          <table:table-cell office:value-type="float" office:value="11.5805">
            <text:p>11.5805</text:p>
          </table:table-cell>
          <table:table-cell office:value-type="float" office:value="0.774673">
            <text:p>0.774673</text:p>
          </table:table-cell>
          <table:table-cell office:value-type="float" office:value="230.671">
            <text:p>230.671</text:p>
          </table:table-cell>
          <table:table-cell office:value-type="float" office:value="0.232402">
            <text:p>0.232402</text:p>
          </table:table-cell>
          <table:table-cell table:number-columns-repeated="3"/>
        </table:table-row>
        <table:table-row table:style-name="ro1">
          <table:table-cell office:value-type="float" office:value="11.6131">
            <text:p>11.6131</text:p>
          </table:table-cell>
          <table:table-cell office:value-type="float" office:value="0.743942">
            <text:p>0.743942</text:p>
          </table:table-cell>
          <table:table-cell office:value-type="float" office:value="230.702">
            <text:p>230.702</text:p>
          </table:table-cell>
          <table:table-cell office:value-type="float" office:value="0.223183">
            <text:p>0.223183</text:p>
          </table:table-cell>
          <table:table-cell table:number-columns-repeated="3"/>
        </table:table-row>
        <table:table-row table:style-name="ro1">
          <table:table-cell office:value-type="float" office:value="11.646">
            <text:p>11.646</text:p>
          </table:table-cell>
          <table:table-cell office:value-type="float" office:value="0.713425">
            <text:p>0.713425</text:p>
          </table:table-cell>
          <table:table-cell office:value-type="float" office:value="230.732">
            <text:p>230.732</text:p>
          </table:table-cell>
          <table:table-cell office:value-type="float" office:value="0.214027">
            <text:p>0.214027</text:p>
          </table:table-cell>
          <table:table-cell table:number-columns-repeated="3"/>
        </table:table-row>
        <table:table-row table:style-name="ro1">
          <table:table-cell office:value-type="float" office:value="11.6663">
            <text:p>11.6663</text:p>
          </table:table-cell>
          <table:table-cell office:value-type="float" office:value="0.694763">
            <text:p>0.694763</text:p>
          </table:table-cell>
          <table:table-cell office:value-type="float" office:value="230.751">
            <text:p>230.751</text:p>
          </table:table-cell>
          <table:table-cell office:value-type="float" office:value="0.208429">
            <text:p>0.208429</text:p>
          </table:table-cell>
          <table:table-cell table:number-columns-repeated="3"/>
        </table:table-row>
        <table:table-row table:style-name="ro1">
          <table:table-cell office:value-type="float" office:value="11.6985">
            <text:p>11.6985</text:p>
          </table:table-cell>
          <table:table-cell office:value-type="float" office:value="0.665649">
            <text:p>0.665649</text:p>
          </table:table-cell>
          <table:table-cell office:value-type="float" office:value="230.78">
            <text:p>230.78</text:p>
          </table:table-cell>
          <table:table-cell office:value-type="float" office:value="0.199695">
            <text:p>0.199695</text:p>
          </table:table-cell>
          <table:table-cell table:number-columns-repeated="3"/>
        </table:table-row>
        <table:table-row table:style-name="ro1">
          <table:table-cell office:value-type="float" office:value="11.729">
            <text:p>11.729</text:p>
          </table:table-cell>
          <table:table-cell office:value-type="float" office:value="0.63855">
            <text:p>0.63855</text:p>
          </table:table-cell>
          <table:table-cell office:value-type="float" office:value="230.807">
            <text:p>230.807</text:p>
          </table:table-cell>
          <table:table-cell office:value-type="float" office:value="0.191565">
            <text:p>0.191565</text:p>
          </table:table-cell>
          <table:table-cell table:number-columns-repeated="3"/>
        </table:table-row>
        <table:table-row table:style-name="ro1">
          <table:table-cell office:value-type="float" office:value="11.7592">
            <text:p>11.7592</text:p>
          </table:table-cell>
          <table:table-cell office:value-type="float" office:value="0.612106">
            <text:p>0.612106</text:p>
          </table:table-cell>
          <table:table-cell office:value-type="float" office:value="230.834">
            <text:p>230.834</text:p>
          </table:table-cell>
          <table:table-cell office:value-type="float" office:value="0.183632">
            <text:p>0.183632</text:p>
          </table:table-cell>
          <table:table-cell table:number-columns-repeated="3"/>
        </table:table-row>
        <table:table-row table:style-name="ro1">
          <table:table-cell office:value-type="float" office:value="11.7899">
            <text:p>11.7899</text:p>
          </table:table-cell>
          <table:table-cell office:value-type="float" office:value="0.585663">
            <text:p>0.585663</text:p>
          </table:table-cell>
          <table:table-cell office:value-type="float" office:value="230.86">
            <text:p>230.86</text:p>
          </table:table-cell>
          <table:table-cell office:value-type="float" office:value="0.175699">
            <text:p>0.175699</text:p>
          </table:table-cell>
          <table:table-cell table:number-columns-repeated="3"/>
        </table:table-row>
        <table:table-row table:style-name="ro1">
          <table:table-cell office:value-type="float" office:value="11.8206">
            <text:p>11.8206</text:p>
          </table:table-cell>
          <table:table-cell office:value-type="float" office:value="0.559616">
            <text:p>0.559616</text:p>
          </table:table-cell>
          <table:table-cell office:value-type="float" office:value="230.886">
            <text:p>230.886</text:p>
          </table:table-cell>
          <table:table-cell office:value-type="float" office:value="0.167885">
            <text:p>0.167885</text:p>
          </table:table-cell>
          <table:table-cell table:number-columns-repeated="3"/>
        </table:table-row>
        <table:table-row table:style-name="ro1">
          <table:table-cell office:value-type="float" office:value="11.8502">
            <text:p>11.8502</text:p>
          </table:table-cell>
          <table:table-cell office:value-type="float" office:value="0.534897">
            <text:p>0.534897</text:p>
          </table:table-cell>
          <table:table-cell office:value-type="float" office:value="230.911">
            <text:p>230.911</text:p>
          </table:table-cell>
          <table:table-cell office:value-type="float" office:value="0.160469">
            <text:p>0.160469</text:p>
          </table:table-cell>
          <table:table-cell table:number-columns-repeated="3"/>
        </table:table-row>
        <table:table-row table:style-name="ro1">
          <table:table-cell office:value-type="float" office:value="11.8829">
            <text:p>11.8829</text:p>
          </table:table-cell>
          <table:table-cell office:value-type="float" office:value="0.508255">
            <text:p>0.508255</text:p>
          </table:table-cell>
          <table:table-cell office:value-type="float" office:value="230.938">
            <text:p>230.938</text:p>
          </table:table-cell>
          <table:table-cell office:value-type="float" office:value="0.152477">
            <text:p>0.152477</text:p>
          </table:table-cell>
          <table:table-cell table:number-columns-repeated="3"/>
        </table:table-row>
        <table:table-row table:style-name="ro1">
          <table:table-cell office:value-type="float" office:value="11.915">
            <text:p>11.915</text:p>
          </table:table-cell>
          <table:table-cell office:value-type="float" office:value="0.482635">
            <text:p>0.482635</text:p>
          </table:table-cell>
          <table:table-cell office:value-type="float" office:value="230.963">
            <text:p>230.963</text:p>
          </table:table-cell>
          <table:table-cell office:value-type="float" office:value="0.144791">
            <text:p>0.144791</text:p>
          </table:table-cell>
          <table:table-cell table:number-columns-repeated="3"/>
        </table:table-row>
        <table:table-row table:style-name="ro1">
          <table:table-cell office:value-type="float" office:value="11.9492">
            <text:p>11.9492</text:p>
          </table:table-cell>
          <table:table-cell office:value-type="float" office:value="0.455917">
            <text:p>0.455917</text:p>
          </table:table-cell>
          <table:table-cell office:value-type="float" office:value="230.99">
            <text:p>230.99</text:p>
          </table:table-cell>
          <table:table-cell office:value-type="float" office:value="0.136775">
            <text:p>0.136775</text:p>
          </table:table-cell>
          <table:table-cell table:number-columns-repeated="3"/>
        </table:table-row>
        <table:table-row table:style-name="ro1">
          <table:table-cell office:value-type="float" office:value="11.9821">
            <text:p>11.9821</text:p>
          </table:table-cell>
          <table:table-cell office:value-type="float" office:value="0.430862">
            <text:p>0.430862</text:p>
          </table:table-cell>
          <table:table-cell office:value-type="float" office:value="231.015">
            <text:p>231.015</text:p>
          </table:table-cell>
          <table:table-cell office:value-type="float" office:value="0.129259">
            <text:p>0.129259</text:p>
          </table:table-cell>
          <table:table-cell table:number-columns-repeated="3"/>
        </table:table-row>
        <table:table-row table:style-name="ro1">
          <table:table-cell office:value-type="float" office:value="12.0159">
            <text:p>12.0159</text:p>
          </table:table-cell>
          <table:table-cell office:value-type="float" office:value="0.405731">
            <text:p>0.405731</text:p>
          </table:table-cell>
          <table:table-cell office:value-type="float" office:value="231.04">
            <text:p>231.04</text:p>
          </table:table-cell>
          <table:table-cell office:value-type="float" office:value="0.121719">
            <text:p>0.121719</text:p>
          </table:table-cell>
          <table:table-cell table:number-columns-repeated="3"/>
        </table:table-row>
        <table:table-row table:style-name="ro1">
          <table:table-cell office:value-type="float" office:value="12.0499">
            <text:p>12.0499</text:p>
          </table:table-cell>
          <table:table-cell office:value-type="float" office:value="0.38118">
            <text:p>0.38118</text:p>
          </table:table-cell>
          <table:table-cell office:value-type="float" office:value="231.065">
            <text:p>231.065</text:p>
          </table:table-cell>
          <table:table-cell office:value-type="float" office:value="0.114354">
            <text:p>0.114354</text:p>
          </table:table-cell>
          <table:table-cell table:number-columns-repeated="3"/>
        </table:table-row>
        <table:table-row table:style-name="ro1">
          <table:table-cell office:value-type="float" office:value="12.0823">
            <text:p>12.0823</text:p>
          </table:table-cell>
          <table:table-cell office:value-type="float" office:value="0.358444">
            <text:p>0.358444</text:p>
          </table:table-cell>
          <table:table-cell office:value-type="float" office:value="231.087">
            <text:p>231.087</text:p>
          </table:table-cell>
          <table:table-cell office:value-type="float" office:value="0.107533">
            <text:p>0.107533</text:p>
          </table:table-cell>
          <table:table-cell table:number-columns-repeated="3"/>
        </table:table-row>
        <table:table-row table:style-name="ro1">
          <table:table-cell office:value-type="float" office:value="12.1158">
            <text:p>12.1158</text:p>
          </table:table-cell>
          <table:table-cell office:value-type="float" office:value="0.335587">
            <text:p>0.335587</text:p>
          </table:table-cell>
          <table:table-cell office:value-type="float" office:value="231.11">
            <text:p>231.11</text:p>
          </table:table-cell>
          <table:table-cell office:value-type="float" office:value="0.100676">
            <text:p>0.100676</text:p>
          </table:table-cell>
          <table:table-cell table:number-columns-repeated="3"/>
        </table:table-row>
        <table:table-row table:style-name="ro1">
          <table:table-cell office:value-type="float" office:value="12.148">
            <text:p>12.148</text:p>
          </table:table-cell>
          <table:table-cell office:value-type="float" office:value="0.31424">
            <text:p>0.31424</text:p>
          </table:table-cell>
          <table:table-cell office:value-type="float" office:value="231.132">
            <text:p>231.132</text:p>
          </table:table-cell>
          <table:table-cell office:value-type="float" office:value="0.0942719">
            <text:p>0.0942719</text:p>
          </table:table-cell>
          <table:table-cell table:number-columns-repeated="3"/>
        </table:table-row>
        <table:table-row table:style-name="ro1">
          <table:table-cell office:value-type="float" office:value="12.1823">
            <text:p>12.1823</text:p>
          </table:table-cell>
          <table:table-cell office:value-type="float" office:value="0.292343">
            <text:p>0.292343</text:p>
          </table:table-cell>
          <table:table-cell office:value-type="float" office:value="231.154">
            <text:p>231.154</text:p>
          </table:table-cell>
          <table:table-cell office:value-type="float" office:value="0.0877029">
            <text:p>0.0877029</text:p>
          </table:table-cell>
          <table:table-cell table:number-columns-repeated="3"/>
        </table:table-row>
        <table:table-row table:style-name="ro1">
          <table:table-cell office:value-type="float" office:value="12.2156">
            <text:p>12.2156</text:p>
          </table:table-cell>
          <table:table-cell office:value-type="float" office:value="0.271729">
            <text:p>0.271729</text:p>
          </table:table-cell>
          <table:table-cell office:value-type="float" office:value="231.174">
            <text:p>231.174</text:p>
          </table:table-cell>
          <table:table-cell office:value-type="float" office:value="0.0815186">
            <text:p>0.0815186</text:p>
          </table:table-cell>
          <table:table-cell table:number-columns-repeated="3"/>
        </table:table-row>
        <table:table-row table:style-name="ro1">
          <table:table-cell office:value-type="float" office:value="12.2484">
            <text:p>12.2484</text:p>
          </table:table-cell>
          <table:table-cell office:value-type="float" office:value="0.252136">
            <text:p>0.252136</text:p>
          </table:table-cell>
          <table:table-cell office:value-type="float" office:value="231.194">
            <text:p>231.194</text:p>
          </table:table-cell>
          <table:table-cell office:value-type="float" office:value="0.0756409">
            <text:p>0.0756409</text:p>
          </table:table-cell>
          <table:table-cell table:number-columns-repeated="3"/>
        </table:table-row>
        <table:table-row table:style-name="ro1">
          <table:table-cell office:value-type="float" office:value="12.2811">
            <text:p>12.2811</text:p>
          </table:table-cell>
          <table:table-cell office:value-type="float" office:value="0.233383">
            <text:p>0.233383</text:p>
          </table:table-cell>
          <table:table-cell office:value-type="float" office:value="231.212">
            <text:p>231.212</text:p>
          </table:table-cell>
          <table:table-cell office:value-type="float" office:value="0.070015">
            <text:p>0.070015</text:p>
          </table:table-cell>
          <table:table-cell table:number-columns-repeated="3"/>
        </table:table-row>
        <table:table-row table:style-name="ro1">
          <table:table-cell office:value-type="float" office:value="12.3154">
            <text:p>12.3154</text:p>
          </table:table-cell>
          <table:table-cell office:value-type="float" office:value="0.214447">
            <text:p>0.214447</text:p>
          </table:table-cell>
          <table:table-cell office:value-type="float" office:value="231.231">
            <text:p>231.231</text:p>
          </table:table-cell>
          <table:table-cell office:value-type="float" office:value="0.0643341">
            <text:p>0.0643341</text:p>
          </table:table-cell>
          <table:table-cell table:number-columns-repeated="3"/>
        </table:table-row>
        <table:table-row table:style-name="ro1">
          <table:table-cell office:value-type="float" office:value="12.3482">
            <text:p>12.3482</text:p>
          </table:table-cell>
          <table:table-cell office:value-type="float" office:value="0.197144">
            <text:p>0.197144</text:p>
          </table:table-cell>
          <table:table-cell office:value-type="float" office:value="231.249">
            <text:p>231.249</text:p>
          </table:table-cell>
          <table:table-cell office:value-type="float" office:value="0.0591431">
            <text:p>0.0591431</text:p>
          </table:table-cell>
          <table:table-cell table:number-columns-repeated="3"/>
        </table:table-row>
        <table:table-row table:style-name="ro1">
          <table:table-cell office:value-type="float" office:value="12.381">
            <text:p>12.381</text:p>
          </table:table-cell>
          <table:table-cell office:value-type="float" office:value="0.180634">
            <text:p>0.180634</text:p>
          </table:table-cell>
          <table:table-cell office:value-type="float" office:value="231.265">
            <text:p>231.265</text:p>
          </table:table-cell>
          <table:table-cell office:value-type="float" office:value="0.0541901">
            <text:p>0.0541901</text:p>
          </table:table-cell>
          <table:table-cell table:number-columns-repeated="3"/>
        </table:table-row>
        <table:table-row table:style-name="ro1">
          <table:table-cell office:value-type="float" office:value="12.4135">
            <text:p>12.4135</text:p>
          </table:table-cell>
          <table:table-cell office:value-type="float" office:value="0.164948">
            <text:p>0.164948</text:p>
          </table:table-cell>
          <table:table-cell office:value-type="float" office:value="231.281">
            <text:p>231.281</text:p>
          </table:table-cell>
          <table:table-cell office:value-type="float" office:value="0.0494843">
            <text:p>0.0494843</text:p>
          </table:table-cell>
          <table:table-cell table:number-columns-repeated="3"/>
        </table:table-row>
        <table:table-row table:style-name="ro1">
          <table:table-cell office:value-type="float" office:value="12.449">
            <text:p>12.449</text:p>
          </table:table-cell>
          <table:table-cell office:value-type="float" office:value="0.148651">
            <text:p>0.148651</text:p>
          </table:table-cell>
          <table:table-cell office:value-type="float" office:value="231.297">
            <text:p>231.297</text:p>
          </table:table-cell>
          <table:table-cell office:value-type="float" office:value="0.0445953">
            <text:p>0.0445953</text:p>
          </table:table-cell>
          <table:table-cell table:number-columns-repeated="3"/>
        </table:table-row>
        <table:table-row table:style-name="ro1">
          <table:table-cell office:value-type="float" office:value="12.4834">
            <text:p>12.4834</text:p>
          </table:table-cell>
          <table:table-cell office:value-type="float" office:value="0.133804">
            <text:p>0.133804</text:p>
          </table:table-cell>
          <table:table-cell office:value-type="float" office:value="231.312">
            <text:p>231.312</text:p>
          </table:table-cell>
          <table:table-cell office:value-type="float" office:value="0.0401413">
            <text:p>0.0401413</text:p>
          </table:table-cell>
          <table:table-cell table:number-columns-repeated="3"/>
        </table:table-row>
        <table:table-row table:style-name="ro1">
          <table:table-cell office:value-type="float" office:value="12.5178">
            <text:p>12.5178</text:p>
          </table:table-cell>
          <table:table-cell office:value-type="float" office:value="0.119766">
            <text:p>0.119766</text:p>
          </table:table-cell>
          <table:table-cell office:value-type="float" office:value="231.326">
            <text:p>231.326</text:p>
          </table:table-cell>
          <table:table-cell office:value-type="float" office:value="0.0359299">
            <text:p>0.0359299</text:p>
          </table:table-cell>
          <table:table-cell table:number-columns-repeated="3"/>
        </table:table-row>
        <table:table-row table:style-name="ro1">
          <table:table-cell office:value-type="float" office:value="12.5507">
            <text:p>12.5507</text:p>
          </table:table-cell>
          <table:table-cell office:value-type="float" office:value="0.107285">
            <text:p>0.107285</text:p>
          </table:table-cell>
          <table:table-cell office:value-type="float" office:value="231.339">
            <text:p>231.339</text:p>
          </table:table-cell>
          <table:table-cell office:value-type="float" office:value="0.0321854">
            <text:p>0.0321854</text:p>
          </table:table-cell>
          <table:table-cell table:number-columns-repeated="3"/>
        </table:table-row>
        <table:table-row table:style-name="ro1">
          <table:table-cell office:value-type="float" office:value="12.5834">
            <text:p>12.5834</text:p>
          </table:table-cell>
          <table:table-cell office:value-type="float" office:value="0.0955811">
            <text:p>0.0955811</text:p>
          </table:table-cell>
          <table:table-cell office:value-type="float" office:value="231.35">
            <text:p>231.35</text:p>
          </table:table-cell>
          <table:table-cell office:value-type="float" office:value="0.0286743">
            <text:p>0.0286743</text:p>
          </table:table-cell>
          <table:table-cell table:number-columns-repeated="3"/>
        </table:table-row>
        <table:table-row table:style-name="ro1">
          <table:table-cell office:value-type="float" office:value="12.6162">
            <text:p>12.6162</text:p>
          </table:table-cell>
          <table:table-cell office:value-type="float" office:value="0.0847015">
            <text:p>0.0847015</text:p>
          </table:table-cell>
          <table:table-cell office:value-type="float" office:value="231.361">
            <text:p>231.361</text:p>
          </table:table-cell>
          <table:table-cell office:value-type="float" office:value="0.0254105">
            <text:p>0.0254105</text:p>
          </table:table-cell>
          <table:table-cell table:number-columns-repeated="3"/>
        </table:table-row>
        <table:table-row table:style-name="ro1">
          <table:table-cell office:value-type="float" office:value="12.65">
            <text:p>12.65</text:p>
          </table:table-cell>
          <table:table-cell office:value-type="float" office:value="0.0743256">
            <text:p>0.0743256</text:p>
          </table:table-cell>
          <table:table-cell office:value-type="float" office:value="231.372">
            <text:p>231.372</text:p>
          </table:table-cell>
          <table:table-cell office:value-type="float" office:value="0.0222977">
            <text:p>0.0222977</text:p>
          </table:table-cell>
          <table:table-cell table:number-columns-repeated="3"/>
        </table:table-row>
        <table:table-row table:style-name="ro1">
          <table:table-cell office:value-type="float" office:value="12.683">
            <text:p>12.683</text:p>
          </table:table-cell>
          <table:table-cell office:value-type="float" office:value="0.0650635">
            <text:p>0.0650635</text:p>
          </table:table-cell>
          <table:table-cell office:value-type="float" office:value="231.381">
            <text:p>231.381</text:p>
          </table:table-cell>
          <table:table-cell office:value-type="float" office:value="0.019519">
            <text:p>0.019519</text:p>
          </table:table-cell>
          <table:table-cell table:number-columns-repeated="3"/>
        </table:table-row>
        <table:table-row table:style-name="ro1">
          <table:table-cell office:value-type="float" office:value="12.717">
            <text:p>12.717</text:p>
          </table:table-cell>
          <table:table-cell office:value-type="float" office:value="0.0563812">
            <text:p>0.0563812</text:p>
          </table:table-cell>
          <table:table-cell office:value-type="float" office:value="231.389">
            <text:p>231.389</text:p>
          </table:table-cell>
          <table:table-cell office:value-type="float" office:value="0.0169144">
            <text:p>0.0169144</text:p>
          </table:table-cell>
          <table:table-cell table:number-columns-repeated="3"/>
        </table:table-row>
        <table:table-row table:style-name="ro1">
          <table:table-cell office:value-type="float" office:value="12.7491">
            <text:p>12.7491</text:p>
          </table:table-cell>
          <table:table-cell office:value-type="float" office:value="0.0490112">
            <text:p>0.0490112</text:p>
          </table:table-cell>
          <table:table-cell office:value-type="float" office:value="231.397">
            <text:p>231.397</text:p>
          </table:table-cell>
          <table:table-cell office:value-type="float" office:value="0.0147034">
            <text:p>0.0147034</text:p>
          </table:table-cell>
          <table:table-cell table:number-columns-repeated="3"/>
        </table:table-row>
        <table:table-row table:style-name="ro1">
          <table:table-cell office:value-type="float" office:value="12.7832">
            <text:p>12.7832</text:p>
          </table:table-cell>
          <table:table-cell office:value-type="float" office:value="0.0420837">
            <text:p>0.0420837</text:p>
          </table:table-cell>
          <table:table-cell office:value-type="float" office:value="231.404">
            <text:p>231.404</text:p>
          </table:table-cell>
          <table:table-cell office:value-type="float" office:value="0.0126251">
            <text:p>0.0126251</text:p>
          </table:table-cell>
          <table:table-cell table:number-columns-repeated="3"/>
        </table:table-row>
        <table:table-row table:style-name="ro1">
          <table:table-cell office:value-type="float" office:value="12.8164">
            <text:p>12.8164</text:p>
          </table:table-cell>
          <table:table-cell office:value-type="float" office:value="0.0362549">
            <text:p>0.0362549</text:p>
          </table:table-cell>
          <table:table-cell office:value-type="float" office:value="231.41">
            <text:p>231.41</text:p>
          </table:table-cell>
          <table:table-cell office:value-type="float" office:value="0.0108765">
            <text:p>0.0108765</text:p>
          </table:table-cell>
          <table:table-cell table:number-columns-repeated="3"/>
        </table:table-row>
        <table:table-row table:style-name="ro1">
          <table:table-cell office:value-type="float" office:value="12.8498">
            <text:p>12.8498</text:p>
          </table:table-cell>
          <table:table-cell office:value-type="float" office:value="0.0312195">
            <text:p>0.0312195</text:p>
          </table:table-cell>
          <table:table-cell office:value-type="float" office:value="231.415">
            <text:p>231.415</text:p>
          </table:table-cell>
          <table:table-cell office:value-type="float" office:value="0.00936585">
            <text:p>0.00936585</text:p>
          </table:table-cell>
          <table:table-cell table:number-columns-repeated="3"/>
        </table:table-row>
        <table:table-row table:style-name="ro1">
          <table:table-cell office:value-type="float" office:value="12.8828">
            <text:p>12.8828</text:p>
          </table:table-cell>
          <table:table-cell office:value-type="float" office:value="0.0270844">
            <text:p>0.0270844</text:p>
          </table:table-cell>
          <table:table-cell office:value-type="float" office:value="231.419">
            <text:p>231.419</text:p>
          </table:table-cell>
          <table:table-cell office:value-type="float" office:value="0.00812531">
            <text:p>0.00812531</text:p>
          </table:table-cell>
          <table:table-cell table:number-columns-repeated="3"/>
        </table:table-row>
        <table:table-row table:style-name="ro1">
          <table:table-cell office:value-type="float" office:value="12.9213">
            <text:p>12.9213</text:p>
          </table:table-cell>
          <table:table-cell office:value-type="float" office:value="0.0233612">
            <text:p>0.0233612</text:p>
          </table:table-cell>
          <table:table-cell office:value-type="float" office:value="231.423">
            <text:p>231.423</text:p>
          </table:table-cell>
          <table:table-cell office:value-type="float" office:value="0.00700836">
            <text:p>0.00700836</text:p>
          </table:table-cell>
          <table:table-cell table:number-columns-repeated="3"/>
        </table:table-row>
        <table:table-row table:style-name="ro1">
          <table:table-cell office:value-type="float" office:value="12.9556">
            <text:p>12.9556</text:p>
          </table:table-cell>
          <table:table-cell office:value-type="float" office:value="0.0210419">
            <text:p>0.0210419</text:p>
          </table:table-cell>
          <table:table-cell office:value-type="float" office:value="231.425">
            <text:p>231.425</text:p>
          </table:table-cell>
          <table:table-cell office:value-type="float" office:value="0.00631256">
            <text:p>0.00631256</text:p>
          </table:table-cell>
          <table:table-cell table:number-columns-repeated="3"/>
        </table:table-row>
        <table:table-row table:style-name="ro1">
          <table:table-cell office:value-type="float" office:value="12.9858">
            <text:p>12.9858</text:p>
          </table:table-cell>
          <table:table-cell office:value-type="float" office:value="0.0197906">
            <text:p>0.0197906</text:p>
          </table:table-cell>
          <table:table-cell office:value-type="float" office:value="231.426">
            <text:p>231.426</text:p>
          </table:table-cell>
          <table:table-cell office:value-type="float" office:value="0.00593719">
            <text:p>0.00593719</text:p>
          </table:table-cell>
          <table:table-cell table:number-columns-repeated="3"/>
        </table:table-row>
        <table:table-row table:style-name="ro1">
          <table:table-cell office:value-type="float" office:value="13.0168">
            <text:p>13.0168</text:p>
          </table:table-cell>
          <table:table-cell office:value-type="float" office:value="0.019165">
            <text:p>0.019165</text:p>
          </table:table-cell>
          <table:table-cell office:value-type="float" office:value="231.427">
            <text:p>231.427</text:p>
          </table:table-cell>
          <table:table-cell office:value-type="float" office:value="0.00574951">
            <text:p>0.00574951</text:p>
          </table:table-cell>
          <table:table-cell table:number-columns-repeated="3"/>
        </table:table-row>
        <table:table-row table:style-name="ro1">
          <table:table-cell office:value-type="float" office:value="13.0483">
            <text:p>13.0483</text:p>
          </table:table-cell>
          <table:table-cell office:value-type="float" office:value="0.0193481">
            <text:p>0.0193481</text:p>
          </table:table-cell>
          <table:table-cell office:value-type="float" office:value="231.427">
            <text:p>231.427</text:p>
          </table:table-cell>
          <table:table-cell office:value-type="float" office:value="0.00580444">
            <text:p>0.00580444</text:p>
          </table:table-cell>
          <table:table-cell table:number-columns-repeated="3"/>
        </table:table-row>
        <table:table-row table:style-name="ro1">
          <table:table-cell office:value-type="float" office:value="13.0814">
            <text:p>13.0814</text:p>
          </table:table-cell>
          <table:table-cell office:value-type="float" office:value="0.0204315">
            <text:p>0.0204315</text:p>
          </table:table-cell>
          <table:table-cell office:value-type="float" office:value="231.425">
            <text:p>231.425</text:p>
          </table:table-cell>
          <table:table-cell office:value-type="float" office:value="0.00612946">
            <text:p>0.00612946</text:p>
          </table:table-cell>
          <table:table-cell table:number-columns-repeated="3"/>
        </table:table-row>
        <table:table-row table:style-name="ro1">
          <table:table-cell office:value-type="float" office:value="13.1155">
            <text:p>13.1155</text:p>
          </table:table-cell>
          <table:table-cell office:value-type="float" office:value="0.0224457">
            <text:p>0.0224457</text:p>
          </table:table-cell>
          <table:table-cell office:value-type="float" office:value="231.423">
            <text:p>231.423</text:p>
          </table:table-cell>
          <table:table-cell office:value-type="float" office:value="0.0067337">
            <text:p>0.0067337</text:p>
          </table:table-cell>
          <table:table-cell table:number-columns-repeated="3"/>
        </table:table-row>
        <table:table-row table:style-name="ro1">
          <table:table-cell office:value-type="float" office:value="13.1477">
            <text:p>13.1477</text:p>
          </table:table-cell>
          <table:table-cell office:value-type="float" office:value="0.0250854">
            <text:p>0.0250854</text:p>
          </table:table-cell>
          <table:table-cell office:value-type="float" office:value="231.421">
            <text:p>231.421</text:p>
          </table:table-cell>
          <table:table-cell office:value-type="float" office:value="0.00752563">
            <text:p>0.00752563</text:p>
          </table:table-cell>
          <table:table-cell table:number-columns-repeated="3"/>
        </table:table-row>
        <table:table-row table:style-name="ro1">
          <table:table-cell office:value-type="float" office:value="13.1809">
            <text:p>13.1809</text:p>
          </table:table-cell>
          <table:table-cell office:value-type="float" office:value="0.028717">
            <text:p>0.028717</text:p>
          </table:table-cell>
          <table:table-cell office:value-type="float" office:value="231.417">
            <text:p>231.417</text:p>
          </table:table-cell>
          <table:table-cell office:value-type="float" office:value="0.00861511">
            <text:p>0.00861511</text:p>
          </table:table-cell>
          <table:table-cell table:number-columns-repeated="3"/>
        </table:table-row>
        <table:table-row table:style-name="ro1">
          <table:table-cell office:value-type="float" office:value="13.2142">
            <text:p>13.2142</text:p>
          </table:table-cell>
          <table:table-cell office:value-type="float" office:value="0.0332031">
            <text:p>0.0332031</text:p>
          </table:table-cell>
          <table:table-cell office:value-type="float" office:value="231.413">
            <text:p>231.413</text:p>
          </table:table-cell>
          <table:table-cell office:value-type="float" office:value="0.00996094">
            <text:p>0.00996094</text:p>
          </table:table-cell>
          <table:table-cell table:number-columns-repeated="3"/>
        </table:table-row>
        <table:table-row table:style-name="ro1">
          <table:table-cell office:value-type="float" office:value="13.2474">
            <text:p>13.2474</text:p>
          </table:table-cell>
          <table:table-cell office:value-type="float" office:value="0.0385742">
            <text:p>0.0385742</text:p>
          </table:table-cell>
          <table:table-cell office:value-type="float" office:value="231.407">
            <text:p>231.407</text:p>
          </table:table-cell>
          <table:table-cell office:value-type="float" office:value="0.0115723">
            <text:p>0.0115723</text:p>
          </table:table-cell>
          <table:table-cell table:number-columns-repeated="3"/>
        </table:table-row>
        <table:table-row table:style-name="ro1">
          <table:table-cell office:value-type="float" office:value="13.2803">
            <text:p>13.2803</text:p>
          </table:table-cell>
          <table:table-cell office:value-type="float" office:value="0.044693">
            <text:p>0.044693</text:p>
          </table:table-cell>
          <table:table-cell office:value-type="float" office:value="231.401">
            <text:p>231.401</text:p>
          </table:table-cell>
          <table:table-cell office:value-type="float" office:value="0.0134079">
            <text:p>0.0134079</text:p>
          </table:table-cell>
          <table:table-cell table:number-columns-repeated="3"/>
        </table:table-row>
        <table:table-row table:style-name="ro1">
          <table:table-cell office:value-type="float" office:value="13.3161">
            <text:p>13.3161</text:p>
          </table:table-cell>
          <table:table-cell office:value-type="float" office:value="0.0523376">
            <text:p>0.0523376</text:p>
          </table:table-cell>
          <table:table-cell office:value-type="float" office:value="231.394">
            <text:p>231.394</text:p>
          </table:table-cell>
          <table:table-cell office:value-type="float" office:value="0.0157013">
            <text:p>0.0157013</text:p>
          </table:table-cell>
          <table:table-cell table:number-columns-repeated="3"/>
        </table:table-row>
        <table:table-row table:style-name="ro1">
          <table:table-cell office:value-type="float" office:value="13.3487">
            <text:p>13.3487</text:p>
          </table:table-cell>
          <table:table-cell office:value-type="float" office:value="0.0601501">
            <text:p>0.0601501</text:p>
          </table:table-cell>
          <table:table-cell office:value-type="float" office:value="231.386">
            <text:p>231.386</text:p>
          </table:table-cell>
          <table:table-cell office:value-type="float" office:value="0.018045">
            <text:p>0.018045</text:p>
          </table:table-cell>
          <table:table-cell table:number-columns-repeated="3"/>
        </table:table-row>
        <table:table-row table:style-name="ro1">
          <table:table-cell office:value-type="float" office:value="13.3826">
            <text:p>13.3826</text:p>
          </table:table-cell>
          <table:table-cell office:value-type="float" office:value="0.0690918">
            <text:p>0.0690918</text:p>
          </table:table-cell>
          <table:table-cell office:value-type="float" office:value="231.377">
            <text:p>231.377</text:p>
          </table:table-cell>
          <table:table-cell office:value-type="float" office:value="0.0207275">
            <text:p>0.0207275</text:p>
          </table:table-cell>
          <table:table-cell table:number-columns-repeated="3"/>
        </table:table-row>
        <table:table-row table:style-name="ro1">
          <table:table-cell office:value-type="float" office:value="13.416">
            <text:p>13.416</text:p>
          </table:table-cell>
          <table:table-cell office:value-type="float" office:value="0.0787201">
            <text:p>0.0787201</text:p>
          </table:table-cell>
          <table:table-cell office:value-type="float" office:value="231.367">
            <text:p>231.367</text:p>
          </table:table-cell>
          <table:table-cell office:value-type="float" office:value="0.023616">
            <text:p>0.023616</text:p>
          </table:table-cell>
          <table:table-cell table:number-columns-repeated="3"/>
        </table:table-row>
        <table:table-row table:style-name="ro1">
          <table:table-cell office:value-type="float" office:value="13.4503">
            <text:p>13.4503</text:p>
          </table:table-cell>
          <table:table-cell office:value-type="float" office:value="0.0895233">
            <text:p>0.0895233</text:p>
          </table:table-cell>
          <table:table-cell office:value-type="float" office:value="231.356">
            <text:p>231.356</text:p>
          </table:table-cell>
          <table:table-cell office:value-type="float" office:value="0.026857">
            <text:p>0.026857</text:p>
          </table:table-cell>
          <table:table-cell table:number-columns-repeated="3"/>
        </table:table-row>
        <table:table-row table:style-name="ro1">
          <table:table-cell office:value-type="float" office:value="13.4839">
            <text:p>13.4839</text:p>
          </table:table-cell>
          <table:table-cell office:value-type="float" office:value="0.100967">
            <text:p>0.100967</text:p>
          </table:table-cell>
          <table:table-cell office:value-type="float" office:value="231.345">
            <text:p>231.345</text:p>
          </table:table-cell>
          <table:table-cell office:value-type="float" office:value="0.0302902">
            <text:p>0.0302902</text:p>
          </table:table-cell>
          <table:table-cell table:number-columns-repeated="3"/>
        </table:table-row>
        <table:table-row table:style-name="ro1">
          <table:table-cell office:value-type="float" office:value="13.5175">
            <text:p>13.5175</text:p>
          </table:table-cell>
          <table:table-cell office:value-type="float" office:value="0.11322">
            <text:p>0.11322</text:p>
          </table:table-cell>
          <table:table-cell office:value-type="float" office:value="231.333">
            <text:p>231.333</text:p>
          </table:table-cell>
          <table:table-cell office:value-type="float" office:value="0.0339661">
            <text:p>0.0339661</text:p>
          </table:table-cell>
          <table:table-cell table:number-columns-repeated="3"/>
        </table:table-row>
        <table:table-row table:style-name="ro1">
          <table:table-cell office:value-type="float" office:value="13.5507">
            <text:p>13.5507</text:p>
          </table:table-cell>
          <table:table-cell office:value-type="float" office:value="0.126099">
            <text:p>0.126099</text:p>
          </table:table-cell>
          <table:table-cell office:value-type="float" office:value="231.32">
            <text:p>231.32</text:p>
          </table:table-cell>
          <table:table-cell office:value-type="float" office:value="0.0378296">
            <text:p>0.0378296</text:p>
          </table:table-cell>
          <table:table-cell table:number-columns-repeated="3"/>
        </table:table-row>
        <table:table-row table:style-name="ro1">
          <table:table-cell office:value-type="float" office:value="13.5834">
            <text:p>13.5834</text:p>
          </table:table-cell>
          <table:table-cell office:value-type="float" office:value="0.139664">
            <text:p>0.139664</text:p>
          </table:table-cell>
          <table:table-cell office:value-type="float" office:value="231.306">
            <text:p>231.306</text:p>
          </table:table-cell>
          <table:table-cell office:value-type="float" office:value="0.0418991">
            <text:p>0.0418991</text:p>
          </table:table-cell>
          <table:table-cell table:number-columns-repeated="3"/>
        </table:table-row>
        <table:table-row table:style-name="ro1">
          <table:table-cell office:value-type="float" office:value="13.6136">
            <text:p>13.6136</text:p>
          </table:table-cell>
          <table:table-cell office:value-type="float" office:value="0.15274">
            <text:p>0.15274</text:p>
          </table:table-cell>
          <table:table-cell office:value-type="float" office:value="231.293">
            <text:p>231.293</text:p>
          </table:table-cell>
          <table:table-cell office:value-type="float" office:value="0.0458221">
            <text:p>0.0458221</text:p>
          </table:table-cell>
          <table:table-cell table:number-columns-repeated="3"/>
        </table:table-row>
        <table:table-row table:style-name="ro1">
          <table:table-cell office:value-type="float" office:value="13.6452">
            <text:p>13.6452</text:p>
          </table:table-cell>
          <table:table-cell office:value-type="float" office:value="0.16716">
            <text:p>0.16716</text:p>
          </table:table-cell>
          <table:table-cell office:value-type="float" office:value="231.279">
            <text:p>231.279</text:p>
          </table:table-cell>
          <table:table-cell office:value-type="float" office:value="0.050148">
            <text:p>0.050148</text:p>
          </table:table-cell>
          <table:table-cell table:number-columns-repeated="3"/>
        </table:table-row>
        <table:table-row table:style-name="ro1">
          <table:table-cell office:value-type="float" office:value="13.6752">
            <text:p>13.6752</text:p>
          </table:table-cell>
          <table:table-cell office:value-type="float" office:value="0.181488">
            <text:p>0.181488</text:p>
          </table:table-cell>
          <table:table-cell office:value-type="float" office:value="231.264">
            <text:p>231.264</text:p>
          </table:table-cell>
          <table:table-cell office:value-type="float" office:value="0.0544464">
            <text:p>0.0544464</text:p>
          </table:table-cell>
          <table:table-cell table:number-columns-repeated="3"/>
        </table:table-row>
        <table:table-row table:style-name="ro1">
          <table:table-cell office:value-type="float" office:value="13.7057">
            <text:p>13.7057</text:p>
          </table:table-cell>
          <table:table-cell office:value-type="float" office:value="0.196671">
            <text:p>0.196671</text:p>
          </table:table-cell>
          <table:table-cell office:value-type="float" office:value="231.249">
            <text:p>231.249</text:p>
          </table:table-cell>
          <table:table-cell office:value-type="float" office:value="0.0590012">
            <text:p>0.0590012</text:p>
          </table:table-cell>
          <table:table-cell table:number-columns-repeated="3"/>
        </table:table-row>
        <table:table-row table:style-name="ro1">
          <table:table-cell office:value-type="float" office:value="13.7393">
            <text:p>13.7393</text:p>
          </table:table-cell>
          <table:table-cell office:value-type="float" office:value="0.214096">
            <text:p>0.214096</text:p>
          </table:table-cell>
          <table:table-cell office:value-type="float" office:value="231.232">
            <text:p>231.232</text:p>
          </table:table-cell>
          <table:table-cell office:value-type="float" office:value="0.0642288">
            <text:p>0.0642288</text:p>
          </table:table-cell>
          <table:table-cell table:number-columns-repeated="3"/>
        </table:table-row>
        <table:table-row table:style-name="ro1">
          <table:table-cell office:value-type="float" office:value="13.7719">
            <text:p>13.7719</text:p>
          </table:table-cell>
          <table:table-cell office:value-type="float" office:value="0.231796">
            <text:p>0.231796</text:p>
          </table:table-cell>
          <table:table-cell office:value-type="float" office:value="231.214">
            <text:p>231.214</text:p>
          </table:table-cell>
          <table:table-cell office:value-type="float" office:value="0.0695389">
            <text:p>0.0695389</text:p>
          </table:table-cell>
          <table:table-cell table:number-columns-repeated="3"/>
        </table:table-row>
        <table:table-row table:style-name="ro1">
          <table:table-cell office:value-type="float" office:value="13.8064">
            <text:p>13.8064</text:p>
          </table:table-cell>
          <table:table-cell office:value-type="float" office:value="0.251297">
            <text:p>0.251297</text:p>
          </table:table-cell>
          <table:table-cell office:value-type="float" office:value="231.195">
            <text:p>231.195</text:p>
          </table:table-cell>
          <table:table-cell office:value-type="float" office:value="0.0753891">
            <text:p>0.0753891</text:p>
          </table:table-cell>
          <table:table-cell table:number-columns-repeated="3"/>
        </table:table-row>
        <table:table-row table:style-name="ro1">
          <table:table-cell office:value-type="float" office:value="13.8383">
            <text:p>13.8383</text:p>
          </table:table-cell>
          <table:table-cell office:value-type="float" office:value="0.27002">
            <text:p>0.27002</text:p>
          </table:table-cell>
          <table:table-cell office:value-type="float" office:value="231.176">
            <text:p>231.176</text:p>
          </table:table-cell>
          <table:table-cell office:value-type="float" office:value="0.0810059">
            <text:p>0.0810059</text:p>
          </table:table-cell>
          <table:table-cell table:number-columns-repeated="3"/>
        </table:table-row>
        <table:table-row table:style-name="ro1">
          <table:table-cell office:value-type="float" office:value="13.8716">
            <text:p>13.8716</text:p>
          </table:table-cell>
          <table:table-cell office:value-type="float" office:value="0.290253">
            <text:p>0.290253</text:p>
          </table:table-cell>
          <table:table-cell office:value-type="float" office:value="231.156">
            <text:p>231.156</text:p>
          </table:table-cell>
          <table:table-cell office:value-type="float" office:value="0.0870758">
            <text:p>0.0870758</text:p>
          </table:table-cell>
          <table:table-cell table:number-columns-repeated="3"/>
        </table:table-row>
        <table:table-row table:style-name="ro1">
          <table:table-cell office:value-type="float" office:value="13.9041">
            <text:p>13.9041</text:p>
          </table:table-cell>
          <table:table-cell office:value-type="float" office:value="0.310638">
            <text:p>0.310638</text:p>
          </table:table-cell>
          <table:table-cell office:value-type="float" office:value="231.135">
            <text:p>231.135</text:p>
          </table:table-cell>
          <table:table-cell office:value-type="float" office:value="0.0931915">
            <text:p>0.0931915</text:p>
          </table:table-cell>
          <table:table-cell table:number-columns-repeated="3"/>
        </table:table-row>
        <table:table-row table:style-name="ro1">
          <table:table-cell office:value-type="float" office:value="13.9374">
            <text:p>13.9374</text:p>
          </table:table-cell>
          <table:table-cell office:value-type="float" office:value="0.33226">
            <text:p>0.33226</text:p>
          </table:table-cell>
          <table:table-cell office:value-type="float" office:value="231.114">
            <text:p>231.114</text:p>
          </table:table-cell>
          <table:table-cell office:value-type="float" office:value="0.099678">
            <text:p>0.099678</text:p>
          </table:table-cell>
          <table:table-cell table:number-columns-repeated="3"/>
        </table:table-row>
        <table:table-row table:style-name="ro1">
          <table:table-cell office:value-type="float" office:value="13.97">
            <text:p>13.97</text:p>
          </table:table-cell>
          <table:table-cell office:value-type="float" office:value="0.354034">
            <text:p>0.354034</text:p>
          </table:table-cell>
          <table:table-cell office:value-type="float" office:value="231.092">
            <text:p>231.092</text:p>
          </table:table-cell>
          <table:table-cell office:value-type="float" office:value="0.10621">
            <text:p>0.10621</text:p>
          </table:table-cell>
          <table:table-cell table:number-columns-repeated="3"/>
        </table:table-row>
        <table:table-row table:style-name="ro1">
          <table:table-cell office:value-type="float" office:value="14.0002">
            <text:p>14.0002</text:p>
          </table:table-cell>
          <table:table-cell office:value-type="float" office:value="0.374756">
            <text:p>0.374756</text:p>
          </table:table-cell>
          <table:table-cell office:value-type="float" office:value="231.071">
            <text:p>231.071</text:p>
          </table:table-cell>
          <table:table-cell office:value-type="float" office:value="0.112427">
            <text:p>0.112427</text:p>
          </table:table-cell>
          <table:table-cell table:number-columns-repeated="3"/>
        </table:table-row>
        <table:table-row table:style-name="ro1">
          <table:table-cell office:value-type="float" office:value="14.0304">
            <text:p>14.0304</text:p>
          </table:table-cell>
          <table:table-cell office:value-type="float" office:value="0.396011">
            <text:p>0.396011</text:p>
          </table:table-cell>
          <table:table-cell office:value-type="float" office:value="231.05">
            <text:p>231.05</text:p>
          </table:table-cell>
          <table:table-cell office:value-type="float" office:value="0.118803">
            <text:p>0.118803</text:p>
          </table:table-cell>
          <table:table-cell table:number-columns-repeated="3"/>
        </table:table-row>
        <table:table-row table:style-name="ro1">
          <table:table-cell office:value-type="float" office:value="14.0617">
            <text:p>14.0617</text:p>
          </table:table-cell>
          <table:table-cell office:value-type="float" office:value="0.418701">
            <text:p>0.418701</text:p>
          </table:table-cell>
          <table:table-cell office:value-type="float" office:value="231.027">
            <text:p>231.027</text:p>
          </table:table-cell>
          <table:table-cell office:value-type="float" office:value="0.12561">
            <text:p>0.12561</text:p>
          </table:table-cell>
          <table:table-cell table:number-columns-repeated="3"/>
        </table:table-row>
        <table:table-row table:style-name="ro1">
          <table:table-cell office:value-type="float" office:value="14.094">
            <text:p>14.094</text:p>
          </table:table-cell>
          <table:table-cell office:value-type="float" office:value="0.442627">
            <text:p>0.442627</text:p>
          </table:table-cell>
          <table:table-cell office:value-type="float" office:value="231.003">
            <text:p>231.003</text:p>
          </table:table-cell>
          <table:table-cell office:value-type="float" office:value="0.132788">
            <text:p>0.132788</text:p>
          </table:table-cell>
          <table:table-cell table:number-columns-repeated="3"/>
        </table:table-row>
        <table:table-row table:style-name="ro1">
          <table:table-cell office:value-type="float" office:value="14.127">
            <text:p>14.127</text:p>
          </table:table-cell>
          <table:table-cell office:value-type="float" office:value="0.467697">
            <text:p>0.467697</text:p>
          </table:table-cell>
          <table:table-cell office:value-type="float" office:value="230.978">
            <text:p>230.978</text:p>
          </table:table-cell>
          <table:table-cell office:value-type="float" office:value="0.140309">
            <text:p>0.140309</text:p>
          </table:table-cell>
          <table:table-cell table:number-columns-repeated="3"/>
        </table:table-row>
        <table:table-row table:style-name="ro1">
          <table:table-cell office:value-type="float" office:value="14.1599">
            <text:p>14.1599</text:p>
          </table:table-cell>
          <table:table-cell office:value-type="float" office:value="0.493256">
            <text:p>0.493256</text:p>
          </table:table-cell>
          <table:table-cell office:value-type="float" office:value="230.953">
            <text:p>230.953</text:p>
          </table:table-cell>
          <table:table-cell office:value-type="float" office:value="0.147977">
            <text:p>0.147977</text:p>
          </table:table-cell>
          <table:table-cell table:number-columns-repeated="3"/>
        </table:table-row>
        <table:table-row table:style-name="ro1">
          <table:table-cell office:value-type="float" office:value="14.1928">
            <text:p>14.1928</text:p>
          </table:table-cell>
          <table:table-cell office:value-type="float" office:value="0.519424">
            <text:p>0.519424</text:p>
          </table:table-cell>
          <table:table-cell office:value-type="float" office:value="230.926">
            <text:p>230.926</text:p>
          </table:table-cell>
          <table:table-cell office:value-type="float" office:value="0.155827">
            <text:p>0.155827</text:p>
          </table:table-cell>
          <table:table-cell table:number-columns-repeated="3"/>
        </table:table-row>
        <table:table-row table:style-name="ro1">
          <table:table-cell office:value-type="float" office:value="14.226">
            <text:p>14.226</text:p>
          </table:table-cell>
          <table:table-cell office:value-type="float" office:value="0.546509">
            <text:p>0.546509</text:p>
          </table:table-cell>
          <table:table-cell office:value-type="float" office:value="230.899">
            <text:p>230.899</text:p>
          </table:table-cell>
          <table:table-cell office:value-type="float" office:value="0.163953">
            <text:p>0.163953</text:p>
          </table:table-cell>
          <table:table-cell table:number-columns-repeated="3"/>
        </table:table-row>
        <table:table-row table:style-name="ro1">
          <table:table-cell office:value-type="float" office:value="14.2582">
            <text:p>14.2582</text:p>
          </table:table-cell>
          <table:table-cell office:value-type="float" office:value="0.573181">
            <text:p>0.573181</text:p>
          </table:table-cell>
          <table:table-cell office:value-type="float" office:value="230.873">
            <text:p>230.873</text:p>
          </table:table-cell>
          <table:table-cell office:value-type="float" office:value="0.171954">
            <text:p>0.171954</text:p>
          </table:table-cell>
          <table:table-cell table:number-columns-repeated="3"/>
        </table:table-row>
        <table:table-row table:style-name="ro1">
          <table:table-cell office:value-type="float" office:value="14.2907">
            <text:p>14.2907</text:p>
          </table:table-cell>
          <table:table-cell office:value-type="float" office:value="0.600662">
            <text:p>0.600662</text:p>
          </table:table-cell>
          <table:table-cell office:value-type="float" office:value="230.845">
            <text:p>230.845</text:p>
          </table:table-cell>
          <table:table-cell office:value-type="float" office:value="0.180199">
            <text:p>0.180199</text:p>
          </table:table-cell>
          <table:table-cell table:number-columns-repeated="3"/>
        </table:table-row>
        <table:table-row table:style-name="ro1">
          <table:table-cell office:value-type="float" office:value="14.3237">
            <text:p>14.3237</text:p>
          </table:table-cell>
          <table:table-cell office:value-type="float" office:value="0.629166">
            <text:p>0.629166</text:p>
          </table:table-cell>
          <table:table-cell office:value-type="float" office:value="230.817">
            <text:p>230.817</text:p>
          </table:table-cell>
          <table:table-cell office:value-type="float" office:value="0.18875">
            <text:p>0.18875</text:p>
          </table:table-cell>
          <table:table-cell table:number-columns-repeated="3"/>
        </table:table-row>
        <table:table-row table:style-name="ro1">
          <table:table-cell office:value-type="float" office:value="14.356">
            <text:p>14.356</text:p>
          </table:table-cell>
          <table:table-cell office:value-type="float" office:value="0.657501">
            <text:p>0.657501</text:p>
          </table:table-cell>
          <table:table-cell office:value-type="float" office:value="230.788">
            <text:p>230.788</text:p>
          </table:table-cell>
          <table:table-cell office:value-type="float" office:value="0.19725">
            <text:p>0.19725</text:p>
          </table:table-cell>
          <table:table-cell table:number-columns-repeated="3"/>
        </table:table-row>
        <table:table-row table:style-name="ro1">
          <table:table-cell office:value-type="float" office:value="14.3778">
            <text:p>14.3778</text:p>
          </table:table-cell>
          <table:table-cell office:value-type="float" office:value="0.676987">
            <text:p>0.676987</text:p>
          </table:table-cell>
          <table:table-cell office:value-type="float" office:value="230.769">
            <text:p>230.769</text:p>
          </table:table-cell>
          <table:table-cell office:value-type="float" office:value="0.203096">
            <text:p>0.203096</text:p>
          </table:table-cell>
          <table:table-cell table:number-columns-repeated="3"/>
        </table:table-row>
        <table:table-row table:style-name="ro1">
          <table:table-cell office:value-type="float" office:value="14.4098">
            <text:p>14.4098</text:p>
          </table:table-cell>
          <table:table-cell office:value-type="float" office:value="0.705902">
            <text:p>0.705902</text:p>
          </table:table-cell>
          <table:table-cell office:value-type="float" office:value="230.74">
            <text:p>230.74</text:p>
          </table:table-cell>
          <table:table-cell office:value-type="float" office:value="0.211771">
            <text:p>0.211771</text:p>
          </table:table-cell>
          <table:table-cell table:number-columns-repeated="3"/>
        </table:table-row>
        <table:table-row table:style-name="ro1">
          <table:table-cell office:value-type="float" office:value="14.442">
            <text:p>14.442</text:p>
          </table:table-cell>
          <table:table-cell office:value-type="float" office:value="0.735413">
            <text:p>0.735413</text:p>
          </table:table-cell>
          <table:table-cell office:value-type="float" office:value="230.71">
            <text:p>230.71</text:p>
          </table:table-cell>
          <table:table-cell office:value-type="float" office:value="0.220624">
            <text:p>0.220624</text:p>
          </table:table-cell>
          <table:table-cell table:number-columns-repeated="3"/>
        </table:table-row>
        <table:table-row table:style-name="ro1">
          <table:table-cell office:value-type="float" office:value="14.4748">
            <text:p>14.4748</text:p>
          </table:table-cell>
          <table:table-cell office:value-type="float" office:value="0.766037">
            <text:p>0.766037</text:p>
          </table:table-cell>
          <table:table-cell office:value-type="float" office:value="230.68">
            <text:p>230.68</text:p>
          </table:table-cell>
          <table:table-cell office:value-type="float" office:value="0.229811">
            <text:p>0.229811</text:p>
          </table:table-cell>
          <table:table-cell table:number-columns-repeated="3"/>
        </table:table-row>
        <table:table-row table:style-name="ro1">
          <table:table-cell office:value-type="float" office:value="14.5077">
            <text:p>14.5077</text:p>
          </table:table-cell>
          <table:table-cell office:value-type="float" office:value="0.797104">
            <text:p>0.797104</text:p>
          </table:table-cell>
          <table:table-cell office:value-type="float" office:value="230.649">
            <text:p>230.649</text:p>
          </table:table-cell>
          <table:table-cell office:value-type="float" office:value="0.239131">
            <text:p>0.239131</text:p>
          </table:table-cell>
          <table:table-cell table:number-columns-repeated="3"/>
        </table:table-row>
        <table:table-row table:style-name="ro1">
          <table:table-cell office:value-type="float" office:value="14.5404">
            <text:p>14.5404</text:p>
          </table:table-cell>
          <table:table-cell office:value-type="float" office:value="0.828506">
            <text:p>0.828506</text:p>
          </table:table-cell>
          <table:table-cell office:value-type="float" office:value="230.617">
            <text:p>230.617</text:p>
          </table:table-cell>
          <table:table-cell office:value-type="float" office:value="0.248552">
            <text:p>0.248552</text:p>
          </table:table-cell>
          <table:table-cell table:number-columns-repeated="3"/>
        </table:table-row>
        <table:table-row table:style-name="ro1">
          <table:table-cell office:value-type="float" office:value="14.5778">
            <text:p>14.5778</text:p>
          </table:table-cell>
          <table:table-cell office:value-type="float" office:value="0.864944">
            <text:p>0.864944</text:p>
          </table:table-cell>
          <table:table-cell office:value-type="float" office:value="230.581">
            <text:p>230.581</text:p>
          </table:table-cell>
          <table:table-cell office:value-type="float" office:value="0.259483">
            <text:p>0.259483</text:p>
          </table:table-cell>
          <table:table-cell table:number-columns-repeated="3"/>
        </table:table-row>
        <table:table-row table:style-name="ro1">
          <table:table-cell office:value-type="float" office:value="14.6073">
            <text:p>14.6073</text:p>
          </table:table-cell>
          <table:table-cell office:value-type="float" office:value="0.894043">
            <text:p>0.894043</text:p>
          </table:table-cell>
          <table:table-cell office:value-type="float" office:value="230.552">
            <text:p>230.552</text:p>
          </table:table-cell>
          <table:table-cell office:value-type="float" office:value="0.268213">
            <text:p>0.268213</text:p>
          </table:table-cell>
          <table:table-cell table:number-columns-repeated="3"/>
        </table:table-row>
        <table:table-row table:style-name="ro1">
          <table:table-cell office:value-type="float" office:value="14.6368">
            <text:p>14.6368</text:p>
          </table:table-cell>
          <table:table-cell office:value-type="float" office:value="0.923584">
            <text:p>0.923584</text:p>
          </table:table-cell>
          <table:table-cell office:value-type="float" office:value="230.522">
            <text:p>230.522</text:p>
          </table:table-cell>
          <table:table-cell office:value-type="float" office:value="0.277075">
            <text:p>0.277075</text:p>
          </table:table-cell>
          <table:table-cell table:number-columns-repeated="3"/>
        </table:table-row>
        <table:table-row table:style-name="ro1">
          <table:table-cell office:value-type="float" office:value="14.6678">
            <text:p>14.6678</text:p>
          </table:table-cell>
          <table:table-cell office:value-type="float" office:value="0.95491">
            <text:p>0.95491</text:p>
          </table:table-cell>
          <table:table-cell office:value-type="float" office:value="230.491">
            <text:p>230.491</text:p>
          </table:table-cell>
          <table:table-cell office:value-type="float" office:value="0.286473">
            <text:p>0.286473</text:p>
          </table:table-cell>
          <table:table-cell table:number-columns-repeated="3"/>
        </table:table-row>
        <table:table-row table:style-name="ro1">
          <table:table-cell office:value-type="float" office:value="14.6995">
            <text:p>14.6995</text:p>
          </table:table-cell>
          <table:table-cell office:value-type="float" office:value="0.987213">
            <text:p>0.987213</text:p>
          </table:table-cell>
          <table:table-cell office:value-type="float" office:value="230.459">
            <text:p>230.459</text:p>
          </table:table-cell>
          <table:table-cell office:value-type="float" office:value="0.296164">
            <text:p>0.296164</text:p>
          </table:table-cell>
          <table:table-cell table:number-columns-repeated="3"/>
        </table:table-row>
        <table:table-row table:style-name="ro1">
          <table:table-cell office:value-type="float" office:value="14.7289">
            <text:p>14.7289</text:p>
          </table:table-cell>
          <table:table-cell office:value-type="float" office:value="1.01761">
            <text:p>1.01761</text:p>
          </table:table-cell>
          <table:table-cell office:value-type="float" office:value="230.428">
            <text:p>230.428</text:p>
          </table:table-cell>
          <table:table-cell office:value-type="float" office:value="0.305283">
            <text:p>0.305283</text:p>
          </table:table-cell>
          <table:table-cell table:number-columns-repeated="3"/>
        </table:table-row>
        <table:table-row table:style-name="ro1">
          <table:table-cell office:value-type="float" office:value="14.7596">
            <text:p>14.7596</text:p>
          </table:table-cell>
          <table:table-cell office:value-type="float" office:value="1.04959">
            <text:p>1.04959</text:p>
          </table:table-cell>
          <table:table-cell office:value-type="float" office:value="230.396">
            <text:p>230.396</text:p>
          </table:table-cell>
          <table:table-cell office:value-type="float" office:value="0.314877">
            <text:p>0.314877</text:p>
          </table:table-cell>
          <table:table-cell table:number-columns-repeated="3"/>
        </table:table-row>
        <table:table-row table:style-name="ro1">
          <table:table-cell office:value-type="float" office:value="14.7898">
            <text:p>14.7898</text:p>
          </table:table-cell>
          <table:table-cell office:value-type="float" office:value="1.08136">
            <text:p>1.08136</text:p>
          </table:table-cell>
          <table:table-cell office:value-type="float" office:value="230.365">
            <text:p>230.365</text:p>
          </table:table-cell>
          <table:table-cell office:value-type="float" office:value="0.324408">
            <text:p>0.324408</text:p>
          </table:table-cell>
          <table:table-cell table:number-columns-repeated="3"/>
        </table:table-row>
        <table:table-row table:style-name="ro1">
          <table:table-cell office:value-type="float" office:value="14.8211">
            <text:p>14.8211</text:p>
          </table:table-cell>
          <table:table-cell office:value-type="float" office:value="1.11464">
            <text:p>1.11464</text:p>
          </table:table-cell>
          <table:table-cell office:value-type="float" office:value="230.331">
            <text:p>230.331</text:p>
          </table:table-cell>
          <table:table-cell office:value-type="float" office:value="0.334392">
            <text:p>0.334392</text:p>
          </table:table-cell>
          <table:table-cell table:number-columns-repeated="3"/>
        </table:table-row>
        <table:table-row table:style-name="ro1">
          <table:table-cell office:value-type="float" office:value="14.8512">
            <text:p>14.8512</text:p>
          </table:table-cell>
          <table:table-cell office:value-type="float" office:value="1.14687">
            <text:p>1.14687</text:p>
          </table:table-cell>
          <table:table-cell office:value-type="float" office:value="230.299">
            <text:p>230.299</text:p>
          </table:table-cell>
          <table:table-cell office:value-type="float" office:value="0.34406">
            <text:p>0.34406</text:p>
          </table:table-cell>
          <table:table-cell table:number-columns-repeated="3"/>
        </table:table-row>
        <table:table-row table:style-name="ro1">
          <table:table-cell office:value-type="float" office:value="14.8821">
            <text:p>14.8821</text:p>
          </table:table-cell>
          <table:table-cell office:value-type="float" office:value="1.18028">
            <text:p>1.18028</text:p>
          </table:table-cell>
          <table:table-cell office:value-type="float" office:value="230.266">
            <text:p>230.266</text:p>
          </table:table-cell>
          <table:table-cell office:value-type="float" office:value="0.354085">
            <text:p>0.354085</text:p>
          </table:table-cell>
          <table:table-cell table:number-columns-repeated="3"/>
        </table:table-row>
        <table:table-row table:style-name="ro1">
          <table:table-cell office:value-type="float" office:value="14.9116">
            <text:p>14.9116</text:p>
          </table:table-cell>
          <table:table-cell office:value-type="float" office:value="1.21237">
            <text:p>1.21237</text:p>
          </table:table-cell>
          <table:table-cell office:value-type="float" office:value="230.234">
            <text:p>230.234</text:p>
          </table:table-cell>
          <table:table-cell office:value-type="float" office:value="0.363712">
            <text:p>0.363712</text:p>
          </table:table-cell>
          <table:table-cell table:number-columns-repeated="3"/>
        </table:table-row>
        <table:table-row table:style-name="ro1">
          <table:table-cell office:value-type="float" office:value="14.945">
            <text:p>14.945</text:p>
          </table:table-cell>
          <table:table-cell office:value-type="float" office:value="1.2491">
            <text:p>1.2491</text:p>
          </table:table-cell>
          <table:table-cell office:value-type="float" office:value="230.197">
            <text:p>230.197</text:p>
          </table:table-cell>
          <table:table-cell office:value-type="float" office:value="0.37473">
            <text:p>0.37473</text:p>
          </table:table-cell>
          <table:table-cell table:number-columns-repeated="3"/>
        </table:table-row>
        <table:table-row table:style-name="ro1">
          <table:table-cell office:value-type="float" office:value="14.9764">
            <text:p>14.9764</text:p>
          </table:table-cell>
          <table:table-cell office:value-type="float" office:value="1.28389">
            <text:p>1.28389</text:p>
          </table:table-cell>
          <table:table-cell office:value-type="float" office:value="230.162">
            <text:p>230.162</text:p>
          </table:table-cell>
          <table:table-cell office:value-type="float" office:value="0.385167">
            <text:p>0.385167</text:p>
          </table:table-cell>
          <table:table-cell table:number-columns-repeated="3"/>
        </table:table-row>
        <table:table-row table:style-name="ro1">
          <table:table-cell office:value-type="float" office:value="15.0077">
            <text:p>15.0077</text:p>
          </table:table-cell>
          <table:table-cell office:value-type="float" office:value="1.31874">
            <text:p>1.31874</text:p>
          </table:table-cell>
          <table:table-cell office:value-type="float" office:value="230.127">
            <text:p>230.127</text:p>
          </table:table-cell>
          <table:table-cell office:value-type="float" office:value="0.395622">
            <text:p>0.395622</text:p>
          </table:table-cell>
          <table:table-cell table:number-columns-repeated="3"/>
        </table:table-row>
        <table:table-row table:style-name="ro1">
          <table:table-cell office:value-type="float" office:value="15.0372">
            <text:p>15.0372</text:p>
          </table:table-cell>
          <table:table-cell office:value-type="float" office:value="1.35185">
            <text:p>1.35185</text:p>
          </table:table-cell>
          <table:table-cell office:value-type="float" office:value="230.094">
            <text:p>230.094</text:p>
          </table:table-cell>
          <table:table-cell office:value-type="float" office:value="0.405556">
            <text:p>0.405556</text:p>
          </table:table-cell>
          <table:table-cell table:number-columns-repeated="3"/>
        </table:table-row>
        <table:table-row table:style-name="ro1">
          <table:table-cell office:value-type="float" office:value="15.0671">
            <text:p>15.0671</text:p>
          </table:table-cell>
          <table:table-cell office:value-type="float" office:value="1.38565">
            <text:p>1.38565</text:p>
          </table:table-cell>
          <table:table-cell office:value-type="float" office:value="230.06">
            <text:p>230.06</text:p>
          </table:table-cell>
          <table:table-cell office:value-type="float" office:value="0.415695">
            <text:p>0.415695</text:p>
          </table:table-cell>
          <table:table-cell table:number-columns-repeated="3"/>
        </table:table-row>
        <table:table-row table:style-name="ro1">
          <table:table-cell office:value-type="float" office:value="15.097">
            <text:p>15.097</text:p>
          </table:table-cell>
          <table:table-cell office:value-type="float" office:value="1.41972">
            <text:p>1.41972</text:p>
          </table:table-cell>
          <table:table-cell office:value-type="float" office:value="230.026">
            <text:p>230.026</text:p>
          </table:table-cell>
          <table:table-cell office:value-type="float" office:value="0.425917">
            <text:p>0.425917</text:p>
          </table:table-cell>
          <table:table-cell table:number-columns-repeated="3"/>
        </table:table-row>
        <table:table-row table:style-name="ro1">
          <table:table-cell office:value-type="float" office:value="15.1264">
            <text:p>15.1264</text:p>
          </table:table-cell>
          <table:table-cell office:value-type="float" office:value="1.45328">
            <text:p>1.45328</text:p>
          </table:table-cell>
          <table:table-cell office:value-type="float" office:value="229.993">
            <text:p>229.993</text:p>
          </table:table-cell>
          <table:table-cell office:value-type="float" office:value="0.435983">
            <text:p>0.435983</text:p>
          </table:table-cell>
          <table:table-cell table:number-columns-repeated="3"/>
        </table:table-row>
        <table:table-row table:style-name="ro1">
          <table:table-cell office:value-type="float" office:value="15.157">
            <text:p>15.157</text:p>
          </table:table-cell>
          <table:table-cell office:value-type="float" office:value="1.48849">
            <text:p>1.48849</text:p>
          </table:table-cell>
          <table:table-cell office:value-type="float" office:value="229.957">
            <text:p>229.957</text:p>
          </table:table-cell>
          <table:table-cell office:value-type="float" office:value="0.446548">
            <text:p>0.446548</text:p>
          </table:table-cell>
          <table:table-cell table:number-columns-repeated="3"/>
        </table:table-row>
        <table:table-row table:style-name="ro1">
          <table:table-cell office:value-type="float" office:value="15.1875">
            <text:p>15.1875</text:p>
          </table:table-cell>
          <table:table-cell office:value-type="float" office:value="1.52365">
            <text:p>1.52365</text:p>
          </table:table-cell>
          <table:table-cell office:value-type="float" office:value="229.922">
            <text:p>229.922</text:p>
          </table:table-cell>
          <table:table-cell office:value-type="float" office:value="0.457095">
            <text:p>0.457095</text:p>
          </table:table-cell>
          <table:table-cell table:number-columns-repeated="3"/>
        </table:table-row>
        <table:table-row table:style-name="ro1">
          <table:table-cell office:value-type="float" office:value="15.2191">
            <text:p>15.2191</text:p>
          </table:table-cell>
          <table:table-cell office:value-type="float" office:value="1.56042">
            <text:p>1.56042</text:p>
          </table:table-cell>
          <table:table-cell office:value-type="float" office:value="229.885">
            <text:p>229.885</text:p>
          </table:table-cell>
          <table:table-cell office:value-type="float" office:value="0.468127">
            <text:p>0.468127</text:p>
          </table:table-cell>
          <table:table-cell table:number-columns-repeated="3"/>
        </table:table-row>
        <table:table-row table:style-name="ro1">
          <table:table-cell office:value-type="float" office:value="15.2515">
            <text:p>15.2515</text:p>
          </table:table-cell>
          <table:table-cell office:value-type="float" office:value="1.59836">
            <text:p>1.59836</text:p>
          </table:table-cell>
          <table:table-cell office:value-type="float" office:value="229.848">
            <text:p>229.848</text:p>
          </table:table-cell>
          <table:table-cell office:value-type="float" office:value="0.479507">
            <text:p>0.479507</text:p>
          </table:table-cell>
          <table:table-cell table:number-columns-repeated="3"/>
        </table:table-row>
        <table:table-row table:style-name="ro1">
          <table:table-cell office:value-type="float" office:value="15.2876">
            <text:p>15.2876</text:p>
          </table:table-cell>
          <table:table-cell office:value-type="float" office:value="1.64075">
            <text:p>1.64075</text:p>
          </table:table-cell>
          <table:table-cell office:value-type="float" office:value="229.805">
            <text:p>229.805</text:p>
          </table:table-cell>
          <table:table-cell office:value-type="float" office:value="0.492224">
            <text:p>0.492224</text:p>
          </table:table-cell>
          <table:table-cell table:number-columns-repeated="3"/>
        </table:table-row>
        <table:table-row table:style-name="ro1">
          <table:table-cell office:value-type="float" office:value="15.3174">
            <text:p>15.3174</text:p>
          </table:table-cell>
          <table:table-cell office:value-type="float" office:value="1.67589">
            <text:p>1.67589</text:p>
          </table:table-cell>
          <table:table-cell office:value-type="float" office:value="229.77">
            <text:p>229.77</text:p>
          </table:table-cell>
          <table:table-cell office:value-type="float" office:value="0.502766">
            <text:p>0.502766</text:p>
          </table:table-cell>
          <table:table-cell table:number-columns-repeated="3"/>
        </table:table-row>
        <table:table-row table:style-name="ro1">
          <table:table-cell office:value-type="float" office:value="15.3477">
            <text:p>15.3477</text:p>
          </table:table-cell>
          <table:table-cell office:value-type="float" office:value="1.71176">
            <text:p>1.71176</text:p>
          </table:table-cell>
          <table:table-cell office:value-type="float" office:value="229.734">
            <text:p>229.734</text:p>
          </table:table-cell>
          <table:table-cell office:value-type="float" office:value="0.513528">
            <text:p>0.513528</text:p>
          </table:table-cell>
          <table:table-cell table:number-columns-repeated="3"/>
        </table:table-row>
        <table:table-row table:style-name="ro1">
          <table:table-cell office:value-type="float" office:value="15.3797">
            <text:p>15.3797</text:p>
          </table:table-cell>
          <table:table-cell office:value-type="float" office:value="1.74982">
            <text:p>1.74982</text:p>
          </table:table-cell>
          <table:table-cell office:value-type="float" office:value="229.696">
            <text:p>229.696</text:p>
          </table:table-cell>
          <table:table-cell office:value-type="float" office:value="0.524945">
            <text:p>0.524945</text:p>
          </table:table-cell>
          <table:table-cell table:number-columns-repeated="3"/>
        </table:table-row>
        <table:table-row table:style-name="ro1">
          <table:table-cell office:value-type="float" office:value="15.4109">
            <text:p>15.4109</text:p>
          </table:table-cell>
          <table:table-cell office:value-type="float" office:value="1.787">
            <text:p>1.787</text:p>
          </table:table-cell>
          <table:table-cell office:value-type="float" office:value="229.659">
            <text:p>229.659</text:p>
          </table:table-cell>
          <table:table-cell office:value-type="float" office:value="0.536101">
            <text:p>0.536101</text:p>
          </table:table-cell>
          <table:table-cell table:number-columns-repeated="3"/>
        </table:table-row>
        <table:table-row table:style-name="ro1">
          <table:table-cell office:value-type="float" office:value="15.4447">
            <text:p>15.4447</text:p>
          </table:table-cell>
          <table:table-cell office:value-type="float" office:value="1.82755">
            <text:p>1.82755</text:p>
          </table:table-cell>
          <table:table-cell office:value-type="float" office:value="229.618">
            <text:p>229.618</text:p>
          </table:table-cell>
          <table:table-cell office:value-type="float" office:value="0.548264">
            <text:p>0.548264</text:p>
          </table:table-cell>
          <table:table-cell table:number-columns-repeated="3"/>
        </table:table-row>
        <table:table-row table:style-name="ro1">
          <table:table-cell office:value-type="float" office:value="15.4794">
            <text:p>15.4794</text:p>
          </table:table-cell>
          <table:table-cell office:value-type="float" office:value="1.86926">
            <text:p>1.86926</text:p>
          </table:table-cell>
          <table:table-cell office:value-type="float" office:value="229.577">
            <text:p>229.577</text:p>
          </table:table-cell>
          <table:table-cell office:value-type="float" office:value="0.560779">
            <text:p>0.560779</text:p>
          </table:table-cell>
          <table:table-cell table:number-columns-repeated="3"/>
        </table:table-row>
        <table:table-row table:style-name="ro1">
          <table:table-cell office:value-type="float" office:value="15.5143">
            <text:p>15.5143</text:p>
          </table:table-cell>
          <table:table-cell office:value-type="float" office:value="1.91129">
            <text:p>1.91129</text:p>
          </table:table-cell>
          <table:table-cell office:value-type="float" office:value="229.535">
            <text:p>229.535</text:p>
          </table:table-cell>
          <table:table-cell office:value-type="float" office:value="0.573386">
            <text:p>0.573386</text:p>
          </table:table-cell>
          <table:table-cell table:number-columns-repeated="3"/>
        </table:table-row>
        <table:table-row table:style-name="ro1">
          <table:table-cell office:value-type="float" office:value="15.5492">
            <text:p>15.5492</text:p>
          </table:table-cell>
          <table:table-cell office:value-type="float" office:value="1.95357">
            <text:p>1.95357</text:p>
          </table:table-cell>
          <table:table-cell office:value-type="float" office:value="229.492">
            <text:p>229.492</text:p>
          </table:table-cell>
          <table:table-cell office:value-type="float" office:value="0.58607">
            <text:p>0.58607</text:p>
          </table:table-cell>
          <table:table-cell table:number-columns-repeated="3"/>
        </table:table-row>
        <table:table-row table:style-name="ro1">
          <table:table-cell office:value-type="float" office:value="15.5834">
            <text:p>15.5834</text:p>
          </table:table-cell>
          <table:table-cell office:value-type="float" office:value="1.99493">
            <text:p>1.99493</text:p>
          </table:table-cell>
          <table:table-cell office:value-type="float" office:value="229.451">
            <text:p>229.451</text:p>
          </table:table-cell>
          <table:table-cell office:value-type="float" office:value="0.59848">
            <text:p>0.59848</text:p>
          </table:table-cell>
          <table:table-cell table:number-columns-repeated="3"/>
        </table:table-row>
        <table:table-row table:style-name="ro1">
          <table:table-cell office:value-type="float" office:value="15.6201">
            <text:p>15.6201</text:p>
          </table:table-cell>
          <table:table-cell office:value-type="float" office:value="2.03961">
            <text:p>2.03961</text:p>
          </table:table-cell>
          <table:table-cell office:value-type="float" office:value="229.406">
            <text:p>229.406</text:p>
          </table:table-cell>
          <table:table-cell office:value-type="float" office:value="0.611884">
            <text:p>0.611884</text:p>
          </table:table-cell>
          <table:table-cell table:number-columns-repeated="3"/>
        </table:table-row>
        <table:table-row table:style-name="ro1">
          <table:table-cell office:value-type="float" office:value="15.6545">
            <text:p>15.6545</text:p>
          </table:table-cell>
          <table:table-cell office:value-type="float" office:value="2.08142">
            <text:p>2.08142</text:p>
          </table:table-cell>
          <table:table-cell office:value-type="float" office:value="229.364">
            <text:p>229.364</text:p>
          </table:table-cell>
          <table:table-cell office:value-type="float" office:value="0.624426">
            <text:p>0.624426</text:p>
          </table:table-cell>
          <table:table-cell table:number-columns-repeated="3"/>
        </table:table-row>
        <table:table-row table:style-name="ro1">
          <table:table-cell office:value-type="float" office:value="15.6891">
            <text:p>15.6891</text:p>
          </table:table-cell>
          <table:table-cell office:value-type="float" office:value="2.12355">
            <text:p>2.12355</text:p>
          </table:table-cell>
          <table:table-cell office:value-type="float" office:value="229.322">
            <text:p>229.322</text:p>
          </table:table-cell>
          <table:table-cell office:value-type="float" office:value="0.637065">
            <text:p>0.637065</text:p>
          </table:table-cell>
          <table:table-cell table:number-columns-repeated="3"/>
        </table:table-row>
        <table:table-row table:style-name="ro1">
          <table:table-cell office:value-type="float" office:value="15.7231">
            <text:p>15.7231</text:p>
          </table:table-cell>
          <table:table-cell office:value-type="float" office:value="2.16486">
            <text:p>2.16486</text:p>
          </table:table-cell>
          <table:table-cell office:value-type="float" office:value="229.281">
            <text:p>229.281</text:p>
          </table:table-cell>
          <table:table-cell office:value-type="float" office:value="0.649457">
            <text:p>0.649457</text:p>
          </table:table-cell>
          <table:table-cell table:number-columns-repeated="3"/>
        </table:table-row>
        <table:table-row table:style-name="ro1">
          <table:table-cell office:value-type="float" office:value="15.7563">
            <text:p>15.7563</text:p>
          </table:table-cell>
          <table:table-cell office:value-type="float" office:value="2.20531">
            <text:p>2.20531</text:p>
          </table:table-cell>
          <table:table-cell office:value-type="float" office:value="229.241">
            <text:p>229.241</text:p>
          </table:table-cell>
          <table:table-cell office:value-type="float" office:value="0.661592">
            <text:p>0.661592</text:p>
          </table:table-cell>
          <table:table-cell table:number-columns-repeated="3"/>
        </table:table-row>
        <table:table-row table:style-name="ro1">
          <table:table-cell office:value-type="float" office:value="15.7922">
            <text:p>15.7922</text:p>
          </table:table-cell>
          <table:table-cell office:value-type="float" office:value="2.24919">
            <text:p>2.24919</text:p>
          </table:table-cell>
          <table:table-cell office:value-type="float" office:value="229.197">
            <text:p>229.197</text:p>
          </table:table-cell>
          <table:table-cell office:value-type="float" office:value="0.674757">
            <text:p>0.674757</text:p>
          </table:table-cell>
          <table:table-cell table:number-columns-repeated="3"/>
        </table:table-row>
        <table:table-row table:style-name="ro1">
          <table:table-cell office:value-type="float" office:value="15.8259">
            <text:p>15.8259</text:p>
          </table:table-cell>
          <table:table-cell office:value-type="float" office:value="2.29028">
            <text:p>2.29028</text:p>
          </table:table-cell>
          <table:table-cell office:value-type="float" office:value="229.156">
            <text:p>229.156</text:p>
          </table:table-cell>
          <table:table-cell office:value-type="float" office:value="0.687085">
            <text:p>0.687085</text:p>
          </table:table-cell>
          <table:table-cell table:number-columns-repeated="3"/>
        </table:table-row>
        <table:table-row table:style-name="ro1">
          <table:table-cell office:value-type="float" office:value="15.8609">
            <text:p>15.8609</text:p>
          </table:table-cell>
          <table:table-cell office:value-type="float" office:value="2.33289">
            <text:p>2.33289</text:p>
          </table:table-cell>
          <table:table-cell office:value-type="float" office:value="229.113">
            <text:p>229.113</text:p>
          </table:table-cell>
          <table:table-cell office:value-type="float" office:value="0.699866">
            <text:p>0.699866</text:p>
          </table:table-cell>
          <table:table-cell table:number-columns-repeated="3"/>
        </table:table-row>
        <table:table-row table:style-name="ro1">
          <table:table-cell office:value-type="float" office:value="15.8972">
            <text:p>15.8972</text:p>
          </table:table-cell>
          <table:table-cell office:value-type="float" office:value="2.37695">
            <text:p>2.37695</text:p>
          </table:table-cell>
          <table:table-cell office:value-type="float" office:value="229.069">
            <text:p>229.069</text:p>
          </table:table-cell>
          <table:table-cell office:value-type="float" office:value="0.713086">
            <text:p>0.713086</text:p>
          </table:table-cell>
          <table:table-cell table:number-columns-repeated="3"/>
        </table:table-row>
        <table:table-row table:style-name="ro1">
          <table:table-cell office:value-type="float" office:value="15.936">
            <text:p>15.936</text:p>
          </table:table-cell>
          <table:table-cell office:value-type="float" office:value="2.42415">
            <text:p>2.42415</text:p>
          </table:table-cell>
          <table:table-cell office:value-type="float" office:value="229.022">
            <text:p>229.022</text:p>
          </table:table-cell>
          <table:table-cell office:value-type="float" office:value="0.727245">
            <text:p>0.727245</text:p>
          </table:table-cell>
          <table:table-cell table:number-columns-repeated="3"/>
        </table:table-row>
        <table:table-row table:style-name="ro1">
          <table:table-cell office:value-type="float" office:value="15.969">
            <text:p>15.969</text:p>
          </table:table-cell>
          <table:table-cell office:value-type="float" office:value="2.46402">
            <text:p>2.46402</text:p>
          </table:table-cell>
          <table:table-cell office:value-type="float" office:value="228.982">
            <text:p>228.982</text:p>
          </table:table-cell>
          <table:table-cell office:value-type="float" office:value="0.739206">
            <text:p>0.739206</text:p>
          </table:table-cell>
          <table:table-cell table:number-columns-repeated="3"/>
        </table:table-row>
        <table:table-row table:style-name="ro1">
          <table:table-cell office:value-type="float" office:value="16.0033">
            <text:p>16.0033</text:p>
          </table:table-cell>
          <table:table-cell office:value-type="float" office:value="2.50548">
            <text:p>2.50548</text:p>
          </table:table-cell>
          <table:table-cell office:value-type="float" office:value="228.94">
            <text:p>228.94</text:p>
          </table:table-cell>
          <table:table-cell office:value-type="float" office:value="0.751643">
            <text:p>0.751643</text:p>
          </table:table-cell>
          <table:table-cell table:number-columns-repeated="3"/>
        </table:table-row>
        <table:table-row table:style-name="ro1">
          <table:table-cell office:value-type="float" office:value="16.037">
            <text:p>16.037</text:p>
          </table:table-cell>
          <table:table-cell office:value-type="float" office:value="2.54601">
            <text:p>2.54601</text:p>
          </table:table-cell>
          <table:table-cell office:value-type="float" office:value="228.9">
            <text:p>228.9</text:p>
          </table:table-cell>
          <table:table-cell office:value-type="float" office:value="0.763802">
            <text:p>0.763802</text:p>
          </table:table-cell>
          <table:table-cell table:number-columns-repeated="3"/>
        </table:table-row>
        <table:table-row table:style-name="ro1">
          <table:table-cell office:value-type="float" office:value="16.07">
            <text:p>16.07</text:p>
          </table:table-cell>
          <table:table-cell office:value-type="float" office:value="2.58578">
            <text:p>2.58578</text:p>
          </table:table-cell>
          <table:table-cell office:value-type="float" office:value="228.86">
            <text:p>228.86</text:p>
          </table:table-cell>
          <table:table-cell office:value-type="float" office:value="0.775735">
            <text:p>0.775735</text:p>
          </table:table-cell>
          <table:table-cell table:number-columns-repeated="3"/>
        </table:table-row>
        <table:table-row table:style-name="ro1">
          <table:table-cell office:value-type="float" office:value="16.1017">
            <text:p>16.1017</text:p>
          </table:table-cell>
          <table:table-cell office:value-type="float" office:value="2.62367">
            <text:p>2.62367</text:p>
          </table:table-cell>
          <table:table-cell office:value-type="float" office:value="228.822">
            <text:p>228.822</text:p>
          </table:table-cell>
          <table:table-cell office:value-type="float" office:value="0.787102">
            <text:p>0.787102</text:p>
          </table:table-cell>
          <table:table-cell table:number-columns-repeated="3"/>
        </table:table-row>
        <table:table-row table:style-name="ro1">
          <table:table-cell office:value-type="float" office:value="16.134">
            <text:p>16.134</text:p>
          </table:table-cell>
          <table:table-cell office:value-type="float" office:value="2.66225">
            <text:p>2.66225</text:p>
          </table:table-cell>
          <table:table-cell office:value-type="float" office:value="228.784">
            <text:p>228.784</text:p>
          </table:table-cell>
          <table:table-cell office:value-type="float" office:value="0.798674">
            <text:p>0.798674</text:p>
          </table:table-cell>
          <table:table-cell table:number-columns-repeated="3"/>
        </table:table-row>
        <table:table-row table:style-name="ro1">
          <table:table-cell office:value-type="float" office:value="16.1654">
            <text:p>16.1654</text:p>
          </table:table-cell>
          <table:table-cell office:value-type="float" office:value="2.6996">
            <text:p>2.6996</text:p>
          </table:table-cell>
          <table:table-cell office:value-type="float" office:value="228.746">
            <text:p>228.74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1985">
            <text:p>16.1985</text:p>
          </table:table-cell>
          <table:table-cell office:value-type="float" office:value="2.73878">
            <text:p>2.73878</text:p>
          </table:table-cell>
          <table:table-cell office:value-type="float" office:value="228.707">
            <text:p>228.70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2307">
            <text:p>16.2307</text:p>
          </table:table-cell>
          <table:table-cell office:value-type="float" office:value="2.77661">
            <text:p>2.77661</text:p>
          </table:table-cell>
          <table:table-cell office:value-type="float" office:value="228.669">
            <text:p>228.66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2632">
            <text:p>16.2632</text:p>
          </table:table-cell>
          <table:table-cell office:value-type="float" office:value="2.81471">
            <text:p>2.81471</text:p>
          </table:table-cell>
          <table:table-cell office:value-type="float" office:value="228.631">
            <text:p>228.63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2937">
            <text:p>16.2937</text:p>
          </table:table-cell>
          <table:table-cell office:value-type="float" office:value="2.85028">
            <text:p>2.85028</text:p>
          </table:table-cell>
          <table:table-cell office:value-type="float" office:value="228.596">
            <text:p>228.59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3274">
            <text:p>16.3274</text:p>
          </table:table-cell>
          <table:table-cell office:value-type="float" office:value="2.88934">
            <text:p>2.88934</text:p>
          </table:table-cell>
          <table:table-cell office:value-type="float" office:value="228.557">
            <text:p>228.55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3604">
            <text:p>16.3604</text:p>
          </table:table-cell>
          <table:table-cell office:value-type="float" office:value="2.9274">
            <text:p>2.9274</text:p>
          </table:table-cell>
          <table:table-cell office:value-type="float" office:value="228.518">
            <text:p>228.51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3924">
            <text:p>16.3924</text:p>
          </table:table-cell>
          <table:table-cell office:value-type="float" office:value="2.96394">
            <text:p>2.96394</text:p>
          </table:table-cell>
          <table:table-cell office:value-type="float" office:value="228.482">
            <text:p>228.48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4249">
            <text:p>16.4249</text:p>
          </table:table-cell>
          <table:table-cell office:value-type="float" office:value="3.00087">
            <text:p>3.00087</text:p>
          </table:table-cell>
          <table:table-cell office:value-type="float" office:value="228.445">
            <text:p>228.44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4588">
            <text:p>16.4588</text:p>
          </table:table-cell>
          <table:table-cell office:value-type="float" office:value="3.0392">
            <text:p>3.0392</text:p>
          </table:table-cell>
          <table:table-cell office:value-type="float" office:value="228.407">
            <text:p>228.40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489">
            <text:p>16.489</text:p>
          </table:table-cell>
          <table:table-cell office:value-type="float" office:value="3.07289">
            <text:p>3.07289</text:p>
          </table:table-cell>
          <table:table-cell office:value-type="float" office:value="228.373">
            <text:p>228.37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519">
            <text:p>16.519</text:p>
          </table:table-cell>
          <table:table-cell office:value-type="float" office:value="3.10622">
            <text:p>3.10622</text:p>
          </table:table-cell>
          <table:table-cell office:value-type="float" office:value="228.34">
            <text:p>228.3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5491">
            <text:p>16.5491</text:p>
          </table:table-cell>
          <table:table-cell office:value-type="float" office:value="3.13942">
            <text:p>3.13942</text:p>
          </table:table-cell>
          <table:table-cell office:value-type="float" office:value="228.306">
            <text:p>228.30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5821">
            <text:p>16.5821</text:p>
          </table:table-cell>
          <table:table-cell office:value-type="float" office:value="3.17558">
            <text:p>3.17558</text:p>
          </table:table-cell>
          <table:table-cell office:value-type="float" office:value="228.27">
            <text:p>228.2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615">
            <text:p>16.615</text:p>
          </table:table-cell>
          <table:table-cell office:value-type="float" office:value="3.21126">
            <text:p>3.21126</text:p>
          </table:table-cell>
          <table:table-cell office:value-type="float" office:value="228.235">
            <text:p>228.23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6474">
            <text:p>16.6474</text:p>
          </table:table-cell>
          <table:table-cell office:value-type="float" office:value="3.24596">
            <text:p>3.24596</text:p>
          </table:table-cell>
          <table:table-cell office:value-type="float" office:value="228.2">
            <text:p>228.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6798">
            <text:p>16.6798</text:p>
          </table:table-cell>
          <table:table-cell office:value-type="float" office:value="3.28036">
            <text:p>3.28036</text:p>
          </table:table-cell>
          <table:table-cell office:value-type="float" office:value="228.166">
            <text:p>228.16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7146">
            <text:p>16.7146</text:p>
          </table:table-cell>
          <table:table-cell office:value-type="float" office:value="3.31696">
            <text:p>3.31696</text:p>
          </table:table-cell>
          <table:table-cell office:value-type="float" office:value="228.129">
            <text:p>228.12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7499">
            <text:p>16.7499</text:p>
          </table:table-cell>
          <table:table-cell office:value-type="float" office:value="3.3537">
            <text:p>3.3537</text:p>
          </table:table-cell>
          <table:table-cell office:value-type="float" office:value="228.092">
            <text:p>228.09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7839">
            <text:p>16.7839</text:p>
          </table:table-cell>
          <table:table-cell office:value-type="float" office:value="3.38867">
            <text:p>3.38867</text:p>
          </table:table-cell>
          <table:table-cell office:value-type="float" office:value="228.057">
            <text:p>228.05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8188">
            <text:p>16.8188</text:p>
          </table:table-cell>
          <table:table-cell office:value-type="float" office:value="3.42418">
            <text:p>3.42418</text:p>
          </table:table-cell>
          <table:table-cell office:value-type="float" office:value="228.022">
            <text:p>228.02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8541">
            <text:p>16.8541</text:p>
          </table:table-cell>
          <table:table-cell office:value-type="float" office:value="3.45946">
            <text:p>3.45946</text:p>
          </table:table-cell>
          <table:table-cell office:value-type="float" office:value="227.986">
            <text:p>227.98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8863">
            <text:p>16.8863</text:p>
          </table:table-cell>
          <table:table-cell office:value-type="float" office:value="3.49126">
            <text:p>3.49126</text:p>
          </table:table-cell>
          <table:table-cell office:value-type="float" office:value="227.955">
            <text:p>227.95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9211">
            <text:p>16.9211</text:p>
          </table:table-cell>
          <table:table-cell office:value-type="float" office:value="3.52515">
            <text:p>3.52515</text:p>
          </table:table-cell>
          <table:table-cell office:value-type="float" office:value="227.921">
            <text:p>227.92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9539">
            <text:p>16.9539</text:p>
          </table:table-cell>
          <table:table-cell office:value-type="float" office:value="3.55669">
            <text:p>3.55669</text:p>
          </table:table-cell>
          <table:table-cell office:value-type="float" office:value="227.889">
            <text:p>227.88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6.9776">
            <text:p>16.9776</text:p>
          </table:table-cell>
          <table:table-cell office:value-type="float" office:value="3.57933">
            <text:p>3.57933</text:p>
          </table:table-cell>
          <table:table-cell office:value-type="float" office:value="227.867">
            <text:p>227.86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011">
            <text:p>17.011</text:p>
          </table:table-cell>
          <table:table-cell office:value-type="float" office:value="3.61053">
            <text:p>3.61053</text:p>
          </table:table-cell>
          <table:table-cell office:value-type="float" office:value="227.835">
            <text:p>227.83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0424">
            <text:p>17.0424</text:p>
          </table:table-cell>
          <table:table-cell office:value-type="float" office:value="3.63962">
            <text:p>3.63962</text:p>
          </table:table-cell>
          <table:table-cell office:value-type="float" office:value="227.806">
            <text:p>227.80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0764">
            <text:p>17.0764</text:p>
          </table:table-cell>
          <table:table-cell office:value-type="float" office:value="3.67064">
            <text:p>3.67064</text:p>
          </table:table-cell>
          <table:table-cell office:value-type="float" office:value="227.775">
            <text:p>227.77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1079">
            <text:p>17.1079</text:p>
          </table:table-cell>
          <table:table-cell office:value-type="float" office:value="3.69882">
            <text:p>3.69882</text:p>
          </table:table-cell>
          <table:table-cell office:value-type="float" office:value="227.747">
            <text:p>227.74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1396">
            <text:p>17.1396</text:p>
          </table:table-cell>
          <table:table-cell office:value-type="float" office:value="3.72675">
            <text:p>3.72675</text:p>
          </table:table-cell>
          <table:table-cell office:value-type="float" office:value="227.719">
            <text:p>227.71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1732">
            <text:p>17.1732</text:p>
          </table:table-cell>
          <table:table-cell office:value-type="float" office:value="3.75594">
            <text:p>3.75594</text:p>
          </table:table-cell>
          <table:table-cell office:value-type="float" office:value="227.69">
            <text:p>227.6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2047">
            <text:p>17.2047</text:p>
          </table:table-cell>
          <table:table-cell office:value-type="float" office:value="3.78275">
            <text:p>3.78275</text:p>
          </table:table-cell>
          <table:table-cell office:value-type="float" office:value="227.663">
            <text:p>227.66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2361">
            <text:p>17.2361</text:p>
          </table:table-cell>
          <table:table-cell office:value-type="float" office:value="3.80902">
            <text:p>3.80902</text:p>
          </table:table-cell>
          <table:table-cell office:value-type="float" office:value="227.637">
            <text:p>227.63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2675">
            <text:p>17.2675</text:p>
          </table:table-cell>
          <table:table-cell office:value-type="float" office:value="3.83487">
            <text:p>3.83487</text:p>
          </table:table-cell>
          <table:table-cell office:value-type="float" office:value="227.611">
            <text:p>227.61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297">
            <text:p>17.297</text:p>
          </table:table-cell>
          <table:table-cell office:value-type="float" office:value="3.85876">
            <text:p>3.85876</text:p>
          </table:table-cell>
          <table:table-cell office:value-type="float" office:value="227.587">
            <text:p>227.58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3275">
            <text:p>17.3275</text:p>
          </table:table-cell>
          <table:table-cell office:value-type="float" office:value="3.883">
            <text:p>3.883</text:p>
          </table:table-cell>
          <table:table-cell office:value-type="float" office:value="227.563">
            <text:p>227.56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357">
            <text:p>17.357</text:p>
          </table:table-cell>
          <table:table-cell office:value-type="float" office:value="3.90596">
            <text:p>3.90596</text:p>
          </table:table-cell>
          <table:table-cell office:value-type="float" office:value="227.54">
            <text:p>227.5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3885">
            <text:p>17.3885</text:p>
          </table:table-cell>
          <table:table-cell office:value-type="float" office:value="3.93007">
            <text:p>3.93007</text:p>
          </table:table-cell>
          <table:table-cell office:value-type="float" office:value="227.516">
            <text:p>227.51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4207">
            <text:p>17.4207</text:p>
          </table:table-cell>
          <table:table-cell office:value-type="float" office:value="3.95425">
            <text:p>3.95425</text:p>
          </table:table-cell>
          <table:table-cell office:value-type="float" office:value="227.492">
            <text:p>227.49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4544">
            <text:p>17.4544</text:p>
          </table:table-cell>
          <table:table-cell office:value-type="float" office:value="3.97899">
            <text:p>3.97899</text:p>
          </table:table-cell>
          <table:table-cell office:value-type="float" office:value="227.467">
            <text:p>227.46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4866">
            <text:p>17.4866</text:p>
          </table:table-cell>
          <table:table-cell office:value-type="float" office:value="4.00212">
            <text:p>4.00212</text:p>
          </table:table-cell>
          <table:table-cell office:value-type="float" office:value="227.444">
            <text:p>227.44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5194">
            <text:p>17.5194</text:p>
          </table:table-cell>
          <table:table-cell office:value-type="float" office:value="4.02507">
            <text:p>4.02507</text:p>
          </table:table-cell>
          <table:table-cell office:value-type="float" office:value="227.421">
            <text:p>227.42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5523">
            <text:p>17.5523</text:p>
          </table:table-cell>
          <table:table-cell office:value-type="float" office:value="4.04756">
            <text:p>4.04756</text:p>
          </table:table-cell>
          <table:table-cell office:value-type="float" office:value="227.398">
            <text:p>227.39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585">
            <text:p>17.585</text:p>
          </table:table-cell>
          <table:table-cell office:value-type="float" office:value="4.06935">
            <text:p>4.06935</text:p>
          </table:table-cell>
          <table:table-cell office:value-type="float" office:value="227.377">
            <text:p>227.37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6172">
            <text:p>17.6172</text:p>
          </table:table-cell>
          <table:table-cell office:value-type="float" office:value="4.09027">
            <text:p>4.09027</text:p>
          </table:table-cell>
          <table:table-cell office:value-type="float" office:value="227.356">
            <text:p>227.35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6384">
            <text:p>17.6384</text:p>
          </table:table-cell>
          <table:table-cell office:value-type="float" office:value="4.10379">
            <text:p>4.10379</text:p>
          </table:table-cell>
          <table:table-cell office:value-type="float" office:value="227.342">
            <text:p>227.34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6711">
            <text:p>17.6711</text:p>
          </table:table-cell>
          <table:table-cell office:value-type="float" office:value="4.1241">
            <text:p>4.1241</text:p>
          </table:table-cell>
          <table:table-cell office:value-type="float" office:value="227.322">
            <text:p>227.32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7016">
            <text:p>17.7016</text:p>
          </table:table-cell>
          <table:table-cell office:value-type="float" office:value="4.14255">
            <text:p>4.14255</text:p>
          </table:table-cell>
          <table:table-cell office:value-type="float" office:value="227.303">
            <text:p>227.30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7331">
            <text:p>17.7331</text:p>
          </table:table-cell>
          <table:table-cell office:value-type="float" office:value="4.16109">
            <text:p>4.16109</text:p>
          </table:table-cell>
          <table:table-cell office:value-type="float" office:value="227.285">
            <text:p>227.28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7626">
            <text:p>17.7626</text:p>
          </table:table-cell>
          <table:table-cell office:value-type="float" office:value="4.17802">
            <text:p>4.17802</text:p>
          </table:table-cell>
          <table:table-cell office:value-type="float" office:value="227.268">
            <text:p>227.26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7929">
            <text:p>17.7929</text:p>
          </table:table-cell>
          <table:table-cell office:value-type="float" office:value="4.1949">
            <text:p>4.1949</text:p>
          </table:table-cell>
          <table:table-cell office:value-type="float" office:value="227.251">
            <text:p>227.25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8242">
            <text:p>17.8242</text:p>
          </table:table-cell>
          <table:table-cell office:value-type="float" office:value="4.21187">
            <text:p>4.21187</text:p>
          </table:table-cell>
          <table:table-cell office:value-type="float" office:value="227.234">
            <text:p>227.23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8543">
            <text:p>17.8543</text:p>
          </table:table-cell>
          <table:table-cell office:value-type="float" office:value="4.22765">
            <text:p>4.22765</text:p>
          </table:table-cell>
          <table:table-cell office:value-type="float" office:value="227.218">
            <text:p>227.21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8847">
            <text:p>17.8847</text:p>
          </table:table-cell>
          <table:table-cell office:value-type="float" office:value="4.24306">
            <text:p>4.24306</text:p>
          </table:table-cell>
          <table:table-cell office:value-type="float" office:value="227.203">
            <text:p>227.20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9215">
            <text:p>17.9215</text:p>
          </table:table-cell>
          <table:table-cell office:value-type="float" office:value="4.26106">
            <text:p>4.26106</text:p>
          </table:table-cell>
          <table:table-cell office:value-type="float" office:value="227.185">
            <text:p>227.18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953">
            <text:p>17.953</text:p>
          </table:table-cell>
          <table:table-cell office:value-type="float" office:value="4.27586">
            <text:p>4.27586</text:p>
          </table:table-cell>
          <table:table-cell office:value-type="float" office:value="227.17">
            <text:p>227.1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7.9846">
            <text:p>17.9846</text:p>
          </table:table-cell>
          <table:table-cell office:value-type="float" office:value="4.29022">
            <text:p>4.29022</text:p>
          </table:table-cell>
          <table:table-cell office:value-type="float" office:value="227.156">
            <text:p>227.15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0176">
            <text:p>18.0176</text:p>
          </table:table-cell>
          <table:table-cell office:value-type="float" office:value="4.30458">
            <text:p>4.30458</text:p>
          </table:table-cell>
          <table:table-cell office:value-type="float" office:value="227.141">
            <text:p>227.14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0477">
            <text:p>18.0477</text:p>
          </table:table-cell>
          <table:table-cell office:value-type="float" office:value="4.31715">
            <text:p>4.31715</text:p>
          </table:table-cell>
          <table:table-cell office:value-type="float" office:value="227.129">
            <text:p>227.12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0777">
            <text:p>18.0777</text:p>
          </table:table-cell>
          <table:table-cell office:value-type="float" office:value="4.32922">
            <text:p>4.32922</text:p>
          </table:table-cell>
          <table:table-cell office:value-type="float" office:value="227.117">
            <text:p>227.11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108">
            <text:p>18.108</text:p>
          </table:table-cell>
          <table:table-cell office:value-type="float" office:value="4.3409">
            <text:p>4.3409</text:p>
          </table:table-cell>
          <table:table-cell office:value-type="float" office:value="227.105">
            <text:p>227.10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1384">
            <text:p>18.1384</text:p>
          </table:table-cell>
          <table:table-cell office:value-type="float" office:value="4.35207">
            <text:p>4.35207</text:p>
          </table:table-cell>
          <table:table-cell office:value-type="float" office:value="227.094">
            <text:p>227.09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1684">
            <text:p>18.1684</text:p>
          </table:table-cell>
          <table:table-cell office:value-type="float" office:value="4.36263">
            <text:p>4.36263</text:p>
          </table:table-cell>
          <table:table-cell office:value-type="float" office:value="227.083">
            <text:p>227.08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2004">
            <text:p>18.2004</text:p>
          </table:table-cell>
          <table:table-cell office:value-type="float" office:value="4.37337">
            <text:p>4.37337</text:p>
          </table:table-cell>
          <table:table-cell office:value-type="float" office:value="227.073">
            <text:p>227.07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2322">
            <text:p>18.2322</text:p>
          </table:table-cell>
          <table:table-cell office:value-type="float" office:value="4.3835">
            <text:p>4.3835</text:p>
          </table:table-cell>
          <table:table-cell office:value-type="float" office:value="227.062">
            <text:p>227.06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2681">
            <text:p>18.2681</text:p>
          </table:table-cell>
          <table:table-cell office:value-type="float" office:value="4.39429">
            <text:p>4.39429</text:p>
          </table:table-cell>
          <table:table-cell office:value-type="float" office:value="227.052">
            <text:p>227.05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3036">
            <text:p>18.3036</text:p>
          </table:table-cell>
          <table:table-cell office:value-type="float" office:value="4.40421">
            <text:p>4.40421</text:p>
          </table:table-cell>
          <table:table-cell office:value-type="float" office:value="227.042">
            <text:p>227.04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3391">
            <text:p>18.3391</text:p>
          </table:table-cell>
          <table:table-cell office:value-type="float" office:value="4.41342">
            <text:p>4.41342</text:p>
          </table:table-cell>
          <table:table-cell office:value-type="float" office:value="227.032">
            <text:p>227.03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3777">
            <text:p>18.3777</text:p>
          </table:table-cell>
          <table:table-cell office:value-type="float" office:value="4.42267">
            <text:p>4.42267</text:p>
          </table:table-cell>
          <table:table-cell office:value-type="float" office:value="227.023">
            <text:p>227.02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4162">
            <text:p>18.4162</text:p>
          </table:table-cell>
          <table:table-cell office:value-type="float" office:value="4.43106">
            <text:p>4.43106</text:p>
          </table:table-cell>
          <table:table-cell office:value-type="float" office:value="227.015">
            <text:p>227.01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454">
            <text:p>18.454</text:p>
          </table:table-cell>
          <table:table-cell office:value-type="float" office:value="4.43848">
            <text:p>4.43848</text:p>
          </table:table-cell>
          <table:table-cell office:value-type="float" office:value="227.007">
            <text:p>227.00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4747">
            <text:p>18.4747</text:p>
          </table:table-cell>
          <table:table-cell office:value-type="float" office:value="4.44223">
            <text:p>4.44223</text:p>
          </table:table-cell>
          <table:table-cell office:value-type="float" office:value="227.004">
            <text:p>227.00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5114">
            <text:p>18.5114</text:p>
          </table:table-cell>
          <table:table-cell office:value-type="float" office:value="4.4483">
            <text:p>4.4483</text:p>
          </table:table-cell>
          <table:table-cell office:value-type="float" office:value="226.998">
            <text:p>226.99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5466">
            <text:p>18.5466</text:p>
          </table:table-cell>
          <table:table-cell office:value-type="float" office:value="4.45343">
            <text:p>4.45343</text:p>
          </table:table-cell>
          <table:table-cell office:value-type="float" office:value="226.992">
            <text:p>226.99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5813">
            <text:p>18.5813</text:p>
          </table:table-cell>
          <table:table-cell office:value-type="float" office:value="4.45781">
            <text:p>4.45781</text:p>
          </table:table-cell>
          <table:table-cell office:value-type="float" office:value="226.988">
            <text:p>226.98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6161">
            <text:p>18.6161</text:p>
          </table:table-cell>
          <table:table-cell office:value-type="float" office:value="4.46158">
            <text:p>4.46158</text:p>
          </table:table-cell>
          <table:table-cell office:value-type="float" office:value="226.984">
            <text:p>226.98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6508">
            <text:p>18.6508</text:p>
          </table:table-cell>
          <table:table-cell office:value-type="float" office:value="4.46466">
            <text:p>4.46466</text:p>
          </table:table-cell>
          <table:table-cell office:value-type="float" office:value="226.981">
            <text:p>226.98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6862">
            <text:p>18.6862</text:p>
          </table:table-cell>
          <table:table-cell office:value-type="float" office:value="4.46718">
            <text:p>4.46718</text:p>
          </table:table-cell>
          <table:table-cell office:value-type="float" office:value="226.979">
            <text:p>226.97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721">
            <text:p>18.721</text:p>
          </table:table-cell>
          <table:table-cell office:value-type="float" office:value="4.46898">
            <text:p>4.46898</text:p>
          </table:table-cell>
          <table:table-cell office:value-type="float" office:value="226.977">
            <text:p>226.97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7582">
            <text:p>18.7582</text:p>
          </table:table-cell>
          <table:table-cell office:value-type="float" office:value="4.47014">
            <text:p>4.47014</text:p>
          </table:table-cell>
          <table:table-cell office:value-type="float" office:value="226.976">
            <text:p>226.97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795">
            <text:p>18.795</text:p>
          </table:table-cell>
          <table:table-cell office:value-type="float" office:value="4.47055">
            <text:p>4.47055</text:p>
          </table:table-cell>
          <table:table-cell office:value-type="float" office:value="226.975">
            <text:p>226.97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8309">
            <text:p>18.8309</text:p>
          </table:table-cell>
          <table:table-cell office:value-type="float" office:value="4.47031">
            <text:p>4.47031</text:p>
          </table:table-cell>
          <table:table-cell office:value-type="float" office:value="226.976">
            <text:p>226.97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8677">
            <text:p>18.8677</text:p>
          </table:table-cell>
          <table:table-cell office:value-type="float" office:value="4.46928">
            <text:p>4.46928</text:p>
          </table:table-cell>
          <table:table-cell office:value-type="float" office:value="226.977">
            <text:p>226.97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9031">
            <text:p>18.9031</text:p>
          </table:table-cell>
          <table:table-cell office:value-type="float" office:value="4.46762">
            <text:p>4.46762</text:p>
          </table:table-cell>
          <table:table-cell office:value-type="float" office:value="226.978">
            <text:p>226.97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9377">
            <text:p>18.9377</text:p>
          </table:table-cell>
          <table:table-cell office:value-type="float" office:value="4.46533">
            <text:p>4.46533</text:p>
          </table:table-cell>
          <table:table-cell office:value-type="float" office:value="226.981">
            <text:p>226.98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9709">
            <text:p>18.9709</text:p>
          </table:table-cell>
          <table:table-cell office:value-type="float" office:value="4.46257">
            <text:p>4.46257</text:p>
          </table:table-cell>
          <table:table-cell office:value-type="float" office:value="226.983">
            <text:p>226.98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8.9922">
            <text:p>18.9922</text:p>
          </table:table-cell>
          <table:table-cell office:value-type="float" office:value="4.46046">
            <text:p>4.46046</text:p>
          </table:table-cell>
          <table:table-cell office:value-type="float" office:value="226.985">
            <text:p>226.98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0289">
            <text:p>19.0289</text:p>
          </table:table-cell>
          <table:table-cell office:value-type="float" office:value="4.45634">
            <text:p>4.45634</text:p>
          </table:table-cell>
          <table:table-cell office:value-type="float" office:value="226.99">
            <text:p>226.9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0603">
            <text:p>19.0603</text:p>
          </table:table-cell>
          <table:table-cell office:value-type="float" office:value="4.45221">
            <text:p>4.45221</text:p>
          </table:table-cell>
          <table:table-cell office:value-type="float" office:value="226.994">
            <text:p>226.99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0932">
            <text:p>19.0932</text:p>
          </table:table-cell>
          <table:table-cell office:value-type="float" office:value="4.44736">
            <text:p>4.44736</text:p>
          </table:table-cell>
          <table:table-cell office:value-type="float" office:value="226.999">
            <text:p>226.99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1258">
            <text:p>19.1258</text:p>
          </table:table-cell>
          <table:table-cell office:value-type="float" office:value="4.442">
            <text:p>4.442</text:p>
          </table:table-cell>
          <table:table-cell office:value-type="float" office:value="227.004">
            <text:p>227.00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1592">
            <text:p>19.1592</text:p>
          </table:table-cell>
          <table:table-cell office:value-type="float" office:value="4.43594">
            <text:p>4.43594</text:p>
          </table:table-cell>
          <table:table-cell office:value-type="float" office:value="227.01">
            <text:p>227.0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1924">
            <text:p>19.1924</text:p>
          </table:table-cell>
          <table:table-cell office:value-type="float" office:value="4.42938">
            <text:p>4.42938</text:p>
          </table:table-cell>
          <table:table-cell office:value-type="float" office:value="227.016">
            <text:p>227.01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2259">
            <text:p>19.2259</text:p>
          </table:table-cell>
          <table:table-cell office:value-type="float" office:value="4.42224">
            <text:p>4.42224</text:p>
          </table:table-cell>
          <table:table-cell office:value-type="float" office:value="227.024">
            <text:p>227.02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2589">
            <text:p>19.2589</text:p>
          </table:table-cell>
          <table:table-cell office:value-type="float" office:value="4.41469">
            <text:p>4.41469</text:p>
          </table:table-cell>
          <table:table-cell office:value-type="float" office:value="227.031">
            <text:p>227.03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2904">
            <text:p>19.2904</text:p>
          </table:table-cell>
          <table:table-cell office:value-type="float" office:value="4.40688">
            <text:p>4.40688</text:p>
          </table:table-cell>
          <table:table-cell office:value-type="float" office:value="227.039">
            <text:p>227.03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323">
            <text:p>19.323</text:p>
          </table:table-cell>
          <table:table-cell office:value-type="float" office:value="4.3983">
            <text:p>4.3983</text:p>
          </table:table-cell>
          <table:table-cell office:value-type="float" office:value="227.048">
            <text:p>227.04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3584">
            <text:p>19.3584</text:p>
          </table:table-cell>
          <table:table-cell office:value-type="float" office:value="4.38837">
            <text:p>4.38837</text:p>
          </table:table-cell>
          <table:table-cell office:value-type="float" office:value="227.058">
            <text:p>227.05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3797">
            <text:p>19.3797</text:p>
          </table:table-cell>
          <table:table-cell office:value-type="float" office:value="4.38211">
            <text:p>4.38211</text:p>
          </table:table-cell>
          <table:table-cell office:value-type="float" office:value="227.064">
            <text:p>227.06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4128">
            <text:p>19.4128</text:p>
          </table:table-cell>
          <table:table-cell office:value-type="float" office:value="4.37201">
            <text:p>4.37201</text:p>
          </table:table-cell>
          <table:table-cell office:value-type="float" office:value="227.074">
            <text:p>227.07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4439">
            <text:p>19.4439</text:p>
          </table:table-cell>
          <table:table-cell office:value-type="float" office:value="4.36203">
            <text:p>4.36203</text:p>
          </table:table-cell>
          <table:table-cell office:value-type="float" office:value="227.084">
            <text:p>227.08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4771">
            <text:p>19.4771</text:p>
          </table:table-cell>
          <table:table-cell office:value-type="float" office:value="4.35085">
            <text:p>4.35085</text:p>
          </table:table-cell>
          <table:table-cell office:value-type="float" office:value="227.095">
            <text:p>227.09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5109">
            <text:p>19.5109</text:p>
          </table:table-cell>
          <table:table-cell office:value-type="float" office:value="4.33893">
            <text:p>4.33893</text:p>
          </table:table-cell>
          <table:table-cell office:value-type="float" office:value="227.107">
            <text:p>227.10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5457">
            <text:p>19.5457</text:p>
          </table:table-cell>
          <table:table-cell office:value-type="float" office:value="4.3261">
            <text:p>4.3261</text:p>
          </table:table-cell>
          <table:table-cell office:value-type="float" office:value="227.12">
            <text:p>227.1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5773">
            <text:p>19.5773</text:p>
          </table:table-cell>
          <table:table-cell office:value-type="float" office:value="4.314">
            <text:p>4.314</text:p>
          </table:table-cell>
          <table:table-cell office:value-type="float" office:value="227.132">
            <text:p>227.13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6098">
            <text:p>19.6098</text:p>
          </table:table-cell>
          <table:table-cell office:value-type="float" office:value="4.30095">
            <text:p>4.30095</text:p>
          </table:table-cell>
          <table:table-cell office:value-type="float" office:value="227.145">
            <text:p>227.14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6479">
            <text:p>19.6479</text:p>
          </table:table-cell>
          <table:table-cell office:value-type="float" office:value="4.28506">
            <text:p>4.28506</text:p>
          </table:table-cell>
          <table:table-cell office:value-type="float" office:value="227.161">
            <text:p>227.16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675">
            <text:p>19.675</text:p>
          </table:table-cell>
          <table:table-cell office:value-type="float" office:value="4.27333">
            <text:p>4.27333</text:p>
          </table:table-cell>
          <table:table-cell office:value-type="float" office:value="227.173">
            <text:p>227.17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7129">
            <text:p>19.7129</text:p>
          </table:table-cell>
          <table:table-cell office:value-type="float" office:value="4.25658">
            <text:p>4.25658</text:p>
          </table:table-cell>
          <table:table-cell office:value-type="float" office:value="227.189">
            <text:p>227.18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7552">
            <text:p>19.7552</text:p>
          </table:table-cell>
          <table:table-cell office:value-type="float" office:value="4.237">
            <text:p>4.237</text:p>
          </table:table-cell>
          <table:table-cell office:value-type="float" office:value="227.209">
            <text:p>227.20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7881">
            <text:p>19.7881</text:p>
          </table:table-cell>
          <table:table-cell office:value-type="float" office:value="4.22124">
            <text:p>4.22124</text:p>
          </table:table-cell>
          <table:table-cell office:value-type="float" office:value="227.225">
            <text:p>227.22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8218">
            <text:p>19.8218</text:p>
          </table:table-cell>
          <table:table-cell office:value-type="float" office:value="4.20462">
            <text:p>4.20462</text:p>
          </table:table-cell>
          <table:table-cell office:value-type="float" office:value="227.241">
            <text:p>227.24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8421">
            <text:p>19.8421</text:p>
          </table:table-cell>
          <table:table-cell office:value-type="float" office:value="4.1944">
            <text:p>4.1944</text:p>
          </table:table-cell>
          <table:table-cell office:value-type="float" office:value="227.251">
            <text:p>227.25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8629">
            <text:p>19.8629</text:p>
          </table:table-cell>
          <table:table-cell office:value-type="float" office:value="4.18365">
            <text:p>4.18365</text:p>
          </table:table-cell>
          <table:table-cell office:value-type="float" office:value="227.262">
            <text:p>227.26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899">
            <text:p>19.899</text:p>
          </table:table-cell>
          <table:table-cell office:value-type="float" office:value="4.16469">
            <text:p>4.16469</text:p>
          </table:table-cell>
          <table:table-cell office:value-type="float" office:value="227.281">
            <text:p>227.28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9328">
            <text:p>19.9328</text:p>
          </table:table-cell>
          <table:table-cell office:value-type="float" office:value="4.14644">
            <text:p>4.14644</text:p>
          </table:table-cell>
          <table:table-cell office:value-type="float" office:value="227.299">
            <text:p>227.29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9646">
            <text:p>19.9646</text:p>
          </table:table-cell>
          <table:table-cell office:value-type="float" office:value="4.12875">
            <text:p>4.12875</text:p>
          </table:table-cell>
          <table:table-cell office:value-type="float" office:value="227.317">
            <text:p>227.31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19.9968">
            <text:p>19.9968</text:p>
          </table:table-cell>
          <table:table-cell office:value-type="float" office:value="4.1105">
            <text:p>4.1105</text:p>
          </table:table-cell>
          <table:table-cell office:value-type="float" office:value="227.335">
            <text:p>227.33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0279">
            <text:p>20.0279</text:p>
          </table:table-cell>
          <table:table-cell office:value-type="float" office:value="4.0925">
            <text:p>4.0925</text:p>
          </table:table-cell>
          <table:table-cell office:value-type="float" office:value="227.353">
            <text:p>227.35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0653">
            <text:p>20.0653</text:p>
          </table:table-cell>
          <table:table-cell office:value-type="float" office:value="4.07019">
            <text:p>4.07019</text:p>
          </table:table-cell>
          <table:table-cell office:value-type="float" office:value="227.376">
            <text:p>227.37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1032">
            <text:p>20.1032</text:p>
          </table:table-cell>
          <table:table-cell office:value-type="float" office:value="4.04709">
            <text:p>4.04709</text:p>
          </table:table-cell>
          <table:table-cell office:value-type="float" office:value="227.399">
            <text:p>227.39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129">
            <text:p>20.129</text:p>
          </table:table-cell>
          <table:table-cell office:value-type="float" office:value="4.03093">
            <text:p>4.03093</text:p>
          </table:table-cell>
          <table:table-cell office:value-type="float" office:value="227.415">
            <text:p>227.41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164">
            <text:p>20.164</text:p>
          </table:table-cell>
          <table:table-cell office:value-type="float" office:value="4.00871">
            <text:p>4.00871</text:p>
          </table:table-cell>
          <table:table-cell office:value-type="float" office:value="227.437">
            <text:p>227.43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1969">
            <text:p>20.1969</text:p>
          </table:table-cell>
          <table:table-cell office:value-type="float" office:value="3.98743">
            <text:p>3.98743</text:p>
          </table:table-cell>
          <table:table-cell office:value-type="float" office:value="227.458">
            <text:p>227.45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2307">
            <text:p>20.2307</text:p>
          </table:table-cell>
          <table:table-cell office:value-type="float" office:value="3.96515">
            <text:p>3.96515</text:p>
          </table:table-cell>
          <table:table-cell office:value-type="float" office:value="227.481">
            <text:p>227.48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2619">
            <text:p>20.2619</text:p>
          </table:table-cell>
          <table:table-cell office:value-type="float" office:value="3.94418">
            <text:p>3.94418</text:p>
          </table:table-cell>
          <table:table-cell office:value-type="float" office:value="227.502">
            <text:p>227.50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2941">
            <text:p>20.2941</text:p>
          </table:table-cell>
          <table:table-cell office:value-type="float" office:value="3.92218">
            <text:p>3.92218</text:p>
          </table:table-cell>
          <table:table-cell office:value-type="float" office:value="227.524">
            <text:p>227.52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328">
            <text:p>20.328</text:p>
          </table:table-cell>
          <table:table-cell office:value-type="float" office:value="3.89851">
            <text:p>3.89851</text:p>
          </table:table-cell>
          <table:table-cell office:value-type="float" office:value="227.547">
            <text:p>227.54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3628">
            <text:p>20.3628</text:p>
          </table:table-cell>
          <table:table-cell office:value-type="float" office:value="3.8739">
            <text:p>3.8739</text:p>
          </table:table-cell>
          <table:table-cell office:value-type="float" office:value="227.572">
            <text:p>227.57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3972">
            <text:p>20.3972</text:p>
          </table:table-cell>
          <table:table-cell office:value-type="float" office:value="3.84903">
            <text:p>3.84903</text:p>
          </table:table-cell>
          <table:table-cell office:value-type="float" office:value="227.597">
            <text:p>227.59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4319">
            <text:p>20.4319</text:p>
          </table:table-cell>
          <table:table-cell office:value-type="float" office:value="3.82358">
            <text:p>3.82358</text:p>
          </table:table-cell>
          <table:table-cell office:value-type="float" office:value="227.622">
            <text:p>227.62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4691">
            <text:p>20.4691</text:p>
          </table:table-cell>
          <table:table-cell office:value-type="float" office:value="3.79573">
            <text:p>3.79573</text:p>
          </table:table-cell>
          <table:table-cell office:value-type="float" office:value="227.65">
            <text:p>227.6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5034">
            <text:p>20.5034</text:p>
          </table:table-cell>
          <table:table-cell office:value-type="float" office:value="3.76974">
            <text:p>3.76974</text:p>
          </table:table-cell>
          <table:table-cell office:value-type="float" office:value="227.676">
            <text:p>227.67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5363">
            <text:p>20.5363</text:p>
          </table:table-cell>
          <table:table-cell office:value-type="float" office:value="3.74435">
            <text:p>3.74435</text:p>
          </table:table-cell>
          <table:table-cell office:value-type="float" office:value="227.702">
            <text:p>227.70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5705">
            <text:p>20.5705</text:p>
          </table:table-cell>
          <table:table-cell office:value-type="float" office:value="3.71765">
            <text:p>3.71765</text:p>
          </table:table-cell>
          <table:table-cell office:value-type="float" office:value="227.728">
            <text:p>227.72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6038">
            <text:p>20.6038</text:p>
          </table:table-cell>
          <table:table-cell office:value-type="float" office:value="3.69124">
            <text:p>3.69124</text:p>
          </table:table-cell>
          <table:table-cell office:value-type="float" office:value="227.755">
            <text:p>227.75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6372">
            <text:p>20.6372</text:p>
          </table:table-cell>
          <table:table-cell office:value-type="float" office:value="3.66438">
            <text:p>3.66438</text:p>
          </table:table-cell>
          <table:table-cell office:value-type="float" office:value="227.781">
            <text:p>227.78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6698">
            <text:p>20.6698</text:p>
          </table:table-cell>
          <table:table-cell office:value-type="float" office:value="3.63785">
            <text:p>3.63785</text:p>
          </table:table-cell>
          <table:table-cell office:value-type="float" office:value="227.808">
            <text:p>227.80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7025">
            <text:p>20.7025</text:p>
          </table:table-cell>
          <table:table-cell office:value-type="float" office:value="3.61086">
            <text:p>3.61086</text:p>
          </table:table-cell>
          <table:table-cell office:value-type="float" office:value="227.835">
            <text:p>227.83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7355">
            <text:p>20.7355</text:p>
          </table:table-cell>
          <table:table-cell office:value-type="float" office:value="3.58327">
            <text:p>3.58327</text:p>
          </table:table-cell>
          <table:table-cell office:value-type="float" office:value="227.863">
            <text:p>227.86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7744">
            <text:p>20.7744</text:p>
          </table:table-cell>
          <table:table-cell office:value-type="float" office:value="3.55028">
            <text:p>3.55028</text:p>
          </table:table-cell>
          <table:table-cell office:value-type="float" office:value="227.896">
            <text:p>227.89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8073">
            <text:p>20.8073</text:p>
          </table:table-cell>
          <table:table-cell office:value-type="float" office:value="3.52206">
            <text:p>3.52206</text:p>
          </table:table-cell>
          <table:table-cell office:value-type="float" office:value="227.924">
            <text:p>227.92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8379">
            <text:p>20.8379</text:p>
          </table:table-cell>
          <table:table-cell office:value-type="float" office:value="3.49553">
            <text:p>3.49553</text:p>
          </table:table-cell>
          <table:table-cell office:value-type="float" office:value="227.95">
            <text:p>227.9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8694">
            <text:p>20.8694</text:p>
          </table:table-cell>
          <table:table-cell office:value-type="float" office:value="3.46799">
            <text:p>3.46799</text:p>
          </table:table-cell>
          <table:table-cell office:value-type="float" office:value="227.978">
            <text:p>227.97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9008">
            <text:p>20.9008</text:p>
          </table:table-cell>
          <table:table-cell office:value-type="float" office:value="3.44016">
            <text:p>3.44016</text:p>
          </table:table-cell>
          <table:table-cell office:value-type="float" office:value="228.006">
            <text:p>228.00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9313">
            <text:p>20.9313</text:p>
          </table:table-cell>
          <table:table-cell office:value-type="float" office:value="3.41289">
            <text:p>3.41289</text:p>
          </table:table-cell>
          <table:table-cell office:value-type="float" office:value="228.033">
            <text:p>228.03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9639">
            <text:p>20.9639</text:p>
          </table:table-cell>
          <table:table-cell office:value-type="float" office:value="3.38344">
            <text:p>3.38344</text:p>
          </table:table-cell>
          <table:table-cell office:value-type="float" office:value="228.062">
            <text:p>228.06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0.9975">
            <text:p>20.9975</text:p>
          </table:table-cell>
          <table:table-cell office:value-type="float" office:value="3.35274">
            <text:p>3.35274</text:p>
          </table:table-cell>
          <table:table-cell office:value-type="float" office:value="228.093">
            <text:p>228.09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033">
            <text:p>21.033</text:p>
          </table:table-cell>
          <table:table-cell office:value-type="float" office:value="3.32002">
            <text:p>3.32002</text:p>
          </table:table-cell>
          <table:table-cell office:value-type="float" office:value="228.126">
            <text:p>228.12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0679">
            <text:p>21.0679</text:p>
          </table:table-cell>
          <table:table-cell office:value-type="float" office:value="3.28743">
            <text:p>3.28743</text:p>
          </table:table-cell>
          <table:table-cell office:value-type="float" office:value="228.158">
            <text:p>228.15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0988">
            <text:p>21.0988</text:p>
          </table:table-cell>
          <table:table-cell office:value-type="float" office:value="3.25848">
            <text:p>3.25848</text:p>
          </table:table-cell>
          <table:table-cell office:value-type="float" office:value="228.187">
            <text:p>228.18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1309">
            <text:p>21.1309</text:p>
          </table:table-cell>
          <table:table-cell office:value-type="float" office:value="3.228">
            <text:p>3.228</text:p>
          </table:table-cell>
          <table:table-cell office:value-type="float" office:value="228.218">
            <text:p>228.21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1629">
            <text:p>21.1629</text:p>
          </table:table-cell>
          <table:table-cell office:value-type="float" office:value="3.19742">
            <text:p>3.19742</text:p>
          </table:table-cell>
          <table:table-cell office:value-type="float" office:value="228.248">
            <text:p>228.24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1958">
            <text:p>21.1958</text:p>
          </table:table-cell>
          <table:table-cell office:value-type="float" office:value="3.16566">
            <text:p>3.16566</text:p>
          </table:table-cell>
          <table:table-cell office:value-type="float" office:value="228.28">
            <text:p>228.2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2176">
            <text:p>21.2176</text:p>
          </table:table-cell>
          <table:table-cell office:value-type="float" office:value="3.14436">
            <text:p>3.14436</text:p>
          </table:table-cell>
          <table:table-cell office:value-type="float" office:value="228.302">
            <text:p>228.30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2533">
            <text:p>21.2533</text:p>
          </table:table-cell>
          <table:table-cell office:value-type="float" office:value="3.10936">
            <text:p>3.10936</text:p>
          </table:table-cell>
          <table:table-cell office:value-type="float" office:value="228.337">
            <text:p>228.33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2874">
            <text:p>21.2874</text:p>
          </table:table-cell>
          <table:table-cell office:value-type="float" office:value="3.07561">
            <text:p>3.07561</text:p>
          </table:table-cell>
          <table:table-cell office:value-type="float" office:value="228.37">
            <text:p>228.3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3213">
            <text:p>21.3213</text:p>
          </table:table-cell>
          <table:table-cell office:value-type="float" office:value="3.04187">
            <text:p>3.04187</text:p>
          </table:table-cell>
          <table:table-cell office:value-type="float" office:value="228.404">
            <text:p>228.40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3535">
            <text:p>21.3535</text:p>
          </table:table-cell>
          <table:table-cell office:value-type="float" office:value="3.0096">
            <text:p>3.0096</text:p>
          </table:table-cell>
          <table:table-cell office:value-type="float" office:value="228.436">
            <text:p>228.43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3883">
            <text:p>21.3883</text:p>
          </table:table-cell>
          <table:table-cell office:value-type="float" office:value="2.97427">
            <text:p>2.97427</text:p>
          </table:table-cell>
          <table:table-cell office:value-type="float" office:value="228.472">
            <text:p>228.47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4215">
            <text:p>21.4215</text:p>
          </table:table-cell>
          <table:table-cell office:value-type="float" office:value="2.94054">
            <text:p>2.94054</text:p>
          </table:table-cell>
          <table:table-cell office:value-type="float" office:value="228.505">
            <text:p>228.50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454">
            <text:p>21.454</text:p>
          </table:table-cell>
          <table:table-cell office:value-type="float" office:value="2.90715">
            <text:p>2.90715</text:p>
          </table:table-cell>
          <table:table-cell office:value-type="float" office:value="228.539">
            <text:p>228.53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4869">
            <text:p>21.4869</text:p>
          </table:table-cell>
          <table:table-cell office:value-type="float" office:value="2.87305">
            <text:p>2.87305</text:p>
          </table:table-cell>
          <table:table-cell office:value-type="float" office:value="228.573">
            <text:p>228.57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518">
            <text:p>21.518</text:p>
          </table:table-cell>
          <table:table-cell office:value-type="float" office:value="2.84074">
            <text:p>2.84074</text:p>
          </table:table-cell>
          <table:table-cell office:value-type="float" office:value="228.605">
            <text:p>228.60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551">
            <text:p>21.551</text:p>
          </table:table-cell>
          <table:table-cell office:value-type="float" office:value="2.80618">
            <text:p>2.80618</text:p>
          </table:table-cell>
          <table:table-cell office:value-type="float" office:value="228.64">
            <text:p>228.64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583">
            <text:p>21.583</text:p>
          </table:table-cell>
          <table:table-cell office:value-type="float" office:value="2.77242">
            <text:p>2.77242</text:p>
          </table:table-cell>
          <table:table-cell office:value-type="float" office:value="228.673">
            <text:p>228.67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6158">
            <text:p>21.6158</text:p>
          </table:table-cell>
          <table:table-cell office:value-type="float" office:value="2.73763">
            <text:p>2.73763</text:p>
          </table:table-cell>
          <table:table-cell office:value-type="float" office:value="228.708">
            <text:p>228.708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6471">
            <text:p>21.6471</text:p>
          </table:table-cell>
          <table:table-cell office:value-type="float" office:value="2.70425">
            <text:p>2.70425</text:p>
          </table:table-cell>
          <table:table-cell office:value-type="float" office:value="228.742">
            <text:p>228.74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68">
            <text:p>21.68</text:p>
          </table:table-cell>
          <table:table-cell office:value-type="float" office:value="2.66898">
            <text:p>2.66898</text:p>
          </table:table-cell>
          <table:table-cell office:value-type="float" office:value="228.777">
            <text:p>228.777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1.7118">
            <text:p>21.7118</text:p>
          </table:table-cell>
          <table:table-cell office:value-type="float" office:value="2.63472">
            <text:p>2.63472</text:p>
          </table:table-cell>
          <table:table-cell office:value-type="float" office:value="228.811">
            <text:p>228.811</text:p>
          </table:table-cell>
          <table:table-cell office:value-type="float" office:value="0.790416">
            <text:p>0.790416</text:p>
          </table:table-cell>
          <table:table-cell table:number-columns-repeated="3"/>
        </table:table-row>
        <table:table-row table:style-name="ro1">
          <table:table-cell office:value-type="float" office:value="21.7436">
            <text:p>21.7436</text:p>
          </table:table-cell>
          <table:table-cell office:value-type="float" office:value="2.60011">
            <text:p>2.60011</text:p>
          </table:table-cell>
          <table:table-cell office:value-type="float" office:value="228.846">
            <text:p>228.846</text:p>
          </table:table-cell>
          <table:table-cell office:value-type="float" office:value="0.780034">
            <text:p>0.780034</text:p>
          </table:table-cell>
          <table:table-cell table:number-columns-repeated="3"/>
        </table:table-row>
        <table:table-row table:style-name="ro1">
          <table:table-cell office:value-type="float" office:value="21.7751">
            <text:p>21.7751</text:p>
          </table:table-cell>
          <table:table-cell office:value-type="float" office:value="2.56573">
            <text:p>2.56573</text:p>
          </table:table-cell>
          <table:table-cell office:value-type="float" office:value="228.88">
            <text:p>228.88</text:p>
          </table:table-cell>
          <table:table-cell office:value-type="float" office:value="0.76972">
            <text:p>0.76972</text:p>
          </table:table-cell>
          <table:table-cell table:number-columns-repeated="3"/>
        </table:table-row>
        <table:table-row table:style-name="ro1">
          <table:table-cell office:value-type="float" office:value="21.8076">
            <text:p>21.8076</text:p>
          </table:table-cell>
          <table:table-cell office:value-type="float" office:value="2.52998">
            <text:p>2.52998</text:p>
          </table:table-cell>
          <table:table-cell office:value-type="float" office:value="228.916">
            <text:p>228.916</text:p>
          </table:table-cell>
          <table:table-cell office:value-type="float" office:value="0.758995">
            <text:p>0.758995</text:p>
          </table:table-cell>
          <table:table-cell table:number-columns-repeated="3"/>
        </table:table-row>
        <table:table-row table:style-name="ro1">
          <table:table-cell office:value-type="float" office:value="21.8402">
            <text:p>21.8402</text:p>
          </table:table-cell>
          <table:table-cell office:value-type="float" office:value="2.49402">
            <text:p>2.49402</text:p>
          </table:table-cell>
          <table:table-cell office:value-type="float" office:value="228.952">
            <text:p>228.952</text:p>
          </table:table-cell>
          <table:table-cell office:value-type="float" office:value="0.748206">
            <text:p>0.748206</text:p>
          </table:table-cell>
          <table:table-cell table:number-columns-repeated="3"/>
        </table:table-row>
        <table:table-row table:style-name="ro1">
          <table:table-cell office:value-type="float" office:value="21.87">
            <text:p>21.87</text:p>
          </table:table-cell>
          <table:table-cell office:value-type="float" office:value="2.46097">
            <text:p>2.46097</text:p>
          </table:table-cell>
          <table:table-cell office:value-type="float" office:value="228.985">
            <text:p>228.985</text:p>
          </table:table-cell>
          <table:table-cell office:value-type="float" office:value="0.73829">
            <text:p>0.73829</text:p>
          </table:table-cell>
          <table:table-cell table:number-columns-repeated="3"/>
        </table:table-row>
        <table:table-row table:style-name="ro1">
          <table:table-cell office:value-type="float" office:value="21.9006">
            <text:p>21.9006</text:p>
          </table:table-cell>
          <table:table-cell office:value-type="float" office:value="2.42688">
            <text:p>2.42688</text:p>
          </table:table-cell>
          <table:table-cell office:value-type="float" office:value="229.019">
            <text:p>229.019</text:p>
          </table:table-cell>
          <table:table-cell office:value-type="float" office:value="0.728064">
            <text:p>0.728064</text:p>
          </table:table-cell>
          <table:table-cell table:number-columns-repeated="3"/>
        </table:table-row>
        <table:table-row table:style-name="ro1">
          <table:table-cell office:value-type="float" office:value="21.9323">
            <text:p>21.9323</text:p>
          </table:table-cell>
          <table:table-cell office:value-type="float" office:value="2.39142">
            <text:p>2.39142</text:p>
          </table:table-cell>
          <table:table-cell office:value-type="float" office:value="229.054">
            <text:p>229.054</text:p>
          </table:table-cell>
          <table:table-cell office:value-type="float" office:value="0.717426">
            <text:p>0.717426</text:p>
          </table:table-cell>
          <table:table-cell table:number-columns-repeated="3"/>
        </table:table-row>
        <table:table-row table:style-name="ro1">
          <table:table-cell office:value-type="float" office:value="21.9657">
            <text:p>21.9657</text:p>
          </table:table-cell>
          <table:table-cell office:value-type="float" office:value="2.35391">
            <text:p>2.35391</text:p>
          </table:table-cell>
          <table:table-cell office:value-type="float" office:value="229.092">
            <text:p>229.092</text:p>
          </table:table-cell>
          <table:table-cell office:value-type="float" office:value="0.706174">
            <text:p>0.706174</text:p>
          </table:table-cell>
          <table:table-cell table:number-columns-repeated="3"/>
        </table:table-row>
        <table:table-row table:style-name="ro1">
          <table:table-cell office:value-type="float" office:value="22.0003">
            <text:p>22.0003</text:p>
          </table:table-cell>
          <table:table-cell office:value-type="float" office:value="2.31471">
            <text:p>2.31471</text:p>
          </table:table-cell>
          <table:table-cell office:value-type="float" office:value="229.131">
            <text:p>229.131</text:p>
          </table:table-cell>
          <table:table-cell office:value-type="float" office:value="0.694414">
            <text:p>0.694414</text:p>
          </table:table-cell>
          <table:table-cell table:number-columns-repeated="3"/>
        </table:table-row>
        <table:table-row table:style-name="ro1">
          <table:table-cell office:value-type="float" office:value="22.0348">
            <text:p>22.0348</text:p>
          </table:table-cell>
          <table:table-cell office:value-type="float" office:value="2.2757">
            <text:p>2.2757</text:p>
          </table:table-cell>
          <table:table-cell office:value-type="float" office:value="229.17">
            <text:p>229.17</text:p>
          </table:table-cell>
          <table:table-cell office:value-type="float" office:value="0.682709">
            <text:p>0.682709</text:p>
          </table:table-cell>
          <table:table-cell table:number-columns-repeated="3"/>
        </table:table-row>
        <table:table-row table:style-name="ro1">
          <table:table-cell office:value-type="float" office:value="22.0698">
            <text:p>22.0698</text:p>
          </table:table-cell>
          <table:table-cell office:value-type="float" office:value="2.23576">
            <text:p>2.23576</text:p>
          </table:table-cell>
          <table:table-cell office:value-type="float" office:value="229.21">
            <text:p>229.21</text:p>
          </table:table-cell>
          <table:table-cell office:value-type="float" office:value="0.670729">
            <text:p>0.670729</text:p>
          </table:table-cell>
          <table:table-cell table:number-columns-repeated="3"/>
        </table:table-row>
        <table:table-row table:style-name="ro1">
          <table:table-cell office:value-type="float" office:value="22.1041">
            <text:p>22.1041</text:p>
          </table:table-cell>
          <table:table-cell office:value-type="float" office:value="2.19644">
            <text:p>2.19644</text:p>
          </table:table-cell>
          <table:table-cell office:value-type="float" office:value="229.249">
            <text:p>229.249</text:p>
          </table:table-cell>
          <table:table-cell office:value-type="float" office:value="0.658933">
            <text:p>0.658933</text:p>
          </table:table-cell>
          <table:table-cell table:number-columns-repeated="3"/>
        </table:table-row>
        <table:table-row table:style-name="ro1">
          <table:table-cell office:value-type="float" office:value="22.136">
            <text:p>22.136</text:p>
          </table:table-cell>
          <table:table-cell office:value-type="float" office:value="2.15974">
            <text:p>2.15974</text:p>
          </table:table-cell>
          <table:table-cell office:value-type="float" office:value="229.286">
            <text:p>229.286</text:p>
          </table:table-cell>
          <table:table-cell office:value-type="float" office:value="0.647923">
            <text:p>0.647923</text:p>
          </table:table-cell>
          <table:table-cell table:number-columns-repeated="3"/>
        </table:table-row>
        <table:table-row table:style-name="ro1">
          <table:table-cell office:value-type="float" office:value="22.1568">
            <text:p>22.1568</text:p>
          </table:table-cell>
          <table:table-cell office:value-type="float" office:value="2.13573">
            <text:p>2.13573</text:p>
          </table:table-cell>
          <table:table-cell office:value-type="float" office:value="229.31">
            <text:p>229.31</text:p>
          </table:table-cell>
          <table:table-cell office:value-type="float" office:value="0.640718">
            <text:p>0.640718</text:p>
          </table:table-cell>
          <table:table-cell table:number-columns-repeated="3"/>
        </table:table-row>
        <table:table-row table:style-name="ro1">
          <table:table-cell office:value-type="float" office:value="22.185">
            <text:p>22.185</text:p>
          </table:table-cell>
          <table:table-cell office:value-type="float" office:value="2.10318">
            <text:p>2.10318</text:p>
          </table:table-cell>
          <table:table-cell office:value-type="float" office:value="229.343">
            <text:p>229.343</text:p>
          </table:table-cell>
          <table:table-cell office:value-type="float" office:value="0.630954">
            <text:p>0.630954</text:p>
          </table:table-cell>
          <table:table-cell table:number-columns-repeated="3"/>
        </table:table-row>
        <table:table-row table:style-name="ro1">
          <table:table-cell office:value-type="float" office:value="22.2126">
            <text:p>22.2126</text:p>
          </table:table-cell>
          <table:table-cell office:value-type="float" office:value="2.07127">
            <text:p>2.07127</text:p>
          </table:table-cell>
          <table:table-cell office:value-type="float" office:value="229.375">
            <text:p>229.375</text:p>
          </table:table-cell>
          <table:table-cell office:value-type="float" office:value="0.621382">
            <text:p>0.621382</text:p>
          </table:table-cell>
          <table:table-cell table:number-columns-repeated="3"/>
        </table:table-row>
        <table:table-row table:style-name="ro1">
          <table:table-cell office:value-type="float" office:value="22.2417">
            <text:p>22.2417</text:p>
          </table:table-cell>
          <table:table-cell office:value-type="float" office:value="2.03754">
            <text:p>2.03754</text:p>
          </table:table-cell>
          <table:table-cell office:value-type="float" office:value="229.408">
            <text:p>229.408</text:p>
          </table:table-cell>
          <table:table-cell office:value-type="float" office:value="0.611261">
            <text:p>0.611261</text:p>
          </table:table-cell>
          <table:table-cell table:number-columns-repeated="3"/>
        </table:table-row>
        <table:table-row table:style-name="ro1">
          <table:table-cell office:value-type="float" office:value="22.2693">
            <text:p>22.2693</text:p>
          </table:table-cell>
          <table:table-cell office:value-type="float" office:value="2.00548">
            <text:p>2.00548</text:p>
          </table:table-cell>
          <table:table-cell office:value-type="float" office:value="229.44">
            <text:p>229.44</text:p>
          </table:table-cell>
          <table:table-cell office:value-type="float" office:value="0.601643">
            <text:p>0.601643</text:p>
          </table:table-cell>
          <table:table-cell table:number-columns-repeated="3"/>
        </table:table-row>
        <table:table-row table:style-name="ro1">
          <table:table-cell office:value-type="float" office:value="22.298">
            <text:p>22.298</text:p>
          </table:table-cell>
          <table:table-cell office:value-type="float" office:value="1.97191">
            <text:p>1.97191</text:p>
          </table:table-cell>
          <table:table-cell office:value-type="float" office:value="229.474">
            <text:p>229.474</text:p>
          </table:table-cell>
          <table:table-cell office:value-type="float" office:value="0.591573">
            <text:p>0.591573</text:p>
          </table:table-cell>
          <table:table-cell table:number-columns-repeated="3"/>
        </table:table-row>
        <table:table-row table:style-name="ro1">
          <table:table-cell office:value-type="float" office:value="22.326">
            <text:p>22.326</text:p>
          </table:table-cell>
          <table:table-cell office:value-type="float" office:value="1.93925">
            <text:p>1.93925</text:p>
          </table:table-cell>
          <table:table-cell office:value-type="float" office:value="229.507">
            <text:p>229.507</text:p>
          </table:table-cell>
          <table:table-cell office:value-type="float" office:value="0.581776">
            <text:p>0.581776</text:p>
          </table:table-cell>
          <table:table-cell table:number-columns-repeated="3"/>
        </table:table-row>
        <table:table-row table:style-name="ro1">
          <table:table-cell office:value-type="float" office:value="22.3553">
            <text:p>22.3553</text:p>
          </table:table-cell>
          <table:table-cell office:value-type="float" office:value="1.90489">
            <text:p>1.90489</text:p>
          </table:table-cell>
          <table:table-cell office:value-type="float" office:value="229.541">
            <text:p>229.541</text:p>
          </table:table-cell>
          <table:table-cell office:value-type="float" office:value="0.571468">
            <text:p>0.571468</text:p>
          </table:table-cell>
          <table:table-cell table:number-columns-repeated="3"/>
        </table:table-row>
        <table:table-row table:style-name="ro1">
          <table:table-cell office:value-type="float" office:value="22.3862">
            <text:p>22.3862</text:p>
          </table:table-cell>
          <table:table-cell office:value-type="float" office:value="1.86858">
            <text:p>1.86858</text:p>
          </table:table-cell>
          <table:table-cell office:value-type="float" office:value="229.577">
            <text:p>229.577</text:p>
          </table:table-cell>
          <table:table-cell office:value-type="float" office:value="0.560573">
            <text:p>0.560573</text:p>
          </table:table-cell>
          <table:table-cell table:number-columns-repeated="3"/>
        </table:table-row>
        <table:table-row table:style-name="ro1">
          <table:table-cell office:value-type="float" office:value="22.4152">
            <text:p>22.4152</text:p>
          </table:table-cell>
          <table:table-cell office:value-type="float" office:value="1.8344">
            <text:p>1.8344</text:p>
          </table:table-cell>
          <table:table-cell office:value-type="float" office:value="229.611">
            <text:p>229.611</text:p>
          </table:table-cell>
          <table:table-cell office:value-type="float" office:value="0.550319">
            <text:p>0.550319</text:p>
          </table:table-cell>
          <table:table-cell table:number-columns-repeated="3"/>
        </table:table-row>
        <table:table-row table:style-name="ro1">
          <table:table-cell office:value-type="float" office:value="22.4464">
            <text:p>22.4464</text:p>
          </table:table-cell>
          <table:table-cell office:value-type="float" office:value="1.79764">
            <text:p>1.79764</text:p>
          </table:table-cell>
          <table:table-cell office:value-type="float" office:value="229.648">
            <text:p>229.648</text:p>
          </table:table-cell>
          <table:table-cell office:value-type="float" office:value="0.539291">
            <text:p>0.539291</text:p>
          </table:table-cell>
          <table:table-cell table:number-columns-repeated="3"/>
        </table:table-row>
        <table:table-row table:style-name="ro1">
          <table:table-cell office:value-type="float" office:value="22.4793">
            <text:p>22.4793</text:p>
          </table:table-cell>
          <table:table-cell office:value-type="float" office:value="1.75873">
            <text:p>1.75873</text:p>
          </table:table-cell>
          <table:table-cell office:value-type="float" office:value="229.687">
            <text:p>229.687</text:p>
          </table:table-cell>
          <table:table-cell office:value-type="float" office:value="0.527618">
            <text:p>0.527618</text:p>
          </table:table-cell>
          <table:table-cell table:number-columns-repeated="3"/>
        </table:table-row>
        <table:table-row table:style-name="ro1">
          <table:table-cell office:value-type="float" office:value="22.5076">
            <text:p>22.5076</text:p>
          </table:table-cell>
          <table:table-cell office:value-type="float" office:value="1.72533">
            <text:p>1.72533</text:p>
          </table:table-cell>
          <table:table-cell office:value-type="float" office:value="229.721">
            <text:p>229.721</text:p>
          </table:table-cell>
          <table:table-cell office:value-type="float" office:value="0.517598">
            <text:p>0.517598</text:p>
          </table:table-cell>
          <table:table-cell table:number-columns-repeated="3"/>
        </table:table-row>
        <table:table-row table:style-name="ro1">
          <table:table-cell office:value-type="float" office:value="22.5367">
            <text:p>22.5367</text:p>
          </table:table-cell>
          <table:table-cell office:value-type="float" office:value="1.69099">
            <text:p>1.69099</text:p>
          </table:table-cell>
          <table:table-cell office:value-type="float" office:value="229.755">
            <text:p>229.755</text:p>
          </table:table-cell>
          <table:table-cell office:value-type="float" office:value="0.507298">
            <text:p>0.507298</text:p>
          </table:table-cell>
          <table:table-cell table:number-columns-repeated="3"/>
        </table:table-row>
        <table:table-row table:style-name="ro1">
          <table:table-cell office:value-type="float" office:value="22.5651">
            <text:p>22.5651</text:p>
          </table:table-cell>
          <table:table-cell office:value-type="float" office:value="1.65742">
            <text:p>1.65742</text:p>
          </table:table-cell>
          <table:table-cell office:value-type="float" office:value="229.788">
            <text:p>229.788</text:p>
          </table:table-cell>
          <table:table-cell office:value-type="float" office:value="0.497227">
            <text:p>0.497227</text:p>
          </table:table-cell>
          <table:table-cell table:number-columns-repeated="3"/>
        </table:table-row>
        <table:table-row table:style-name="ro1">
          <table:table-cell office:value-type="float" office:value="22.5931">
            <text:p>22.5931</text:p>
          </table:table-cell>
          <table:table-cell office:value-type="float" office:value="1.62431">
            <text:p>1.62431</text:p>
          </table:table-cell>
          <table:table-cell office:value-type="float" office:value="229.822">
            <text:p>229.822</text:p>
          </table:table-cell>
          <table:table-cell office:value-type="float" office:value="0.487294">
            <text:p>0.487294</text:p>
          </table:table-cell>
          <table:table-cell table:number-columns-repeated="3"/>
        </table:table-row>
        <table:table-row table:style-name="ro1">
          <table:table-cell office:value-type="float" office:value="22.6225">
            <text:p>22.6225</text:p>
          </table:table-cell>
          <table:table-cell office:value-type="float" office:value="1.58952">
            <text:p>1.58952</text:p>
          </table:table-cell>
          <table:table-cell office:value-type="float" office:value="229.856">
            <text:p>229.856</text:p>
          </table:table-cell>
          <table:table-cell office:value-type="float" office:value="0.476857">
            <text:p>0.476857</text:p>
          </table:table-cell>
          <table:table-cell table:number-columns-repeated="3"/>
        </table:table-row>
        <table:table-row table:style-name="ro1">
          <table:table-cell office:value-type="float" office:value="22.6519">
            <text:p>22.6519</text:p>
          </table:table-cell>
          <table:table-cell office:value-type="float" office:value="1.55484">
            <text:p>1.55484</text:p>
          </table:table-cell>
          <table:table-cell office:value-type="float" office:value="229.891">
            <text:p>229.891</text:p>
          </table:table-cell>
          <table:table-cell office:value-type="float" office:value="0.466452">
            <text:p>0.466452</text:p>
          </table:table-cell>
          <table:table-cell table:number-columns-repeated="3"/>
        </table:table-row>
        <table:table-row table:style-name="ro1">
          <table:table-cell office:value-type="float" office:value="22.6812">
            <text:p>22.6812</text:p>
          </table:table-cell>
          <table:table-cell office:value-type="float" office:value="1.52022">
            <text:p>1.52022</text:p>
          </table:table-cell>
          <table:table-cell office:value-type="float" office:value="229.926">
            <text:p>229.926</text:p>
          </table:table-cell>
          <table:table-cell office:value-type="float" office:value="0.456065">
            <text:p>0.456065</text:p>
          </table:table-cell>
          <table:table-cell table:number-columns-repeated="3"/>
        </table:table-row>
        <table:table-row table:style-name="ro1">
          <table:table-cell office:value-type="float" office:value="22.7105">
            <text:p>22.7105</text:p>
          </table:table-cell>
          <table:table-cell office:value-type="float" office:value="1.48573">
            <text:p>1.48573</text:p>
          </table:table-cell>
          <table:table-cell office:value-type="float" office:value="229.96">
            <text:p>229.96</text:p>
          </table:table-cell>
          <table:table-cell office:value-type="float" office:value="0.44572">
            <text:p>0.44572</text:p>
          </table:table-cell>
          <table:table-cell table:number-columns-repeated="3"/>
        </table:table-row>
        <table:table-row table:style-name="ro1">
          <table:table-cell office:value-type="float" office:value="22.7413">
            <text:p>22.7413</text:p>
          </table:table-cell>
          <table:table-cell office:value-type="float" office:value="1.44951">
            <text:p>1.44951</text:p>
          </table:table-cell>
          <table:table-cell office:value-type="float" office:value="229.996">
            <text:p>229.996</text:p>
          </table:table-cell>
          <table:table-cell office:value-type="float" office:value="0.434853">
            <text:p>0.434853</text:p>
          </table:table-cell>
          <table:table-cell table:number-columns-repeated="3"/>
        </table:table-row>
        <table:table-row table:style-name="ro1">
          <table:table-cell office:value-type="float" office:value="22.772">
            <text:p>22.772</text:p>
          </table:table-cell>
          <table:table-cell office:value-type="float" office:value="1.41341">
            <text:p>1.41341</text:p>
          </table:table-cell>
          <table:table-cell office:value-type="float" office:value="230.032">
            <text:p>230.032</text:p>
          </table:table-cell>
          <table:table-cell office:value-type="float" office:value="0.424022">
            <text:p>0.424022</text:p>
          </table:table-cell>
          <table:table-cell table:number-columns-repeated="3"/>
        </table:table-row>
        <table:table-row table:style-name="ro1">
          <table:table-cell office:value-type="float" office:value="22.8006">
            <text:p>22.8006</text:p>
          </table:table-cell>
          <table:table-cell office:value-type="float" office:value="1.37982">
            <text:p>1.37982</text:p>
          </table:table-cell>
          <table:table-cell office:value-type="float" office:value="230.066">
            <text:p>230.066</text:p>
          </table:table-cell>
          <table:table-cell office:value-type="float" office:value="0.413947">
            <text:p>0.413947</text:p>
          </table:table-cell>
          <table:table-cell table:number-columns-repeated="3"/>
        </table:table-row>
        <table:table-row table:style-name="ro1">
          <table:table-cell office:value-type="float" office:value="22.8318">
            <text:p>22.8318</text:p>
          </table:table-cell>
          <table:table-cell office:value-type="float" office:value="1.34329">
            <text:p>1.34329</text:p>
          </table:table-cell>
          <table:table-cell office:value-type="float" office:value="230.103">
            <text:p>230.103</text:p>
          </table:table-cell>
          <table:table-cell office:value-type="float" office:value="0.402988">
            <text:p>0.402988</text:p>
          </table:table-cell>
          <table:table-cell table:number-columns-repeated="3"/>
        </table:table-row>
        <table:table-row table:style-name="ro1">
          <table:table-cell office:value-type="float" office:value="22.8611">
            <text:p>22.8611</text:p>
          </table:table-cell>
          <table:table-cell office:value-type="float" office:value="1.30917">
            <text:p>1.30917</text:p>
          </table:table-cell>
          <table:table-cell office:value-type="float" office:value="230.137">
            <text:p>230.137</text:p>
          </table:table-cell>
          <table:table-cell office:value-type="float" office:value="0.392752">
            <text:p>0.392752</text:p>
          </table:table-cell>
          <table:table-cell table:number-columns-repeated="3"/>
        </table:table-row>
        <table:table-row table:style-name="ro1">
          <table:table-cell office:value-type="float" office:value="22.8914">
            <text:p>22.8914</text:p>
          </table:table-cell>
          <table:table-cell office:value-type="float" office:value="1.27394">
            <text:p>1.27394</text:p>
          </table:table-cell>
          <table:table-cell office:value-type="float" office:value="230.172">
            <text:p>230.172</text:p>
          </table:table-cell>
          <table:table-cell office:value-type="float" office:value="0.382182">
            <text:p>0.382182</text:p>
          </table:table-cell>
          <table:table-cell table:number-columns-repeated="3"/>
        </table:table-row>
        <table:table-row table:style-name="ro1">
          <table:table-cell office:value-type="float" office:value="22.921">
            <text:p>22.921</text:p>
          </table:table-cell>
          <table:table-cell office:value-type="float" office:value="1.23965">
            <text:p>1.23965</text:p>
          </table:table-cell>
          <table:table-cell office:value-type="float" office:value="230.206">
            <text:p>230.206</text:p>
          </table:table-cell>
          <table:table-cell office:value-type="float" office:value="0.371896">
            <text:p>0.371896</text:p>
          </table:table-cell>
          <table:table-cell table:number-columns-repeated="3"/>
        </table:table-row>
        <table:table-row table:style-name="ro1">
          <table:table-cell office:value-type="float" office:value="22.9511">
            <text:p>22.9511</text:p>
          </table:table-cell>
          <table:table-cell office:value-type="float" office:value="1.205">
            <text:p>1.205</text:p>
          </table:table-cell>
          <table:table-cell office:value-type="float" office:value="230.241">
            <text:p>230.241</text:p>
          </table:table-cell>
          <table:table-cell office:value-type="float" office:value="0.361501">
            <text:p>0.361501</text:p>
          </table:table-cell>
          <table:table-cell table:number-columns-repeated="3"/>
        </table:table-row>
        <table:table-row table:style-name="ro1">
          <table:table-cell office:value-type="float" office:value="22.9813">
            <text:p>22.9813</text:p>
          </table:table-cell>
          <table:table-cell office:value-type="float" office:value="1.17033">
            <text:p>1.17033</text:p>
          </table:table-cell>
          <table:table-cell office:value-type="float" office:value="230.276">
            <text:p>230.276</text:p>
          </table:table-cell>
          <table:table-cell office:value-type="float" office:value="0.3511">
            <text:p>0.3511</text:p>
          </table:table-cell>
          <table:table-cell table:number-columns-repeated="3"/>
        </table:table-row>
        <table:table-row table:style-name="ro1">
          <table:table-cell office:value-type="float" office:value="23.0129">
            <text:p>23.0129</text:p>
          </table:table-cell>
          <table:table-cell office:value-type="float" office:value="1.13419">
            <text:p>1.13419</text:p>
          </table:table-cell>
          <table:table-cell office:value-type="float" office:value="230.312">
            <text:p>230.312</text:p>
          </table:table-cell>
          <table:table-cell office:value-type="float" office:value="0.340256">
            <text:p>0.340256</text:p>
          </table:table-cell>
          <table:table-cell table:number-columns-repeated="3"/>
        </table:table-row>
        <table:table-row table:style-name="ro1">
          <table:table-cell office:value-type="float" office:value="23.0507">
            <text:p>23.0507</text:p>
          </table:table-cell>
          <table:table-cell office:value-type="float" office:value="1.09117">
            <text:p>1.09117</text:p>
          </table:table-cell>
          <table:table-cell office:value-type="float" office:value="230.355">
            <text:p>230.355</text:p>
          </table:table-cell>
          <table:table-cell office:value-type="float" office:value="0.327351">
            <text:p>0.327351</text:p>
          </table:table-cell>
          <table:table-cell table:number-columns-repeated="3"/>
        </table:table-row>
        <table:table-row table:style-name="ro1">
          <table:table-cell office:value-type="float" office:value="23.0882">
            <text:p>23.0882</text:p>
          </table:table-cell>
          <table:table-cell office:value-type="float" office:value="1.04895">
            <text:p>1.04895</text:p>
          </table:table-cell>
          <table:table-cell office:value-type="float" office:value="230.397">
            <text:p>230.397</text:p>
          </table:table-cell>
          <table:table-cell office:value-type="float" office:value="0.314685">
            <text:p>0.314685</text:p>
          </table:table-cell>
          <table:table-cell table:number-columns-repeated="3"/>
        </table:table-row>
        <table:table-row table:style-name="ro1">
          <table:table-cell office:value-type="float" office:value="23.1223">
            <text:p>23.1223</text:p>
          </table:table-cell>
          <table:table-cell office:value-type="float" office:value="1.01079">
            <text:p>1.01079</text:p>
          </table:table-cell>
          <table:table-cell office:value-type="float" office:value="230.435">
            <text:p>230.435</text:p>
          </table:table-cell>
          <table:table-cell office:value-type="float" office:value="0.303236">
            <text:p>0.303236</text:p>
          </table:table-cell>
          <table:table-cell table:number-columns-repeated="3"/>
        </table:table-row>
        <table:table-row table:style-name="ro1">
          <table:table-cell office:value-type="float" office:value="23.1568">
            <text:p>23.1568</text:p>
          </table:table-cell>
          <table:table-cell office:value-type="float" office:value="0.97258">
            <text:p>0.97258</text:p>
          </table:table-cell>
          <table:table-cell office:value-type="float" office:value="230.473">
            <text:p>230.473</text:p>
          </table:table-cell>
          <table:table-cell office:value-type="float" office:value="0.291774">
            <text:p>0.291774</text:p>
          </table:table-cell>
          <table:table-cell table:number-columns-repeated="3"/>
        </table:table-row>
        <table:table-row table:style-name="ro1">
          <table:table-cell office:value-type="float" office:value="23.1932">
            <text:p>23.1932</text:p>
          </table:table-cell>
          <table:table-cell office:value-type="float" office:value="0.932541">
            <text:p>0.932541</text:p>
          </table:table-cell>
          <table:table-cell office:value-type="float" office:value="230.513">
            <text:p>230.513</text:p>
          </table:table-cell>
          <table:table-cell office:value-type="float" office:value="0.279762">
            <text:p>0.279762</text:p>
          </table:table-cell>
          <table:table-cell table:number-columns-repeated="3"/>
        </table:table-row>
        <table:table-row table:style-name="ro1">
          <table:table-cell office:value-type="float" office:value="23.2264">
            <text:p>23.2264</text:p>
          </table:table-cell>
          <table:table-cell office:value-type="float" office:value="0.8965">
            <text:p>0.8965</text:p>
          </table:table-cell>
          <table:table-cell office:value-type="float" office:value="230.549">
            <text:p>230.549</text:p>
          </table:table-cell>
          <table:table-cell office:value-type="float" office:value="0.26895">
            <text:p>0.26895</text:p>
          </table:table-cell>
          <table:table-cell table:number-columns-repeated="3"/>
        </table:table-row>
        <table:table-row table:style-name="ro1">
          <table:table-cell office:value-type="float" office:value="23.261">
            <text:p>23.261</text:p>
          </table:table-cell>
          <table:table-cell office:value-type="float" office:value="0.859238">
            <text:p>0.859238</text:p>
          </table:table-cell>
          <table:table-cell office:value-type="float" office:value="230.587">
            <text:p>230.587</text:p>
          </table:table-cell>
          <table:table-cell office:value-type="float" office:value="0.257771">
            <text:p>0.257771</text:p>
          </table:table-cell>
          <table:table-cell table:number-columns-repeated="3"/>
        </table:table-row>
        <table:table-row table:style-name="ro1">
          <table:table-cell office:value-type="float" office:value="23.2957">
            <text:p>23.2957</text:p>
          </table:table-cell>
          <table:table-cell office:value-type="float" office:value="0.822449">
            <text:p>0.822449</text:p>
          </table:table-cell>
          <table:table-cell office:value-type="float" office:value="230.623">
            <text:p>230.623</text:p>
          </table:table-cell>
          <table:table-cell office:value-type="float" office:value="0.246735">
            <text:p>0.246735</text:p>
          </table:table-cell>
          <table:table-cell table:number-columns-repeated="3"/>
        </table:table-row>
        <table:table-row table:style-name="ro1">
          <table:table-cell office:value-type="float" office:value="23.3297">
            <text:p>23.3297</text:p>
          </table:table-cell>
          <table:table-cell office:value-type="float" office:value="0.786636">
            <text:p>0.786636</text:p>
          </table:table-cell>
          <table:table-cell office:value-type="float" office:value="230.659">
            <text:p>230.659</text:p>
          </table:table-cell>
          <table:table-cell office:value-type="float" office:value="0.235991">
            <text:p>0.235991</text:p>
          </table:table-cell>
          <table:table-cell table:number-columns-repeated="3"/>
        </table:table-row>
        <table:table-row table:style-name="ro1">
          <table:table-cell office:value-type="float" office:value="23.3636">
            <text:p>23.3636</text:p>
          </table:table-cell>
          <table:table-cell office:value-type="float" office:value="0.751389">
            <text:p>0.751389</text:p>
          </table:table-cell>
          <table:table-cell office:value-type="float" office:value="230.694">
            <text:p>230.694</text:p>
          </table:table-cell>
          <table:table-cell office:value-type="float" office:value="0.225417">
            <text:p>0.225417</text:p>
          </table:table-cell>
          <table:table-cell table:number-columns-repeated="3"/>
        </table:table-row>
        <table:table-row table:style-name="ro1">
          <table:table-cell office:value-type="float" office:value="23.386">
            <text:p>23.386</text:p>
          </table:table-cell>
          <table:table-cell office:value-type="float" office:value="0.728363">
            <text:p>0.728363</text:p>
          </table:table-cell>
          <table:table-cell office:value-type="float" office:value="230.718">
            <text:p>230.718</text:p>
          </table:table-cell>
          <table:table-cell office:value-type="float" office:value="0.218509">
            <text:p>0.218509</text:p>
          </table:table-cell>
          <table:table-cell table:number-columns-repeated="3"/>
        </table:table-row>
        <table:table-row table:style-name="ro1">
          <table:table-cell office:value-type="float" office:value="23.4213">
            <text:p>23.4213</text:p>
          </table:table-cell>
          <table:table-cell office:value-type="float" office:value="0.692566">
            <text:p>0.692566</text:p>
          </table:table-cell>
          <table:table-cell office:value-type="float" office:value="230.753">
            <text:p>230.753</text:p>
          </table:table-cell>
          <table:table-cell office:value-type="float" office:value="0.20777">
            <text:p>0.20777</text:p>
          </table:table-cell>
          <table:table-cell table:number-columns-repeated="3"/>
        </table:table-row>
        <table:table-row table:style-name="ro1">
          <table:table-cell office:value-type="float" office:value="23.4588">
            <text:p>23.4588</text:p>
          </table:table-cell>
          <table:table-cell office:value-type="float" office:value="0.655106">
            <text:p>0.655106</text:p>
          </table:table-cell>
          <table:table-cell office:value-type="float" office:value="230.791">
            <text:p>230.791</text:p>
          </table:table-cell>
          <table:table-cell office:value-type="float" office:value="0.196532">
            <text:p>0.196532</text:p>
          </table:table-cell>
          <table:table-cell table:number-columns-repeated="3"/>
        </table:table-row>
        <table:table-row table:style-name="ro1">
          <table:table-cell office:value-type="float" office:value="23.498">
            <text:p>23.498</text:p>
          </table:table-cell>
          <table:table-cell office:value-type="float" office:value="0.616531">
            <text:p>0.616531</text:p>
          </table:table-cell>
          <table:table-cell office:value-type="float" office:value="230.829">
            <text:p>230.829</text:p>
          </table:table-cell>
          <table:table-cell office:value-type="float" office:value="0.184959">
            <text:p>0.184959</text:p>
          </table:table-cell>
          <table:table-cell table:number-columns-repeated="3"/>
        </table:table-row>
        <table:table-row table:style-name="ro1">
          <table:table-cell office:value-type="float" office:value="23.5366">
            <text:p>23.5366</text:p>
          </table:table-cell>
          <table:table-cell office:value-type="float" office:value="0.579346">
            <text:p>0.579346</text:p>
          </table:table-cell>
          <table:table-cell office:value-type="float" office:value="230.867">
            <text:p>230.867</text:p>
          </table:table-cell>
          <table:table-cell office:value-type="float" office:value="0.173804">
            <text:p>0.173804</text:p>
          </table:table-cell>
          <table:table-cell table:number-columns-repeated="3"/>
        </table:table-row>
        <table:table-row table:style-name="ro1">
          <table:table-cell office:value-type="float" office:value="23.5739">
            <text:p>23.5739</text:p>
          </table:table-cell>
          <table:table-cell office:value-type="float" office:value="0.544113">
            <text:p>0.544113</text:p>
          </table:table-cell>
          <table:table-cell office:value-type="float" office:value="230.902">
            <text:p>230.902</text:p>
          </table:table-cell>
          <table:table-cell office:value-type="float" office:value="0.163234">
            <text:p>0.163234</text:p>
          </table:table-cell>
          <table:table-cell table:number-columns-repeated="3"/>
        </table:table-row>
        <table:table-row table:style-name="ro1">
          <table:table-cell office:value-type="float" office:value="23.6082">
            <text:p>23.6082</text:p>
          </table:table-cell>
          <table:table-cell office:value-type="float" office:value="0.512314">
            <text:p>0.512314</text:p>
          </table:table-cell>
          <table:table-cell office:value-type="float" office:value="230.934">
            <text:p>230.934</text:p>
          </table:table-cell>
          <table:table-cell office:value-type="float" office:value="0.153694">
            <text:p>0.153694</text:p>
          </table:table-cell>
          <table:table-cell table:number-columns-repeated="3"/>
        </table:table-row>
        <table:table-row table:style-name="ro1">
          <table:table-cell office:value-type="float" office:value="23.6427">
            <text:p>23.6427</text:p>
          </table:table-cell>
          <table:table-cell office:value-type="float" office:value="0.480972">
            <text:p>0.480972</text:p>
          </table:table-cell>
          <table:table-cell office:value-type="float" office:value="230.965">
            <text:p>230.965</text:p>
          </table:table-cell>
          <table:table-cell office:value-type="float" office:value="0.144292">
            <text:p>0.144292</text:p>
          </table:table-cell>
          <table:table-cell table:number-columns-repeated="3"/>
        </table:table-row>
        <table:table-row table:style-name="ro1">
          <table:table-cell office:value-type="float" office:value="23.6766">
            <text:p>23.6766</text:p>
          </table:table-cell>
          <table:table-cell office:value-type="float" office:value="0.450836">
            <text:p>0.450836</text:p>
          </table:table-cell>
          <table:table-cell office:value-type="float" office:value="230.995">
            <text:p>230.995</text:p>
          </table:table-cell>
          <table:table-cell office:value-type="float" office:value="0.135251">
            <text:p>0.135251</text:p>
          </table:table-cell>
          <table:table-cell table:number-columns-repeated="3"/>
        </table:table-row>
        <table:table-row table:style-name="ro1">
          <table:table-cell office:value-type="float" office:value="23.7117">
            <text:p>23.7117</text:p>
          </table:table-cell>
          <table:table-cell office:value-type="float" office:value="0.420319">
            <text:p>0.420319</text:p>
          </table:table-cell>
          <table:table-cell office:value-type="float" office:value="231.026">
            <text:p>231.026</text:p>
          </table:table-cell>
          <table:table-cell office:value-type="float" office:value="0.126096">
            <text:p>0.126096</text:p>
          </table:table-cell>
          <table:table-cell table:number-columns-repeated="3"/>
        </table:table-row>
        <table:table-row table:style-name="ro1">
          <table:table-cell office:value-type="float" office:value="23.7472">
            <text:p>23.7472</text:p>
          </table:table-cell>
          <table:table-cell office:value-type="float" office:value="0.390137">
            <text:p>0.390137</text:p>
          </table:table-cell>
          <table:table-cell office:value-type="float" office:value="231.056">
            <text:p>231.056</text:p>
          </table:table-cell>
          <table:table-cell office:value-type="float" office:value="0.117041">
            <text:p>0.117041</text:p>
          </table:table-cell>
          <table:table-cell table:number-columns-repeated="3"/>
        </table:table-row>
        <table:table-row table:style-name="ro1">
          <table:table-cell office:value-type="float" office:value="23.782">
            <text:p>23.782</text:p>
          </table:table-cell>
          <table:table-cell office:value-type="float" office:value="0.361252">
            <text:p>0.361252</text:p>
          </table:table-cell>
          <table:table-cell office:value-type="float" office:value="231.085">
            <text:p>231.085</text:p>
          </table:table-cell>
          <table:table-cell office:value-type="float" office:value="0.108376">
            <text:p>0.108376</text:p>
          </table:table-cell>
          <table:table-cell table:number-columns-repeated="3"/>
        </table:table-row>
        <table:table-row table:style-name="ro1">
          <table:table-cell office:value-type="float" office:value="23.8163">
            <text:p>23.8163</text:p>
          </table:table-cell>
          <table:table-cell office:value-type="float" office:value="0.333618">
            <text:p>0.333618</text:p>
          </table:table-cell>
          <table:table-cell office:value-type="float" office:value="231.112">
            <text:p>231.112</text:p>
          </table:table-cell>
          <table:table-cell office:value-type="float" office:value="0.100085">
            <text:p>0.100085</text:p>
          </table:table-cell>
          <table:table-cell table:number-columns-repeated="3"/>
        </table:table-row>
        <table:table-row table:style-name="ro1">
          <table:table-cell office:value-type="float" office:value="23.8507">
            <text:p>23.8507</text:p>
          </table:table-cell>
          <table:table-cell office:value-type="float" office:value="0.306519">
            <text:p>0.306519</text:p>
          </table:table-cell>
          <table:table-cell office:value-type="float" office:value="231.139">
            <text:p>231.139</text:p>
          </table:table-cell>
          <table:table-cell office:value-type="float" office:value="0.0919556">
            <text:p>0.0919556</text:p>
          </table:table-cell>
          <table:table-cell table:number-columns-repeated="3"/>
        </table:table-row>
        <table:table-row table:style-name="ro1">
          <table:table-cell office:value-type="float" office:value="23.8867">
            <text:p>23.8867</text:p>
          </table:table-cell>
          <table:table-cell office:value-type="float" office:value="0.279114">
            <text:p>0.279114</text:p>
          </table:table-cell>
          <table:table-cell office:value-type="float" office:value="231.167">
            <text:p>231.167</text:p>
          </table:table-cell>
          <table:table-cell office:value-type="float" office:value="0.0837341">
            <text:p>0.0837341</text:p>
          </table:table-cell>
          <table:table-cell table:number-columns-repeated="3"/>
        </table:table-row>
        <table:table-row table:style-name="ro1">
          <table:table-cell office:value-type="float" office:value="23.9247">
            <text:p>23.9247</text:p>
          </table:table-cell>
          <table:table-cell office:value-type="float" office:value="0.251038">
            <text:p>0.251038</text:p>
          </table:table-cell>
          <table:table-cell office:value-type="float" office:value="231.195">
            <text:p>231.195</text:p>
          </table:table-cell>
          <table:table-cell office:value-type="float" office:value="0.0753113">
            <text:p>0.0753113</text:p>
          </table:table-cell>
          <table:table-cell table:number-columns-repeated="3"/>
        </table:table-row>
        <table:table-row table:style-name="ro1">
          <table:table-cell office:value-type="float" office:value="23.9592">
            <text:p>23.9592</text:p>
          </table:table-cell>
          <table:table-cell office:value-type="float" office:value="0.226364">
            <text:p>0.226364</text:p>
          </table:table-cell>
          <table:table-cell office:value-type="float" office:value="231.22">
            <text:p>231.22</text:p>
          </table:table-cell>
          <table:table-cell office:value-type="float" office:value="0.0679092">
            <text:p>0.0679092</text:p>
          </table:table-cell>
          <table:table-cell table:number-columns-repeated="3"/>
        </table:table-row>
        <table:table-row table:style-name="ro1">
          <table:table-cell office:value-type="float" office:value="23.997">
            <text:p>23.997</text:p>
          </table:table-cell>
          <table:table-cell office:value-type="float" office:value="0.200211">
            <text:p>0.200211</text:p>
          </table:table-cell>
          <table:table-cell office:value-type="float" office:value="231.246">
            <text:p>231.246</text:p>
          </table:table-cell>
          <table:table-cell office:value-type="float" office:value="0.0600632">
            <text:p>0.0600632</text:p>
          </table:table-cell>
          <table:table-cell table:number-columns-repeated="3"/>
        </table:table-row>
        <table:table-row table:style-name="ro1">
          <table:table-cell office:value-type="float" office:value="24.0318">
            <text:p>24.0318</text:p>
          </table:table-cell>
          <table:table-cell office:value-type="float" office:value="0.177094">
            <text:p>0.177094</text:p>
          </table:table-cell>
          <table:table-cell office:value-type="float" office:value="231.269">
            <text:p>231.269</text:p>
          </table:table-cell>
          <table:table-cell office:value-type="float" office:value="0.0531281">
            <text:p>0.0531281</text:p>
          </table:table-cell>
          <table:table-cell table:number-columns-repeated="3"/>
        </table:table-row>
        <table:table-row table:style-name="ro1">
          <table:table-cell office:value-type="float" office:value="24.0674">
            <text:p>24.0674</text:p>
          </table:table-cell>
          <table:table-cell office:value-type="float" office:value="0.154297">
            <text:p>0.154297</text:p>
          </table:table-cell>
          <table:table-cell office:value-type="float" office:value="231.292">
            <text:p>231.292</text:p>
          </table:table-cell>
          <table:table-cell office:value-type="float" office:value="0.0462891">
            <text:p>0.0462891</text:p>
          </table:table-cell>
          <table:table-cell table:number-columns-repeated="3"/>
        </table:table-row>
        <table:table-row table:style-name="ro1">
          <table:table-cell office:value-type="float" office:value="24.1024">
            <text:p>24.1024</text:p>
          </table:table-cell>
          <table:table-cell office:value-type="float" office:value="0.132721">
            <text:p>0.132721</text:p>
          </table:table-cell>
          <table:table-cell office:value-type="float" office:value="231.313">
            <text:p>231.313</text:p>
          </table:table-cell>
          <table:table-cell office:value-type="float" office:value="0.0398163">
            <text:p>0.0398163</text:p>
          </table:table-cell>
          <table:table-cell table:number-columns-repeated="3"/>
        </table:table-row>
        <table:table-row table:style-name="ro1">
          <table:table-cell office:value-type="float" office:value="24.1396">
            <text:p>24.1396</text:p>
          </table:table-cell>
          <table:table-cell office:value-type="float" office:value="0.11087">
            <text:p>0.11087</text:p>
          </table:table-cell>
          <table:table-cell office:value-type="float" office:value="231.335">
            <text:p>231.335</text:p>
          </table:table-cell>
          <table:table-cell office:value-type="float" office:value="0.0332611">
            <text:p>0.0332611</text:p>
          </table:table-cell>
          <table:table-cell table:number-columns-repeated="3"/>
        </table:table-row>
        <table:table-row table:style-name="ro1">
          <table:table-cell office:value-type="float" office:value="24.1596">
            <text:p>24.1596</text:p>
          </table:table-cell>
          <table:table-cell office:value-type="float" office:value="0.0995636">
            <text:p>0.0995636</text:p>
          </table:table-cell>
          <table:table-cell office:value-type="float" office:value="231.346">
            <text:p>231.346</text:p>
          </table:table-cell>
          <table:table-cell office:value-type="float" office:value="0.0298691">
            <text:p>0.0298691</text:p>
          </table:table-cell>
          <table:table-cell table:number-columns-repeated="3"/>
        </table:table-row>
        <table:table-row table:style-name="ro1">
          <table:table-cell office:value-type="float" office:value="24.1975">
            <text:p>24.1975</text:p>
          </table:table-cell>
          <table:table-cell office:value-type="float" office:value="0.0788879">
            <text:p>0.0788879</text:p>
          </table:table-cell>
          <table:table-cell office:value-type="float" office:value="231.367">
            <text:p>231.367</text:p>
          </table:table-cell>
          <table:table-cell office:value-type="float" office:value="0.0236664">
            <text:p>0.0236664</text:p>
          </table:table-cell>
          <table:table-cell table:number-columns-repeated="3"/>
        </table:table-row>
        <table:table-row table:style-name="ro1">
          <table:table-cell office:value-type="float" office:value="24.2347">
            <text:p>24.2347</text:p>
          </table:table-cell>
          <table:table-cell office:value-type="float" office:value="0.0597534">
            <text:p>0.0597534</text:p>
          </table:table-cell>
          <table:table-cell office:value-type="float" office:value="231.386">
            <text:p>231.386</text:p>
          </table:table-cell>
          <table:table-cell office:value-type="float" office:value="0.017926">
            <text:p>0.017926</text:p>
          </table:table-cell>
          <table:table-cell table:number-columns-repeated="3"/>
        </table:table-row>
        <table:table-row table:style-name="ro1">
          <table:table-cell office:value-type="float" office:value="24.2722">
            <text:p>24.2722</text:p>
          </table:table-cell>
          <table:table-cell office:value-type="float" office:value="0.0415497">
            <text:p>0.0415497</text:p>
          </table:table-cell>
          <table:table-cell office:value-type="float" office:value="231.404">
            <text:p>231.404</text:p>
          </table:table-cell>
          <table:table-cell office:value-type="float" office:value="0.0124649">
            <text:p>0.0124649</text:p>
          </table:table-cell>
          <table:table-cell table:number-columns-repeated="3"/>
        </table:table-row>
        <table:table-row table:style-name="ro1">
          <table:table-cell office:value-type="float" office:value="24.3098">
            <text:p>24.3098</text:p>
          </table:table-cell>
          <table:table-cell office:value-type="float" office:value="0.0243683">
            <text:p>0.0243683</text:p>
          </table:table-cell>
          <table:table-cell office:value-type="float" office:value="231.422">
            <text:p>231.422</text:p>
          </table:table-cell>
          <table:table-cell office:value-type="float" office:value="0.00731049">
            <text:p>0.00731049</text:p>
          </table:table-cell>
          <table:table-cell table:number-columns-repeated="3"/>
        </table:table-row>
        <table:table-row table:style-name="ro1">
          <table:table-cell office:value-type="float" office:value="24.347">
            <text:p>24.347</text:p>
          </table:table-cell>
          <table:table-cell office:value-type="float" office:value="0.00840759">
            <text:p>0.00840759</text:p>
          </table:table-cell>
          <table:table-cell office:value-type="float" office:value="231.437">
            <text:p>231.437</text:p>
          </table:table-cell>
          <table:table-cell office:value-type="float" office:value="0.00252228">
            <text:p>0.00252228</text:p>
          </table:table-cell>
          <table:table-cell table:number-columns-repeated="3"/>
        </table:table-row>
        <table:table-row table:style-name="ro1">
          <table:table-cell office:value-type="float" office:value="24.367">
            <text:p>24.367</text:p>
          </table:table-cell>
          <table:table-cell office:value-type="float" office:value="0.000305176">
            <text:p>0.000305176</text:p>
          </table:table-cell>
          <table:table-cell office:value-type="float" office:value="231.446">
            <text:p>231.446</text:p>
          </table:table-cell>
          <table:table-cell office:value-type="float" office:value="0.0000915527">
            <text:p>9.15527E-005</text:p>
          </table:table-cell>
          <table:table-cell table:number-columns-repeated="3"/>
        </table:table-row>
        <table:table-row table:style-name="ro1">
          <table:table-cell office:value-type="float" office:value="24.4037">
            <text:p>24.4037</text:p>
          </table:table-cell>
          <table:table-cell office:value-type="float" office:value="-0.0137177">
            <text:p>-0.0137177</text:p>
          </table:table-cell>
          <table:table-cell office:value-type="float" office:value="231.46">
            <text:p>231.46</text:p>
          </table:table-cell>
          <table:table-cell office:value-type="float" office:value="-0.0041153">
            <text:p>-0.0041153</text:p>
          </table:table-cell>
          <table:table-cell table:number-columns-repeated="3"/>
        </table:table-row>
        <table:table-row table:style-name="ro1">
          <table:table-cell office:value-type="float" office:value="24.4249">
            <text:p>24.4249</text:p>
          </table:table-cell>
          <table:table-cell office:value-type="float" office:value="-0.0213318">
            <text:p>-0.0213318</text:p>
          </table:table-cell>
          <table:table-cell office:value-type="float" office:value="231.467">
            <text:p>231.467</text:p>
          </table:table-cell>
          <table:table-cell office:value-type="float" office:value="-0.00639954">
            <text:p>-0.00639954</text:p>
          </table:table-cell>
          <table:table-cell table:number-columns-repeated="3"/>
        </table:table-row>
        <table:table-row table:style-name="ro1">
          <table:table-cell office:value-type="float" office:value="24.4465">
            <text:p>24.4465</text:p>
          </table:table-cell>
          <table:table-cell office:value-type="float" office:value="-0.0287323">
            <text:p>-0.0287323</text:p>
          </table:table-cell>
          <table:table-cell office:value-type="float" office:value="231.475">
            <text:p>231.475</text:p>
          </table:table-cell>
          <table:table-cell office:value-type="float" office:value="-0.00861969">
            <text:p>-0.00861969</text:p>
          </table:table-cell>
          <table:table-cell table:number-columns-repeated="3"/>
        </table:table-row>
        <table:table-row table:style-name="ro1">
          <table:table-cell office:value-type="float" office:value="24.485">
            <text:p>24.485</text:p>
          </table:table-cell>
          <table:table-cell office:value-type="float" office:value="-0.0409546">
            <text:p>-0.0409546</text:p>
          </table:table-cell>
          <table:table-cell office:value-type="float" office:value="231.487">
            <text:p>231.487</text:p>
          </table:table-cell>
          <table:table-cell office:value-type="float" office:value="-0.0122864">
            <text:p>-0.0122864</text:p>
          </table:table-cell>
          <table:table-cell table:number-columns-repeated="3"/>
        </table:table-row>
        <table:table-row table:style-name="ro1">
          <table:table-cell office:value-type="float" office:value="24.5219">
            <text:p>24.5219</text:p>
          </table:table-cell>
          <table:table-cell office:value-type="float" office:value="-0.0515137">
            <text:p>-0.0515137</text:p>
          </table:table-cell>
          <table:table-cell office:value-type="float" office:value="231.497">
            <text:p>231.497</text:p>
          </table:table-cell>
          <table:table-cell office:value-type="float" office:value="-0.0154541">
            <text:p>-0.0154541</text:p>
          </table:table-cell>
          <table:table-cell table:number-columns-repeated="3"/>
        </table:table-row>
        <table:table-row table:style-name="ro1">
          <table:table-cell office:value-type="float" office:value="24.5583">
            <text:p>24.5583</text:p>
          </table:table-cell>
          <table:table-cell office:value-type="float" office:value="-0.060791">
            <text:p>-0.060791</text:p>
          </table:table-cell>
          <table:table-cell office:value-type="float" office:value="231.507">
            <text:p>231.507</text:p>
          </table:table-cell>
          <table:table-cell office:value-type="float" office:value="-0.0182373">
            <text:p>-0.0182373</text:p>
          </table:table-cell>
          <table:table-cell table:number-columns-repeated="3"/>
        </table:table-row>
        <table:table-row table:style-name="ro1">
          <table:table-cell office:value-type="float" office:value="24.597">
            <text:p>24.597</text:p>
          </table:table-cell>
          <table:table-cell office:value-type="float" office:value="-0.069519">
            <text:p>-0.069519</text:p>
          </table:table-cell>
          <table:table-cell office:value-type="float" office:value="231.515">
            <text:p>231.515</text:p>
          </table:table-cell>
          <table:table-cell office:value-type="float" office:value="-0.0208557">
            <text:p>-0.0208557</text:p>
          </table:table-cell>
          <table:table-cell table:number-columns-repeated="3"/>
        </table:table-row>
        <table:table-row table:style-name="ro1">
          <table:table-cell office:value-type="float" office:value="24.6346">
            <text:p>24.6346</text:p>
          </table:table-cell>
          <table:table-cell office:value-type="float" office:value="-0.0767365">
            <text:p>-0.0767365</text:p>
          </table:table-cell>
          <table:table-cell office:value-type="float" office:value="231.523">
            <text:p>231.523</text:p>
          </table:table-cell>
          <table:table-cell office:value-type="float" office:value="-0.0230209">
            <text:p>-0.0230209</text:p>
          </table:table-cell>
          <table:table-cell table:number-columns-repeated="3"/>
        </table:table-row>
        <table:table-row table:style-name="ro1">
          <table:table-cell office:value-type="float" office:value="24.6715">
            <text:p>24.6715</text:p>
          </table:table-cell>
          <table:table-cell office:value-type="float" office:value="-0.0827179">
            <text:p>-0.0827179</text:p>
          </table:table-cell>
          <table:table-cell office:value-type="float" office:value="231.529">
            <text:p>231.529</text:p>
          </table:table-cell>
          <table:table-cell office:value-type="float" office:value="-0.0248154">
            <text:p>-0.0248154</text:p>
          </table:table-cell>
          <table:table-cell table:number-columns-repeated="3"/>
        </table:table-row>
        <table:table-row table:style-name="ro1">
          <table:table-cell office:value-type="float" office:value="24.7101">
            <text:p>24.7101</text:p>
          </table:table-cell>
          <table:table-cell office:value-type="float" office:value="-0.0877533">
            <text:p>-0.0877533</text:p>
          </table:table-cell>
          <table:table-cell office:value-type="float" office:value="231.534">
            <text:p>231.534</text:p>
          </table:table-cell>
          <table:table-cell office:value-type="float" office:value="-0.026326">
            <text:p>-0.026326</text:p>
          </table:table-cell>
          <table:table-cell table:number-columns-repeated="3"/>
        </table:table-row>
        <table:table-row table:style-name="ro1">
          <table:table-cell office:value-type="float" office:value="24.7507">
            <text:p>24.7507</text:p>
          </table:table-cell>
          <table:table-cell office:value-type="float" office:value="-0.0917511">
            <text:p>-0.0917511</text:p>
          </table:table-cell>
          <table:table-cell office:value-type="float" office:value="231.538">
            <text:p>231.538</text:p>
          </table:table-cell>
          <table:table-cell office:value-type="float" office:value="-0.0275253">
            <text:p>-0.0275253</text:p>
          </table:table-cell>
          <table:table-cell table:number-columns-repeated="3"/>
        </table:table-row>
        <table:table-row table:style-name="ro1">
          <table:table-cell office:value-type="float" office:value="24.7708">
            <text:p>24.7708</text:p>
          </table:table-cell>
          <table:table-cell office:value-type="float" office:value="-0.0932007">
            <text:p>-0.0932007</text:p>
          </table:table-cell>
          <table:table-cell office:value-type="float" office:value="231.539">
            <text:p>231.539</text:p>
          </table:table-cell>
          <table:table-cell office:value-type="float" office:value="-0.0279602">
            <text:p>-0.0279602</text:p>
          </table:table-cell>
          <table:table-cell table:number-columns-repeated="3"/>
        </table:table-row>
        <table:table-row table:style-name="ro1">
          <table:table-cell office:value-type="float" office:value="24.8089">
            <text:p>24.8089</text:p>
          </table:table-cell>
          <table:table-cell office:value-type="float" office:value="-0.095047">
            <text:p>-0.095047</text:p>
          </table:table-cell>
          <table:table-cell office:value-type="float" office:value="231.541">
            <text:p>231.541</text:p>
          </table:table-cell>
          <table:table-cell office:value-type="float" office:value="-0.0285141">
            <text:p>-0.0285141</text:p>
          </table:table-cell>
          <table:table-cell table:number-columns-repeated="3"/>
        </table:table-row>
        <table:table-row table:style-name="ro1">
          <table:table-cell office:value-type="float" office:value="24.8462">
            <text:p>24.8462</text:p>
          </table:table-cell>
          <table:table-cell office:value-type="float" office:value="-0.0956879">
            <text:p>-0.0956879</text:p>
          </table:table-cell>
          <table:table-cell office:value-type="float" office:value="231.542">
            <text:p>231.542</text:p>
          </table:table-cell>
          <table:table-cell office:value-type="float" office:value="-0.0287064">
            <text:p>-0.0287064</text:p>
          </table:table-cell>
          <table:table-cell table:number-columns-repeated="3"/>
        </table:table-row>
        <table:table-row table:style-name="ro1">
          <table:table-cell office:value-type="float" office:value="24.8824">
            <text:p>24.8824</text:p>
          </table:table-cell>
          <table:table-cell office:value-type="float" office:value="-0.0952301">
            <text:p>-0.0952301</text:p>
          </table:table-cell>
          <table:table-cell office:value-type="float" office:value="231.541">
            <text:p>231.541</text:p>
          </table:table-cell>
          <table:table-cell office:value-type="float" office:value="-0.028569">
            <text:p>-0.028569</text:p>
          </table:table-cell>
          <table:table-cell table:number-columns-repeated="3"/>
        </table:table-row>
        <table:table-row table:style-name="ro1">
          <table:table-cell office:value-type="float" office:value="24.9162">
            <text:p>24.9162</text:p>
          </table:table-cell>
          <table:table-cell office:value-type="float" office:value="-0.0938568">
            <text:p>-0.0938568</text:p>
          </table:table-cell>
          <table:table-cell office:value-type="float" office:value="231.54">
            <text:p>231.54</text:p>
          </table:table-cell>
          <table:table-cell office:value-type="float" office:value="-0.028157">
            <text:p>-0.028157</text:p>
          </table:table-cell>
          <table:table-cell table:number-columns-repeated="3"/>
        </table:table-row>
        <table:table-row table:style-name="ro1">
          <table:table-cell office:value-type="float" office:value="24.9543">
            <text:p>24.9543</text:p>
          </table:table-cell>
          <table:table-cell office:value-type="float" office:value="-0.0911713">
            <text:p>-0.0911713</text:p>
          </table:table-cell>
          <table:table-cell office:value-type="float" office:value="231.537">
            <text:p>231.537</text:p>
          </table:table-cell>
          <table:table-cell office:value-type="float" office:value="-0.0273514">
            <text:p>-0.0273514</text:p>
          </table:table-cell>
          <table:table-cell table:number-columns-repeated="3"/>
        </table:table-row>
        <table:table-row table:style-name="ro1">
          <table:table-cell office:value-type="float" office:value="24.9902">
            <text:p>24.9902</text:p>
          </table:table-cell>
          <table:table-cell office:value-type="float" office:value="-0.0875397">
            <text:p>-0.0875397</text:p>
          </table:table-cell>
          <table:table-cell office:value-type="float" office:value="231.533">
            <text:p>231.533</text:p>
          </table:table-cell>
          <table:table-cell office:value-type="float" office:value="-0.0262619">
            <text:p>-0.0262619</text:p>
          </table:table-cell>
          <table:table-cell table:number-columns-repeated="3"/>
        </table:table-row>
        <table:table-row table:style-name="ro1">
          <table:table-cell office:value-type="float" office:value="25.0251">
            <text:p>25.0251</text:p>
          </table:table-cell>
          <table:table-cell office:value-type="float" office:value="-0.0829926">
            <text:p>-0.0829926</text:p>
          </table:table-cell>
          <table:table-cell office:value-type="float" office:value="231.529">
            <text:p>231.529</text:p>
          </table:table-cell>
          <table:table-cell office:value-type="float" office:value="-0.0248978">
            <text:p>-0.0248978</text:p>
          </table:table-cell>
          <table:table-cell table:number-columns-repeated="3"/>
        </table:table-row>
        <table:table-row table:style-name="ro1">
          <table:table-cell office:value-type="float" office:value="25.0613">
            <text:p>25.0613</text:p>
          </table:table-cell>
          <table:table-cell office:value-type="float" office:value="-0.0772858">
            <text:p>-0.0772858</text:p>
          </table:table-cell>
          <table:table-cell office:value-type="float" office:value="231.523">
            <text:p>231.523</text:p>
          </table:table-cell>
          <table:table-cell office:value-type="float" office:value="-0.0231857">
            <text:p>-0.0231857</text:p>
          </table:table-cell>
          <table:table-cell table:number-columns-repeated="3"/>
        </table:table-row>
        <table:table-row table:style-name="ro1">
          <table:table-cell office:value-type="float" office:value="25.0829">
            <text:p>25.0829</text:p>
          </table:table-cell>
          <table:table-cell office:value-type="float" office:value="-0.0733337">
            <text:p>-0.0733337</text:p>
          </table:table-cell>
          <table:table-cell office:value-type="float" office:value="231.519">
            <text:p>231.519</text:p>
          </table:table-cell>
          <table:table-cell office:value-type="float" office:value="-0.0220001">
            <text:p>-0.0220001</text:p>
          </table:table-cell>
          <table:table-cell table:number-columns-repeated="3"/>
        </table:table-row>
        <table:table-row table:style-name="ro1">
          <table:table-cell office:value-type="float" office:value="25.1039">
            <text:p>25.1039</text:p>
          </table:table-cell>
          <table:table-cell office:value-type="float" office:value="-0.0691376">
            <text:p>-0.0691376</text:p>
          </table:table-cell>
          <table:table-cell office:value-type="float" office:value="231.515">
            <text:p>231.515</text:p>
          </table:table-cell>
          <table:table-cell office:value-type="float" office:value="-0.0207413">
            <text:p>-0.0207413</text:p>
          </table:table-cell>
          <table:table-cell table:number-columns-repeated="3"/>
        </table:table-row>
        <table:table-row table:style-name="ro1">
          <table:table-cell office:value-type="float" office:value="25.1419">
            <text:p>25.1419</text:p>
          </table:table-cell>
          <table:table-cell office:value-type="float" office:value="-0.0606384">
            <text:p>-0.0606384</text:p>
          </table:table-cell>
          <table:table-cell office:value-type="float" office:value="231.507">
            <text:p>231.507</text:p>
          </table:table-cell>
          <table:table-cell office:value-type="float" office:value="-0.0181915">
            <text:p>-0.0181915</text:p>
          </table:table-cell>
          <table:table-cell table:number-columns-repeated="3"/>
        </table:table-row>
        <table:table-row table:style-name="ro1">
          <table:table-cell office:value-type="float" office:value="25.1803">
            <text:p>25.1803</text:p>
          </table:table-cell>
          <table:table-cell office:value-type="float" office:value="-0.0508423">
            <text:p>-0.0508423</text:p>
          </table:table-cell>
          <table:table-cell office:value-type="float" office:value="231.497">
            <text:p>231.497</text:p>
          </table:table-cell>
          <table:table-cell office:value-type="float" office:value="-0.0152527">
            <text:p>-0.0152527</text:p>
          </table:table-cell>
          <table:table-cell table:number-columns-repeated="3"/>
        </table:table-row>
        <table:table-row table:style-name="ro1">
          <table:table-cell office:value-type="float" office:value="25.2163">
            <text:p>25.2163</text:p>
          </table:table-cell>
          <table:table-cell office:value-type="float" office:value="-0.0406952">
            <text:p>-0.0406952</text:p>
          </table:table-cell>
          <table:table-cell office:value-type="float" office:value="231.487">
            <text:p>231.487</text:p>
          </table:table-cell>
          <table:table-cell office:value-type="float" office:value="-0.0122086">
            <text:p>-0.0122086</text:p>
          </table:table-cell>
          <table:table-cell table:number-columns-repeated="3"/>
        </table:table-row>
        <table:table-row table:style-name="ro1">
          <table:table-cell office:value-type="float" office:value="25.2526">
            <text:p>25.2526</text:p>
          </table:table-cell>
          <table:table-cell office:value-type="float" office:value="-0.0294342">
            <text:p>-0.0294342</text:p>
          </table:table-cell>
          <table:table-cell office:value-type="float" office:value="231.475">
            <text:p>231.475</text:p>
          </table:table-cell>
          <table:table-cell office:value-type="float" office:value="-0.00883026">
            <text:p>-0.00883026</text:p>
          </table:table-cell>
          <table:table-cell table:number-columns-repeated="3"/>
        </table:table-row>
        <table:table-row table:style-name="ro1">
          <table:table-cell office:value-type="float" office:value="25.2897">
            <text:p>25.2897</text:p>
          </table:table-cell>
          <table:table-cell office:value-type="float" office:value="-0.016861">
            <text:p>-0.016861</text:p>
          </table:table-cell>
          <table:table-cell office:value-type="float" office:value="231.463">
            <text:p>231.463</text:p>
          </table:table-cell>
          <table:table-cell office:value-type="float" office:value="-0.00505829">
            <text:p>-0.00505829</text:p>
          </table:table-cell>
          <table:table-cell table:number-columns-repeated="3"/>
        </table:table-row>
        <table:table-row table:style-name="ro1">
          <table:table-cell office:value-type="float" office:value="25.3267">
            <text:p>25.3267</text:p>
          </table:table-cell>
          <table:table-cell office:value-type="float" office:value="-0.00331116">
            <text:p>-0.00331116</text:p>
          </table:table-cell>
          <table:table-cell office:value-type="float" office:value="231.449">
            <text:p>231.449</text:p>
          </table:table-cell>
          <table:table-cell office:value-type="float" office:value="-0.000993347">
            <text:p>-0.000993347</text:p>
          </table:table-cell>
          <table:table-cell table:number-columns-repeated="3"/>
        </table:table-row>
        <table:table-row table:style-name="ro1">
          <table:table-cell office:value-type="float" office:value="25.3623">
            <text:p>25.3623</text:p>
          </table:table-cell>
          <table:table-cell office:value-type="float" office:value="0.0107727">
            <text:p>0.0107727</text:p>
          </table:table-cell>
          <table:table-cell office:value-type="float" office:value="231.435">
            <text:p>231.435</text:p>
          </table:table-cell>
          <table:table-cell office:value-type="float" office:value="0.00323181">
            <text:p>0.00323181</text:p>
          </table:table-cell>
          <table:table-cell table:number-columns-repeated="3"/>
        </table:table-row>
        <table:table-row table:style-name="ro1">
          <table:table-cell office:value-type="float" office:value="25.3988">
            <text:p>25.3988</text:p>
          </table:table-cell>
          <table:table-cell office:value-type="float" office:value="0.0261383">
            <text:p>0.0261383</text:p>
          </table:table-cell>
          <table:table-cell office:value-type="float" office:value="231.42">
            <text:p>231.42</text:p>
          </table:table-cell>
          <table:table-cell office:value-type="float" office:value="0.00784149">
            <text:p>0.00784149</text:p>
          </table:table-cell>
          <table:table-cell table:number-columns-repeated="3"/>
        </table:table-row>
        <table:table-row table:style-name="ro1">
          <table:table-cell office:value-type="float" office:value="25.4362">
            <text:p>25.4362</text:p>
          </table:table-cell>
          <table:table-cell office:value-type="float" office:value="0.0428467">
            <text:p>0.0428467</text:p>
          </table:table-cell>
          <table:table-cell office:value-type="float" office:value="231.403">
            <text:p>231.403</text:p>
          </table:table-cell>
          <table:table-cell office:value-type="float" office:value="0.012854">
            <text:p>0.012854</text:p>
          </table:table-cell>
          <table:table-cell table:number-columns-repeated="3"/>
        </table:table-row>
        <table:table-row table:style-name="ro1">
          <table:table-cell office:value-type="float" office:value="25.4567">
            <text:p>25.4567</text:p>
          </table:table-cell>
          <table:table-cell office:value-type="float" office:value="0.0525055">
            <text:p>0.0525055</text:p>
          </table:table-cell>
          <table:table-cell office:value-type="float" office:value="231.393">
            <text:p>231.393</text:p>
          </table:table-cell>
          <table:table-cell office:value-type="float" office:value="0.0157516">
            <text:p>0.0157516</text:p>
          </table:table-cell>
          <table:table-cell table:number-columns-repeated="3"/>
        </table:table-row>
        <table:table-row table:style-name="ro1">
          <table:table-cell office:value-type="float" office:value="25.494">
            <text:p>25.494</text:p>
          </table:table-cell>
          <table:table-cell office:value-type="float" office:value="0.0707703">
            <text:p>0.0707703</text:p>
          </table:table-cell>
          <table:table-cell office:value-type="float" office:value="231.375">
            <text:p>231.375</text:p>
          </table:table-cell>
          <table:table-cell office:value-type="float" office:value="0.0212311">
            <text:p>0.0212311</text:p>
          </table:table-cell>
          <table:table-cell table:number-columns-repeated="3"/>
        </table:table-row>
        <table:table-row table:style-name="ro1">
          <table:table-cell office:value-type="float" office:value="25.5142">
            <text:p>25.5142</text:p>
          </table:table-cell>
          <table:table-cell office:value-type="float" office:value="0.0810852">
            <text:p>0.0810852</text:p>
          </table:table-cell>
          <table:table-cell office:value-type="float" office:value="231.365">
            <text:p>231.365</text:p>
          </table:table-cell>
          <table:table-cell office:value-type="float" office:value="0.0243256">
            <text:p>0.0243256</text:p>
          </table:table-cell>
          <table:table-cell table:number-columns-repeated="3"/>
        </table:table-row>
        <table:table-row table:style-name="ro1">
          <table:table-cell office:value-type="float" office:value="25.5497">
            <text:p>25.5497</text:p>
          </table:table-cell>
          <table:table-cell office:value-type="float" office:value="0.099823">
            <text:p>0.099823</text:p>
          </table:table-cell>
          <table:table-cell office:value-type="float" office:value="231.346">
            <text:p>231.346</text:p>
          </table:table-cell>
          <table:table-cell office:value-type="float" office:value="0.0299469">
            <text:p>0.0299469</text:p>
          </table:table-cell>
          <table:table-cell table:number-columns-repeated="3"/>
        </table:table-row>
        <table:table-row table:style-name="ro1">
          <table:table-cell office:value-type="float" office:value="25.5848">
            <text:p>25.5848</text:p>
          </table:table-cell>
          <table:table-cell office:value-type="float" office:value="0.119232">
            <text:p>0.119232</text:p>
          </table:table-cell>
          <table:table-cell office:value-type="float" office:value="231.327">
            <text:p>231.327</text:p>
          </table:table-cell>
          <table:table-cell office:value-type="float" office:value="0.0357697">
            <text:p>0.0357697</text:p>
          </table:table-cell>
          <table:table-cell table:number-columns-repeated="3"/>
        </table:table-row>
        <table:table-row table:style-name="ro1">
          <table:table-cell office:value-type="float" office:value="25.6204">
            <text:p>25.6204</text:p>
          </table:table-cell>
          <table:table-cell office:value-type="float" office:value="0.13974">
            <text:p>0.13974</text:p>
          </table:table-cell>
          <table:table-cell office:value-type="float" office:value="231.306">
            <text:p>231.306</text:p>
          </table:table-cell>
          <table:table-cell office:value-type="float" office:value="0.041922">
            <text:p>0.041922</text:p>
          </table:table-cell>
          <table:table-cell table:number-columns-repeated="3"/>
        </table:table-row>
        <table:table-row table:style-name="ro1">
          <table:table-cell office:value-type="float" office:value="25.6577">
            <text:p>25.6577</text:p>
          </table:table-cell>
          <table:table-cell office:value-type="float" office:value="0.162125">
            <text:p>0.162125</text:p>
          </table:table-cell>
          <table:table-cell office:value-type="float" office:value="231.284">
            <text:p>231.284</text:p>
          </table:table-cell>
          <table:table-cell office:value-type="float" office:value="0.0486374">
            <text:p>0.0486374</text:p>
          </table:table-cell>
          <table:table-cell table:number-columns-repeated="3"/>
        </table:table-row>
        <table:table-row table:style-name="ro1">
          <table:table-cell office:value-type="float" office:value="25.6934">
            <text:p>25.6934</text:p>
          </table:table-cell>
          <table:table-cell office:value-type="float" office:value="0.184402">
            <text:p>0.184402</text:p>
          </table:table-cell>
          <table:table-cell office:value-type="float" office:value="231.261">
            <text:p>231.261</text:p>
          </table:table-cell>
          <table:table-cell office:value-type="float" office:value="0.0553207">
            <text:p>0.0553207</text:p>
          </table:table-cell>
          <table:table-cell table:number-columns-repeated="3"/>
        </table:table-row>
        <table:table-row table:style-name="ro1">
          <table:table-cell office:value-type="float" office:value="25.7299">
            <text:p>25.7299</text:p>
          </table:table-cell>
          <table:table-cell office:value-type="float" office:value="0.20813">
            <text:p>0.20813</text:p>
          </table:table-cell>
          <table:table-cell office:value-type="float" office:value="231.238">
            <text:p>231.238</text:p>
          </table:table-cell>
          <table:table-cell office:value-type="float" office:value="0.062439">
            <text:p>0.062439</text:p>
          </table:table-cell>
          <table:table-cell table:number-columns-repeated="3"/>
        </table:table-row>
        <table:table-row table:style-name="ro1">
          <table:table-cell office:value-type="float" office:value="25.7656">
            <text:p>25.7656</text:p>
          </table:table-cell>
          <table:table-cell office:value-type="float" office:value="0.232056">
            <text:p>0.232056</text:p>
          </table:table-cell>
          <table:table-cell office:value-type="float" office:value="231.214">
            <text:p>231.214</text:p>
          </table:table-cell>
          <table:table-cell office:value-type="float" office:value="0.0696167">
            <text:p>0.0696167</text:p>
          </table:table-cell>
          <table:table-cell table:number-columns-repeated="3"/>
        </table:table-row>
        <table:table-row table:style-name="ro1">
          <table:table-cell office:value-type="float" office:value="25.8039">
            <text:p>25.8039</text:p>
          </table:table-cell>
          <table:table-cell office:value-type="float" office:value="0.258606">
            <text:p>0.258606</text:p>
          </table:table-cell>
          <table:table-cell office:value-type="float" office:value="231.187">
            <text:p>231.187</text:p>
          </table:table-cell>
          <table:table-cell office:value-type="float" office:value="0.0775818">
            <text:p>0.0775818</text:p>
          </table:table-cell>
          <table:table-cell table:number-columns-repeated="3"/>
        </table:table-row>
        <table:table-row table:style-name="ro1">
          <table:table-cell office:value-type="float" office:value="25.8383">
            <text:p>25.8383</text:p>
          </table:table-cell>
          <table:table-cell office:value-type="float" office:value="0.283127">
            <text:p>0.283127</text:p>
          </table:table-cell>
          <table:table-cell office:value-type="float" office:value="231.163">
            <text:p>231.163</text:p>
          </table:table-cell>
          <table:table-cell office:value-type="float" office:value="0.084938">
            <text:p>0.084938</text:p>
          </table:table-cell>
          <table:table-cell table:number-columns-repeated="3"/>
        </table:table-row>
        <table:table-row table:style-name="ro1">
          <table:table-cell office:value-type="float" office:value="25.8878">
            <text:p>25.8878</text:p>
          </table:table-cell>
          <table:table-cell office:value-type="float" office:value="0.320374">
            <text:p>0.320374</text:p>
          </table:table-cell>
          <table:table-cell office:value-type="float" office:value="231.126">
            <text:p>231.126</text:p>
          </table:table-cell>
          <table:table-cell office:value-type="float" office:value="0.0961121">
            <text:p>0.0961121</text:p>
          </table:table-cell>
          <table:table-cell table:number-columns-repeated="3"/>
        </table:table-row>
        <table:table-row table:style-name="ro1">
          <table:table-cell office:value-type="float" office:value="25.9105">
            <text:p>25.9105</text:p>
          </table:table-cell>
          <table:table-cell office:value-type="float" office:value="0.337662">
            <text:p>0.337662</text:p>
          </table:table-cell>
          <table:table-cell office:value-type="float" office:value="231.108">
            <text:p>231.108</text:p>
          </table:table-cell>
          <table:table-cell office:value-type="float" office:value="0.101299">
            <text:p>0.101299</text:p>
          </table:table-cell>
          <table:table-cell table:number-columns-repeated="3"/>
        </table:table-row>
        <table:table-row table:style-name="ro1">
          <table:table-cell office:value-type="float" office:value="25.9485">
            <text:p>25.9485</text:p>
          </table:table-cell>
          <table:table-cell office:value-type="float" office:value="0.367172">
            <text:p>0.367172</text:p>
          </table:table-cell>
          <table:table-cell office:value-type="float" office:value="231.079">
            <text:p>231.079</text:p>
          </table:table-cell>
          <table:table-cell office:value-type="float" office:value="0.110152">
            <text:p>0.110152</text:p>
          </table:table-cell>
          <table:table-cell table:number-columns-repeated="3"/>
        </table:table-row>
        <table:table-row table:style-name="ro1">
          <table:table-cell office:value-type="float" office:value="25.9831">
            <text:p>25.9831</text:p>
          </table:table-cell>
          <table:table-cell office:value-type="float" office:value="0.394684">
            <text:p>0.394684</text:p>
          </table:table-cell>
          <table:table-cell office:value-type="float" office:value="231.051">
            <text:p>231.051</text:p>
          </table:table-cell>
          <table:table-cell office:value-type="float" office:value="0.118405">
            <text:p>0.118405</text:p>
          </table:table-cell>
          <table:table-cell table:number-columns-repeated="3"/>
        </table:table-row>
        <table:table-row table:style-name="ro1">
          <table:table-cell office:value-type="float" office:value="26.0186">
            <text:p>26.0186</text:p>
          </table:table-cell>
          <table:table-cell office:value-type="float" office:value="0.423523">
            <text:p>0.423523</text:p>
          </table:table-cell>
          <table:table-cell office:value-type="float" office:value="231.022">
            <text:p>231.022</text:p>
          </table:table-cell>
          <table:table-cell office:value-type="float" office:value="0.127057">
            <text:p>0.127057</text:p>
          </table:table-cell>
          <table:table-cell table:number-columns-repeated="3"/>
        </table:table-row>
        <table:table-row table:style-name="ro1">
          <table:table-cell office:value-type="float" office:value="26.0542">
            <text:p>26.0542</text:p>
          </table:table-cell>
          <table:table-cell office:value-type="float" office:value="0.453232">
            <text:p>0.453232</text:p>
          </table:table-cell>
          <table:table-cell office:value-type="float" office:value="230.993">
            <text:p>230.993</text:p>
          </table:table-cell>
          <table:table-cell office:value-type="float" office:value="0.13597">
            <text:p>0.13597</text:p>
          </table:table-cell>
          <table:table-cell table:number-columns-repeated="3"/>
        </table:table-row>
        <table:table-row table:style-name="ro1">
          <table:table-cell office:value-type="float" office:value="26.089">
            <text:p>26.089</text:p>
          </table:table-cell>
          <table:table-cell office:value-type="float" office:value="0.482849">
            <text:p>0.482849</text:p>
          </table:table-cell>
          <table:table-cell office:value-type="float" office:value="230.963">
            <text:p>230.963</text:p>
          </table:table-cell>
          <table:table-cell office:value-type="float" office:value="0.144855">
            <text:p>0.144855</text:p>
          </table:table-cell>
          <table:table-cell table:number-columns-repeated="3"/>
        </table:table-row>
        <table:table-row table:style-name="ro1">
          <table:table-cell office:value-type="float" office:value="26.1233">
            <text:p>26.1233</text:p>
          </table:table-cell>
          <table:table-cell office:value-type="float" office:value="0.512604">
            <text:p>0.512604</text:p>
          </table:table-cell>
          <table:table-cell office:value-type="float" office:value="230.933">
            <text:p>230.933</text:p>
          </table:table-cell>
          <table:table-cell office:value-type="float" office:value="0.153781">
            <text:p>0.153781</text:p>
          </table:table-cell>
          <table:table-cell table:number-columns-repeated="3"/>
        </table:table-row>
        <table:table-row table:style-name="ro1">
          <table:table-cell office:value-type="float" office:value="26.1591">
            <text:p>26.1591</text:p>
          </table:table-cell>
          <table:table-cell office:value-type="float" office:value="0.544205">
            <text:p>0.544205</text:p>
          </table:table-cell>
          <table:table-cell office:value-type="float" office:value="230.902">
            <text:p>230.902</text:p>
          </table:table-cell>
          <table:table-cell office:value-type="float" office:value="0.163261">
            <text:p>0.163261</text:p>
          </table:table-cell>
          <table:table-cell table:number-columns-repeated="3"/>
        </table:table-row>
        <table:table-row table:style-name="ro1">
          <table:table-cell office:value-type="float" office:value="26.1954">
            <text:p>26.1954</text:p>
          </table:table-cell>
          <table:table-cell office:value-type="float" office:value="0.577118">
            <text:p>0.577118</text:p>
          </table:table-cell>
          <table:table-cell office:value-type="float" office:value="230.869">
            <text:p>230.869</text:p>
          </table:table-cell>
          <table:table-cell office:value-type="float" office:value="0.173135">
            <text:p>0.173135</text:p>
          </table:table-cell>
          <table:table-cell table:number-columns-repeated="3"/>
        </table:table-row>
        <table:table-row table:style-name="ro1">
          <table:table-cell office:value-type="float" office:value="26.2317">
            <text:p>26.2317</text:p>
          </table:table-cell>
          <table:table-cell office:value-type="float" office:value="0.610382">
            <text:p>0.610382</text:p>
          </table:table-cell>
          <table:table-cell office:value-type="float" office:value="230.835">
            <text:p>230.835</text:p>
          </table:table-cell>
          <table:table-cell office:value-type="float" office:value="0.183115">
            <text:p>0.183115</text:p>
          </table:table-cell>
          <table:table-cell table:number-columns-repeated="3"/>
        </table:table-row>
        <table:table-row table:style-name="ro1">
          <table:table-cell office:value-type="float" office:value="26.2687">
            <text:p>26.2687</text:p>
          </table:table-cell>
          <table:table-cell office:value-type="float" office:value="0.645126">
            <text:p>0.645126</text:p>
          </table:table-cell>
          <table:table-cell office:value-type="float" office:value="230.801">
            <text:p>230.801</text:p>
          </table:table-cell>
          <table:table-cell office:value-type="float" office:value="0.193538">
            <text:p>0.193538</text:p>
          </table:table-cell>
          <table:table-cell table:number-columns-repeated="3"/>
        </table:table-row>
        <table:table-row table:style-name="ro1">
          <table:table-cell office:value-type="float" office:value="26.3054">
            <text:p>26.3054</text:p>
          </table:table-cell>
          <table:table-cell office:value-type="float" office:value="0.680008">
            <text:p>0.680008</text:p>
          </table:table-cell>
          <table:table-cell office:value-type="float" office:value="230.766">
            <text:p>230.766</text:p>
          </table:table-cell>
          <table:table-cell office:value-type="float" office:value="0.204002">
            <text:p>0.204002</text:p>
          </table:table-cell>
          <table:table-cell table:number-columns-repeated="3"/>
        </table:table-row>
        <table:table-row table:style-name="ro1">
          <table:table-cell office:value-type="float" office:value="26.3399">
            <text:p>26.3399</text:p>
          </table:table-cell>
          <table:table-cell office:value-type="float" office:value="0.713394">
            <text:p>0.713394</text:p>
          </table:table-cell>
          <table:table-cell office:value-type="float" office:value="230.732">
            <text:p>230.732</text:p>
          </table:table-cell>
          <table:table-cell office:value-type="float" office:value="0.214018">
            <text:p>0.214018</text:p>
          </table:table-cell>
          <table:table-cell table:number-columns-repeated="3"/>
        </table:table-row>
        <table:table-row table:style-name="ro1">
          <table:table-cell office:value-type="float" office:value="26.3747">
            <text:p>26.3747</text:p>
          </table:table-cell>
          <table:table-cell office:value-type="float" office:value="0.747467">
            <text:p>0.747467</text:p>
          </table:table-cell>
          <table:table-cell office:value-type="float" office:value="230.698">
            <text:p>230.698</text:p>
          </table:table-cell>
          <table:table-cell office:value-type="float" office:value="0.22424">
            <text:p>0.22424</text:p>
          </table:table-cell>
          <table:table-cell table:number-columns-repeated="3"/>
        </table:table-row>
        <table:table-row table:style-name="ro1">
          <table:table-cell office:value-type="float" office:value="26.4091">
            <text:p>26.4091</text:p>
          </table:table-cell>
          <table:table-cell office:value-type="float" office:value="0.781708">
            <text:p>0.781708</text:p>
          </table:table-cell>
          <table:table-cell office:value-type="float" office:value="230.664">
            <text:p>230.664</text:p>
          </table:table-cell>
          <table:table-cell office:value-type="float" office:value="0.234512">
            <text:p>0.234512</text:p>
          </table:table-cell>
          <table:table-cell table:number-columns-repeated="3"/>
        </table:table-row>
        <table:table-row table:style-name="ro1">
          <table:table-cell office:value-type="float" office:value="26.4424">
            <text:p>26.4424</text:p>
          </table:table-cell>
          <table:table-cell office:value-type="float" office:value="0.815186">
            <text:p>0.815186</text:p>
          </table:table-cell>
          <table:table-cell office:value-type="float" office:value="230.631">
            <text:p>230.631</text:p>
          </table:table-cell>
          <table:table-cell office:value-type="float" office:value="0.244556">
            <text:p>0.244556</text:p>
          </table:table-cell>
          <table:table-cell table:number-columns-repeated="3"/>
        </table:table-row>
        <table:table-row table:style-name="ro1">
          <table:table-cell office:value-type="float" office:value="26.4786">
            <text:p>26.4786</text:p>
          </table:table-cell>
          <table:table-cell office:value-type="float" office:value="0.852127">
            <text:p>0.852127</text:p>
          </table:table-cell>
          <table:table-cell office:value-type="float" office:value="230.594">
            <text:p>230.594</text:p>
          </table:table-cell>
          <table:table-cell office:value-type="float" office:value="0.255638">
            <text:p>0.255638</text:p>
          </table:table-cell>
          <table:table-cell table:number-columns-repeated="3"/>
        </table:table-row>
        <table:table-row table:style-name="ro1">
          <table:table-cell office:value-type="float" office:value="26.5152">
            <text:p>26.5152</text:p>
          </table:table-cell>
          <table:table-cell office:value-type="float" office:value="0.889999">
            <text:p>0.889999</text:p>
          </table:table-cell>
          <table:table-cell office:value-type="float" office:value="230.556">
            <text:p>230.556</text:p>
          </table:table-cell>
          <table:table-cell office:value-type="float" office:value="0.267">
            <text:p>0.267</text:p>
          </table:table-cell>
          <table:table-cell table:number-columns-repeated="3"/>
        </table:table-row>
        <table:table-row table:style-name="ro1">
          <table:table-cell office:value-type="float" office:value="26.5515">
            <text:p>26.5515</text:p>
          </table:table-cell>
          <table:table-cell office:value-type="float" office:value="0.927933">
            <text:p>0.927933</text:p>
          </table:table-cell>
          <table:table-cell office:value-type="float" office:value="230.518">
            <text:p>230.518</text:p>
          </table:table-cell>
          <table:table-cell office:value-type="float" office:value="0.27838">
            <text:p>0.27838</text:p>
          </table:table-cell>
          <table:table-cell table:number-columns-repeated="3"/>
        </table:table-row>
        <table:table-row table:style-name="ro1">
          <table:table-cell office:value-type="float" office:value="26.5891">
            <text:p>26.5891</text:p>
          </table:table-cell>
          <table:table-cell office:value-type="float" office:value="0.967743">
            <text:p>0.967743</text:p>
          </table:table-cell>
          <table:table-cell office:value-type="float" office:value="230.478">
            <text:p>230.478</text:p>
          </table:table-cell>
          <table:table-cell office:value-type="float" office:value="0.290323">
            <text:p>0.290323</text:p>
          </table:table-cell>
          <table:table-cell table:number-columns-repeated="3"/>
        </table:table-row>
        <table:table-row table:style-name="ro1">
          <table:table-cell office:value-type="float" office:value="26.6258">
            <text:p>26.6258</text:p>
          </table:table-cell>
          <table:table-cell office:value-type="float" office:value="1.00693">
            <text:p>1.00693</text:p>
          </table:table-cell>
          <table:table-cell office:value-type="float" office:value="230.439">
            <text:p>230.439</text:p>
          </table:table-cell>
          <table:table-cell office:value-type="float" office:value="0.302078">
            <text:p>0.302078</text:p>
          </table:table-cell>
          <table:table-cell table:number-columns-repeated="3"/>
        </table:table-row>
        <table:table-row table:style-name="ro1">
          <table:table-cell office:value-type="float" office:value="26.6617">
            <text:p>26.6617</text:p>
          </table:table-cell>
          <table:table-cell office:value-type="float" office:value="1.04572">
            <text:p>1.04572</text:p>
          </table:table-cell>
          <table:table-cell office:value-type="float" office:value="230.4">
            <text:p>230.4</text:p>
          </table:table-cell>
          <table:table-cell office:value-type="float" office:value="0.313715">
            <text:p>0.313715</text:p>
          </table:table-cell>
          <table:table-cell table:number-columns-repeated="3"/>
        </table:table-row>
        <table:table-row table:style-name="ro1">
          <table:table-cell office:value-type="float" office:value="26.6965">
            <text:p>26.6965</text:p>
          </table:table-cell>
          <table:table-cell office:value-type="float" office:value="1.08369">
            <text:p>1.08369</text:p>
          </table:table-cell>
          <table:table-cell office:value-type="float" office:value="230.362">
            <text:p>230.362</text:p>
          </table:table-cell>
          <table:table-cell office:value-type="float" office:value="0.325108">
            <text:p>0.325108</text:p>
          </table:table-cell>
          <table:table-cell table:number-columns-repeated="3"/>
        </table:table-row>
        <table:table-row table:style-name="ro1">
          <table:table-cell office:value-type="float" office:value="26.7324">
            <text:p>26.7324</text:p>
          </table:table-cell>
          <table:table-cell office:value-type="float" office:value="1.12329">
            <text:p>1.12329</text:p>
          </table:table-cell>
          <table:table-cell office:value-type="float" office:value="230.323">
            <text:p>230.323</text:p>
          </table:table-cell>
          <table:table-cell office:value-type="float" office:value="0.336987">
            <text:p>0.336987</text:p>
          </table:table-cell>
          <table:table-cell table:number-columns-repeated="3"/>
        </table:table-row>
        <table:table-row table:style-name="ro1">
          <table:table-cell office:value-type="float" office:value="26.7682">
            <text:p>26.7682</text:p>
          </table:table-cell>
          <table:table-cell office:value-type="float" office:value="1.16309">
            <text:p>1.16309</text:p>
          </table:table-cell>
          <table:table-cell office:value-type="float" office:value="230.283">
            <text:p>230.283</text:p>
          </table:table-cell>
          <table:table-cell office:value-type="float" office:value="0.348926">
            <text:p>0.348926</text:p>
          </table:table-cell>
          <table:table-cell table:number-columns-repeated="3"/>
        </table:table-row>
        <table:table-row table:style-name="ro1">
          <table:table-cell office:value-type="float" office:value="26.8068">
            <text:p>26.8068</text:p>
          </table:table-cell>
          <table:table-cell office:value-type="float" office:value="1.20644">
            <text:p>1.20644</text:p>
          </table:table-cell>
          <table:table-cell office:value-type="float" office:value="230.239">
            <text:p>230.239</text:p>
          </table:table-cell>
          <table:table-cell office:value-type="float" office:value="0.361931">
            <text:p>0.361931</text:p>
          </table:table-cell>
          <table:table-cell table:number-columns-repeated="3"/>
        </table:table-row>
        <table:table-row table:style-name="ro1">
          <table:table-cell office:value-type="float" office:value="26.8433">
            <text:p>26.8433</text:p>
          </table:table-cell>
          <table:table-cell office:value-type="float" office:value="1.2476">
            <text:p>1.2476</text:p>
          </table:table-cell>
          <table:table-cell office:value-type="float" office:value="230.198">
            <text:p>230.198</text:p>
          </table:table-cell>
          <table:table-cell office:value-type="float" office:value="0.374281">
            <text:p>0.374281</text:p>
          </table:table-cell>
          <table:table-cell table:number-columns-repeated="3"/>
        </table:table-row>
        <table:table-row table:style-name="ro1">
          <table:table-cell office:value-type="float" office:value="26.8806">
            <text:p>26.8806</text:p>
          </table:table-cell>
          <table:table-cell office:value-type="float" office:value="1.29008">
            <text:p>1.29008</text:p>
          </table:table-cell>
          <table:table-cell office:value-type="float" office:value="230.156">
            <text:p>230.156</text:p>
          </table:table-cell>
          <table:table-cell office:value-type="float" office:value="0.387025">
            <text:p>0.387025</text:p>
          </table:table-cell>
          <table:table-cell table:number-columns-repeated="3"/>
        </table:table-row>
        <table:table-row table:style-name="ro1">
          <table:table-cell office:value-type="float" office:value="26.9179">
            <text:p>26.9179</text:p>
          </table:table-cell>
          <table:table-cell office:value-type="float" office:value="1.33279">
            <text:p>1.33279</text:p>
          </table:table-cell>
          <table:table-cell office:value-type="float" office:value="230.113">
            <text:p>230.113</text:p>
          </table:table-cell>
          <table:table-cell office:value-type="float" office:value="0.399838">
            <text:p>0.399838</text:p>
          </table:table-cell>
          <table:table-cell table:number-columns-repeated="3"/>
        </table:table-row>
        <table:table-row table:style-name="ro1">
          <table:table-cell office:value-type="float" office:value="26.9532">
            <text:p>26.9532</text:p>
          </table:table-cell>
          <table:table-cell office:value-type="float" office:value="1.37352">
            <text:p>1.37352</text:p>
          </table:table-cell>
          <table:table-cell office:value-type="float" office:value="230.072">
            <text:p>230.072</text:p>
          </table:table-cell>
          <table:table-cell office:value-type="float" office:value="0.412056">
            <text:p>0.412056</text:p>
          </table:table-cell>
          <table:table-cell table:number-columns-repeated="3"/>
        </table:table-row>
        <table:table-row table:style-name="ro1">
          <table:table-cell office:value-type="float" office:value="26.9889">
            <text:p>26.9889</text:p>
          </table:table-cell>
          <table:table-cell office:value-type="float" office:value="1.41499">
            <text:p>1.41499</text:p>
          </table:table-cell>
          <table:table-cell office:value-type="float" office:value="230.031">
            <text:p>230.031</text:p>
          </table:table-cell>
          <table:table-cell office:value-type="float" office:value="0.424498">
            <text:p>0.424498</text:p>
          </table:table-cell>
          <table:table-cell table:number-columns-repeated="3"/>
        </table:table-row>
        <table:table-row table:style-name="ro1">
          <table:table-cell office:value-type="float" office:value="27.0236">
            <text:p>27.0236</text:p>
          </table:table-cell>
          <table:table-cell office:value-type="float" office:value="1.45551">
            <text:p>1.45551</text:p>
          </table:table-cell>
          <table:table-cell office:value-type="float" office:value="229.99">
            <text:p>229.99</text:p>
          </table:table-cell>
          <table:table-cell office:value-type="float" office:value="0.436652">
            <text:p>0.436652</text:p>
          </table:table-cell>
          <table:table-cell table:number-columns-repeated="3"/>
        </table:table-row>
        <table:table-row table:style-name="ro1">
          <table:table-cell office:value-type="float" office:value="27.0604">
            <text:p>27.0604</text:p>
          </table:table-cell>
          <table:table-cell office:value-type="float" office:value="1.49867">
            <text:p>1.49867</text:p>
          </table:table-cell>
          <table:table-cell office:value-type="float" office:value="229.947">
            <text:p>229.947</text:p>
          </table:table-cell>
          <table:table-cell office:value-type="float" office:value="0.449602">
            <text:p>0.449602</text:p>
          </table:table-cell>
          <table:table-cell table:number-columns-repeated="3"/>
        </table:table-row>
        <table:table-row table:style-name="ro1">
          <table:table-cell office:value-type="float" office:value="27.0966">
            <text:p>27.0966</text:p>
          </table:table-cell>
          <table:table-cell office:value-type="float" office:value="1.54128">
            <text:p>1.54128</text:p>
          </table:table-cell>
          <table:table-cell office:value-type="float" office:value="229.905">
            <text:p>229.905</text:p>
          </table:table-cell>
          <table:table-cell office:value-type="float" office:value="0.462383">
            <text:p>0.462383</text:p>
          </table:table-cell>
          <table:table-cell table:number-columns-repeated="3"/>
        </table:table-row>
        <table:table-row table:style-name="ro1">
          <table:table-cell office:value-type="float" office:value="27.1178">
            <text:p>27.1178</text:p>
          </table:table-cell>
          <table:table-cell office:value-type="float" office:value="1.56642">
            <text:p>1.56642</text:p>
          </table:table-cell>
          <table:table-cell office:value-type="float" office:value="229.879">
            <text:p>229.879</text:p>
          </table:table-cell>
          <table:table-cell office:value-type="float" office:value="0.469926">
            <text:p>0.469926</text:p>
          </table:table-cell>
          <table:table-cell table:number-columns-repeated="3"/>
        </table:table-row>
        <table:table-row table:style-name="ro1">
          <table:table-cell office:value-type="float" office:value="27.1558">
            <text:p>27.1558</text:p>
          </table:table-cell>
          <table:table-cell office:value-type="float" office:value="1.61145">
            <text:p>1.61145</text:p>
          </table:table-cell>
          <table:table-cell office:value-type="float" office:value="229.834">
            <text:p>229.834</text:p>
          </table:table-cell>
          <table:table-cell office:value-type="float" office:value="0.483435">
            <text:p>0.483435</text:p>
          </table:table-cell>
          <table:table-cell table:number-columns-repeated="3"/>
        </table:table-row>
        <table:table-row table:style-name="ro1">
          <table:table-cell office:value-type="float" office:value="27.1926">
            <text:p>27.1926</text:p>
          </table:table-cell>
          <table:table-cell office:value-type="float" office:value="1.65538">
            <text:p>1.65538</text:p>
          </table:table-cell>
          <table:table-cell office:value-type="float" office:value="229.79">
            <text:p>229.79</text:p>
          </table:table-cell>
          <table:table-cell office:value-type="float" office:value="0.496614">
            <text:p>0.496614</text:p>
          </table:table-cell>
          <table:table-cell table:number-columns-repeated="3"/>
        </table:table-row>
        <table:table-row table:style-name="ro1">
          <table:table-cell office:value-type="float" office:value="27.2291">
            <text:p>27.2291</text:p>
          </table:table-cell>
          <table:table-cell office:value-type="float" office:value="1.69904">
            <text:p>1.69904</text:p>
          </table:table-cell>
          <table:table-cell office:value-type="float" office:value="229.747">
            <text:p>229.747</text:p>
          </table:table-cell>
          <table:table-cell office:value-type="float" office:value="0.509711">
            <text:p>0.509711</text:p>
          </table:table-cell>
          <table:table-cell table:number-columns-repeated="3"/>
        </table:table-row>
        <table:table-row table:style-name="ro1">
          <table:table-cell office:value-type="float" office:value="27.2651">
            <text:p>27.2651</text:p>
          </table:table-cell>
          <table:table-cell office:value-type="float" office:value="1.74217">
            <text:p>1.74217</text:p>
          </table:table-cell>
          <table:table-cell office:value-type="float" office:value="229.704">
            <text:p>229.704</text:p>
          </table:table-cell>
          <table:table-cell office:value-type="float" office:value="0.522652">
            <text:p>0.522652</text:p>
          </table:table-cell>
          <table:table-cell table:number-columns-repeated="3"/>
        </table:table-row>
        <table:table-row table:style-name="ro1">
          <table:table-cell office:value-type="float" office:value="27.2993">
            <text:p>27.2993</text:p>
          </table:table-cell>
          <table:table-cell office:value-type="float" office:value="1.78325">
            <text:p>1.78325</text:p>
          </table:table-cell>
          <table:table-cell office:value-type="float" office:value="229.663">
            <text:p>229.663</text:p>
          </table:table-cell>
          <table:table-cell office:value-type="float" office:value="0.534975">
            <text:p>0.534975</text:p>
          </table:table-cell>
          <table:table-cell table:number-columns-repeated="3"/>
        </table:table-row>
        <table:table-row table:style-name="ro1">
          <table:table-cell office:value-type="float" office:value="27.3338">
            <text:p>27.3338</text:p>
          </table:table-cell>
          <table:table-cell office:value-type="float" office:value="1.82492">
            <text:p>1.82492</text:p>
          </table:table-cell>
          <table:table-cell office:value-type="float" office:value="229.621">
            <text:p>229.621</text:p>
          </table:table-cell>
          <table:table-cell office:value-type="float" office:value="0.547476">
            <text:p>0.547476</text:p>
          </table:table-cell>
          <table:table-cell table:number-columns-repeated="3"/>
        </table:table-row>
        <table:table-row table:style-name="ro1">
          <table:table-cell office:value-type="float" office:value="27.3673">
            <text:p>27.3673</text:p>
          </table:table-cell>
          <table:table-cell office:value-type="float" office:value="1.86522">
            <text:p>1.86522</text:p>
          </table:table-cell>
          <table:table-cell office:value-type="float" office:value="229.581">
            <text:p>229.581</text:p>
          </table:table-cell>
          <table:table-cell office:value-type="float" office:value="0.559566">
            <text:p>0.55956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4">11/04/2023</text:date>, <text:time>20:21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4T20:21:37.48</dc:date>
    <dc:creator>Thorsten Kuypers</dc:creator>
    <meta:document-statistic meta:table-count="1" meta:cell-count="3425" meta:object-count="1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4.188cm" style:legend-expansion="high" chart:style-name="ch2"/>
        <chart:plot-area chart:style-name="ch3" table:cell-range-address="Tabelle1.A10:Tabelle1.A863 Tabelle1.C10:Tabelle1.C863" chart:data-source-has-labels="both" svg:x="0.77cm" svg:y="0.855cm" svg:width="12.32cm" svg:height="7.545cm">
          <chartooo:coordinate-region svg:x="1.577cm" svg:y="1.067cm" svg:width="11.044cm" svg:height="6.236cm"/>
          <chart:axis chart:dimension="x" chart:name="primary-x" chart:style-name="ch4" chartooo:axis-type="auto">
            <chartooo:date-scale/>
            <chart:categories table:cell-range-address="Tabelle1.A11:Tabelle1.A8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1:Tabelle1.C863" chart:label-cell-address="Tabelle1.C10:Tabelle1.C10" chart:class="chart:line">
            <chart:data-point chart:repeated="8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0:Tabelle1.C10</svg:desc>
                </draw:g>
              </table:table-cell>
            </table:table-row>
          </table:table-header-rows>
          <table:table-rows>
            <table:table-row>
              <table:table-cell office:value-type="float" office:value="0.0386963">
                <text:p>0</text:p>
                <draw:g>
                  <svg:desc>Tabelle1.A11:Tabelle1.A863</svg:desc>
                </draw:g>
              </table:table-cell>
              <table:table-cell office:value-type="float" office:value="231.451">
                <text:p>231.451</text:p>
                <draw:g>
                  <svg:desc>Tabelle1.C11:Tabelle1.C863</svg:desc>
                </draw:g>
              </table:table-cell>
            </table:table-row>
            <table:table-row>
              <table:table-cell office:value-type="float" office:value="0.0587158">
                <text:p>0</text:p>
              </table:table-cell>
              <table:table-cell office:value-type="float" office:value="231.453">
                <text:p>231.453</text:p>
              </table:table-cell>
            </table:table-row>
            <table:table-row>
              <table:table-cell office:value-type="float" office:value="0.0971985">
                <text:p>0</text:p>
              </table:table-cell>
              <table:table-cell office:value-type="float" office:value="231.456">
                <text:p>231.456</text:p>
              </table:table-cell>
            </table:table-row>
            <table:table-row>
              <table:table-cell office:value-type="float" office:value="0.137512">
                <text:p>0</text:p>
              </table:table-cell>
              <table:table-cell office:value-type="float" office:value="231.459">
                <text:p>231.459</text:p>
              </table:table-cell>
            </table:table-row>
            <table:table-row>
              <table:table-cell office:value-type="float" office:value="0.176636">
                <text:p>0</text:p>
              </table:table-cell>
              <table:table-cell office:value-type="float" office:value="231.463">
                <text:p>231.463</text:p>
              </table:table-cell>
            </table:table-row>
            <table:table-row>
              <table:table-cell office:value-type="float" office:value="0.196869">
                <text:p>0</text:p>
              </table:table-cell>
              <table:table-cell office:value-type="float" office:value="231.465">
                <text:p>231.465</text:p>
              </table:table-cell>
            </table:table-row>
            <table:table-row>
              <table:table-cell office:value-type="float" office:value="0.21701">
                <text:p>0</text:p>
              </table:table-cell>
              <table:table-cell office:value-type="float" office:value="231.467">
                <text:p>231.467</text:p>
              </table:table-cell>
            </table:table-row>
            <table:table-row>
              <table:table-cell office:value-type="float" office:value="0.237213">
                <text:p>0</text:p>
              </table:table-cell>
              <table:table-cell office:value-type="float" office:value="231.468">
                <text:p>231.468</text:p>
              </table:table-cell>
            </table:table-row>
            <table:table-row>
              <table:table-cell office:value-type="float" office:value="0.276215">
                <text:p>0</text:p>
              </table:table-cell>
              <table:table-cell office:value-type="float" office:value="231.472">
                <text:p>231.472</text:p>
              </table:table-cell>
            </table:table-row>
            <table:table-row>
              <table:table-cell office:value-type="float" office:value="0.31485">
                <text:p>0</text:p>
              </table:table-cell>
              <table:table-cell office:value-type="float" office:value="231.476">
                <text:p>231.476</text:p>
              </table:table-cell>
            </table:table-row>
            <table:table-row>
              <table:table-cell office:value-type="float" office:value="0.33548">
                <text:p>0</text:p>
              </table:table-cell>
              <table:table-cell office:value-type="float" office:value="231.478">
                <text:p>231.478</text:p>
              </table:table-cell>
            </table:table-row>
            <table:table-row>
              <table:table-cell office:value-type="float" office:value="0.374237">
                <text:p>0</text:p>
              </table:table-cell>
              <table:table-cell office:value-type="float" office:value="231.481">
                <text:p>231.481</text:p>
              </table:table-cell>
            </table:table-row>
            <table:table-row>
              <table:table-cell office:value-type="float" office:value="0.413666">
                <text:p>0</text:p>
              </table:table-cell>
              <table:table-cell office:value-type="float" office:value="231.485">
                <text:p>231.485</text:p>
              </table:table-cell>
            </table:table-row>
            <table:table-row>
              <table:table-cell office:value-type="float" office:value="0.453369">
                <text:p>0</text:p>
              </table:table-cell>
              <table:table-cell office:value-type="float" office:value="231.489">
                <text:p>231.489</text:p>
              </table:table-cell>
            </table:table-row>
            <table:table-row>
              <table:table-cell office:value-type="float" office:value="0.493652">
                <text:p>0</text:p>
              </table:table-cell>
              <table:table-cell office:value-type="float" office:value="231.492">
                <text:p>231.492</text:p>
              </table:table-cell>
            </table:table-row>
            <table:table-row>
              <table:table-cell office:value-type="float" office:value="0.532715">
                <text:p>0</text:p>
              </table:table-cell>
              <table:table-cell office:value-type="float" office:value="231.496">
                <text:p>231.496</text:p>
              </table:table-cell>
            </table:table-row>
            <table:table-row>
              <table:table-cell office:value-type="float" office:value="0.572052">
                <text:p>0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float" office:value="0.611847">
                <text:p>0</text:p>
              </table:table-cell>
              <table:table-cell office:value-type="float" office:value="231.504">
                <text:p>231.504</text:p>
              </table:table-cell>
            </table:table-row>
            <table:table-row>
              <table:table-cell office:value-type="float" office:value="0.634552">
                <text:p>0</text:p>
              </table:table-cell>
              <table:table-cell office:value-type="float" office:value="231.506">
                <text:p>231.506</text:p>
              </table:table-cell>
            </table:table-row>
            <table:table-row>
              <table:table-cell office:value-type="float" office:value="0.656647">
                <text:p>0</text:p>
              </table:table-cell>
              <table:table-cell office:value-type="float" office:value="231.508">
                <text:p>231.508</text:p>
              </table:table-cell>
            </table:table-row>
            <table:table-row>
              <table:table-cell office:value-type="float" office:value="0.678589">
                <text:p>0</text:p>
              </table:table-cell>
              <table:table-cell office:value-type="float" office:value="231.51">
                <text:p>231.51</text:p>
              </table:table-cell>
            </table:table-row>
            <table:table-row>
              <table:table-cell office:value-type="float" office:value="0.69989">
                <text:p>0</text:p>
              </table:table-cell>
              <table:table-cell office:value-type="float" office:value="231.512">
                <text:p>231.512</text:p>
              </table:table-cell>
            </table:table-row>
            <table:table-row>
              <table:table-cell office:value-type="float" office:value="0.720947">
                <text:p>0</text:p>
              </table:table-cell>
              <table:table-cell office:value-type="float" office:value="231.513">
                <text:p>231.513</text:p>
              </table:table-cell>
            </table:table-row>
            <table:table-row>
              <table:table-cell office:value-type="float" office:value="0.743805">
                <text:p>0</text:p>
              </table:table-cell>
              <table:table-cell office:value-type="float" office:value="231.515">
                <text:p>231.515</text:p>
              </table:table-cell>
            </table:table-row>
            <table:table-row>
              <table:table-cell office:value-type="float" office:value="0.76474">
                <text:p>0</text:p>
              </table:table-cell>
              <table:table-cell office:value-type="float" office:value="231.517">
                <text:p>231.517</text:p>
              </table:table-cell>
            </table:table-row>
            <table:table-row>
              <table:table-cell office:value-type="float" office:value="0.793457">
                <text:p>0</text:p>
              </table:table-cell>
              <table:table-cell office:value-type="float" office:value="231.52">
                <text:p>231.52</text:p>
              </table:table-cell>
            </table:table-row>
            <table:table-row>
              <table:table-cell office:value-type="float" office:value="0.816956">
                <text:p>0</text:p>
              </table:table-cell>
              <table:table-cell office:value-type="float" office:value="231.521">
                <text:p>231.521</text:p>
              </table:table-cell>
            </table:table-row>
            <table:table-row>
              <table:table-cell office:value-type="float" office:value="0.839813">
                <text:p>0</text:p>
              </table:table-cell>
              <table:table-cell office:value-type="float" office:value="231.523">
                <text:p>231.523</text:p>
              </table:table-cell>
            </table:table-row>
            <table:table-row>
              <table:table-cell office:value-type="float" office:value="0.861694">
                <text:p>0</text:p>
              </table:table-cell>
              <table:table-cell office:value-type="float" office:value="231.525">
                <text:p>231.525</text:p>
              </table:table-cell>
            </table:table-row>
            <table:table-row>
              <table:table-cell office:value-type="float" office:value="0.885345">
                <text:p>0</text:p>
              </table:table-cell>
              <table:table-cell office:value-type="float" office:value="231.527">
                <text:p>231.527</text:p>
              </table:table-cell>
            </table:table-row>
            <table:table-row>
              <table:table-cell office:value-type="float" office:value="0.908478">
                <text:p>0</text:p>
              </table:table-cell>
              <table:table-cell office:value-type="float" office:value="231.528">
                <text:p>231.528</text:p>
              </table:table-cell>
            </table:table-row>
            <table:table-row>
              <table:table-cell office:value-type="float" office:value="0.931488">
                <text:p>0</text:p>
              </table:table-cell>
              <table:table-cell office:value-type="float" office:value="231.53">
                <text:p>231.53</text:p>
              </table:table-cell>
            </table:table-row>
            <table:table-row>
              <table:table-cell office:value-type="float" office:value="0.955688">
                <text:p>0</text:p>
              </table:table-cell>
              <table:table-cell office:value-type="float" office:value="231.531">
                <text:p>231.531</text:p>
              </table:table-cell>
            </table:table-row>
            <table:table-row>
              <table:table-cell office:value-type="float" office:value="0.978424">
                <text:p>0</text:p>
              </table:table-cell>
              <table:table-cell office:value-type="float" office:value="231.532">
                <text:p>231.532</text:p>
              </table:table-cell>
            </table:table-row>
            <table:table-row>
              <table:table-cell office:value-type="float" office:value="1.00244">
                <text:p/>
              </table:table-cell>
              <table:table-cell office:value-type="float" office:value="231.534">
                <text:p>231.534</text:p>
              </table:table-cell>
            </table:table-row>
            <table:table-row>
              <table:table-cell office:value-type="float" office:value="1.02585">
                <text:p/>
              </table:table-cell>
              <table:table-cell office:value-type="float" office:value="231.535">
                <text:p>231.535</text:p>
              </table:table-cell>
            </table:table-row>
            <table:table-row>
              <table:table-cell office:value-type="float" office:value="1.04779">
                <text:p/>
              </table:table-cell>
              <table:table-cell office:value-type="float" office:value="231.536">
                <text:p>231.536</text:p>
              </table:table-cell>
            </table:table-row>
            <table:table-row>
              <table:table-cell office:value-type="float" office:value="1.07056">
                <text:p/>
              </table:table-cell>
              <table:table-cell office:value-type="float" office:value="231.537">
                <text:p>231.537</text:p>
              </table:table-cell>
            </table:table-row>
            <table:table-row>
              <table:table-cell office:value-type="float" office:value="1.09305">
                <text:p/>
              </table:table-cell>
              <table:table-cell office:value-type="float" office:value="231.537">
                <text:p>231.537</text:p>
              </table:table-cell>
            </table:table-row>
            <table:table-row>
              <table:table-cell office:value-type="float" office:value="1.11609">
                <text:p/>
              </table:table-cell>
              <table:table-cell office:value-type="float" office:value="231.538">
                <text:p>231.538</text:p>
              </table:table-cell>
            </table:table-row>
            <table:table-row>
              <table:table-cell office:value-type="float" office:value="1.1391">
                <text:p/>
              </table:table-cell>
              <table:table-cell office:value-type="float" office:value="231.539">
                <text:p>231.539</text:p>
              </table:table-cell>
            </table:table-row>
            <table:table-row>
              <table:table-cell office:value-type="float" office:value="1.16144">
                <text:p/>
              </table:table-cell>
              <table:table-cell office:value-type="float" office:value="231.539">
                <text:p>231.539</text:p>
              </table:table-cell>
            </table:table-row>
            <table:table-row>
              <table:table-cell office:value-type="float" office:value="1.18161">
                <text:p/>
              </table:table-cell>
              <table:table-cell office:value-type="float" office:value="231.539">
                <text:p>231.539</text:p>
              </table:table-cell>
            </table:table-row>
            <table:table-row>
              <table:table-cell office:value-type="float" office:value="1.21918">
                <text:p/>
              </table:table-cell>
              <table:table-cell office:value-type="float" office:value="231.539">
                <text:p>231.539</text:p>
              </table:table-cell>
            </table:table-row>
            <table:table-row>
              <table:table-cell office:value-type="float" office:value="1.25641">
                <text:p/>
              </table:table-cell>
              <table:table-cell office:value-type="float" office:value="231.539">
                <text:p>231.539</text:p>
              </table:table-cell>
            </table:table-row>
            <table:table-row>
              <table:table-cell office:value-type="float" office:value="1.29471">
                <text:p/>
              </table:table-cell>
              <table:table-cell office:value-type="float" office:value="231.538">
                <text:p>231.538</text:p>
              </table:table-cell>
            </table:table-row>
            <table:table-row>
              <table:table-cell office:value-type="float" office:value="1.3147">
                <text:p/>
              </table:table-cell>
              <table:table-cell office:value-type="float" office:value="231.538">
                <text:p>231.538</text:p>
              </table:table-cell>
            </table:table-row>
            <table:table-row>
              <table:table-cell office:value-type="float" office:value="1.33661">
                <text:p/>
              </table:table-cell>
              <table:table-cell office:value-type="float" office:value="231.537">
                <text:p>231.537</text:p>
              </table:table-cell>
            </table:table-row>
            <table:table-row>
              <table:table-cell office:value-type="float" office:value="1.35846">
                <text:p/>
              </table:table-cell>
              <table:table-cell office:value-type="float" office:value="231.536">
                <text:p>231.536</text:p>
              </table:table-cell>
            </table:table-row>
            <table:table-row>
              <table:table-cell office:value-type="float" office:value="1.3797">
                <text:p/>
              </table:table-cell>
              <table:table-cell office:value-type="float" office:value="231.535">
                <text:p>231.535</text:p>
              </table:table-cell>
            </table:table-row>
            <table:table-row>
              <table:table-cell office:value-type="float" office:value="1.40155">
                <text:p/>
              </table:table-cell>
              <table:table-cell office:value-type="float" office:value="231.533">
                <text:p>231.533</text:p>
              </table:table-cell>
            </table:table-row>
            <table:table-row>
              <table:table-cell office:value-type="float" office:value="1.42264">
                <text:p/>
              </table:table-cell>
              <table:table-cell office:value-type="float" office:value="231.532">
                <text:p>231.532</text:p>
              </table:table-cell>
            </table:table-row>
            <table:table-row>
              <table:table-cell office:value-type="float" office:value="1.44415">
                <text:p/>
              </table:table-cell>
              <table:table-cell office:value-type="float" office:value="231.53">
                <text:p>231.53</text:p>
              </table:table-cell>
            </table:table-row>
            <table:table-row>
              <table:table-cell office:value-type="float" office:value="1.46533">
                <text:p/>
              </table:table-cell>
              <table:table-cell office:value-type="float" office:value="231.528">
                <text:p>231.528</text:p>
              </table:table-cell>
            </table:table-row>
            <table:table-row>
              <table:table-cell office:value-type="float" office:value="1.48572">
                <text:p/>
              </table:table-cell>
              <table:table-cell office:value-type="float" office:value="231.526">
                <text:p>231.526</text:p>
              </table:table-cell>
            </table:table-row>
            <table:table-row>
              <table:table-cell office:value-type="float" office:value="1.50598">
                <text:p/>
              </table:table-cell>
              <table:table-cell office:value-type="float" office:value="231.524">
                <text:p>231.524</text:p>
              </table:table-cell>
            </table:table-row>
            <table:table-row>
              <table:table-cell office:value-type="float" office:value="1.52661">
                <text:p/>
              </table:table-cell>
              <table:table-cell office:value-type="float" office:value="231.522">
                <text:p>231.522</text:p>
              </table:table-cell>
            </table:table-row>
            <table:table-row>
              <table:table-cell office:value-type="float" office:value="1.54761">
                <text:p/>
              </table:table-cell>
              <table:table-cell office:value-type="float" office:value="231.52">
                <text:p>231.52</text:p>
              </table:table-cell>
            </table:table-row>
            <table:table-row>
              <table:table-cell office:value-type="float" office:value="1.56787">
                <text:p/>
              </table:table-cell>
              <table:table-cell office:value-type="float" office:value="231.517">
                <text:p>231.517</text:p>
              </table:table-cell>
            </table:table-row>
            <table:table-row>
              <table:table-cell office:value-type="float" office:value="1.58914">
                <text:p/>
              </table:table-cell>
              <table:table-cell office:value-type="float" office:value="231.514">
                <text:p>231.514</text:p>
              </table:table-cell>
            </table:table-row>
            <table:table-row>
              <table:table-cell office:value-type="float" office:value="1.60941">
                <text:p/>
              </table:table-cell>
              <table:table-cell office:value-type="float" office:value="231.511">
                <text:p>231.511</text:p>
              </table:table-cell>
            </table:table-row>
            <table:table-row>
              <table:table-cell office:value-type="float" office:value="1.65085">
                <text:p/>
              </table:table-cell>
              <table:table-cell office:value-type="float" office:value="231.504">
                <text:p>231.504</text:p>
              </table:table-cell>
            </table:table-row>
            <table:table-row>
              <table:table-cell office:value-type="float" office:value="1.68872">
                <text:p/>
              </table:table-cell>
              <table:table-cell office:value-type="float" office:value="231.498">
                <text:p>231.498</text:p>
              </table:table-cell>
            </table:table-row>
            <table:table-row>
              <table:table-cell office:value-type="float" office:value="1.72491">
                <text:p/>
              </table:table-cell>
              <table:table-cell office:value-type="float" office:value="231.491">
                <text:p>231.491</text:p>
              </table:table-cell>
            </table:table-row>
            <table:table-row>
              <table:table-cell office:value-type="float" office:value="1.76102">
                <text:p/>
              </table:table-cell>
              <table:table-cell office:value-type="float" office:value="231.483">
                <text:p>231.483</text:p>
              </table:table-cell>
            </table:table-row>
            <table:table-row>
              <table:table-cell office:value-type="float" office:value="1.79947">
                <text:p/>
              </table:table-cell>
              <table:table-cell office:value-type="float" office:value="231.474">
                <text:p>231.474</text:p>
              </table:table-cell>
            </table:table-row>
            <table:table-row>
              <table:table-cell office:value-type="float" office:value="1.83762">
                <text:p/>
              </table:table-cell>
              <table:table-cell office:value-type="float" office:value="231.464">
                <text:p>231.464</text:p>
              </table:table-cell>
            </table:table-row>
            <table:table-row>
              <table:table-cell office:value-type="float" office:value="1.87347">
                <text:p/>
              </table:table-cell>
              <table:table-cell office:value-type="float" office:value="231.455">
                <text:p>231.455</text:p>
              </table:table-cell>
            </table:table-row>
            <table:table-row>
              <table:table-cell office:value-type="float" office:value="1.9101">
                <text:p/>
              </table:table-cell>
              <table:table-cell office:value-type="float" office:value="231.444">
                <text:p>231.444</text:p>
              </table:table-cell>
            </table:table-row>
            <table:table-row>
              <table:table-cell office:value-type="float" office:value="1.94562">
                <text:p/>
              </table:table-cell>
              <table:table-cell office:value-type="float" office:value="231.433">
                <text:p>231.433</text:p>
              </table:table-cell>
            </table:table-row>
            <table:table-row>
              <table:table-cell office:value-type="float" office:value="1.97888">
                <text:p/>
              </table:table-cell>
              <table:table-cell office:value-type="float" office:value="231.423">
                <text:p>231.423</text:p>
              </table:table-cell>
            </table:table-row>
            <table:table-row>
              <table:table-cell office:value-type="float" office:value="2.01291">
                <text:p/>
              </table:table-cell>
              <table:table-cell office:value-type="float" office:value="231.411">
                <text:p>231.411</text:p>
              </table:table-cell>
            </table:table-row>
            <table:table-row>
              <table:table-cell office:value-type="float" office:value="2.04547">
                <text:p/>
              </table:table-cell>
              <table:table-cell office:value-type="float" office:value="231.399">
                <text:p>231.399</text:p>
              </table:table-cell>
            </table:table-row>
            <table:table-row>
              <table:table-cell office:value-type="float" office:value="2.07755">
                <text:p/>
              </table:table-cell>
              <table:table-cell office:value-type="float" office:value="231.387">
                <text:p>231.387</text:p>
              </table:table-cell>
            </table:table-row>
            <table:table-row>
              <table:table-cell office:value-type="float" office:value="2.11057">
                <text:p/>
              </table:table-cell>
              <table:table-cell office:value-type="float" office:value="231.374">
                <text:p>231.374</text:p>
              </table:table-cell>
            </table:table-row>
            <table:table-row>
              <table:table-cell office:value-type="float" office:value="2.14557">
                <text:p/>
              </table:table-cell>
              <table:table-cell office:value-type="float" office:value="231.36">
                <text:p>231.36</text:p>
              </table:table-cell>
            </table:table-row>
            <table:table-row>
              <table:table-cell office:value-type="float" office:value="2.17905">
                <text:p/>
              </table:table-cell>
              <table:table-cell office:value-type="float" office:value="231.346">
                <text:p>231.346</text:p>
              </table:table-cell>
            </table:table-row>
            <table:table-row>
              <table:table-cell office:value-type="float" office:value="2.2121">
                <text:p/>
              </table:table-cell>
              <table:table-cell office:value-type="float" office:value="231.331">
                <text:p>231.331</text:p>
              </table:table-cell>
            </table:table-row>
            <table:table-row>
              <table:table-cell office:value-type="float" office:value="2.24475">
                <text:p/>
              </table:table-cell>
              <table:table-cell office:value-type="float" office:value="231.316">
                <text:p>231.316</text:p>
              </table:table-cell>
            </table:table-row>
            <table:table-row>
              <table:table-cell office:value-type="float" office:value="2.27686">
                <text:p/>
              </table:table-cell>
              <table:table-cell office:value-type="float" office:value="231.3">
                <text:p>231.3</text:p>
              </table:table-cell>
            </table:table-row>
            <table:table-row>
              <table:table-cell office:value-type="float" office:value="2.30856">
                <text:p/>
              </table:table-cell>
              <table:table-cell office:value-type="float" office:value="231.285">
                <text:p>231.285</text:p>
              </table:table-cell>
            </table:table-row>
            <table:table-row>
              <table:table-cell office:value-type="float" office:value="2.33981">
                <text:p/>
              </table:table-cell>
              <table:table-cell office:value-type="float" office:value="231.269">
                <text:p>231.269</text:p>
              </table:table-cell>
            </table:table-row>
            <table:table-row>
              <table:table-cell office:value-type="float" office:value="2.37418">
                <text:p/>
              </table:table-cell>
              <table:table-cell office:value-type="float" office:value="231.25">
                <text:p>231.25</text:p>
              </table:table-cell>
            </table:table-row>
            <table:table-row>
              <table:table-cell office:value-type="float" office:value="2.40948">
                <text:p/>
              </table:table-cell>
              <table:table-cell office:value-type="float" office:value="231.231">
                <text:p>231.231</text:p>
              </table:table-cell>
            </table:table-row>
            <table:table-row>
              <table:table-cell office:value-type="float" office:value="2.44229">
                <text:p/>
              </table:table-cell>
              <table:table-cell office:value-type="float" office:value="231.212">
                <text:p>231.212</text:p>
              </table:table-cell>
            </table:table-row>
            <table:table-row>
              <table:table-cell office:value-type="float" office:value="2.47385">
                <text:p/>
              </table:table-cell>
              <table:table-cell office:value-type="float" office:value="231.194">
                <text:p>231.194</text:p>
              </table:table-cell>
            </table:table-row>
            <table:table-row>
              <table:table-cell office:value-type="float" office:value="2.50571">
                <text:p/>
              </table:table-cell>
              <table:table-cell office:value-type="float" office:value="231.175">
                <text:p>231.175</text:p>
              </table:table-cell>
            </table:table-row>
            <table:table-row>
              <table:table-cell office:value-type="float" office:value="2.53625">
                <text:p/>
              </table:table-cell>
              <table:table-cell office:value-type="float" office:value="231.156">
                <text:p>231.156</text:p>
              </table:table-cell>
            </table:table-row>
            <table:table-row>
              <table:table-cell office:value-type="float" office:value="2.5708">
                <text:p/>
              </table:table-cell>
              <table:table-cell office:value-type="float" office:value="231.135">
                <text:p>231.135</text:p>
              </table:table-cell>
            </table:table-row>
            <table:table-row>
              <table:table-cell office:value-type="float" office:value="2.60349">
                <text:p/>
              </table:table-cell>
              <table:table-cell office:value-type="float" office:value="231.114">
                <text:p>231.114</text:p>
              </table:table-cell>
            </table:table-row>
            <table:table-row>
              <table:table-cell office:value-type="float" office:value="2.63522">
                <text:p/>
              </table:table-cell>
              <table:table-cell office:value-type="float" office:value="231.093">
                <text:p>231.093</text:p>
              </table:table-cell>
            </table:table-row>
            <table:table-row>
              <table:table-cell office:value-type="float" office:value="2.66669">
                <text:p/>
              </table:table-cell>
              <table:table-cell office:value-type="float" office:value="231.071">
                <text:p>231.071</text:p>
              </table:table-cell>
            </table:table-row>
            <table:table-row>
              <table:table-cell office:value-type="float" office:value="2.698">
                <text:p/>
              </table:table-cell>
              <table:table-cell office:value-type="float" office:value="231.05">
                <text:p>231.05</text:p>
              </table:table-cell>
            </table:table-row>
            <table:table-row>
              <table:table-cell office:value-type="float" office:value="2.7309">
                <text:p/>
              </table:table-cell>
              <table:table-cell office:value-type="float" office:value="231.027">
                <text:p>231.027</text:p>
              </table:table-cell>
            </table:table-row>
            <table:table-row>
              <table:table-cell office:value-type="float" office:value="2.76205">
                <text:p/>
              </table:table-cell>
              <table:table-cell office:value-type="float" office:value="231.004">
                <text:p>231.004</text:p>
              </table:table-cell>
            </table:table-row>
            <table:table-row>
              <table:table-cell office:value-type="float" office:value="2.79166">
                <text:p/>
              </table:table-cell>
              <table:table-cell office:value-type="float" office:value="230.983">
                <text:p>230.983</text:p>
              </table:table-cell>
            </table:table-row>
            <table:table-row>
              <table:table-cell office:value-type="float" office:value="2.82599">
                <text:p/>
              </table:table-cell>
              <table:table-cell office:value-type="float" office:value="230.957">
                <text:p>230.957</text:p>
              </table:table-cell>
            </table:table-row>
            <table:table-row>
              <table:table-cell office:value-type="float" office:value="2.85751">
                <text:p/>
              </table:table-cell>
              <table:table-cell office:value-type="float" office:value="230.933">
                <text:p>230.933</text:p>
              </table:table-cell>
            </table:table-row>
            <table:table-row>
              <table:table-cell office:value-type="float" office:value="2.88763">
                <text:p/>
              </table:table-cell>
              <table:table-cell office:value-type="float" office:value="230.91">
                <text:p>230.91</text:p>
              </table:table-cell>
            </table:table-row>
            <table:table-row>
              <table:table-cell office:value-type="float" office:value="2.91708">
                <text:p/>
              </table:table-cell>
              <table:table-cell office:value-type="float" office:value="230.887">
                <text:p>230.887</text:p>
              </table:table-cell>
            </table:table-row>
            <table:table-row>
              <table:table-cell office:value-type="float" office:value="2.94675">
                <text:p/>
              </table:table-cell>
              <table:table-cell office:value-type="float" office:value="230.863">
                <text:p>230.863</text:p>
              </table:table-cell>
            </table:table-row>
            <table:table-row>
              <table:table-cell office:value-type="float" office:value="2.97678">
                <text:p/>
              </table:table-cell>
              <table:table-cell office:value-type="float" office:value="230.839">
                <text:p>230.839</text:p>
              </table:table-cell>
            </table:table-row>
            <table:table-row>
              <table:table-cell office:value-type="float" office:value="3.00607">
                <text:p/>
              </table:table-cell>
              <table:table-cell office:value-type="float" office:value="230.815">
                <text:p>230.815</text:p>
              </table:table-cell>
            </table:table-row>
            <table:table-row>
              <table:table-cell office:value-type="float" office:value="3.03571">
                <text:p/>
              </table:table-cell>
              <table:table-cell office:value-type="float" office:value="230.79">
                <text:p>230.79</text:p>
              </table:table-cell>
            </table:table-row>
            <table:table-row>
              <table:table-cell office:value-type="float" office:value="3.06644">
                <text:p/>
              </table:table-cell>
              <table:table-cell office:value-type="float" office:value="230.764">
                <text:p>230.764</text:p>
              </table:table-cell>
            </table:table-row>
            <table:table-row>
              <table:table-cell office:value-type="float" office:value="3.09604">
                <text:p/>
              </table:table-cell>
              <table:table-cell office:value-type="float" office:value="230.739">
                <text:p>230.739</text:p>
              </table:table-cell>
            </table:table-row>
            <table:table-row>
              <table:table-cell office:value-type="float" office:value="3.12598">
                <text:p/>
              </table:table-cell>
              <table:table-cell office:value-type="float" office:value="230.713">
                <text:p>230.713</text:p>
              </table:table-cell>
            </table:table-row>
            <table:table-row>
              <table:table-cell office:value-type="float" office:value="3.15793">
                <text:p/>
              </table:table-cell>
              <table:table-cell office:value-type="float" office:value="230.685">
                <text:p>230.685</text:p>
              </table:table-cell>
            </table:table-row>
            <table:table-row>
              <table:table-cell office:value-type="float" office:value="3.18817">
                <text:p/>
              </table:table-cell>
              <table:table-cell office:value-type="float" office:value="230.658">
                <text:p>230.658</text:p>
              </table:table-cell>
            </table:table-row>
            <table:table-row>
              <table:table-cell office:value-type="float" office:value="3.21997">
                <text:p/>
              </table:table-cell>
              <table:table-cell office:value-type="float" office:value="230.629">
                <text:p>230.629</text:p>
              </table:table-cell>
            </table:table-row>
            <table:table-row>
              <table:table-cell office:value-type="float" office:value="3.24915">
                <text:p/>
              </table:table-cell>
              <table:table-cell office:value-type="float" office:value="230.603">
                <text:p>230.603</text:p>
              </table:table-cell>
            </table:table-row>
            <table:table-row>
              <table:table-cell office:value-type="float" office:value="3.27817">
                <text:p/>
              </table:table-cell>
              <table:table-cell office:value-type="float" office:value="230.576">
                <text:p>230.576</text:p>
              </table:table-cell>
            </table:table-row>
            <table:table-row>
              <table:table-cell office:value-type="float" office:value="3.31161">
                <text:p/>
              </table:table-cell>
              <table:table-cell office:value-type="float" office:value="230.545">
                <text:p>230.545</text:p>
              </table:table-cell>
            </table:table-row>
            <table:table-row>
              <table:table-cell office:value-type="float" office:value="3.3457">
                <text:p/>
              </table:table-cell>
              <table:table-cell office:value-type="float" office:value="230.513">
                <text:p>230.513</text:p>
              </table:table-cell>
            </table:table-row>
            <table:table-row>
              <table:table-cell office:value-type="float" office:value="3.37967">
                <text:p/>
              </table:table-cell>
              <table:table-cell office:value-type="float" office:value="230.481">
                <text:p>230.481</text:p>
              </table:table-cell>
            </table:table-row>
            <table:table-row>
              <table:table-cell office:value-type="float" office:value="3.41415">
                <text:p/>
              </table:table-cell>
              <table:table-cell office:value-type="float" office:value="230.448">
                <text:p>230.448</text:p>
              </table:table-cell>
            </table:table-row>
            <table:table-row>
              <table:table-cell office:value-type="float" office:value="3.44827">
                <text:p/>
              </table:table-cell>
              <table:table-cell office:value-type="float" office:value="230.415">
                <text:p>230.415</text:p>
              </table:table-cell>
            </table:table-row>
            <table:table-row>
              <table:table-cell office:value-type="float" office:value="3.48172">
                <text:p/>
              </table:table-cell>
              <table:table-cell office:value-type="float" office:value="230.382">
                <text:p>230.382</text:p>
              </table:table-cell>
            </table:table-row>
            <table:table-row>
              <table:table-cell office:value-type="float" office:value="3.51477">
                <text:p/>
              </table:table-cell>
              <table:table-cell office:value-type="float" office:value="230.35">
                <text:p>230.35</text:p>
              </table:table-cell>
            </table:table-row>
            <table:table-row>
              <table:table-cell office:value-type="float" office:value="3.54938">
                <text:p/>
              </table:table-cell>
              <table:table-cell office:value-type="float" office:value="230.315">
                <text:p>230.315</text:p>
              </table:table-cell>
            </table:table-row>
            <table:table-row>
              <table:table-cell office:value-type="float" office:value="3.57977">
                <text:p/>
              </table:table-cell>
              <table:table-cell office:value-type="float" office:value="230.285">
                <text:p>230.285</text:p>
              </table:table-cell>
            </table:table-row>
            <table:table-row>
              <table:table-cell office:value-type="float" office:value="3.61041">
                <text:p/>
              </table:table-cell>
              <table:table-cell office:value-type="float" office:value="230.254">
                <text:p>230.254</text:p>
              </table:table-cell>
            </table:table-row>
            <table:table-row>
              <table:table-cell office:value-type="float" office:value="3.64108">
                <text:p/>
              </table:table-cell>
              <table:table-cell office:value-type="float" office:value="230.223">
                <text:p>230.223</text:p>
              </table:table-cell>
            </table:table-row>
            <table:table-row>
              <table:table-cell office:value-type="float" office:value="3.67349">
                <text:p/>
              </table:table-cell>
              <table:table-cell office:value-type="float" office:value="230.19">
                <text:p>230.19</text:p>
              </table:table-cell>
            </table:table-row>
            <table:table-row>
              <table:table-cell office:value-type="float" office:value="3.70639">
                <text:p/>
              </table:table-cell>
              <table:table-cell office:value-type="float" office:value="230.156">
                <text:p>230.156</text:p>
              </table:table-cell>
            </table:table-row>
            <table:table-row>
              <table:table-cell office:value-type="float" office:value="3.73911">
                <text:p/>
              </table:table-cell>
              <table:table-cell office:value-type="float" office:value="230.122">
                <text:p>230.122</text:p>
              </table:table-cell>
            </table:table-row>
            <table:table-row>
              <table:table-cell office:value-type="float" office:value="3.77173">
                <text:p/>
              </table:table-cell>
              <table:table-cell office:value-type="float" office:value="230.088">
                <text:p>230.088</text:p>
              </table:table-cell>
            </table:table-row>
            <table:table-row>
              <table:table-cell office:value-type="float" office:value="3.80463">
                <text:p/>
              </table:table-cell>
              <table:table-cell office:value-type="float" office:value="230.054">
                <text:p>230.054</text:p>
              </table:table-cell>
            </table:table-row>
            <table:table-row>
              <table:table-cell office:value-type="float" office:value="3.83771">
                <text:p/>
              </table:table-cell>
              <table:table-cell office:value-type="float" office:value="230.019">
                <text:p>230.019</text:p>
              </table:table-cell>
            </table:table-row>
            <table:table-row>
              <table:table-cell office:value-type="float" office:value="3.87057">
                <text:p/>
              </table:table-cell>
              <table:table-cell office:value-type="float" office:value="229.984">
                <text:p>229.984</text:p>
              </table:table-cell>
            </table:table-row>
            <table:table-row>
              <table:table-cell office:value-type="float" office:value="3.90634">
                <text:p/>
              </table:table-cell>
              <table:table-cell office:value-type="float" office:value="229.946">
                <text:p>229.946</text:p>
              </table:table-cell>
            </table:table-row>
            <table:table-row>
              <table:table-cell office:value-type="float" office:value="3.94229">
                <text:p/>
              </table:table-cell>
              <table:table-cell office:value-type="float" office:value="229.908">
                <text:p>229.908</text:p>
              </table:table-cell>
            </table:table-row>
            <table:table-row>
              <table:table-cell office:value-type="float" office:value="3.9758">
                <text:p/>
              </table:table-cell>
              <table:table-cell office:value-type="float" office:value="229.872">
                <text:p>229.872</text:p>
              </table:table-cell>
            </table:table-row>
            <table:table-row>
              <table:table-cell office:value-type="float" office:value="4.01108">
                <text:p/>
              </table:table-cell>
              <table:table-cell office:value-type="float" office:value="229.834">
                <text:p>229.834</text:p>
              </table:table-cell>
            </table:table-row>
            <table:table-row>
              <table:table-cell office:value-type="float" office:value="4.04294">
                <text:p/>
              </table:table-cell>
              <table:table-cell office:value-type="float" office:value="229.799">
                <text:p>229.799</text:p>
              </table:table-cell>
            </table:table-row>
            <table:table-row>
              <table:table-cell office:value-type="float" office:value="4.07404">
                <text:p/>
              </table:table-cell>
              <table:table-cell office:value-type="float" office:value="229.766">
                <text:p>229.766</text:p>
              </table:table-cell>
            </table:table-row>
            <table:table-row>
              <table:table-cell office:value-type="float" office:value="4.10504">
                <text:p/>
              </table:table-cell>
              <table:table-cell office:value-type="float" office:value="229.732">
                <text:p>229.732</text:p>
              </table:table-cell>
            </table:table-row>
            <table:table-row>
              <table:table-cell office:value-type="float" office:value="4.13544">
                <text:p/>
              </table:table-cell>
              <table:table-cell office:value-type="float" office:value="229.699">
                <text:p>229.699</text:p>
              </table:table-cell>
            </table:table-row>
            <table:table-row>
              <table:table-cell office:value-type="float" office:value="4.16653">
                <text:p/>
              </table:table-cell>
              <table:table-cell office:value-type="float" office:value="229.665">
                <text:p>229.665</text:p>
              </table:table-cell>
            </table:table-row>
            <table:table-row>
              <table:table-cell office:value-type="float" office:value="4.19894">
                <text:p/>
              </table:table-cell>
              <table:table-cell office:value-type="float" office:value="229.629">
                <text:p>229.629</text:p>
              </table:table-cell>
            </table:table-row>
            <table:table-row>
              <table:table-cell office:value-type="float" office:value="4.22934">
                <text:p/>
              </table:table-cell>
              <table:table-cell office:value-type="float" office:value="229.596">
                <text:p>229.596</text:p>
              </table:table-cell>
            </table:table-row>
            <table:table-row>
              <table:table-cell office:value-type="float" office:value="4.26053">
                <text:p/>
              </table:table-cell>
              <table:table-cell office:value-type="float" office:value="229.562">
                <text:p>229.562</text:p>
              </table:table-cell>
            </table:table-row>
            <table:table-row>
              <table:table-cell office:value-type="float" office:value="4.29312">
                <text:p/>
              </table:table-cell>
              <table:table-cell office:value-type="float" office:value="229.526">
                <text:p>229.526</text:p>
              </table:table-cell>
            </table:table-row>
            <table:table-row>
              <table:table-cell office:value-type="float" office:value="4.32217">
                <text:p/>
              </table:table-cell>
              <table:table-cell office:value-type="float" office:value="229.494">
                <text:p>229.494</text:p>
              </table:table-cell>
            </table:table-row>
            <table:table-row>
              <table:table-cell office:value-type="float" office:value="4.35376">
                <text:p/>
              </table:table-cell>
              <table:table-cell office:value-type="float" office:value="229.46">
                <text:p>229.46</text:p>
              </table:table-cell>
            </table:table-row>
            <table:table-row>
              <table:table-cell office:value-type="float" office:value="4.37781">
                <text:p/>
              </table:table-cell>
              <table:table-cell office:value-type="float" office:value="229.433">
                <text:p>229.433</text:p>
              </table:table-cell>
            </table:table-row>
            <table:table-row>
              <table:table-cell office:value-type="float" office:value="4.40808">
                <text:p/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float" office:value="4.43878">
                <text:p/>
              </table:table-cell>
              <table:table-cell office:value-type="float" office:value="229.366">
                <text:p>229.366</text:p>
              </table:table-cell>
            </table:table-row>
            <table:table-row>
              <table:table-cell office:value-type="float" office:value="4.46912">
                <text:p/>
              </table:table-cell>
              <table:table-cell office:value-type="float" office:value="229.333">
                <text:p>229.333</text:p>
              </table:table-cell>
            </table:table-row>
            <table:table-row>
              <table:table-cell office:value-type="float" office:value="4.50003">
                <text:p/>
              </table:table-cell>
              <table:table-cell office:value-type="float" office:value="229.299">
                <text:p>229.299</text:p>
              </table:table-cell>
            </table:table-row>
            <table:table-row>
              <table:table-cell office:value-type="float" office:value="4.53128">
                <text:p/>
              </table:table-cell>
              <table:table-cell office:value-type="float" office:value="229.265">
                <text:p>229.265</text:p>
              </table:table-cell>
            </table:table-row>
            <table:table-row>
              <table:table-cell office:value-type="float" office:value="4.56305">
                <text:p/>
              </table:table-cell>
              <table:table-cell office:value-type="float" office:value="229.23">
                <text:p>229.23</text:p>
              </table:table-cell>
            </table:table-row>
            <table:table-row>
              <table:table-cell office:value-type="float" office:value="4.59406">
                <text:p/>
              </table:table-cell>
              <table:table-cell office:value-type="float" office:value="229.196">
                <text:p>229.196</text:p>
              </table:table-cell>
            </table:table-row>
            <table:table-row>
              <table:table-cell office:value-type="float" office:value="4.62408">
                <text:p/>
              </table:table-cell>
              <table:table-cell office:value-type="float" office:value="229.163">
                <text:p>229.163</text:p>
              </table:table-cell>
            </table:table-row>
            <table:table-row>
              <table:table-cell office:value-type="float" office:value="4.65494">
                <text:p/>
              </table:table-cell>
              <table:table-cell office:value-type="float" office:value="229.13">
                <text:p>229.13</text:p>
              </table:table-cell>
            </table:table-row>
            <table:table-row>
              <table:table-cell office:value-type="float" office:value="4.68555">
                <text:p/>
              </table:table-cell>
              <table:table-cell office:value-type="float" office:value="229.097">
                <text:p>229.097</text:p>
              </table:table-cell>
            </table:table-row>
            <table:table-row>
              <table:table-cell office:value-type="float" office:value="4.71643">
                <text:p/>
              </table:table-cell>
              <table:table-cell office:value-type="float" office:value="229.063">
                <text:p>229.063</text:p>
              </table:table-cell>
            </table:table-row>
            <table:table-row>
              <table:table-cell office:value-type="float" office:value="4.74774">
                <text:p/>
              </table:table-cell>
              <table:table-cell office:value-type="float" office:value="229.03">
                <text:p>229.03</text:p>
              </table:table-cell>
            </table:table-row>
            <table:table-row>
              <table:table-cell office:value-type="float" office:value="4.77838">
                <text:p/>
              </table:table-cell>
              <table:table-cell office:value-type="float" office:value="228.997">
                <text:p>228.997</text:p>
              </table:table-cell>
            </table:table-row>
            <table:table-row>
              <table:table-cell office:value-type="float" office:value="4.81088">
                <text:p/>
              </table:table-cell>
              <table:table-cell office:value-type="float" office:value="228.962">
                <text:p>228.962</text:p>
              </table:table-cell>
            </table:table-row>
            <table:table-row>
              <table:table-cell office:value-type="float" office:value="4.83118">
                <text:p/>
              </table:table-cell>
              <table:table-cell office:value-type="float" office:value="228.941">
                <text:p>228.941</text:p>
              </table:table-cell>
            </table:table-row>
            <table:table-row>
              <table:table-cell office:value-type="float" office:value="4.86716">
                <text:p/>
              </table:table-cell>
              <table:table-cell office:value-type="float" office:value="228.903">
                <text:p>228.903</text:p>
              </table:table-cell>
            </table:table-row>
            <table:table-row>
              <table:table-cell office:value-type="float" office:value="4.89886">
                <text:p/>
              </table:table-cell>
              <table:table-cell office:value-type="float" office:value="228.869">
                <text:p>228.869</text:p>
              </table:table-cell>
            </table:table-row>
            <table:table-row>
              <table:table-cell office:value-type="float" office:value="4.93674">
                <text:p/>
              </table:table-cell>
              <table:table-cell office:value-type="float" office:value="228.829">
                <text:p>228.829</text:p>
              </table:table-cell>
            </table:table-row>
            <table:table-row>
              <table:table-cell office:value-type="float" office:value="4.97586">
                <text:p/>
              </table:table-cell>
              <table:table-cell office:value-type="float" office:value="228.789">
                <text:p>228.789</text:p>
              </table:table-cell>
            </table:table-row>
            <table:table-row>
              <table:table-cell office:value-type="float" office:value="4.99643">
                <text:p/>
              </table:table-cell>
              <table:table-cell office:value-type="float" office:value="228.767">
                <text:p>228.767</text:p>
              </table:table-cell>
            </table:table-row>
            <table:table-row>
              <table:table-cell office:value-type="float" office:value="5.01721">
                <text:p>10</text:p>
              </table:table-cell>
              <table:table-cell office:value-type="float" office:value="228.746">
                <text:p>228.746</text:p>
              </table:table-cell>
            </table:table-row>
            <table:table-row>
              <table:table-cell office:value-type="float" office:value="5.05264">
                <text:p>10</text:p>
              </table:table-cell>
              <table:table-cell office:value-type="float" office:value="228.71">
                <text:p>228.71</text:p>
              </table:table-cell>
            </table:table-row>
            <table:table-row>
              <table:table-cell office:value-type="float" office:value="5.08475">
                <text:p>10</text:p>
              </table:table-cell>
              <table:table-cell office:value-type="float" office:value="228.677">
                <text:p>228.677</text:p>
              </table:table-cell>
            </table:table-row>
            <table:table-row>
              <table:table-cell office:value-type="float" office:value="5.11685">
                <text:p>10</text:p>
              </table:table-cell>
              <table:table-cell office:value-type="float" office:value="228.645">
                <text:p>228.645</text:p>
              </table:table-cell>
            </table:table-row>
            <table:table-row>
              <table:table-cell office:value-type="float" office:value="5.14737">
                <text:p>10</text:p>
              </table:table-cell>
              <table:table-cell office:value-type="float" office:value="228.615">
                <text:p>228.615</text:p>
              </table:table-cell>
            </table:table-row>
            <table:table-row>
              <table:table-cell office:value-type="float" office:value="5.1796">
                <text:p>10</text:p>
              </table:table-cell>
              <table:table-cell office:value-type="float" office:value="228.583">
                <text:p>228.583</text:p>
              </table:table-cell>
            </table:table-row>
            <table:table-row>
              <table:table-cell office:value-type="float" office:value="5.21695">
                <text:p>10</text:p>
              </table:table-cell>
              <table:table-cell office:value-type="float" office:value="228.546">
                <text:p>228.546</text:p>
              </table:table-cell>
            </table:table-row>
            <table:table-row>
              <table:table-cell office:value-type="float" office:value="5.24945">
                <text:p>10</text:p>
              </table:table-cell>
              <table:table-cell office:value-type="float" office:value="228.515">
                <text:p>228.515</text:p>
              </table:table-cell>
            </table:table-row>
            <table:table-row>
              <table:table-cell office:value-type="float" office:value="5.28293">
                <text:p>10</text:p>
              </table:table-cell>
              <table:table-cell office:value-type="float" office:value="228.482">
                <text:p>228.482</text:p>
              </table:table-cell>
            </table:table-row>
            <table:table-row>
              <table:table-cell office:value-type="float" office:value="5.3175">
                <text:p>10</text:p>
              </table:table-cell>
              <table:table-cell office:value-type="float" office:value="228.45">
                <text:p>228.45</text:p>
              </table:table-cell>
            </table:table-row>
            <table:table-row>
              <table:table-cell office:value-type="float" office:value="5.34985">
                <text:p>10</text:p>
              </table:table-cell>
              <table:table-cell office:value-type="float" office:value="228.419">
                <text:p>228.419</text:p>
              </table:table-cell>
            </table:table-row>
            <table:table-row>
              <table:table-cell office:value-type="float" office:value="5.38589">
                <text:p>10</text:p>
              </table:table-cell>
              <table:table-cell office:value-type="float" office:value="228.386">
                <text:p>228.386</text:p>
              </table:table-cell>
            </table:table-row>
            <table:table-row>
              <table:table-cell office:value-type="float" office:value="5.42114">
                <text:p>10</text:p>
              </table:table-cell>
              <table:table-cell office:value-type="float" office:value="228.354">
                <text:p>228.354</text:p>
              </table:table-cell>
            </table:table-row>
            <table:table-row>
              <table:table-cell office:value-type="float" office:value="5.45306">
                <text:p>10</text:p>
              </table:table-cell>
              <table:table-cell office:value-type="float" office:value="228.325">
                <text:p>228.325</text:p>
              </table:table-cell>
            </table:table-row>
            <table:table-row>
              <table:table-cell office:value-type="float" office:value="5.48395">
                <text:p>10</text:p>
              </table:table-cell>
              <table:table-cell office:value-type="float" office:value="228.297">
                <text:p>228.297</text:p>
              </table:table-cell>
            </table:table-row>
            <table:table-row>
              <table:table-cell office:value-type="float" office:value="5.51425">
                <text:p>10</text:p>
              </table:table-cell>
              <table:table-cell office:value-type="float" office:value="228.271">
                <text:p>228.271</text:p>
              </table:table-cell>
            </table:table-row>
            <table:table-row>
              <table:table-cell office:value-type="float" office:value="5.5452">
                <text:p>10</text:p>
              </table:table-cell>
              <table:table-cell office:value-type="float" office:value="228.244">
                <text:p>228.244</text:p>
              </table:table-cell>
            </table:table-row>
            <table:table-row>
              <table:table-cell office:value-type="float" office:value="5.57584">
                <text:p>10</text:p>
              </table:table-cell>
              <table:table-cell office:value-type="float" office:value="228.218">
                <text:p>228.218</text:p>
              </table:table-cell>
            </table:table-row>
            <table:table-row>
              <table:table-cell office:value-type="float" office:value="5.60977">
                <text:p>10</text:p>
              </table:table-cell>
              <table:table-cell office:value-type="float" office:value="228.189">
                <text:p>228.189</text:p>
              </table:table-cell>
            </table:table-row>
            <table:table-row>
              <table:table-cell office:value-type="float" office:value="5.64258">
                <text:p>10</text:p>
              </table:table-cell>
              <table:table-cell office:value-type="float" office:value="228.162">
                <text:p>228.162</text:p>
              </table:table-cell>
            </table:table-row>
            <table:table-row>
              <table:table-cell office:value-type="float" office:value="5.67651">
                <text:p>10</text:p>
              </table:table-cell>
              <table:table-cell office:value-type="float" office:value="228.134">
                <text:p>228.134</text:p>
              </table:table-cell>
            </table:table-row>
            <table:table-row>
              <table:table-cell office:value-type="float" office:value="5.70868">
                <text:p>10</text:p>
              </table:table-cell>
              <table:table-cell office:value-type="float" office:value="228.108">
                <text:p>228.108</text:p>
              </table:table-cell>
            </table:table-row>
            <table:table-row>
              <table:table-cell office:value-type="float" office:value="5.73996">
                <text:p>10</text:p>
              </table:table-cell>
              <table:table-cell office:value-type="float" office:value="228.083">
                <text:p>228.083</text:p>
              </table:table-cell>
            </table:table-row>
            <table:table-row>
              <table:table-cell office:value-type="float" office:value="5.77097">
                <text:p>10</text:p>
              </table:table-cell>
              <table:table-cell office:value-type="float" office:value="228.059">
                <text:p>228.059</text:p>
              </table:table-cell>
            </table:table-row>
            <table:table-row>
              <table:table-cell office:value-type="float" office:value="5.80334">
                <text:p>10</text:p>
              </table:table-cell>
              <table:table-cell office:value-type="float" office:value="228.034">
                <text:p>228.034</text:p>
              </table:table-cell>
            </table:table-row>
            <table:table-row>
              <table:table-cell office:value-type="float" office:value="5.83371">
                <text:p>10</text:p>
              </table:table-cell>
              <table:table-cell office:value-type="float" office:value="228.012">
                <text:p>228.012</text:p>
              </table:table-cell>
            </table:table-row>
            <table:table-row>
              <table:table-cell office:value-type="float" office:value="5.86502">
                <text:p>10</text:p>
              </table:table-cell>
              <table:table-cell office:value-type="float" office:value="227.988">
                <text:p>227.988</text:p>
              </table:table-cell>
            </table:table-row>
            <table:table-row>
              <table:table-cell office:value-type="float" office:value="5.89725">
                <text:p>10</text:p>
              </table:table-cell>
              <table:table-cell office:value-type="float" office:value="227.965">
                <text:p>227.965</text:p>
              </table:table-cell>
            </table:table-row>
            <table:table-row>
              <table:table-cell office:value-type="float" office:value="5.92743">
                <text:p>10</text:p>
              </table:table-cell>
              <table:table-cell office:value-type="float" office:value="227.944">
                <text:p>227.944</text:p>
              </table:table-cell>
            </table:table-row>
            <table:table-row>
              <table:table-cell office:value-type="float" office:value="5.95789">
                <text:p>10</text:p>
              </table:table-cell>
              <table:table-cell office:value-type="float" office:value="227.923">
                <text:p>227.923</text:p>
              </table:table-cell>
            </table:table-row>
            <table:table-row>
              <table:table-cell office:value-type="float" office:value="5.98807">
                <text:p>10</text:p>
              </table:table-cell>
              <table:table-cell office:value-type="float" office:value="227.902">
                <text:p>227.902</text:p>
              </table:table-cell>
            </table:table-row>
            <table:table-row>
              <table:table-cell office:value-type="float" office:value="6.01779">
                <text:p>10</text:p>
              </table:table-cell>
              <table:table-cell office:value-type="float" office:value="227.882">
                <text:p>227.882</text:p>
              </table:table-cell>
            </table:table-row>
            <table:table-row>
              <table:table-cell office:value-type="float" office:value="6.04712">
                <text:p>10</text:p>
              </table:table-cell>
              <table:table-cell office:value-type="float" office:value="227.863">
                <text:p>227.863</text:p>
              </table:table-cell>
            </table:table-row>
            <table:table-row>
              <table:table-cell office:value-type="float" office:value="6.07779">
                <text:p>10</text:p>
              </table:table-cell>
              <table:table-cell office:value-type="float" office:value="227.843">
                <text:p>227.843</text:p>
              </table:table-cell>
            </table:table-row>
            <table:table-row>
              <table:table-cell office:value-type="float" office:value="6.10962">
                <text:p>10</text:p>
              </table:table-cell>
              <table:table-cell office:value-type="float" office:value="227.824">
                <text:p>227.824</text:p>
              </table:table-cell>
            </table:table-row>
            <table:table-row>
              <table:table-cell office:value-type="float" office:value="6.14197">
                <text:p>10</text:p>
              </table:table-cell>
              <table:table-cell office:value-type="float" office:value="227.804">
                <text:p>227.804</text:p>
              </table:table-cell>
            </table:table-row>
            <table:table-row>
              <table:table-cell office:value-type="float" office:value="6.17325">
                <text:p>10</text:p>
              </table:table-cell>
              <table:table-cell office:value-type="float" office:value="227.785">
                <text:p>227.785</text:p>
              </table:table-cell>
            </table:table-row>
            <table:table-row>
              <table:table-cell office:value-type="float" office:value="6.20471">
                <text:p>10</text:p>
              </table:table-cell>
              <table:table-cell office:value-type="float" office:value="227.767">
                <text:p>227.767</text:p>
              </table:table-cell>
            </table:table-row>
            <table:table-row>
              <table:table-cell office:value-type="float" office:value="6.23822">
                <text:p>10</text:p>
              </table:table-cell>
              <table:table-cell office:value-type="float" office:value="227.748">
                <text:p>227.748</text:p>
              </table:table-cell>
            </table:table-row>
            <table:table-row>
              <table:table-cell office:value-type="float" office:value="6.27121">
                <text:p>10</text:p>
              </table:table-cell>
              <table:table-cell office:value-type="float" office:value="227.731">
                <text:p>227.731</text:p>
              </table:table-cell>
            </table:table-row>
            <table:table-row>
              <table:table-cell office:value-type="float" office:value="6.30328">
                <text:p>10</text:p>
              </table:table-cell>
              <table:table-cell office:value-type="float" office:value="227.714">
                <text:p>227.714</text:p>
              </table:table-cell>
            </table:table-row>
            <table:table-row>
              <table:table-cell office:value-type="float" office:value="6.33591">
                <text:p>10</text:p>
              </table:table-cell>
              <table:table-cell office:value-type="float" office:value="227.697">
                <text:p>227.697</text:p>
              </table:table-cell>
            </table:table-row>
            <table:table-row>
              <table:table-cell office:value-type="float" office:value="6.36777">
                <text:p>10</text:p>
              </table:table-cell>
              <table:table-cell office:value-type="float" office:value="227.681">
                <text:p>227.681</text:p>
              </table:table-cell>
            </table:table-row>
            <table:table-row>
              <table:table-cell office:value-type="float" office:value="6.39966">
                <text:p>10</text:p>
              </table:table-cell>
              <table:table-cell office:value-type="float" office:value="227.666">
                <text:p>227.666</text:p>
              </table:table-cell>
            </table:table-row>
            <table:table-row>
              <table:table-cell office:value-type="float" office:value="6.43265">
                <text:p>10</text:p>
              </table:table-cell>
              <table:table-cell office:value-type="float" office:value="227.651">
                <text:p>227.651</text:p>
              </table:table-cell>
            </table:table-row>
            <table:table-row>
              <table:table-cell office:value-type="float" office:value="6.4671">
                <text:p>10</text:p>
              </table:table-cell>
              <table:table-cell office:value-type="float" office:value="227.635">
                <text:p>227.635</text:p>
              </table:table-cell>
            </table:table-row>
            <table:table-row>
              <table:table-cell office:value-type="float" office:value="6.50073">
                <text:p>10</text:p>
              </table:table-cell>
              <table:table-cell office:value-type="float" office:value="227.621">
                <text:p>227.621</text:p>
              </table:table-cell>
            </table:table-row>
            <table:table-row>
              <table:table-cell office:value-type="float" office:value="6.53098">
                <text:p>10</text:p>
              </table:table-cell>
              <table:table-cell office:value-type="float" office:value="227.608">
                <text:p>227.608</text:p>
              </table:table-cell>
            </table:table-row>
            <table:table-row>
              <table:table-cell office:value-type="float" office:value="6.5607">
                <text:p>10</text:p>
              </table:table-cell>
              <table:table-cell office:value-type="float" office:value="227.597">
                <text:p>227.597</text:p>
              </table:table-cell>
            </table:table-row>
            <table:table-row>
              <table:table-cell office:value-type="float" office:value="6.59058">
                <text:p>10</text:p>
              </table:table-cell>
              <table:table-cell office:value-type="float" office:value="227.585">
                <text:p>227.585</text:p>
              </table:table-cell>
            </table:table-row>
            <table:table-row>
              <table:table-cell office:value-type="float" office:value="6.61996">
                <text:p>10</text:p>
              </table:table-cell>
              <table:table-cell office:value-type="float" office:value="227.574">
                <text:p>227.574</text:p>
              </table:table-cell>
            </table:table-row>
            <table:table-row>
              <table:table-cell office:value-type="float" office:value="6.65051">
                <text:p>10</text:p>
              </table:table-cell>
              <table:table-cell office:value-type="float" office:value="227.564">
                <text:p>227.564</text:p>
              </table:table-cell>
            </table:table-row>
            <table:table-row>
              <table:table-cell office:value-type="float" office:value="6.68033">
                <text:p>10</text:p>
              </table:table-cell>
              <table:table-cell office:value-type="float" office:value="227.554">
                <text:p>227.554</text:p>
              </table:table-cell>
            </table:table-row>
            <table:table-row>
              <table:table-cell office:value-type="float" office:value="6.70932">
                <text:p>10</text:p>
              </table:table-cell>
              <table:table-cell office:value-type="float" office:value="227.545">
                <text:p>227.545</text:p>
              </table:table-cell>
            </table:table-row>
            <table:table-row>
              <table:table-cell office:value-type="float" office:value="6.73984">
                <text:p>10</text:p>
              </table:table-cell>
              <table:table-cell office:value-type="float" office:value="227.535">
                <text:p>227.535</text:p>
              </table:table-cell>
            </table:table-row>
            <table:table-row>
              <table:table-cell office:value-type="float" office:value="6.77023">
                <text:p>10</text:p>
              </table:table-cell>
              <table:table-cell office:value-type="float" office:value="227.527">
                <text:p>227.527</text:p>
              </table:table-cell>
            </table:table-row>
            <table:table-row>
              <table:table-cell office:value-type="float" office:value="6.80145">
                <text:p>10</text:p>
              </table:table-cell>
              <table:table-cell office:value-type="float" office:value="227.518">
                <text:p>227.518</text:p>
              </table:table-cell>
            </table:table-row>
            <table:table-row>
              <table:table-cell office:value-type="float" office:value="6.83511">
                <text:p>10</text:p>
              </table:table-cell>
              <table:table-cell office:value-type="float" office:value="227.51">
                <text:p>227.51</text:p>
              </table:table-cell>
            </table:table-row>
            <table:table-row>
              <table:table-cell office:value-type="float" office:value="6.87149">
                <text:p>10</text:p>
              </table:table-cell>
              <table:table-cell office:value-type="float" office:value="227.501">
                <text:p>227.501</text:p>
              </table:table-cell>
            </table:table-row>
            <table:table-row>
              <table:table-cell office:value-type="float" office:value="6.90219">
                <text:p>10</text:p>
              </table:table-cell>
              <table:table-cell office:value-type="float" office:value="227.494">
                <text:p>227.494</text:p>
              </table:table-cell>
            </table:table-row>
            <table:table-row>
              <table:table-cell office:value-type="float" office:value="6.93146">
                <text:p>10</text:p>
              </table:table-cell>
              <table:table-cell office:value-type="float" office:value="227.489">
                <text:p>227.489</text:p>
              </table:table-cell>
            </table:table-row>
            <table:table-row>
              <table:table-cell office:value-type="float" office:value="6.96097">
                <text:p>10</text:p>
              </table:table-cell>
              <table:table-cell office:value-type="float" office:value="227.483">
                <text:p>227.483</text:p>
              </table:table-cell>
            </table:table-row>
            <table:table-row>
              <table:table-cell office:value-type="float" office:value="6.991">
                <text:p>10</text:p>
              </table:table-cell>
              <table:table-cell office:value-type="float" office:value="227.478">
                <text:p>227.478</text:p>
              </table:table-cell>
            </table:table-row>
            <table:table-row>
              <table:table-cell office:value-type="float" office:value="7.02078">
                <text:p>10</text:p>
              </table:table-cell>
              <table:table-cell office:value-type="float" office:value="227.473">
                <text:p>227.473</text:p>
              </table:table-cell>
            </table:table-row>
            <table:table-row>
              <table:table-cell office:value-type="float" office:value="7.04956">
                <text:p>10</text:p>
              </table:table-cell>
              <table:table-cell office:value-type="float" office:value="227.469">
                <text:p>227.469</text:p>
              </table:table-cell>
            </table:table-row>
            <table:table-row>
              <table:table-cell office:value-type="float" office:value="7.08209">
                <text:p>10</text:p>
              </table:table-cell>
              <table:table-cell office:value-type="float" office:value="227.465">
                <text:p>227.465</text:p>
              </table:table-cell>
            </table:table-row>
            <table:table-row>
              <table:table-cell office:value-type="float" office:value="7.11362">
                <text:p>10</text:p>
              </table:table-cell>
              <table:table-cell office:value-type="float" office:value="227.462">
                <text:p>227.462</text:p>
              </table:table-cell>
            </table:table-row>
            <table:table-row>
              <table:table-cell office:value-type="float" office:value="7.14688">
                <text:p>10</text:p>
              </table:table-cell>
              <table:table-cell office:value-type="float" office:value="227.459">
                <text:p>227.459</text:p>
              </table:table-cell>
            </table:table-row>
            <table:table-row>
              <table:table-cell office:value-type="float" office:value="7.17599">
                <text:p>10</text:p>
              </table:table-cell>
              <table:table-cell office:value-type="float" office:value="227.457">
                <text:p>227.457</text:p>
              </table:table-cell>
            </table:table-row>
            <table:table-row>
              <table:table-cell office:value-type="float" office:value="7.20541">
                <text:p>10</text:p>
              </table:table-cell>
              <table:table-cell office:value-type="float" office:value="227.455">
                <text:p>227.455</text:p>
              </table:table-cell>
            </table:table-row>
            <table:table-row>
              <table:table-cell office:value-type="float" office:value="7.23547">
                <text:p>10</text:p>
              </table:table-cell>
              <table:table-cell office:value-type="float" office:value="227.454">
                <text:p>227.454</text:p>
              </table:table-cell>
            </table:table-row>
            <table:table-row>
              <table:table-cell office:value-type="float" office:value="7.26437">
                <text:p>10</text:p>
              </table:table-cell>
              <table:table-cell office:value-type="float" office:value="227.453">
                <text:p>227.453</text:p>
              </table:table-cell>
            </table:table-row>
            <table:table-row>
              <table:table-cell office:value-type="float" office:value="7.29572">
                <text:p>10</text:p>
              </table:table-cell>
              <table:table-cell office:value-type="float" office:value="227.453">
                <text:p>227.453</text:p>
              </table:table-cell>
            </table:table-row>
            <table:table-row>
              <table:table-cell office:value-type="float" office:value="7.32697">
                <text:p>10</text:p>
              </table:table-cell>
              <table:table-cell office:value-type="float" office:value="227.453">
                <text:p>227.453</text:p>
              </table:table-cell>
            </table:table-row>
            <table:table-row>
              <table:table-cell office:value-type="float" office:value="7.35941">
                <text:p>10</text:p>
              </table:table-cell>
              <table:table-cell office:value-type="float" office:value="227.454">
                <text:p>227.454</text:p>
              </table:table-cell>
            </table:table-row>
            <table:table-row>
              <table:table-cell office:value-type="float" office:value="7.37967">
                <text:p>10</text:p>
              </table:table-cell>
              <table:table-cell office:value-type="float" office:value="227.455">
                <text:p>227.455</text:p>
              </table:table-cell>
            </table:table-row>
            <table:table-row>
              <table:table-cell office:value-type="float" office:value="7.41174">
                <text:p>10</text:p>
              </table:table-cell>
              <table:table-cell office:value-type="float" office:value="227.456">
                <text:p>227.456</text:p>
              </table:table-cell>
            </table:table-row>
            <table:table-row>
              <table:table-cell office:value-type="float" office:value="7.44565">
                <text:p>10</text:p>
              </table:table-cell>
              <table:table-cell office:value-type="float" office:value="227.458">
                <text:p>227.458</text:p>
              </table:table-cell>
            </table:table-row>
            <table:table-row>
              <table:table-cell office:value-type="float" office:value="7.47931">
                <text:p>10</text:p>
              </table:table-cell>
              <table:table-cell office:value-type="float" office:value="227.461">
                <text:p>227.461</text:p>
              </table:table-cell>
            </table:table-row>
            <table:table-row>
              <table:table-cell office:value-type="float" office:value="7.51431">
                <text:p>10</text:p>
              </table:table-cell>
              <table:table-cell office:value-type="float" office:value="227.464">
                <text:p>227.464</text:p>
              </table:table-cell>
            </table:table-row>
            <table:table-row>
              <table:table-cell office:value-type="float" office:value="7.54562">
                <text:p>10</text:p>
              </table:table-cell>
              <table:table-cell office:value-type="float" office:value="227.468">
                <text:p>227.468</text:p>
              </table:table-cell>
            </table:table-row>
            <table:table-row>
              <table:table-cell office:value-type="float" office:value="7.57693">
                <text:p>10</text:p>
              </table:table-cell>
              <table:table-cell office:value-type="float" office:value="227.472">
                <text:p>227.472</text:p>
              </table:table-cell>
            </table:table-row>
            <table:table-row>
              <table:table-cell office:value-type="float" office:value="7.60699">
                <text:p>10</text:p>
              </table:table-cell>
              <table:table-cell office:value-type="float" office:value="227.476">
                <text:p>227.476</text:p>
              </table:table-cell>
            </table:table-row>
            <table:table-row>
              <table:table-cell office:value-type="float" office:value="7.63785">
                <text:p>10</text:p>
              </table:table-cell>
              <table:table-cell office:value-type="float" office:value="227.481">
                <text:p>227.481</text:p>
              </table:table-cell>
            </table:table-row>
            <table:table-row>
              <table:table-cell office:value-type="float" office:value="7.6702">
                <text:p>10</text:p>
              </table:table-cell>
              <table:table-cell office:value-type="float" office:value="227.487">
                <text:p>227.487</text:p>
              </table:table-cell>
            </table:table-row>
            <table:table-row>
              <table:table-cell office:value-type="float" office:value="7.70111">
                <text:p>10</text:p>
              </table:table-cell>
              <table:table-cell office:value-type="float" office:value="227.493">
                <text:p>227.493</text:p>
              </table:table-cell>
            </table:table-row>
            <table:table-row>
              <table:table-cell office:value-type="float" office:value="7.73181">
                <text:p>10</text:p>
              </table:table-cell>
              <table:table-cell office:value-type="float" office:value="227.499">
                <text:p>227.499</text:p>
              </table:table-cell>
            </table:table-row>
            <table:table-row>
              <table:table-cell office:value-type="float" office:value="7.76138">
                <text:p>10</text:p>
              </table:table-cell>
              <table:table-cell office:value-type="float" office:value="227.506">
                <text:p>227.506</text:p>
              </table:table-cell>
            </table:table-row>
            <table:table-row>
              <table:table-cell office:value-type="float" office:value="7.79163">
                <text:p>10</text:p>
              </table:table-cell>
              <table:table-cell office:value-type="float" office:value="227.513">
                <text:p>227.513</text:p>
              </table:table-cell>
            </table:table-row>
            <table:table-row>
              <table:table-cell office:value-type="float" office:value="7.8223">
                <text:p>10</text:p>
              </table:table-cell>
              <table:table-cell office:value-type="float" office:value="227.521">
                <text:p>227.521</text:p>
              </table:table-cell>
            </table:table-row>
            <table:table-row>
              <table:table-cell office:value-type="float" office:value="7.85287">
                <text:p>10</text:p>
              </table:table-cell>
              <table:table-cell office:value-type="float" office:value="227.529">
                <text:p>227.529</text:p>
              </table:table-cell>
            </table:table-row>
            <table:table-row>
              <table:table-cell office:value-type="float" office:value="7.8829">
                <text:p>10</text:p>
              </table:table-cell>
              <table:table-cell office:value-type="float" office:value="227.537">
                <text:p>227.537</text:p>
              </table:table-cell>
            </table:table-row>
            <table:table-row>
              <table:table-cell office:value-type="float" office:value="7.91321">
                <text:p>10</text:p>
              </table:table-cell>
              <table:table-cell office:value-type="float" office:value="227.546">
                <text:p>227.546</text:p>
              </table:table-cell>
            </table:table-row>
            <table:table-row>
              <table:table-cell office:value-type="float" office:value="7.94437">
                <text:p>10</text:p>
              </table:table-cell>
              <table:table-cell office:value-type="float" office:value="227.556">
                <text:p>227.556</text:p>
              </table:table-cell>
            </table:table-row>
            <table:table-row>
              <table:table-cell office:value-type="float" office:value="7.97491">
                <text:p>10</text:p>
              </table:table-cell>
              <table:table-cell office:value-type="float" office:value="227.565">
                <text:p>227.565</text:p>
              </table:table-cell>
            </table:table-row>
            <table:table-row>
              <table:table-cell office:value-type="float" office:value="8.00516">
                <text:p>10</text:p>
              </table:table-cell>
              <table:table-cell office:value-type="float" office:value="227.576">
                <text:p>227.576</text:p>
              </table:table-cell>
            </table:table-row>
            <table:table-row>
              <table:table-cell office:value-type="float" office:value="8.03757">
                <text:p>10</text:p>
              </table:table-cell>
              <table:table-cell office:value-type="float" office:value="227.587">
                <text:p>227.587</text:p>
              </table:table-cell>
            </table:table-row>
            <table:table-row>
              <table:table-cell office:value-type="float" office:value="8.06924">
                <text:p>10</text:p>
              </table:table-cell>
              <table:table-cell office:value-type="float" office:value="227.598">
                <text:p>227.598</text:p>
              </table:table-cell>
            </table:table-row>
            <table:table-row>
              <table:table-cell office:value-type="float" office:value="8.09915">
                <text:p>10</text:p>
              </table:table-cell>
              <table:table-cell office:value-type="float" office:value="227.61">
                <text:p>227.61</text:p>
              </table:table-cell>
            </table:table-row>
            <table:table-row>
              <table:table-cell office:value-type="float" office:value="8.13037">
                <text:p>10</text:p>
              </table:table-cell>
              <table:table-cell office:value-type="float" office:value="227.622">
                <text:p>227.622</text:p>
              </table:table-cell>
            </table:table-row>
            <table:table-row>
              <table:table-cell office:value-type="float" office:value="8.15955">
                <text:p>10</text:p>
              </table:table-cell>
              <table:table-cell office:value-type="float" office:value="227.634">
                <text:p>227.634</text:p>
              </table:table-cell>
            </table:table-row>
            <table:table-row>
              <table:table-cell office:value-type="float" office:value="8.18903">
                <text:p>10</text:p>
              </table:table-cell>
              <table:table-cell office:value-type="float" office:value="227.646">
                <text:p>227.646</text:p>
              </table:table-cell>
            </table:table-row>
            <table:table-row>
              <table:table-cell office:value-type="float" office:value="8.21841">
                <text:p>10</text:p>
              </table:table-cell>
              <table:table-cell office:value-type="float" office:value="227.659">
                <text:p>227.659</text:p>
              </table:table-cell>
            </table:table-row>
            <table:table-row>
              <table:table-cell office:value-type="float" office:value="8.24783">
                <text:p>10</text:p>
              </table:table-cell>
              <table:table-cell office:value-type="float" office:value="227.672">
                <text:p>227.672</text:p>
              </table:table-cell>
            </table:table-row>
            <table:table-row>
              <table:table-cell office:value-type="float" office:value="8.27786">
                <text:p>10</text:p>
              </table:table-cell>
              <table:table-cell office:value-type="float" office:value="227.685">
                <text:p>227.685</text:p>
              </table:table-cell>
            </table:table-row>
            <table:table-row>
              <table:table-cell office:value-type="float" office:value="8.30841">
                <text:p>1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8.33899">
                <text:p>10</text:p>
              </table:table-cell>
              <table:table-cell office:value-type="float" office:value="227.714">
                <text:p>227.714</text:p>
              </table:table-cell>
            </table:table-row>
            <table:table-row>
              <table:table-cell office:value-type="float" office:value="8.36938">
                <text:p>10</text:p>
              </table:table-cell>
              <table:table-cell office:value-type="float" office:value="227.729">
                <text:p>227.729</text:p>
              </table:table-cell>
            </table:table-row>
            <table:table-row>
              <table:table-cell office:value-type="float" office:value="8.3988">
                <text:p>10</text:p>
              </table:table-cell>
              <table:table-cell office:value-type="float" office:value="227.744">
                <text:p>227.744</text:p>
              </table:table-cell>
            </table:table-row>
            <table:table-row>
              <table:table-cell office:value-type="float" office:value="8.42929">
                <text:p>10</text:p>
              </table:table-cell>
              <table:table-cell office:value-type="float" office:value="227.76">
                <text:p>227.76</text:p>
              </table:table-cell>
            </table:table-row>
            <table:table-row>
              <table:table-cell office:value-type="float" office:value="8.45892">
                <text:p>10</text:p>
              </table:table-cell>
              <table:table-cell office:value-type="float" office:value="227.776">
                <text:p>227.776</text:p>
              </table:table-cell>
            </table:table-row>
            <table:table-row>
              <table:table-cell office:value-type="float" office:value="8.4892">
                <text:p>10</text:p>
              </table:table-cell>
              <table:table-cell office:value-type="float" office:value="227.792">
                <text:p>227.792</text:p>
              </table:table-cell>
            </table:table-row>
            <table:table-row>
              <table:table-cell office:value-type="float" office:value="8.52002">
                <text:p>10</text:p>
              </table:table-cell>
              <table:table-cell office:value-type="float" office:value="227.809">
                <text:p>227.809</text:p>
              </table:table-cell>
            </table:table-row>
            <table:table-row>
              <table:table-cell office:value-type="float" office:value="8.55023">
                <text:p>10</text:p>
              </table:table-cell>
              <table:table-cell office:value-type="float" office:value="227.826">
                <text:p>227.826</text:p>
              </table:table-cell>
            </table:table-row>
            <table:table-row>
              <table:table-cell office:value-type="float" office:value="8.5817">
                <text:p>10</text:p>
              </table:table-cell>
              <table:table-cell office:value-type="float" office:value="227.844">
                <text:p>227.844</text:p>
              </table:table-cell>
            </table:table-row>
            <table:table-row>
              <table:table-cell office:value-type="float" office:value="8.61218">
                <text:p>10</text:p>
              </table:table-cell>
              <table:table-cell office:value-type="float" office:value="227.863">
                <text:p>227.863</text:p>
              </table:table-cell>
            </table:table-row>
            <table:table-row>
              <table:table-cell office:value-type="float" office:value="8.64273">
                <text:p>10</text:p>
              </table:table-cell>
              <table:table-cell office:value-type="float" office:value="227.881">
                <text:p>227.881</text:p>
              </table:table-cell>
            </table:table-row>
            <table:table-row>
              <table:table-cell office:value-type="float" office:value="8.6727">
                <text:p>10</text:p>
              </table:table-cell>
              <table:table-cell office:value-type="float" office:value="227.899">
                <text:p>227.899</text:p>
              </table:table-cell>
            </table:table-row>
            <table:table-row>
              <table:table-cell office:value-type="float" office:value="8.7037">
                <text:p>10</text:p>
              </table:table-cell>
              <table:table-cell office:value-type="float" office:value="227.919">
                <text:p>227.919</text:p>
              </table:table-cell>
            </table:table-row>
            <table:table-row>
              <table:table-cell office:value-type="float" office:value="8.73373">
                <text:p>10</text:p>
              </table:table-cell>
              <table:table-cell office:value-type="float" office:value="227.938">
                <text:p>227.938</text:p>
              </table:table-cell>
            </table:table-row>
            <table:table-row>
              <table:table-cell office:value-type="float" office:value="8.76553">
                <text:p>10</text:p>
              </table:table-cell>
              <table:table-cell office:value-type="float" office:value="227.958">
                <text:p>227.958</text:p>
              </table:table-cell>
            </table:table-row>
            <table:table-row>
              <table:table-cell office:value-type="float" office:value="8.7963">
                <text:p>10</text:p>
              </table:table-cell>
              <table:table-cell office:value-type="float" office:value="227.979">
                <text:p>227.979</text:p>
              </table:table-cell>
            </table:table-row>
            <table:table-row>
              <table:table-cell office:value-type="float" office:value="8.82645">
                <text:p>10</text:p>
              </table:table-cell>
              <table:table-cell office:value-type="float" office:value="227.999">
                <text:p>227.999</text:p>
              </table:table-cell>
            </table:table-row>
            <table:table-row>
              <table:table-cell office:value-type="float" office:value="8.85654">
                <text:p>10</text:p>
              </table:table-cell>
              <table:table-cell office:value-type="float" office:value="228.019">
                <text:p>228.019</text:p>
              </table:table-cell>
            </table:table-row>
            <table:table-row>
              <table:table-cell office:value-type="float" office:value="8.89117">
                <text:p>10</text:p>
              </table:table-cell>
              <table:table-cell office:value-type="float" office:value="228.043">
                <text:p>228.043</text:p>
              </table:table-cell>
            </table:table-row>
            <table:table-row>
              <table:table-cell office:value-type="float" office:value="8.92233">
                <text:p>10</text:p>
              </table:table-cell>
              <table:table-cell office:value-type="float" office:value="228.065">
                <text:p>228.065</text:p>
              </table:table-cell>
            </table:table-row>
            <table:table-row>
              <table:table-cell office:value-type="float" office:value="8.95093">
                <text:p>10</text:p>
              </table:table-cell>
              <table:table-cell office:value-type="float" office:value="228.086">
                <text:p>228.086</text:p>
              </table:table-cell>
            </table:table-row>
            <table:table-row>
              <table:table-cell office:value-type="float" office:value="8.98398">
                <text:p>10</text:p>
              </table:table-cell>
              <table:table-cell office:value-type="float" office:value="228.11">
                <text:p>228.11</text:p>
              </table:table-cell>
            </table:table-row>
            <table:table-row>
              <table:table-cell office:value-type="float" office:value="9.0163">
                <text:p>10</text:p>
              </table:table-cell>
              <table:table-cell office:value-type="float" office:value="228.133">
                <text:p>228.133</text:p>
              </table:table-cell>
            </table:table-row>
            <table:table-row>
              <table:table-cell office:value-type="float" office:value="9.04831">
                <text:p>10</text:p>
              </table:table-cell>
              <table:table-cell office:value-type="float" office:value="228.157">
                <text:p>228.157</text:p>
              </table:table-cell>
            </table:table-row>
            <table:table-row>
              <table:table-cell office:value-type="float" office:value="9.07999">
                <text:p>10</text:p>
              </table:table-cell>
              <table:table-cell office:value-type="float" office:value="228.181">
                <text:p>228.181</text:p>
              </table:table-cell>
            </table:table-row>
            <table:table-row>
              <table:table-cell office:value-type="float" office:value="9.11337">
                <text:p>10</text:p>
              </table:table-cell>
              <table:table-cell office:value-type="float" office:value="228.207">
                <text:p>228.207</text:p>
              </table:table-cell>
            </table:table-row>
            <table:table-row>
              <table:table-cell office:value-type="float" office:value="9.14578">
                <text:p>10</text:p>
              </table:table-cell>
              <table:table-cell office:value-type="float" office:value="228.232">
                <text:p>228.232</text:p>
              </table:table-cell>
            </table:table-row>
            <table:table-row>
              <table:table-cell office:value-type="float" office:value="9.17825">
                <text:p>10</text:p>
              </table:table-cell>
              <table:table-cell office:value-type="float" office:value="228.258">
                <text:p>228.258</text:p>
              </table:table-cell>
            </table:table-row>
            <table:table-row>
              <table:table-cell office:value-type="float" office:value="9.21078">
                <text:p>10</text:p>
              </table:table-cell>
              <table:table-cell office:value-type="float" office:value="228.284">
                <text:p>228.284</text:p>
              </table:table-cell>
            </table:table-row>
            <table:table-row>
              <table:table-cell office:value-type="float" office:value="9.24524">
                <text:p>10</text:p>
              </table:table-cell>
              <table:table-cell office:value-type="float" office:value="228.311">
                <text:p>228.311</text:p>
              </table:table-cell>
            </table:table-row>
            <table:table-row>
              <table:table-cell office:value-type="float" office:value="9.27866">
                <text:p>10</text:p>
              </table:table-cell>
              <table:table-cell office:value-type="float" office:value="228.339">
                <text:p>228.339</text:p>
              </table:table-cell>
            </table:table-row>
            <table:table-row>
              <table:table-cell office:value-type="float" office:value="9.31201">
                <text:p>10</text:p>
              </table:table-cell>
              <table:table-cell office:value-type="float" office:value="228.366">
                <text:p>228.366</text:p>
              </table:table-cell>
            </table:table-row>
            <table:table-row>
              <table:table-cell office:value-type="float" office:value="9.3447">
                <text:p>10</text:p>
              </table:table-cell>
              <table:table-cell office:value-type="float" office:value="228.394">
                <text:p>228.394</text:p>
              </table:table-cell>
            </table:table-row>
            <table:table-row>
              <table:table-cell office:value-type="float" office:value="9.37781">
                <text:p>10</text:p>
              </table:table-cell>
              <table:table-cell office:value-type="float" office:value="228.422">
                <text:p>228.422</text:p>
              </table:table-cell>
            </table:table-row>
            <table:table-row>
              <table:table-cell office:value-type="float" office:value="9.40997">
                <text:p>10</text:p>
              </table:table-cell>
              <table:table-cell office:value-type="float" office:value="228.449">
                <text:p>228.449</text:p>
              </table:table-cell>
            </table:table-row>
            <table:table-row>
              <table:table-cell office:value-type="float" office:value="9.44244">
                <text:p>10</text:p>
              </table:table-cell>
              <table:table-cell office:value-type="float" office:value="228.477">
                <text:p>228.477</text:p>
              </table:table-cell>
            </table:table-row>
            <table:table-row>
              <table:table-cell office:value-type="float" office:value="9.47665">
                <text:p>10</text:p>
              </table:table-cell>
              <table:table-cell office:value-type="float" office:value="228.507">
                <text:p>228.507</text:p>
              </table:table-cell>
            </table:table-row>
            <table:table-row>
              <table:table-cell office:value-type="float" office:value="9.509">
                <text:p>10</text:p>
              </table:table-cell>
              <table:table-cell office:value-type="float" office:value="228.536">
                <text:p>228.536</text:p>
              </table:table-cell>
            </table:table-row>
            <table:table-row>
              <table:table-cell office:value-type="float" office:value="9.54355">
                <text:p>10</text:p>
              </table:table-cell>
              <table:table-cell office:value-type="float" office:value="228.567">
                <text:p>228.567</text:p>
              </table:table-cell>
            </table:table-row>
            <table:table-row>
              <table:table-cell office:value-type="float" office:value="9.57773">
                <text:p>10</text:p>
              </table:table-cell>
              <table:table-cell office:value-type="float" office:value="228.597">
                <text:p>228.597</text:p>
              </table:table-cell>
            </table:table-row>
            <table:table-row>
              <table:table-cell office:value-type="float" office:value="9.60999">
                <text:p>10</text:p>
              </table:table-cell>
              <table:table-cell office:value-type="float" office:value="228.627">
                <text:p>228.627</text:p>
              </table:table-cell>
            </table:table-row>
            <table:table-row>
              <table:table-cell office:value-type="float" office:value="9.64456">
                <text:p>10</text:p>
              </table:table-cell>
              <table:table-cell office:value-type="float" office:value="228.659">
                <text:p>228.659</text:p>
              </table:table-cell>
            </table:table-row>
            <table:table-row>
              <table:table-cell office:value-type="float" office:value="9.67776">
                <text:p>10</text:p>
              </table:table-cell>
              <table:table-cell office:value-type="float" office:value="228.689">
                <text:p>228.689</text:p>
              </table:table-cell>
            </table:table-row>
            <table:table-row>
              <table:table-cell office:value-type="float" office:value="9.7103">
                <text:p>10</text:p>
              </table:table-cell>
              <table:table-cell office:value-type="float" office:value="228.72">
                <text:p>228.72</text:p>
              </table:table-cell>
            </table:table-row>
            <table:table-row>
              <table:table-cell office:value-type="float" office:value="9.74188">
                <text:p>10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float" office:value="9.77542">
                <text:p>10</text:p>
              </table:table-cell>
              <table:table-cell office:value-type="float" office:value="228.781">
                <text:p>228.781</text:p>
              </table:table-cell>
            </table:table-row>
            <table:table-row>
              <table:table-cell office:value-type="float" office:value="9.80826">
                <text:p>10</text:p>
              </table:table-cell>
              <table:table-cell office:value-type="float" office:value="228.813">
                <text:p>228.813</text:p>
              </table:table-cell>
            </table:table-row>
            <table:table-row>
              <table:table-cell office:value-type="float" office:value="9.84064">
                <text:p>10</text:p>
              </table:table-cell>
              <table:table-cell office:value-type="float" office:value="228.844">
                <text:p>228.844</text:p>
              </table:table-cell>
            </table:table-row>
            <table:table-row>
              <table:table-cell office:value-type="float" office:value="9.87482">
                <text:p>10</text:p>
              </table:table-cell>
              <table:table-cell office:value-type="float" office:value="228.877">
                <text:p>228.877</text:p>
              </table:table-cell>
            </table:table-row>
            <table:table-row>
              <table:table-cell office:value-type="float" office:value="9.90808">
                <text:p>10</text:p>
              </table:table-cell>
              <table:table-cell office:value-type="float" office:value="228.91">
                <text:p>228.91</text:p>
              </table:table-cell>
            </table:table-row>
            <table:table-row>
              <table:table-cell office:value-type="float" office:value="9.94141">
                <text:p>10</text:p>
              </table:table-cell>
              <table:table-cell office:value-type="float" office:value="228.943">
                <text:p>228.943</text:p>
              </table:table-cell>
            </table:table-row>
            <table:table-row>
              <table:table-cell office:value-type="float" office:value="9.97556">
                <text:p>10</text:p>
              </table:table-cell>
              <table:table-cell office:value-type="float" office:value="228.977">
                <text:p>228.977</text:p>
              </table:table-cell>
            </table:table-row>
            <table:table-row>
              <table:table-cell office:value-type="float" office:value="10.0081">
                <text:p>10</text:p>
              </table:table-cell>
              <table:table-cell office:value-type="float" office:value="229.01">
                <text:p>229.01</text:p>
              </table:table-cell>
            </table:table-row>
            <table:table-row>
              <table:table-cell office:value-type="float" office:value="10.04">
                <text:p>10</text:p>
              </table:table-cell>
              <table:table-cell office:value-type="float" office:value="229.042">
                <text:p>229.042</text:p>
              </table:table-cell>
            </table:table-row>
            <table:table-row>
              <table:table-cell office:value-type="float" office:value="10.0736">
                <text:p>10</text:p>
              </table:table-cell>
              <table:table-cell office:value-type="float" office:value="229.076">
                <text:p>229.076</text:p>
              </table:table-cell>
            </table:table-row>
            <table:table-row>
              <table:table-cell office:value-type="float" office:value="10.1062">
                <text:p>10</text:p>
              </table:table-cell>
              <table:table-cell office:value-type="float" office:value="229.109">
                <text:p>229.109</text:p>
              </table:table-cell>
            </table:table-row>
            <table:table-row>
              <table:table-cell office:value-type="float" office:value="10.1377">
                <text:p>10</text:p>
              </table:table-cell>
              <table:table-cell office:value-type="float" office:value="229.142">
                <text:p>229.142</text:p>
              </table:table-cell>
            </table:table-row>
            <table:table-row>
              <table:table-cell office:value-type="float" office:value="10.1697">
                <text:p>10</text:p>
              </table:table-cell>
              <table:table-cell office:value-type="float" office:value="229.175">
                <text:p>229.175</text:p>
              </table:table-cell>
            </table:table-row>
            <table:table-row>
              <table:table-cell office:value-type="float" office:value="10.2026">
                <text:p>10</text:p>
              </table:table-cell>
              <table:table-cell office:value-type="float" office:value="229.209">
                <text:p>229.209</text:p>
              </table:table-cell>
            </table:table-row>
            <table:table-row>
              <table:table-cell office:value-type="float" office:value="10.2237">
                <text:p>10</text:p>
              </table:table-cell>
              <table:table-cell office:value-type="float" office:value="229.231">
                <text:p>229.231</text:p>
              </table:table-cell>
            </table:table-row>
            <table:table-row>
              <table:table-cell office:value-type="float" office:value="10.2549">
                <text:p>10</text:p>
              </table:table-cell>
              <table:table-cell office:value-type="float" office:value="229.263">
                <text:p>229.263</text:p>
              </table:table-cell>
            </table:table-row>
            <table:table-row>
              <table:table-cell office:value-type="float" office:value="10.2841">
                <text:p>10</text:p>
              </table:table-cell>
              <table:table-cell office:value-type="float" office:value="229.294">
                <text:p>229.294</text:p>
              </table:table-cell>
            </table:table-row>
            <table:table-row>
              <table:table-cell office:value-type="float" office:value="10.3177">
                <text:p>10</text:p>
              </table:table-cell>
              <table:table-cell office:value-type="float" office:value="229.33">
                <text:p>229.33</text:p>
              </table:table-cell>
            </table:table-row>
            <table:table-row>
              <table:table-cell office:value-type="float" office:value="10.3509">
                <text:p>10</text:p>
              </table:table-cell>
              <table:table-cell office:value-type="float" office:value="229.365">
                <text:p>229.365</text:p>
              </table:table-cell>
            </table:table-row>
            <table:table-row>
              <table:table-cell office:value-type="float" office:value="10.3846">
                <text:p>10</text:p>
              </table:table-cell>
              <table:table-cell office:value-type="float" office:value="229.401">
                <text:p>229.401</text:p>
              </table:table-cell>
            </table:table-row>
            <table:table-row>
              <table:table-cell office:value-type="float" office:value="10.4179">
                <text:p>10</text:p>
              </table:table-cell>
              <table:table-cell office:value-type="float" office:value="229.437">
                <text:p>229.437</text:p>
              </table:table-cell>
            </table:table-row>
            <table:table-row>
              <table:table-cell office:value-type="float" office:value="10.4519">
                <text:p>10</text:p>
              </table:table-cell>
              <table:table-cell office:value-type="float" office:value="229.473">
                <text:p>229.473</text:p>
              </table:table-cell>
            </table:table-row>
            <table:table-row>
              <table:table-cell office:value-type="float" office:value="10.4853">
                <text:p>10</text:p>
              </table:table-cell>
              <table:table-cell office:value-type="float" office:value="229.509">
                <text:p>229.509</text:p>
              </table:table-cell>
            </table:table-row>
            <table:table-row>
              <table:table-cell office:value-type="float" office:value="10.5186">
                <text:p>10</text:p>
              </table:table-cell>
              <table:table-cell office:value-type="float" office:value="229.546">
                <text:p>229.546</text:p>
              </table:table-cell>
            </table:table-row>
            <table:table-row>
              <table:table-cell office:value-type="float" office:value="10.5517">
                <text:p>10</text:p>
              </table:table-cell>
              <table:table-cell office:value-type="float" office:value="229.582">
                <text:p>229.582</text:p>
              </table:table-cell>
            </table:table-row>
            <table:table-row>
              <table:table-cell office:value-type="float" office:value="10.5856">
                <text:p>10</text:p>
              </table:table-cell>
              <table:table-cell office:value-type="float" office:value="229.618">
                <text:p>229.618</text:p>
              </table:table-cell>
            </table:table-row>
            <table:table-row>
              <table:table-cell office:value-type="float" office:value="10.6184">
                <text:p>10</text:p>
              </table:table-cell>
              <table:table-cell office:value-type="float" office:value="229.654">
                <text:p>229.654</text:p>
              </table:table-cell>
            </table:table-row>
            <table:table-row>
              <table:table-cell office:value-type="float" office:value="10.6513">
                <text:p>10</text:p>
              </table:table-cell>
              <table:table-cell office:value-type="float" office:value="229.69">
                <text:p>229.69</text:p>
              </table:table-cell>
            </table:table-row>
            <table:table-row>
              <table:table-cell office:value-type="float" office:value="10.6836">
                <text:p>10</text:p>
              </table:table-cell>
              <table:table-cell office:value-type="float" office:value="229.726">
                <text:p>229.726</text:p>
              </table:table-cell>
            </table:table-row>
            <table:table-row>
              <table:table-cell office:value-type="float" office:value="10.7043">
                <text:p>10</text:p>
              </table:table-cell>
              <table:table-cell office:value-type="float" office:value="229.748">
                <text:p>229.748</text:p>
              </table:table-cell>
            </table:table-row>
            <table:table-row>
              <table:table-cell office:value-type="float" office:value="10.7342">
                <text:p>10</text:p>
              </table:table-cell>
              <table:table-cell office:value-type="float" office:value="229.781">
                <text:p>229.781</text:p>
              </table:table-cell>
            </table:table-row>
            <table:table-row>
              <table:table-cell office:value-type="float" office:value="10.7631">
                <text:p>10</text:p>
              </table:table-cell>
              <table:table-cell office:value-type="float" office:value="229.813">
                <text:p>229.813</text:p>
              </table:table-cell>
            </table:table-row>
            <table:table-row>
              <table:table-cell office:value-type="float" office:value="10.7943">
                <text:p>10</text:p>
              </table:table-cell>
              <table:table-cell office:value-type="float" office:value="229.847">
                <text:p>229.847</text:p>
              </table:table-cell>
            </table:table-row>
            <table:table-row>
              <table:table-cell office:value-type="float" office:value="10.8264">
                <text:p>10</text:p>
              </table:table-cell>
              <table:table-cell office:value-type="float" office:value="229.882">
                <text:p>229.882</text:p>
              </table:table-cell>
            </table:table-row>
            <table:table-row>
              <table:table-cell office:value-type="float" office:value="10.8599">
                <text:p>10</text:p>
              </table:table-cell>
              <table:table-cell office:value-type="float" office:value="229.919">
                <text:p>229.919</text:p>
              </table:table-cell>
            </table:table-row>
            <table:table-row>
              <table:table-cell office:value-type="float" office:value="10.8986">
                <text:p>10</text:p>
              </table:table-cell>
              <table:table-cell office:value-type="float" office:value="229.962">
                <text:p>229.962</text:p>
              </table:table-cell>
            </table:table-row>
            <table:table-row>
              <table:table-cell office:value-type="float" office:value="10.9307">
                <text:p>10</text:p>
              </table:table-cell>
              <table:table-cell office:value-type="float" office:value="229.997">
                <text:p>229.997</text:p>
              </table:table-cell>
            </table:table-row>
            <table:table-row>
              <table:table-cell office:value-type="float" office:value="10.9617">
                <text:p>10</text:p>
              </table:table-cell>
              <table:table-cell office:value-type="float" office:value="230.031">
                <text:p>230.031</text:p>
              </table:table-cell>
            </table:table-row>
            <table:table-row>
              <table:table-cell office:value-type="float" office:value="10.9961">
                <text:p>10</text:p>
              </table:table-cell>
              <table:table-cell office:value-type="float" office:value="230.068">
                <text:p>230.068</text:p>
              </table:table-cell>
            </table:table-row>
            <table:table-row>
              <table:table-cell office:value-type="float" office:value="11.0289">
                <text:p>10</text:p>
              </table:table-cell>
              <table:table-cell office:value-type="float" office:value="230.104">
                <text:p>230.104</text:p>
              </table:table-cell>
            </table:table-row>
            <table:table-row>
              <table:table-cell office:value-type="float" office:value="11.0613">
                <text:p>10</text:p>
              </table:table-cell>
              <table:table-cell office:value-type="float" office:value="230.139">
                <text:p>230.139</text:p>
              </table:table-cell>
            </table:table-row>
            <table:table-row>
              <table:table-cell office:value-type="float" office:value="11.0938">
                <text:p>10</text:p>
              </table:table-cell>
              <table:table-cell office:value-type="float" office:value="230.174">
                <text:p>230.174</text:p>
              </table:table-cell>
            </table:table-row>
            <table:table-row>
              <table:table-cell office:value-type="float" office:value="11.1267">
                <text:p>10</text:p>
              </table:table-cell>
              <table:table-cell office:value-type="float" office:value="230.209">
                <text:p>230.209</text:p>
              </table:table-cell>
            </table:table-row>
            <table:table-row>
              <table:table-cell office:value-type="float" office:value="11.1605">
                <text:p>10</text:p>
              </table:table-cell>
              <table:table-cell office:value-type="float" office:value="230.245">
                <text:p>230.245</text:p>
              </table:table-cell>
            </table:table-row>
            <table:table-row>
              <table:table-cell office:value-type="float" office:value="11.1936">
                <text:p>10</text:p>
              </table:table-cell>
              <table:table-cell office:value-type="float" office:value="230.281">
                <text:p>230.281</text:p>
              </table:table-cell>
            </table:table-row>
            <table:table-row>
              <table:table-cell office:value-type="float" office:value="11.2259">
                <text:p>10</text:p>
              </table:table-cell>
              <table:table-cell office:value-type="float" office:value="230.315">
                <text:p>230.315</text:p>
              </table:table-cell>
            </table:table-row>
            <table:table-row>
              <table:table-cell office:value-type="float" office:value="11.2588">
                <text:p>10</text:p>
              </table:table-cell>
              <table:table-cell office:value-type="float" office:value="230.349">
                <text:p>230.349</text:p>
              </table:table-cell>
            </table:table-row>
            <table:table-row>
              <table:table-cell office:value-type="float" office:value="11.2918">
                <text:p>10</text:p>
              </table:table-cell>
              <table:table-cell office:value-type="float" office:value="230.384">
                <text:p>230.384</text:p>
              </table:table-cell>
            </table:table-row>
            <table:table-row>
              <table:table-cell office:value-type="float" office:value="11.3251">
                <text:p>10</text:p>
              </table:table-cell>
              <table:table-cell office:value-type="float" office:value="230.418">
                <text:p>230.418</text:p>
              </table:table-cell>
            </table:table-row>
            <table:table-row>
              <table:table-cell office:value-type="float" office:value="11.3575">
                <text:p>10</text:p>
              </table:table-cell>
              <table:table-cell office:value-type="float" office:value="230.451">
                <text:p>230.451</text:p>
              </table:table-cell>
            </table:table-row>
            <table:table-row>
              <table:table-cell office:value-type="float" office:value="11.3797">
                <text:p>10</text:p>
              </table:table-cell>
              <table:table-cell office:value-type="float" office:value="230.474">
                <text:p>230.474</text:p>
              </table:table-cell>
            </table:table-row>
            <table:table-row>
              <table:table-cell office:value-type="float" office:value="11.413">
                <text:p>10</text:p>
              </table:table-cell>
              <table:table-cell office:value-type="float" office:value="230.507">
                <text:p>230.507</text:p>
              </table:table-cell>
            </table:table-row>
            <table:table-row>
              <table:table-cell office:value-type="float" office:value="11.4478">
                <text:p>10</text:p>
              </table:table-cell>
              <table:table-cell office:value-type="float" office:value="230.542">
                <text:p>230.542</text:p>
              </table:table-cell>
            </table:table-row>
            <table:table-row>
              <table:table-cell office:value-type="float" office:value="11.4809">
                <text:p>10</text:p>
              </table:table-cell>
              <table:table-cell office:value-type="float" office:value="230.575">
                <text:p>230.575</text:p>
              </table:table-cell>
            </table:table-row>
            <table:table-row>
              <table:table-cell office:value-type="float" office:value="11.5158">
                <text:p>10</text:p>
              </table:table-cell>
              <table:table-cell office:value-type="float" office:value="230.609">
                <text:p>230.609</text:p>
              </table:table-cell>
            </table:table-row>
            <table:table-row>
              <table:table-cell office:value-type="float" office:value="11.5472">
                <text:p>10</text:p>
              </table:table-cell>
              <table:table-cell office:value-type="float" office:value="230.64">
                <text:p>230.64</text:p>
              </table:table-cell>
            </table:table-row>
            <table:table-row>
              <table:table-cell office:value-type="float" office:value="11.5805">
                <text:p>10</text:p>
              </table:table-cell>
              <table:table-cell office:value-type="float" office:value="230.671">
                <text:p>230.671</text:p>
              </table:table-cell>
            </table:table-row>
            <table:table-row>
              <table:table-cell office:value-type="float" office:value="11.6131">
                <text:p>10</text:p>
              </table:table-cell>
              <table:table-cell office:value-type="float" office:value="230.702">
                <text:p>230.702</text:p>
              </table:table-cell>
            </table:table-row>
            <table:table-row>
              <table:table-cell office:value-type="float" office:value="11.646">
                <text:p>10</text:p>
              </table:table-cell>
              <table:table-cell office:value-type="float" office:value="230.732">
                <text:p>230.732</text:p>
              </table:table-cell>
            </table:table-row>
            <table:table-row>
              <table:table-cell office:value-type="float" office:value="11.6663">
                <text:p>10</text:p>
              </table:table-cell>
              <table:table-cell office:value-type="float" office:value="230.751">
                <text:p>230.751</text:p>
              </table:table-cell>
            </table:table-row>
            <table:table-row>
              <table:table-cell office:value-type="float" office:value="11.6985">
                <text:p>10</text:p>
              </table:table-cell>
              <table:table-cell office:value-type="float" office:value="230.78">
                <text:p>230.78</text:p>
              </table:table-cell>
            </table:table-row>
            <table:table-row>
              <table:table-cell office:value-type="float" office:value="11.729">
                <text:p>10</text:p>
              </table:table-cell>
              <table:table-cell office:value-type="float" office:value="230.807">
                <text:p>230.807</text:p>
              </table:table-cell>
            </table:table-row>
            <table:table-row>
              <table:table-cell office:value-type="float" office:value="11.7592">
                <text:p>10</text:p>
              </table:table-cell>
              <table:table-cell office:value-type="float" office:value="230.834">
                <text:p>230.834</text:p>
              </table:table-cell>
            </table:table-row>
            <table:table-row>
              <table:table-cell office:value-type="float" office:value="11.7899">
                <text:p>10</text:p>
              </table:table-cell>
              <table:table-cell office:value-type="float" office:value="230.86">
                <text:p>230.86</text:p>
              </table:table-cell>
            </table:table-row>
            <table:table-row>
              <table:table-cell office:value-type="float" office:value="11.8206">
                <text:p>10</text:p>
              </table:table-cell>
              <table:table-cell office:value-type="float" office:value="230.886">
                <text:p>230.886</text:p>
              </table:table-cell>
            </table:table-row>
            <table:table-row>
              <table:table-cell office:value-type="float" office:value="11.8502">
                <text:p>10</text:p>
              </table:table-cell>
              <table:table-cell office:value-type="float" office:value="230.911">
                <text:p>230.911</text:p>
              </table:table-cell>
            </table:table-row>
            <table:table-row>
              <table:table-cell office:value-type="float" office:value="11.8829">
                <text:p>10</text:p>
              </table:table-cell>
              <table:table-cell office:value-type="float" office:value="230.938">
                <text:p>230.938</text:p>
              </table:table-cell>
            </table:table-row>
            <table:table-row>
              <table:table-cell office:value-type="float" office:value="11.915">
                <text:p>10</text:p>
              </table:table-cell>
              <table:table-cell office:value-type="float" office:value="230.963">
                <text:p>230.963</text:p>
              </table:table-cell>
            </table:table-row>
            <table:table-row>
              <table:table-cell office:value-type="float" office:value="11.9492">
                <text:p>10</text:p>
              </table:table-cell>
              <table:table-cell office:value-type="float" office:value="230.99">
                <text:p>230.99</text:p>
              </table:table-cell>
            </table:table-row>
            <table:table-row>
              <table:table-cell office:value-type="float" office:value="11.9821">
                <text:p>10</text:p>
              </table:table-cell>
              <table:table-cell office:value-type="float" office:value="231.015">
                <text:p>231.015</text:p>
              </table:table-cell>
            </table:table-row>
            <table:table-row>
              <table:table-cell office:value-type="float" office:value="12.0159">
                <text:p>10</text:p>
              </table:table-cell>
              <table:table-cell office:value-type="float" office:value="231.04">
                <text:p>231.04</text:p>
              </table:table-cell>
            </table:table-row>
            <table:table-row>
              <table:table-cell office:value-type="float" office:value="12.0499">
                <text:p>10</text:p>
              </table:table-cell>
              <table:table-cell office:value-type="float" office:value="231.065">
                <text:p>231.065</text:p>
              </table:table-cell>
            </table:table-row>
            <table:table-row>
              <table:table-cell office:value-type="float" office:value="12.0823">
                <text:p>10</text:p>
              </table:table-cell>
              <table:table-cell office:value-type="float" office:value="231.087">
                <text:p>231.087</text:p>
              </table:table-cell>
            </table:table-row>
            <table:table-row>
              <table:table-cell office:value-type="float" office:value="12.1158">
                <text:p>10</text:p>
              </table:table-cell>
              <table:table-cell office:value-type="float" office:value="231.11">
                <text:p>231.11</text:p>
              </table:table-cell>
            </table:table-row>
            <table:table-row>
              <table:table-cell office:value-type="float" office:value="12.148">
                <text:p>10</text:p>
              </table:table-cell>
              <table:table-cell office:value-type="float" office:value="231.132">
                <text:p>231.132</text:p>
              </table:table-cell>
            </table:table-row>
            <table:table-row>
              <table:table-cell office:value-type="float" office:value="12.1823">
                <text:p>10</text:p>
              </table:table-cell>
              <table:table-cell office:value-type="float" office:value="231.154">
                <text:p>231.154</text:p>
              </table:table-cell>
            </table:table-row>
            <table:table-row>
              <table:table-cell office:value-type="float" office:value="12.2156">
                <text:p>10</text:p>
              </table:table-cell>
              <table:table-cell office:value-type="float" office:value="231.174">
                <text:p>231.174</text:p>
              </table:table-cell>
            </table:table-row>
            <table:table-row>
              <table:table-cell office:value-type="float" office:value="12.2484">
                <text:p>10</text:p>
              </table:table-cell>
              <table:table-cell office:value-type="float" office:value="231.194">
                <text:p>231.194</text:p>
              </table:table-cell>
            </table:table-row>
            <table:table-row>
              <table:table-cell office:value-type="float" office:value="12.2811">
                <text:p>10</text:p>
              </table:table-cell>
              <table:table-cell office:value-type="float" office:value="231.212">
                <text:p>231.212</text:p>
              </table:table-cell>
            </table:table-row>
            <table:table-row>
              <table:table-cell office:value-type="float" office:value="12.3154">
                <text:p>10</text:p>
              </table:table-cell>
              <table:table-cell office:value-type="float" office:value="231.231">
                <text:p>231.231</text:p>
              </table:table-cell>
            </table:table-row>
            <table:table-row>
              <table:table-cell office:value-type="float" office:value="12.3482">
                <text:p>10</text:p>
              </table:table-cell>
              <table:table-cell office:value-type="float" office:value="231.249">
                <text:p>231.249</text:p>
              </table:table-cell>
            </table:table-row>
            <table:table-row>
              <table:table-cell office:value-type="float" office:value="12.381">
                <text:p>10</text:p>
              </table:table-cell>
              <table:table-cell office:value-type="float" office:value="231.265">
                <text:p>231.265</text:p>
              </table:table-cell>
            </table:table-row>
            <table:table-row>
              <table:table-cell office:value-type="float" office:value="12.4135">
                <text:p>10</text:p>
              </table:table-cell>
              <table:table-cell office:value-type="float" office:value="231.281">
                <text:p>231.281</text:p>
              </table:table-cell>
            </table:table-row>
            <table:table-row>
              <table:table-cell office:value-type="float" office:value="12.449">
                <text:p>10</text:p>
              </table:table-cell>
              <table:table-cell office:value-type="float" office:value="231.297">
                <text:p>231.297</text:p>
              </table:table-cell>
            </table:table-row>
            <table:table-row>
              <table:table-cell office:value-type="float" office:value="12.4834">
                <text:p>10</text:p>
              </table:table-cell>
              <table:table-cell office:value-type="float" office:value="231.312">
                <text:p>231.312</text:p>
              </table:table-cell>
            </table:table-row>
            <table:table-row>
              <table:table-cell office:value-type="float" office:value="12.5178">
                <text:p>10</text:p>
              </table:table-cell>
              <table:table-cell office:value-type="float" office:value="231.326">
                <text:p>231.326</text:p>
              </table:table-cell>
            </table:table-row>
            <table:table-row>
              <table:table-cell office:value-type="float" office:value="12.5507">
                <text:p>10</text:p>
              </table:table-cell>
              <table:table-cell office:value-type="float" office:value="231.339">
                <text:p>231.339</text:p>
              </table:table-cell>
            </table:table-row>
            <table:table-row>
              <table:table-cell office:value-type="float" office:value="12.5834">
                <text:p>10</text:p>
              </table:table-cell>
              <table:table-cell office:value-type="float" office:value="231.35">
                <text:p>231.35</text:p>
              </table:table-cell>
            </table:table-row>
            <table:table-row>
              <table:table-cell office:value-type="float" office:value="12.6162">
                <text:p>10</text:p>
              </table:table-cell>
              <table:table-cell office:value-type="float" office:value="231.361">
                <text:p>231.361</text:p>
              </table:table-cell>
            </table:table-row>
            <table:table-row>
              <table:table-cell office:value-type="float" office:value="12.65">
                <text:p>10</text:p>
              </table:table-cell>
              <table:table-cell office:value-type="float" office:value="231.372">
                <text:p>231.372</text:p>
              </table:table-cell>
            </table:table-row>
            <table:table-row>
              <table:table-cell office:value-type="float" office:value="12.683">
                <text:p>10</text:p>
              </table:table-cell>
              <table:table-cell office:value-type="float" office:value="231.381">
                <text:p>231.381</text:p>
              </table:table-cell>
            </table:table-row>
            <table:table-row>
              <table:table-cell office:value-type="float" office:value="12.717">
                <text:p>10</text:p>
              </table:table-cell>
              <table:table-cell office:value-type="float" office:value="231.389">
                <text:p>231.389</text:p>
              </table:table-cell>
            </table:table-row>
            <table:table-row>
              <table:table-cell office:value-type="float" office:value="12.7491">
                <text:p>10</text:p>
              </table:table-cell>
              <table:table-cell office:value-type="float" office:value="231.397">
                <text:p>231.397</text:p>
              </table:table-cell>
            </table:table-row>
            <table:table-row>
              <table:table-cell office:value-type="float" office:value="12.7832">
                <text:p>10</text:p>
              </table:table-cell>
              <table:table-cell office:value-type="float" office:value="231.404">
                <text:p>231.404</text:p>
              </table:table-cell>
            </table:table-row>
            <table:table-row>
              <table:table-cell office:value-type="float" office:value="12.8164">
                <text:p>10</text:p>
              </table:table-cell>
              <table:table-cell office:value-type="float" office:value="231.41">
                <text:p>231.41</text:p>
              </table:table-cell>
            </table:table-row>
            <table:table-row>
              <table:table-cell office:value-type="float" office:value="12.8498">
                <text:p>10</text:p>
              </table:table-cell>
              <table:table-cell office:value-type="float" office:value="231.415">
                <text:p>231.415</text:p>
              </table:table-cell>
            </table:table-row>
            <table:table-row>
              <table:table-cell office:value-type="float" office:value="12.8828">
                <text:p>10</text:p>
              </table:table-cell>
              <table:table-cell office:value-type="float" office:value="231.419">
                <text:p>231.419</text:p>
              </table:table-cell>
            </table:table-row>
            <table:table-row>
              <table:table-cell office:value-type="float" office:value="12.9213">
                <text:p>10</text:p>
              </table:table-cell>
              <table:table-cell office:value-type="float" office:value="231.423">
                <text:p>231.423</text:p>
              </table:table-cell>
            </table:table-row>
            <table:table-row>
              <table:table-cell office:value-type="float" office:value="12.9556">
                <text:p>10</text:p>
              </table:table-cell>
              <table:table-cell office:value-type="float" office:value="231.425">
                <text:p>231.425</text:p>
              </table:table-cell>
            </table:table-row>
            <table:table-row>
              <table:table-cell office:value-type="float" office:value="12.9858">
                <text:p>10</text:p>
              </table:table-cell>
              <table:table-cell office:value-type="float" office:value="231.426">
                <text:p>231.426</text:p>
              </table:table-cell>
            </table:table-row>
            <table:table-row>
              <table:table-cell office:value-type="float" office:value="13.0168">
                <text:p>10</text:p>
              </table:table-cell>
              <table:table-cell office:value-type="float" office:value="231.427">
                <text:p>231.427</text:p>
              </table:table-cell>
            </table:table-row>
            <table:table-row>
              <table:table-cell office:value-type="float" office:value="13.0483">
                <text:p>10</text:p>
              </table:table-cell>
              <table:table-cell office:value-type="float" office:value="231.427">
                <text:p>231.427</text:p>
              </table:table-cell>
            </table:table-row>
            <table:table-row>
              <table:table-cell office:value-type="float" office:value="13.0814">
                <text:p>10</text:p>
              </table:table-cell>
              <table:table-cell office:value-type="float" office:value="231.425">
                <text:p>231.425</text:p>
              </table:table-cell>
            </table:table-row>
            <table:table-row>
              <table:table-cell office:value-type="float" office:value="13.1155">
                <text:p>10</text:p>
              </table:table-cell>
              <table:table-cell office:value-type="float" office:value="231.423">
                <text:p>231.423</text:p>
              </table:table-cell>
            </table:table-row>
            <table:table-row>
              <table:table-cell office:value-type="float" office:value="13.1477">
                <text:p>10</text:p>
              </table:table-cell>
              <table:table-cell office:value-type="float" office:value="231.421">
                <text:p>231.421</text:p>
              </table:table-cell>
            </table:table-row>
            <table:table-row>
              <table:table-cell office:value-type="float" office:value="13.1809">
                <text:p>10</text:p>
              </table:table-cell>
              <table:table-cell office:value-type="float" office:value="231.417">
                <text:p>231.417</text:p>
              </table:table-cell>
            </table:table-row>
            <table:table-row>
              <table:table-cell office:value-type="float" office:value="13.2142">
                <text:p>10</text:p>
              </table:table-cell>
              <table:table-cell office:value-type="float" office:value="231.413">
                <text:p>231.413</text:p>
              </table:table-cell>
            </table:table-row>
            <table:table-row>
              <table:table-cell office:value-type="float" office:value="13.2474">
                <text:p>10</text:p>
              </table:table-cell>
              <table:table-cell office:value-type="float" office:value="231.407">
                <text:p>231.407</text:p>
              </table:table-cell>
            </table:table-row>
            <table:table-row>
              <table:table-cell office:value-type="float" office:value="13.2803">
                <text:p>10</text:p>
              </table:table-cell>
              <table:table-cell office:value-type="float" office:value="231.401">
                <text:p>231.401</text:p>
              </table:table-cell>
            </table:table-row>
            <table:table-row>
              <table:table-cell office:value-type="float" office:value="13.3161">
                <text:p>10</text:p>
              </table:table-cell>
              <table:table-cell office:value-type="float" office:value="231.394">
                <text:p>231.394</text:p>
              </table:table-cell>
            </table:table-row>
            <table:table-row>
              <table:table-cell office:value-type="float" office:value="13.3487">
                <text:p>10</text:p>
              </table:table-cell>
              <table:table-cell office:value-type="float" office:value="231.386">
                <text:p>231.386</text:p>
              </table:table-cell>
            </table:table-row>
            <table:table-row>
              <table:table-cell office:value-type="float" office:value="13.3826">
                <text:p>10</text:p>
              </table:table-cell>
              <table:table-cell office:value-type="float" office:value="231.377">
                <text:p>231.377</text:p>
              </table:table-cell>
            </table:table-row>
            <table:table-row>
              <table:table-cell office:value-type="float" office:value="13.416">
                <text:p>10</text:p>
              </table:table-cell>
              <table:table-cell office:value-type="float" office:value="231.367">
                <text:p>231.367</text:p>
              </table:table-cell>
            </table:table-row>
            <table:table-row>
              <table:table-cell office:value-type="float" office:value="13.4503">
                <text:p>10</text:p>
              </table:table-cell>
              <table:table-cell office:value-type="float" office:value="231.356">
                <text:p>231.356</text:p>
              </table:table-cell>
            </table:table-row>
            <table:table-row>
              <table:table-cell office:value-type="float" office:value="13.4839">
                <text:p>10</text:p>
              </table:table-cell>
              <table:table-cell office:value-type="float" office:value="231.345">
                <text:p>231.345</text:p>
              </table:table-cell>
            </table:table-row>
            <table:table-row>
              <table:table-cell office:value-type="float" office:value="13.5175">
                <text:p>10</text:p>
              </table:table-cell>
              <table:table-cell office:value-type="float" office:value="231.333">
                <text:p>231.333</text:p>
              </table:table-cell>
            </table:table-row>
            <table:table-row>
              <table:table-cell office:value-type="float" office:value="13.5507">
                <text:p>10</text:p>
              </table:table-cell>
              <table:table-cell office:value-type="float" office:value="231.32">
                <text:p>231.32</text:p>
              </table:table-cell>
            </table:table-row>
            <table:table-row>
              <table:table-cell office:value-type="float" office:value="13.5834">
                <text:p>10</text:p>
              </table:table-cell>
              <table:table-cell office:value-type="float" office:value="231.306">
                <text:p>231.306</text:p>
              </table:table-cell>
            </table:table-row>
            <table:table-row>
              <table:table-cell office:value-type="float" office:value="13.6136">
                <text:p>10</text:p>
              </table:table-cell>
              <table:table-cell office:value-type="float" office:value="231.293">
                <text:p>231.293</text:p>
              </table:table-cell>
            </table:table-row>
            <table:table-row>
              <table:table-cell office:value-type="float" office:value="13.6452">
                <text:p>10</text:p>
              </table:table-cell>
              <table:table-cell office:value-type="float" office:value="231.279">
                <text:p>231.279</text:p>
              </table:table-cell>
            </table:table-row>
            <table:table-row>
              <table:table-cell office:value-type="float" office:value="13.6752">
                <text:p>10</text:p>
              </table:table-cell>
              <table:table-cell office:value-type="float" office:value="231.264">
                <text:p>231.264</text:p>
              </table:table-cell>
            </table:table-row>
            <table:table-row>
              <table:table-cell office:value-type="float" office:value="13.7057">
                <text:p>10</text:p>
              </table:table-cell>
              <table:table-cell office:value-type="float" office:value="231.249">
                <text:p>231.249</text:p>
              </table:table-cell>
            </table:table-row>
            <table:table-row>
              <table:table-cell office:value-type="float" office:value="13.7393">
                <text:p>10</text:p>
              </table:table-cell>
              <table:table-cell office:value-type="float" office:value="231.232">
                <text:p>231.232</text:p>
              </table:table-cell>
            </table:table-row>
            <table:table-row>
              <table:table-cell office:value-type="float" office:value="13.7719">
                <text:p>10</text:p>
              </table:table-cell>
              <table:table-cell office:value-type="float" office:value="231.214">
                <text:p>231.214</text:p>
              </table:table-cell>
            </table:table-row>
            <table:table-row>
              <table:table-cell office:value-type="float" office:value="13.8064">
                <text:p>10</text:p>
              </table:table-cell>
              <table:table-cell office:value-type="float" office:value="231.195">
                <text:p>231.195</text:p>
              </table:table-cell>
            </table:table-row>
            <table:table-row>
              <table:table-cell office:value-type="float" office:value="13.8383">
                <text:p>10</text:p>
              </table:table-cell>
              <table:table-cell office:value-type="float" office:value="231.176">
                <text:p>231.176</text:p>
              </table:table-cell>
            </table:table-row>
            <table:table-row>
              <table:table-cell office:value-type="float" office:value="13.8716">
                <text:p>10</text:p>
              </table:table-cell>
              <table:table-cell office:value-type="float" office:value="231.156">
                <text:p>231.156</text:p>
              </table:table-cell>
            </table:table-row>
            <table:table-row>
              <table:table-cell office:value-type="float" office:value="13.9041">
                <text:p>10</text:p>
              </table:table-cell>
              <table:table-cell office:value-type="float" office:value="231.135">
                <text:p>231.135</text:p>
              </table:table-cell>
            </table:table-row>
            <table:table-row>
              <table:table-cell office:value-type="float" office:value="13.9374">
                <text:p>10</text:p>
              </table:table-cell>
              <table:table-cell office:value-type="float" office:value="231.114">
                <text:p>231.114</text:p>
              </table:table-cell>
            </table:table-row>
            <table:table-row>
              <table:table-cell office:value-type="float" office:value="13.97">
                <text:p>10</text:p>
              </table:table-cell>
              <table:table-cell office:value-type="float" office:value="231.092">
                <text:p>231.092</text:p>
              </table:table-cell>
            </table:table-row>
            <table:table-row>
              <table:table-cell office:value-type="float" office:value="14.0002">
                <text:p>10</text:p>
              </table:table-cell>
              <table:table-cell office:value-type="float" office:value="231.071">
                <text:p>231.071</text:p>
              </table:table-cell>
            </table:table-row>
            <table:table-row>
              <table:table-cell office:value-type="float" office:value="14.0304">
                <text:p>10</text:p>
              </table:table-cell>
              <table:table-cell office:value-type="float" office:value="231.05">
                <text:p>231.05</text:p>
              </table:table-cell>
            </table:table-row>
            <table:table-row>
              <table:table-cell office:value-type="float" office:value="14.0617">
                <text:p>10</text:p>
              </table:table-cell>
              <table:table-cell office:value-type="float" office:value="231.027">
                <text:p>231.027</text:p>
              </table:table-cell>
            </table:table-row>
            <table:table-row>
              <table:table-cell office:value-type="float" office:value="14.094">
                <text:p>10</text:p>
              </table:table-cell>
              <table:table-cell office:value-type="float" office:value="231.003">
                <text:p>231.003</text:p>
              </table:table-cell>
            </table:table-row>
            <table:table-row>
              <table:table-cell office:value-type="float" office:value="14.127">
                <text:p>10</text:p>
              </table:table-cell>
              <table:table-cell office:value-type="float" office:value="230.978">
                <text:p>230.978</text:p>
              </table:table-cell>
            </table:table-row>
            <table:table-row>
              <table:table-cell office:value-type="float" office:value="14.1599">
                <text:p>10</text:p>
              </table:table-cell>
              <table:table-cell office:value-type="float" office:value="230.953">
                <text:p>230.953</text:p>
              </table:table-cell>
            </table:table-row>
            <table:table-row>
              <table:table-cell office:value-type="float" office:value="14.1928">
                <text:p>10</text:p>
              </table:table-cell>
              <table:table-cell office:value-type="float" office:value="230.926">
                <text:p>230.926</text:p>
              </table:table-cell>
            </table:table-row>
            <table:table-row>
              <table:table-cell office:value-type="float" office:value="14.226">
                <text:p>10</text:p>
              </table:table-cell>
              <table:table-cell office:value-type="float" office:value="230.899">
                <text:p>230.899</text:p>
              </table:table-cell>
            </table:table-row>
            <table:table-row>
              <table:table-cell office:value-type="float" office:value="14.2582">
                <text:p>10</text:p>
              </table:table-cell>
              <table:table-cell office:value-type="float" office:value="230.873">
                <text:p>230.873</text:p>
              </table:table-cell>
            </table:table-row>
            <table:table-row>
              <table:table-cell office:value-type="float" office:value="14.2907">
                <text:p>10</text:p>
              </table:table-cell>
              <table:table-cell office:value-type="float" office:value="230.845">
                <text:p>230.845</text:p>
              </table:table-cell>
            </table:table-row>
            <table:table-row>
              <table:table-cell office:value-type="float" office:value="14.3237">
                <text:p>10</text:p>
              </table:table-cell>
              <table:table-cell office:value-type="float" office:value="230.817">
                <text:p>230.817</text:p>
              </table:table-cell>
            </table:table-row>
            <table:table-row>
              <table:table-cell office:value-type="float" office:value="14.356">
                <text:p>10</text:p>
              </table:table-cell>
              <table:table-cell office:value-type="float" office:value="230.788">
                <text:p>230.788</text:p>
              </table:table-cell>
            </table:table-row>
            <table:table-row>
              <table:table-cell office:value-type="float" office:value="14.3778">
                <text:p>10</text:p>
              </table:table-cell>
              <table:table-cell office:value-type="float" office:value="230.769">
                <text:p>230.769</text:p>
              </table:table-cell>
            </table:table-row>
            <table:table-row>
              <table:table-cell office:value-type="float" office:value="14.4098">
                <text:p>10</text:p>
              </table:table-cell>
              <table:table-cell office:value-type="float" office:value="230.74">
                <text:p>230.74</text:p>
              </table:table-cell>
            </table:table-row>
            <table:table-row>
              <table:table-cell office:value-type="float" office:value="14.442">
                <text:p>10</text:p>
              </table:table-cell>
              <table:table-cell office:value-type="float" office:value="230.71">
                <text:p>230.71</text:p>
              </table:table-cell>
            </table:table-row>
            <table:table-row>
              <table:table-cell office:value-type="float" office:value="14.4748">
                <text:p>10</text:p>
              </table:table-cell>
              <table:table-cell office:value-type="float" office:value="230.68">
                <text:p>230.68</text:p>
              </table:table-cell>
            </table:table-row>
            <table:table-row>
              <table:table-cell office:value-type="float" office:value="14.5077">
                <text:p>10</text:p>
              </table:table-cell>
              <table:table-cell office:value-type="float" office:value="230.649">
                <text:p>230.649</text:p>
              </table:table-cell>
            </table:table-row>
            <table:table-row>
              <table:table-cell office:value-type="float" office:value="14.5404">
                <text:p>10</text:p>
              </table:table-cell>
              <table:table-cell office:value-type="float" office:value="230.617">
                <text:p>230.617</text:p>
              </table:table-cell>
            </table:table-row>
            <table:table-row>
              <table:table-cell office:value-type="float" office:value="14.5778">
                <text:p>10</text:p>
              </table:table-cell>
              <table:table-cell office:value-type="float" office:value="230.581">
                <text:p>230.581</text:p>
              </table:table-cell>
            </table:table-row>
            <table:table-row>
              <table:table-cell office:value-type="float" office:value="14.6073">
                <text:p>10</text:p>
              </table:table-cell>
              <table:table-cell office:value-type="float" office:value="230.552">
                <text:p>230.552</text:p>
              </table:table-cell>
            </table:table-row>
            <table:table-row>
              <table:table-cell office:value-type="float" office:value="14.6368">
                <text:p>10</text:p>
              </table:table-cell>
              <table:table-cell office:value-type="float" office:value="230.522">
                <text:p>230.522</text:p>
              </table:table-cell>
            </table:table-row>
            <table:table-row>
              <table:table-cell office:value-type="float" office:value="14.6678">
                <text:p>10</text:p>
              </table:table-cell>
              <table:table-cell office:value-type="float" office:value="230.491">
                <text:p>230.491</text:p>
              </table:table-cell>
            </table:table-row>
            <table:table-row>
              <table:table-cell office:value-type="float" office:value="14.6995">
                <text:p>10</text:p>
              </table:table-cell>
              <table:table-cell office:value-type="float" office:value="230.459">
                <text:p>230.459</text:p>
              </table:table-cell>
            </table:table-row>
            <table:table-row>
              <table:table-cell office:value-type="float" office:value="14.7289">
                <text:p>10</text:p>
              </table:table-cell>
              <table:table-cell office:value-type="float" office:value="230.428">
                <text:p>230.428</text:p>
              </table:table-cell>
            </table:table-row>
            <table:table-row>
              <table:table-cell office:value-type="float" office:value="14.7596">
                <text:p>10</text:p>
              </table:table-cell>
              <table:table-cell office:value-type="float" office:value="230.396">
                <text:p>230.396</text:p>
              </table:table-cell>
            </table:table-row>
            <table:table-row>
              <table:table-cell office:value-type="float" office:value="14.7898">
                <text:p>10</text:p>
              </table:table-cell>
              <table:table-cell office:value-type="float" office:value="230.365">
                <text:p>230.365</text:p>
              </table:table-cell>
            </table:table-row>
            <table:table-row>
              <table:table-cell office:value-type="float" office:value="14.8211">
                <text:p>10</text:p>
              </table:table-cell>
              <table:table-cell office:value-type="float" office:value="230.331">
                <text:p>230.331</text:p>
              </table:table-cell>
            </table:table-row>
            <table:table-row>
              <table:table-cell office:value-type="float" office:value="14.8512">
                <text:p>10</text:p>
              </table:table-cell>
              <table:table-cell office:value-type="float" office:value="230.299">
                <text:p>230.299</text:p>
              </table:table-cell>
            </table:table-row>
            <table:table-row>
              <table:table-cell office:value-type="float" office:value="14.8821">
                <text:p>10</text:p>
              </table:table-cell>
              <table:table-cell office:value-type="float" office:value="230.266">
                <text:p>230.266</text:p>
              </table:table-cell>
            </table:table-row>
            <table:table-row>
              <table:table-cell office:value-type="float" office:value="14.9116">
                <text:p>10</text:p>
              </table:table-cell>
              <table:table-cell office:value-type="float" office:value="230.234">
                <text:p>230.234</text:p>
              </table:table-cell>
            </table:table-row>
            <table:table-row>
              <table:table-cell office:value-type="float" office:value="14.945">
                <text:p>10</text:p>
              </table:table-cell>
              <table:table-cell office:value-type="float" office:value="230.197">
                <text:p>230.197</text:p>
              </table:table-cell>
            </table:table-row>
            <table:table-row>
              <table:table-cell office:value-type="float" office:value="14.9764">
                <text:p>10</text:p>
              </table:table-cell>
              <table:table-cell office:value-type="float" office:value="230.162">
                <text:p>230.162</text:p>
              </table:table-cell>
            </table:table-row>
            <table:table-row>
              <table:table-cell office:value-type="float" office:value="15.0077">
                <text:p>20</text:p>
              </table:table-cell>
              <table:table-cell office:value-type="float" office:value="230.127">
                <text:p>230.127</text:p>
              </table:table-cell>
            </table:table-row>
            <table:table-row>
              <table:table-cell office:value-type="float" office:value="15.0372">
                <text:p>20</text:p>
              </table:table-cell>
              <table:table-cell office:value-type="float" office:value="230.094">
                <text:p>230.094</text:p>
              </table:table-cell>
            </table:table-row>
            <table:table-row>
              <table:table-cell office:value-type="float" office:value="15.0671">
                <text:p>20</text:p>
              </table:table-cell>
              <table:table-cell office:value-type="float" office:value="230.06">
                <text:p>230.06</text:p>
              </table:table-cell>
            </table:table-row>
            <table:table-row>
              <table:table-cell office:value-type="float" office:value="15.097">
                <text:p>20</text:p>
              </table:table-cell>
              <table:table-cell office:value-type="float" office:value="230.026">
                <text:p>230.026</text:p>
              </table:table-cell>
            </table:table-row>
            <table:table-row>
              <table:table-cell office:value-type="float" office:value="15.1264">
                <text:p>20</text:p>
              </table:table-cell>
              <table:table-cell office:value-type="float" office:value="229.993">
                <text:p>229.993</text:p>
              </table:table-cell>
            </table:table-row>
            <table:table-row>
              <table:table-cell office:value-type="float" office:value="15.157">
                <text:p>20</text:p>
              </table:table-cell>
              <table:table-cell office:value-type="float" office:value="229.957">
                <text:p>229.957</text:p>
              </table:table-cell>
            </table:table-row>
            <table:table-row>
              <table:table-cell office:value-type="float" office:value="15.1875">
                <text:p>20</text:p>
              </table:table-cell>
              <table:table-cell office:value-type="float" office:value="229.922">
                <text:p>229.922</text:p>
              </table:table-cell>
            </table:table-row>
            <table:table-row>
              <table:table-cell office:value-type="float" office:value="15.2191">
                <text:p>20</text:p>
              </table:table-cell>
              <table:table-cell office:value-type="float" office:value="229.885">
                <text:p>229.885</text:p>
              </table:table-cell>
            </table:table-row>
            <table:table-row>
              <table:table-cell office:value-type="float" office:value="15.2515">
                <text:p>20</text:p>
              </table:table-cell>
              <table:table-cell office:value-type="float" office:value="229.848">
                <text:p>229.848</text:p>
              </table:table-cell>
            </table:table-row>
            <table:table-row>
              <table:table-cell office:value-type="float" office:value="15.2876">
                <text:p>20</text:p>
              </table:table-cell>
              <table:table-cell office:value-type="float" office:value="229.805">
                <text:p>229.805</text:p>
              </table:table-cell>
            </table:table-row>
            <table:table-row>
              <table:table-cell office:value-type="float" office:value="15.3174">
                <text:p>20</text:p>
              </table:table-cell>
              <table:table-cell office:value-type="float" office:value="229.77">
                <text:p>229.77</text:p>
              </table:table-cell>
            </table:table-row>
            <table:table-row>
              <table:table-cell office:value-type="float" office:value="15.3477">
                <text:p>20</text:p>
              </table:table-cell>
              <table:table-cell office:value-type="float" office:value="229.734">
                <text:p>229.734</text:p>
              </table:table-cell>
            </table:table-row>
            <table:table-row>
              <table:table-cell office:value-type="float" office:value="15.3797">
                <text:p>20</text:p>
              </table:table-cell>
              <table:table-cell office:value-type="float" office:value="229.696">
                <text:p>229.696</text:p>
              </table:table-cell>
            </table:table-row>
            <table:table-row>
              <table:table-cell office:value-type="float" office:value="15.4109">
                <text:p>20</text:p>
              </table:table-cell>
              <table:table-cell office:value-type="float" office:value="229.659">
                <text:p>229.659</text:p>
              </table:table-cell>
            </table:table-row>
            <table:table-row>
              <table:table-cell office:value-type="float" office:value="15.4447">
                <text:p>20</text:p>
              </table:table-cell>
              <table:table-cell office:value-type="float" office:value="229.618">
                <text:p>229.618</text:p>
              </table:table-cell>
            </table:table-row>
            <table:table-row>
              <table:table-cell office:value-type="float" office:value="15.4794">
                <text:p>20</text:p>
              </table:table-cell>
              <table:table-cell office:value-type="float" office:value="229.577">
                <text:p>229.577</text:p>
              </table:table-cell>
            </table:table-row>
            <table:table-row>
              <table:table-cell office:value-type="float" office:value="15.5143">
                <text:p>20</text:p>
              </table:table-cell>
              <table:table-cell office:value-type="float" office:value="229.535">
                <text:p>229.535</text:p>
              </table:table-cell>
            </table:table-row>
            <table:table-row>
              <table:table-cell office:value-type="float" office:value="15.5492">
                <text:p>20</text:p>
              </table:table-cell>
              <table:table-cell office:value-type="float" office:value="229.492">
                <text:p>229.492</text:p>
              </table:table-cell>
            </table:table-row>
            <table:table-row>
              <table:table-cell office:value-type="float" office:value="15.5834">
                <text:p>20</text:p>
              </table:table-cell>
              <table:table-cell office:value-type="float" office:value="229.451">
                <text:p>229.451</text:p>
              </table:table-cell>
            </table:table-row>
            <table:table-row>
              <table:table-cell office:value-type="float" office:value="15.6201">
                <text:p>20</text:p>
              </table:table-cell>
              <table:table-cell office:value-type="float" office:value="229.406">
                <text:p>229.406</text:p>
              </table:table-cell>
            </table:table-row>
            <table:table-row>
              <table:table-cell office:value-type="float" office:value="15.6545">
                <text:p>20</text:p>
              </table:table-cell>
              <table:table-cell office:value-type="float" office:value="229.364">
                <text:p>229.364</text:p>
              </table:table-cell>
            </table:table-row>
            <table:table-row>
              <table:table-cell office:value-type="float" office:value="15.6891">
                <text:p>20</text:p>
              </table:table-cell>
              <table:table-cell office:value-type="float" office:value="229.322">
                <text:p>229.322</text:p>
              </table:table-cell>
            </table:table-row>
            <table:table-row>
              <table:table-cell office:value-type="float" office:value="15.7231">
                <text:p>20</text:p>
              </table:table-cell>
              <table:table-cell office:value-type="float" office:value="229.281">
                <text:p>229.281</text:p>
              </table:table-cell>
            </table:table-row>
            <table:table-row>
              <table:table-cell office:value-type="float" office:value="15.7563">
                <text:p>20</text:p>
              </table:table-cell>
              <table:table-cell office:value-type="float" office:value="229.241">
                <text:p>229.241</text:p>
              </table:table-cell>
            </table:table-row>
            <table:table-row>
              <table:table-cell office:value-type="float" office:value="15.7922">
                <text:p>20</text:p>
              </table:table-cell>
              <table:table-cell office:value-type="float" office:value="229.197">
                <text:p>229.197</text:p>
              </table:table-cell>
            </table:table-row>
            <table:table-row>
              <table:table-cell office:value-type="float" office:value="15.8259">
                <text:p>20</text:p>
              </table:table-cell>
              <table:table-cell office:value-type="float" office:value="229.156">
                <text:p>229.156</text:p>
              </table:table-cell>
            </table:table-row>
            <table:table-row>
              <table:table-cell office:value-type="float" office:value="15.8609">
                <text:p>20</text:p>
              </table:table-cell>
              <table:table-cell office:value-type="float" office:value="229.113">
                <text:p>229.113</text:p>
              </table:table-cell>
            </table:table-row>
            <table:table-row>
              <table:table-cell office:value-type="float" office:value="15.8972">
                <text:p>20</text:p>
              </table:table-cell>
              <table:table-cell office:value-type="float" office:value="229.069">
                <text:p>229.069</text:p>
              </table:table-cell>
            </table:table-row>
            <table:table-row>
              <table:table-cell office:value-type="float" office:value="15.936">
                <text:p>20</text:p>
              </table:table-cell>
              <table:table-cell office:value-type="float" office:value="229.022">
                <text:p>229.022</text:p>
              </table:table-cell>
            </table:table-row>
            <table:table-row>
              <table:table-cell office:value-type="float" office:value="15.969">
                <text:p>20</text:p>
              </table:table-cell>
              <table:table-cell office:value-type="float" office:value="228.982">
                <text:p>228.982</text:p>
              </table:table-cell>
            </table:table-row>
            <table:table-row>
              <table:table-cell office:value-type="float" office:value="16.0033">
                <text:p>20</text:p>
              </table:table-cell>
              <table:table-cell office:value-type="float" office:value="228.94">
                <text:p>228.94</text:p>
              </table:table-cell>
            </table:table-row>
            <table:table-row>
              <table:table-cell office:value-type="float" office:value="16.037">
                <text:p>20</text:p>
              </table:table-cell>
              <table:table-cell office:value-type="float" office:value="228.9">
                <text:p>228.9</text:p>
              </table:table-cell>
            </table:table-row>
            <table:table-row>
              <table:table-cell office:value-type="float" office:value="16.07">
                <text:p>20</text:p>
              </table:table-cell>
              <table:table-cell office:value-type="float" office:value="228.86">
                <text:p>228.86</text:p>
              </table:table-cell>
            </table:table-row>
            <table:table-row>
              <table:table-cell office:value-type="float" office:value="16.1017">
                <text:p>20</text:p>
              </table:table-cell>
              <table:table-cell office:value-type="float" office:value="228.822">
                <text:p>228.822</text:p>
              </table:table-cell>
            </table:table-row>
            <table:table-row>
              <table:table-cell office:value-type="float" office:value="16.134">
                <text:p>20</text:p>
              </table:table-cell>
              <table:table-cell office:value-type="float" office:value="228.784">
                <text:p>228.784</text:p>
              </table:table-cell>
            </table:table-row>
            <table:table-row>
              <table:table-cell office:value-type="float" office:value="16.1654">
                <text:p>20</text:p>
              </table:table-cell>
              <table:table-cell office:value-type="float" office:value="228.746">
                <text:p>228.746</text:p>
              </table:table-cell>
            </table:table-row>
            <table:table-row>
              <table:table-cell office:value-type="float" office:value="16.1985">
                <text:p>20</text:p>
              </table:table-cell>
              <table:table-cell office:value-type="float" office:value="228.707">
                <text:p>228.707</text:p>
              </table:table-cell>
            </table:table-row>
            <table:table-row>
              <table:table-cell office:value-type="float" office:value="16.2307">
                <text:p>20</text:p>
              </table:table-cell>
              <table:table-cell office:value-type="float" office:value="228.669">
                <text:p>228.669</text:p>
              </table:table-cell>
            </table:table-row>
            <table:table-row>
              <table:table-cell office:value-type="float" office:value="16.2632">
                <text:p>20</text:p>
              </table:table-cell>
              <table:table-cell office:value-type="float" office:value="228.631">
                <text:p>228.631</text:p>
              </table:table-cell>
            </table:table-row>
            <table:table-row>
              <table:table-cell office:value-type="float" office:value="16.2937">
                <text:p>20</text:p>
              </table:table-cell>
              <table:table-cell office:value-type="float" office:value="228.596">
                <text:p>228.596</text:p>
              </table:table-cell>
            </table:table-row>
            <table:table-row>
              <table:table-cell office:value-type="float" office:value="16.3274">
                <text:p>20</text:p>
              </table:table-cell>
              <table:table-cell office:value-type="float" office:value="228.557">
                <text:p>228.557</text:p>
              </table:table-cell>
            </table:table-row>
            <table:table-row>
              <table:table-cell office:value-type="float" office:value="16.3604">
                <text:p>20</text:p>
              </table:table-cell>
              <table:table-cell office:value-type="float" office:value="228.518">
                <text:p>228.518</text:p>
              </table:table-cell>
            </table:table-row>
            <table:table-row>
              <table:table-cell office:value-type="float" office:value="16.3924">
                <text:p>20</text:p>
              </table:table-cell>
              <table:table-cell office:value-type="float" office:value="228.482">
                <text:p>228.482</text:p>
              </table:table-cell>
            </table:table-row>
            <table:table-row>
              <table:table-cell office:value-type="float" office:value="16.4249">
                <text:p>20</text:p>
              </table:table-cell>
              <table:table-cell office:value-type="float" office:value="228.445">
                <text:p>228.445</text:p>
              </table:table-cell>
            </table:table-row>
            <table:table-row>
              <table:table-cell office:value-type="float" office:value="16.4588">
                <text:p>20</text:p>
              </table:table-cell>
              <table:table-cell office:value-type="float" office:value="228.407">
                <text:p>228.407</text:p>
              </table:table-cell>
            </table:table-row>
            <table:table-row>
              <table:table-cell office:value-type="float" office:value="16.489">
                <text:p>20</text:p>
              </table:table-cell>
              <table:table-cell office:value-type="float" office:value="228.373">
                <text:p>228.373</text:p>
              </table:table-cell>
            </table:table-row>
            <table:table-row>
              <table:table-cell office:value-type="float" office:value="16.519">
                <text:p>2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16.5491">
                <text:p>20</text:p>
              </table:table-cell>
              <table:table-cell office:value-type="float" office:value="228.306">
                <text:p>228.306</text:p>
              </table:table-cell>
            </table:table-row>
            <table:table-row>
              <table:table-cell office:value-type="float" office:value="16.5821">
                <text:p>20</text:p>
              </table:table-cell>
              <table:table-cell office:value-type="float" office:value="228.27">
                <text:p>228.27</text:p>
              </table:table-cell>
            </table:table-row>
            <table:table-row>
              <table:table-cell office:value-type="float" office:value="16.615">
                <text:p>20</text:p>
              </table:table-cell>
              <table:table-cell office:value-type="float" office:value="228.235">
                <text:p>228.235</text:p>
              </table:table-cell>
            </table:table-row>
            <table:table-row>
              <table:table-cell office:value-type="float" office:value="16.6474">
                <text:p>20</text:p>
              </table:table-cell>
              <table:table-cell office:value-type="float" office:value="228.2">
                <text:p>228.2</text:p>
              </table:table-cell>
            </table:table-row>
            <table:table-row>
              <table:table-cell office:value-type="float" office:value="16.6798">
                <text:p>20</text:p>
              </table:table-cell>
              <table:table-cell office:value-type="float" office:value="228.166">
                <text:p>228.166</text:p>
              </table:table-cell>
            </table:table-row>
            <table:table-row>
              <table:table-cell office:value-type="float" office:value="16.7146">
                <text:p>20</text:p>
              </table:table-cell>
              <table:table-cell office:value-type="float" office:value="228.129">
                <text:p>228.129</text:p>
              </table:table-cell>
            </table:table-row>
            <table:table-row>
              <table:table-cell office:value-type="float" office:value="16.7499">
                <text:p>20</text:p>
              </table:table-cell>
              <table:table-cell office:value-type="float" office:value="228.092">
                <text:p>228.092</text:p>
              </table:table-cell>
            </table:table-row>
            <table:table-row>
              <table:table-cell office:value-type="float" office:value="16.7839">
                <text:p>20</text:p>
              </table:table-cell>
              <table:table-cell office:value-type="float" office:value="228.057">
                <text:p>228.057</text:p>
              </table:table-cell>
            </table:table-row>
            <table:table-row>
              <table:table-cell office:value-type="float" office:value="16.8188">
                <text:p>20</text:p>
              </table:table-cell>
              <table:table-cell office:value-type="float" office:value="228.022">
                <text:p>228.022</text:p>
              </table:table-cell>
            </table:table-row>
            <table:table-row>
              <table:table-cell office:value-type="float" office:value="16.8541">
                <text:p>20</text:p>
              </table:table-cell>
              <table:table-cell office:value-type="float" office:value="227.986">
                <text:p>227.986</text:p>
              </table:table-cell>
            </table:table-row>
            <table:table-row>
              <table:table-cell office:value-type="float" office:value="16.8863">
                <text:p>20</text:p>
              </table:table-cell>
              <table:table-cell office:value-type="float" office:value="227.955">
                <text:p>227.955</text:p>
              </table:table-cell>
            </table:table-row>
            <table:table-row>
              <table:table-cell office:value-type="float" office:value="16.9211">
                <text:p>20</text:p>
              </table:table-cell>
              <table:table-cell office:value-type="float" office:value="227.921">
                <text:p>227.921</text:p>
              </table:table-cell>
            </table:table-row>
            <table:table-row>
              <table:table-cell office:value-type="float" office:value="16.9539">
                <text:p>20</text:p>
              </table:table-cell>
              <table:table-cell office:value-type="float" office:value="227.889">
                <text:p>227.889</text:p>
              </table:table-cell>
            </table:table-row>
            <table:table-row>
              <table:table-cell office:value-type="float" office:value="16.9776">
                <text:p>20</text:p>
              </table:table-cell>
              <table:table-cell office:value-type="float" office:value="227.867">
                <text:p>227.867</text:p>
              </table:table-cell>
            </table:table-row>
            <table:table-row>
              <table:table-cell office:value-type="float" office:value="17.011">
                <text:p>20</text:p>
              </table:table-cell>
              <table:table-cell office:value-type="float" office:value="227.835">
                <text:p>227.835</text:p>
              </table:table-cell>
            </table:table-row>
            <table:table-row>
              <table:table-cell office:value-type="float" office:value="17.0424">
                <text:p>20</text:p>
              </table:table-cell>
              <table:table-cell office:value-type="float" office:value="227.806">
                <text:p>227.806</text:p>
              </table:table-cell>
            </table:table-row>
            <table:table-row>
              <table:table-cell office:value-type="float" office:value="17.0764">
                <text:p>20</text:p>
              </table:table-cell>
              <table:table-cell office:value-type="float" office:value="227.775">
                <text:p>227.775</text:p>
              </table:table-cell>
            </table:table-row>
            <table:table-row>
              <table:table-cell office:value-type="float" office:value="17.1079">
                <text:p>20</text:p>
              </table:table-cell>
              <table:table-cell office:value-type="float" office:value="227.747">
                <text:p>227.747</text:p>
              </table:table-cell>
            </table:table-row>
            <table:table-row>
              <table:table-cell office:value-type="float" office:value="17.1396">
                <text:p>20</text:p>
              </table:table-cell>
              <table:table-cell office:value-type="float" office:value="227.719">
                <text:p>227.719</text:p>
              </table:table-cell>
            </table:table-row>
            <table:table-row>
              <table:table-cell office:value-type="float" office:value="17.1732">
                <text:p>20</text:p>
              </table:table-cell>
              <table:table-cell office:value-type="float" office:value="227.69">
                <text:p>227.69</text:p>
              </table:table-cell>
            </table:table-row>
            <table:table-row>
              <table:table-cell office:value-type="float" office:value="17.2047">
                <text:p>20</text:p>
              </table:table-cell>
              <table:table-cell office:value-type="float" office:value="227.663">
                <text:p>227.663</text:p>
              </table:table-cell>
            </table:table-row>
            <table:table-row>
              <table:table-cell office:value-type="float" office:value="17.2361">
                <text:p>20</text:p>
              </table:table-cell>
              <table:table-cell office:value-type="float" office:value="227.637">
                <text:p>227.637</text:p>
              </table:table-cell>
            </table:table-row>
            <table:table-row>
              <table:table-cell office:value-type="float" office:value="17.2675">
                <text:p>20</text:p>
              </table:table-cell>
              <table:table-cell office:value-type="float" office:value="227.611">
                <text:p>227.611</text:p>
              </table:table-cell>
            </table:table-row>
            <table:table-row>
              <table:table-cell office:value-type="float" office:value="17.297">
                <text:p>20</text:p>
              </table:table-cell>
              <table:table-cell office:value-type="float" office:value="227.587">
                <text:p>227.587</text:p>
              </table:table-cell>
            </table:table-row>
            <table:table-row>
              <table:table-cell office:value-type="float" office:value="17.3275">
                <text:p>20</text:p>
              </table:table-cell>
              <table:table-cell office:value-type="float" office:value="227.563">
                <text:p>227.563</text:p>
              </table:table-cell>
            </table:table-row>
            <table:table-row>
              <table:table-cell office:value-type="float" office:value="17.357">
                <text:p>20</text:p>
              </table:table-cell>
              <table:table-cell office:value-type="float" office:value="227.54">
                <text:p>227.54</text:p>
              </table:table-cell>
            </table:table-row>
            <table:table-row>
              <table:table-cell office:value-type="float" office:value="17.3885">
                <text:p>20</text:p>
              </table:table-cell>
              <table:table-cell office:value-type="float" office:value="227.516">
                <text:p>227.516</text:p>
              </table:table-cell>
            </table:table-row>
            <table:table-row>
              <table:table-cell office:value-type="float" office:value="17.4207">
                <text:p>20</text:p>
              </table:table-cell>
              <table:table-cell office:value-type="float" office:value="227.492">
                <text:p>227.492</text:p>
              </table:table-cell>
            </table:table-row>
            <table:table-row>
              <table:table-cell office:value-type="float" office:value="17.4544">
                <text:p>20</text:p>
              </table:table-cell>
              <table:table-cell office:value-type="float" office:value="227.467">
                <text:p>227.467</text:p>
              </table:table-cell>
            </table:table-row>
            <table:table-row>
              <table:table-cell office:value-type="float" office:value="17.4866">
                <text:p>20</text:p>
              </table:table-cell>
              <table:table-cell office:value-type="float" office:value="227.444">
                <text:p>227.444</text:p>
              </table:table-cell>
            </table:table-row>
            <table:table-row>
              <table:table-cell office:value-type="float" office:value="17.5194">
                <text:p>20</text:p>
              </table:table-cell>
              <table:table-cell office:value-type="float" office:value="227.421">
                <text:p>227.421</text:p>
              </table:table-cell>
            </table:table-row>
            <table:table-row>
              <table:table-cell office:value-type="float" office:value="17.5523">
                <text:p>20</text:p>
              </table:table-cell>
              <table:table-cell office:value-type="float" office:value="227.398">
                <text:p>227.398</text:p>
              </table:table-cell>
            </table:table-row>
            <table:table-row>
              <table:table-cell office:value-type="float" office:value="17.585">
                <text:p>20</text:p>
              </table:table-cell>
              <table:table-cell office:value-type="float" office:value="227.377">
                <text:p>227.377</text:p>
              </table:table-cell>
            </table:table-row>
            <table:table-row>
              <table:table-cell office:value-type="float" office:value="17.6172">
                <text:p>20</text:p>
              </table:table-cell>
              <table:table-cell office:value-type="float" office:value="227.356">
                <text:p>227.356</text:p>
              </table:table-cell>
            </table:table-row>
            <table:table-row>
              <table:table-cell office:value-type="float" office:value="17.6384">
                <text:p>20</text:p>
              </table:table-cell>
              <table:table-cell office:value-type="float" office:value="227.342">
                <text:p>227.342</text:p>
              </table:table-cell>
            </table:table-row>
            <table:table-row>
              <table:table-cell office:value-type="float" office:value="17.6711">
                <text:p>20</text:p>
              </table:table-cell>
              <table:table-cell office:value-type="float" office:value="227.322">
                <text:p>227.322</text:p>
              </table:table-cell>
            </table:table-row>
            <table:table-row>
              <table:table-cell office:value-type="float" office:value="17.7016">
                <text:p>20</text:p>
              </table:table-cell>
              <table:table-cell office:value-type="float" office:value="227.303">
                <text:p>227.303</text:p>
              </table:table-cell>
            </table:table-row>
            <table:table-row>
              <table:table-cell office:value-type="float" office:value="17.7331">
                <text:p>20</text:p>
              </table:table-cell>
              <table:table-cell office:value-type="float" office:value="227.285">
                <text:p>227.285</text:p>
              </table:table-cell>
            </table:table-row>
            <table:table-row>
              <table:table-cell office:value-type="float" office:value="17.7626">
                <text:p>20</text:p>
              </table:table-cell>
              <table:table-cell office:value-type="float" office:value="227.268">
                <text:p>227.268</text:p>
              </table:table-cell>
            </table:table-row>
            <table:table-row>
              <table:table-cell office:value-type="float" office:value="17.7929">
                <text:p>20</text:p>
              </table:table-cell>
              <table:table-cell office:value-type="float" office:value="227.251">
                <text:p>227.251</text:p>
              </table:table-cell>
            </table:table-row>
            <table:table-row>
              <table:table-cell office:value-type="float" office:value="17.8242">
                <text:p>20</text:p>
              </table:table-cell>
              <table:table-cell office:value-type="float" office:value="227.234">
                <text:p>227.234</text:p>
              </table:table-cell>
            </table:table-row>
            <table:table-row>
              <table:table-cell office:value-type="float" office:value="17.8543">
                <text:p>20</text:p>
              </table:table-cell>
              <table:table-cell office:value-type="float" office:value="227.218">
                <text:p>227.218</text:p>
              </table:table-cell>
            </table:table-row>
            <table:table-row>
              <table:table-cell office:value-type="float" office:value="17.8847">
                <text:p>20</text:p>
              </table:table-cell>
              <table:table-cell office:value-type="float" office:value="227.203">
                <text:p>227.203</text:p>
              </table:table-cell>
            </table:table-row>
            <table:table-row>
              <table:table-cell office:value-type="float" office:value="17.9215">
                <text:p>20</text:p>
              </table:table-cell>
              <table:table-cell office:value-type="float" office:value="227.185">
                <text:p>227.185</text:p>
              </table:table-cell>
            </table:table-row>
            <table:table-row>
              <table:table-cell office:value-type="float" office:value="17.953">
                <text:p>20</text:p>
              </table:table-cell>
              <table:table-cell office:value-type="float" office:value="227.17">
                <text:p>227.17</text:p>
              </table:table-cell>
            </table:table-row>
            <table:table-row>
              <table:table-cell office:value-type="float" office:value="17.9846">
                <text:p>20</text:p>
              </table:table-cell>
              <table:table-cell office:value-type="float" office:value="227.156">
                <text:p>227.156</text:p>
              </table:table-cell>
            </table:table-row>
            <table:table-row>
              <table:table-cell office:value-type="float" office:value="18.0176">
                <text:p>20</text:p>
              </table:table-cell>
              <table:table-cell office:value-type="float" office:value="227.141">
                <text:p>227.141</text:p>
              </table:table-cell>
            </table:table-row>
            <table:table-row>
              <table:table-cell office:value-type="float" office:value="18.0477">
                <text:p>20</text:p>
              </table:table-cell>
              <table:table-cell office:value-type="float" office:value="227.129">
                <text:p>227.129</text:p>
              </table:table-cell>
            </table:table-row>
            <table:table-row>
              <table:table-cell office:value-type="float" office:value="18.0777">
                <text:p>20</text:p>
              </table:table-cell>
              <table:table-cell office:value-type="float" office:value="227.117">
                <text:p>227.117</text:p>
              </table:table-cell>
            </table:table-row>
            <table:table-row>
              <table:table-cell office:value-type="float" office:value="18.108">
                <text:p>20</text:p>
              </table:table-cell>
              <table:table-cell office:value-type="float" office:value="227.105">
                <text:p>227.105</text:p>
              </table:table-cell>
            </table:table-row>
            <table:table-row>
              <table:table-cell office:value-type="float" office:value="18.1384">
                <text:p>20</text:p>
              </table:table-cell>
              <table:table-cell office:value-type="float" office:value="227.094">
                <text:p>227.094</text:p>
              </table:table-cell>
            </table:table-row>
            <table:table-row>
              <table:table-cell office:value-type="float" office:value="18.1684">
                <text:p>20</text:p>
              </table:table-cell>
              <table:table-cell office:value-type="float" office:value="227.083">
                <text:p>227.083</text:p>
              </table:table-cell>
            </table:table-row>
            <table:table-row>
              <table:table-cell office:value-type="float" office:value="18.2004">
                <text:p>20</text:p>
              </table:table-cell>
              <table:table-cell office:value-type="float" office:value="227.073">
                <text:p>227.073</text:p>
              </table:table-cell>
            </table:table-row>
            <table:table-row>
              <table:table-cell office:value-type="float" office:value="18.2322">
                <text:p>20</text:p>
              </table:table-cell>
              <table:table-cell office:value-type="float" office:value="227.062">
                <text:p>227.062</text:p>
              </table:table-cell>
            </table:table-row>
            <table:table-row>
              <table:table-cell office:value-type="float" office:value="18.2681">
                <text:p>20</text:p>
              </table:table-cell>
              <table:table-cell office:value-type="float" office:value="227.052">
                <text:p>227.052</text:p>
              </table:table-cell>
            </table:table-row>
            <table:table-row>
              <table:table-cell office:value-type="float" office:value="18.3036">
                <text:p>20</text:p>
              </table:table-cell>
              <table:table-cell office:value-type="float" office:value="227.042">
                <text:p>227.042</text:p>
              </table:table-cell>
            </table:table-row>
            <table:table-row>
              <table:table-cell office:value-type="float" office:value="18.3391">
                <text:p>20</text:p>
              </table:table-cell>
              <table:table-cell office:value-type="float" office:value="227.032">
                <text:p>227.032</text:p>
              </table:table-cell>
            </table:table-row>
            <table:table-row>
              <table:table-cell office:value-type="float" office:value="18.3777">
                <text:p>20</text:p>
              </table:table-cell>
              <table:table-cell office:value-type="float" office:value="227.023">
                <text:p>227.023</text:p>
              </table:table-cell>
            </table:table-row>
            <table:table-row>
              <table:table-cell office:value-type="float" office:value="18.4162">
                <text:p>20</text:p>
              </table:table-cell>
              <table:table-cell office:value-type="float" office:value="227.015">
                <text:p>227.015</text:p>
              </table:table-cell>
            </table:table-row>
            <table:table-row>
              <table:table-cell office:value-type="float" office:value="18.454">
                <text:p>20</text:p>
              </table:table-cell>
              <table:table-cell office:value-type="float" office:value="227.007">
                <text:p>227.007</text:p>
              </table:table-cell>
            </table:table-row>
            <table:table-row>
              <table:table-cell office:value-type="float" office:value="18.4747">
                <text:p>20</text:p>
              </table:table-cell>
              <table:table-cell office:value-type="float" office:value="227.004">
                <text:p>227.004</text:p>
              </table:table-cell>
            </table:table-row>
            <table:table-row>
              <table:table-cell office:value-type="float" office:value="18.5114">
                <text:p>20</text:p>
              </table:table-cell>
              <table:table-cell office:value-type="float" office:value="226.998">
                <text:p>226.998</text:p>
              </table:table-cell>
            </table:table-row>
            <table:table-row>
              <table:table-cell office:value-type="float" office:value="18.5466">
                <text:p>20</text:p>
              </table:table-cell>
              <table:table-cell office:value-type="float" office:value="226.992">
                <text:p>226.992</text:p>
              </table:table-cell>
            </table:table-row>
            <table:table-row>
              <table:table-cell office:value-type="float" office:value="18.5813">
                <text:p>20</text:p>
              </table:table-cell>
              <table:table-cell office:value-type="float" office:value="226.988">
                <text:p>226.988</text:p>
              </table:table-cell>
            </table:table-row>
            <table:table-row>
              <table:table-cell office:value-type="float" office:value="18.6161">
                <text:p>20</text:p>
              </table:table-cell>
              <table:table-cell office:value-type="float" office:value="226.984">
                <text:p>226.984</text:p>
              </table:table-cell>
            </table:table-row>
            <table:table-row>
              <table:table-cell office:value-type="float" office:value="18.6508">
                <text:p>20</text:p>
              </table:table-cell>
              <table:table-cell office:value-type="float" office:value="226.981">
                <text:p>226.981</text:p>
              </table:table-cell>
            </table:table-row>
            <table:table-row>
              <table:table-cell office:value-type="float" office:value="18.6862">
                <text:p>20</text:p>
              </table:table-cell>
              <table:table-cell office:value-type="float" office:value="226.979">
                <text:p>226.979</text:p>
              </table:table-cell>
            </table:table-row>
            <table:table-row>
              <table:table-cell office:value-type="float" office:value="18.721">
                <text:p>20</text:p>
              </table:table-cell>
              <table:table-cell office:value-type="float" office:value="226.977">
                <text:p>226.977</text:p>
              </table:table-cell>
            </table:table-row>
            <table:table-row>
              <table:table-cell office:value-type="float" office:value="18.7582">
                <text:p>20</text:p>
              </table:table-cell>
              <table:table-cell office:value-type="float" office:value="226.976">
                <text:p>226.976</text:p>
              </table:table-cell>
            </table:table-row>
            <table:table-row>
              <table:table-cell office:value-type="float" office:value="18.795">
                <text:p>20</text:p>
              </table:table-cell>
              <table:table-cell office:value-type="float" office:value="226.975">
                <text:p>226.975</text:p>
              </table:table-cell>
            </table:table-row>
            <table:table-row>
              <table:table-cell office:value-type="float" office:value="18.8309">
                <text:p>20</text:p>
              </table:table-cell>
              <table:table-cell office:value-type="float" office:value="226.976">
                <text:p>226.976</text:p>
              </table:table-cell>
            </table:table-row>
            <table:table-row>
              <table:table-cell office:value-type="float" office:value="18.8677">
                <text:p>20</text:p>
              </table:table-cell>
              <table:table-cell office:value-type="float" office:value="226.977">
                <text:p>226.977</text:p>
              </table:table-cell>
            </table:table-row>
            <table:table-row>
              <table:table-cell office:value-type="float" office:value="18.9031">
                <text:p>20</text:p>
              </table:table-cell>
              <table:table-cell office:value-type="float" office:value="226.978">
                <text:p>226.978</text:p>
              </table:table-cell>
            </table:table-row>
            <table:table-row>
              <table:table-cell office:value-type="float" office:value="18.9377">
                <text:p>20</text:p>
              </table:table-cell>
              <table:table-cell office:value-type="float" office:value="226.981">
                <text:p>226.981</text:p>
              </table:table-cell>
            </table:table-row>
            <table:table-row>
              <table:table-cell office:value-type="float" office:value="18.9709">
                <text:p>20</text:p>
              </table:table-cell>
              <table:table-cell office:value-type="float" office:value="226.983">
                <text:p>226.983</text:p>
              </table:table-cell>
            </table:table-row>
            <table:table-row>
              <table:table-cell office:value-type="float" office:value="18.9922">
                <text:p>20</text:p>
              </table:table-cell>
              <table:table-cell office:value-type="float" office:value="226.985">
                <text:p>226.985</text:p>
              </table:table-cell>
            </table:table-row>
            <table:table-row>
              <table:table-cell office:value-type="float" office:value="19.0289">
                <text:p>20</text:p>
              </table:table-cell>
              <table:table-cell office:value-type="float" office:value="226.99">
                <text:p>226.99</text:p>
              </table:table-cell>
            </table:table-row>
            <table:table-row>
              <table:table-cell office:value-type="float" office:value="19.0603">
                <text:p>20</text:p>
              </table:table-cell>
              <table:table-cell office:value-type="float" office:value="226.994">
                <text:p>226.994</text:p>
              </table:table-cell>
            </table:table-row>
            <table:table-row>
              <table:table-cell office:value-type="float" office:value="19.0932">
                <text:p>20</text:p>
              </table:table-cell>
              <table:table-cell office:value-type="float" office:value="226.999">
                <text:p>226.999</text:p>
              </table:table-cell>
            </table:table-row>
            <table:table-row>
              <table:table-cell office:value-type="float" office:value="19.1258">
                <text:p>20</text:p>
              </table:table-cell>
              <table:table-cell office:value-type="float" office:value="227.004">
                <text:p>227.004</text:p>
              </table:table-cell>
            </table:table-row>
            <table:table-row>
              <table:table-cell office:value-type="float" office:value="19.1592">
                <text:p>20</text:p>
              </table:table-cell>
              <table:table-cell office:value-type="float" office:value="227.01">
                <text:p>227.01</text:p>
              </table:table-cell>
            </table:table-row>
            <table:table-row>
              <table:table-cell office:value-type="float" office:value="19.1924">
                <text:p>20</text:p>
              </table:table-cell>
              <table:table-cell office:value-type="float" office:value="227.016">
                <text:p>227.016</text:p>
              </table:table-cell>
            </table:table-row>
            <table:table-row>
              <table:table-cell office:value-type="float" office:value="19.2259">
                <text:p>20</text:p>
              </table:table-cell>
              <table:table-cell office:value-type="float" office:value="227.024">
                <text:p>227.024</text:p>
              </table:table-cell>
            </table:table-row>
            <table:table-row>
              <table:table-cell office:value-type="float" office:value="19.2589">
                <text:p>20</text:p>
              </table:table-cell>
              <table:table-cell office:value-type="float" office:value="227.031">
                <text:p>227.031</text:p>
              </table:table-cell>
            </table:table-row>
            <table:table-row>
              <table:table-cell office:value-type="float" office:value="19.2904">
                <text:p>20</text:p>
              </table:table-cell>
              <table:table-cell office:value-type="float" office:value="227.039">
                <text:p>227.039</text:p>
              </table:table-cell>
            </table:table-row>
            <table:table-row>
              <table:table-cell office:value-type="float" office:value="19.323">
                <text:p>20</text:p>
              </table:table-cell>
              <table:table-cell office:value-type="float" office:value="227.048">
                <text:p>227.048</text:p>
              </table:table-cell>
            </table:table-row>
            <table:table-row>
              <table:table-cell office:value-type="float" office:value="19.3584">
                <text:p>20</text:p>
              </table:table-cell>
              <table:table-cell office:value-type="float" office:value="227.058">
                <text:p>227.058</text:p>
              </table:table-cell>
            </table:table-row>
            <table:table-row>
              <table:table-cell office:value-type="float" office:value="19.3797">
                <text:p>20</text:p>
              </table:table-cell>
              <table:table-cell office:value-type="float" office:value="227.064">
                <text:p>227.064</text:p>
              </table:table-cell>
            </table:table-row>
            <table:table-row>
              <table:table-cell office:value-type="float" office:value="19.4128">
                <text:p>20</text:p>
              </table:table-cell>
              <table:table-cell office:value-type="float" office:value="227.074">
                <text:p>227.074</text:p>
              </table:table-cell>
            </table:table-row>
            <table:table-row>
              <table:table-cell office:value-type="float" office:value="19.4439">
                <text:p>20</text:p>
              </table:table-cell>
              <table:table-cell office:value-type="float" office:value="227.084">
                <text:p>227.084</text:p>
              </table:table-cell>
            </table:table-row>
            <table:table-row>
              <table:table-cell office:value-type="float" office:value="19.4771">
                <text:p>20</text:p>
              </table:table-cell>
              <table:table-cell office:value-type="float" office:value="227.095">
                <text:p>227.095</text:p>
              </table:table-cell>
            </table:table-row>
            <table:table-row>
              <table:table-cell office:value-type="float" office:value="19.5109">
                <text:p>20</text:p>
              </table:table-cell>
              <table:table-cell office:value-type="float" office:value="227.107">
                <text:p>227.107</text:p>
              </table:table-cell>
            </table:table-row>
            <table:table-row>
              <table:table-cell office:value-type="float" office:value="19.5457">
                <text:p>20</text:p>
              </table:table-cell>
              <table:table-cell office:value-type="float" office:value="227.12">
                <text:p>227.12</text:p>
              </table:table-cell>
            </table:table-row>
            <table:table-row>
              <table:table-cell office:value-type="float" office:value="19.5773">
                <text:p>20</text:p>
              </table:table-cell>
              <table:table-cell office:value-type="float" office:value="227.132">
                <text:p>227.132</text:p>
              </table:table-cell>
            </table:table-row>
            <table:table-row>
              <table:table-cell office:value-type="float" office:value="19.6098">
                <text:p>20</text:p>
              </table:table-cell>
              <table:table-cell office:value-type="float" office:value="227.145">
                <text:p>227.145</text:p>
              </table:table-cell>
            </table:table-row>
            <table:table-row>
              <table:table-cell office:value-type="float" office:value="19.6479">
                <text:p>20</text:p>
              </table:table-cell>
              <table:table-cell office:value-type="float" office:value="227.161">
                <text:p>227.161</text:p>
              </table:table-cell>
            </table:table-row>
            <table:table-row>
              <table:table-cell office:value-type="float" office:value="19.675">
                <text:p>20</text:p>
              </table:table-cell>
              <table:table-cell office:value-type="float" office:value="227.173">
                <text:p>227.173</text:p>
              </table:table-cell>
            </table:table-row>
            <table:table-row>
              <table:table-cell office:value-type="float" office:value="19.7129">
                <text:p>20</text:p>
              </table:table-cell>
              <table:table-cell office:value-type="float" office:value="227.189">
                <text:p>227.189</text:p>
              </table:table-cell>
            </table:table-row>
            <table:table-row>
              <table:table-cell office:value-type="float" office:value="19.7552">
                <text:p>20</text:p>
              </table:table-cell>
              <table:table-cell office:value-type="float" office:value="227.209">
                <text:p>227.209</text:p>
              </table:table-cell>
            </table:table-row>
            <table:table-row>
              <table:table-cell office:value-type="float" office:value="19.7881">
                <text:p>20</text:p>
              </table:table-cell>
              <table:table-cell office:value-type="float" office:value="227.225">
                <text:p>227.225</text:p>
              </table:table-cell>
            </table:table-row>
            <table:table-row>
              <table:table-cell office:value-type="float" office:value="19.8218">
                <text:p>20</text:p>
              </table:table-cell>
              <table:table-cell office:value-type="float" office:value="227.241">
                <text:p>227.241</text:p>
              </table:table-cell>
            </table:table-row>
            <table:table-row>
              <table:table-cell office:value-type="float" office:value="19.8421">
                <text:p>20</text:p>
              </table:table-cell>
              <table:table-cell office:value-type="float" office:value="227.251">
                <text:p>227.251</text:p>
              </table:table-cell>
            </table:table-row>
            <table:table-row>
              <table:table-cell office:value-type="float" office:value="19.8629">
                <text:p>20</text:p>
              </table:table-cell>
              <table:table-cell office:value-type="float" office:value="227.262">
                <text:p>227.262</text:p>
              </table:table-cell>
            </table:table-row>
            <table:table-row>
              <table:table-cell office:value-type="float" office:value="19.899">
                <text:p>20</text:p>
              </table:table-cell>
              <table:table-cell office:value-type="float" office:value="227.281">
                <text:p>227.281</text:p>
              </table:table-cell>
            </table:table-row>
            <table:table-row>
              <table:table-cell office:value-type="float" office:value="19.9328">
                <text:p>20</text:p>
              </table:table-cell>
              <table:table-cell office:value-type="float" office:value="227.299">
                <text:p>227.299</text:p>
              </table:table-cell>
            </table:table-row>
            <table:table-row>
              <table:table-cell office:value-type="float" office:value="19.9646">
                <text:p>20</text:p>
              </table:table-cell>
              <table:table-cell office:value-type="float" office:value="227.317">
                <text:p>227.317</text:p>
              </table:table-cell>
            </table:table-row>
            <table:table-row>
              <table:table-cell office:value-type="float" office:value="19.9968">
                <text:p>20</text:p>
              </table:table-cell>
              <table:table-cell office:value-type="float" office:value="227.335">
                <text:p>227.335</text:p>
              </table:table-cell>
            </table:table-row>
            <table:table-row>
              <table:table-cell office:value-type="float" office:value="20.0279">
                <text:p>20</text:p>
              </table:table-cell>
              <table:table-cell office:value-type="float" office:value="227.353">
                <text:p>227.353</text:p>
              </table:table-cell>
            </table:table-row>
            <table:table-row>
              <table:table-cell office:value-type="float" office:value="20.0653">
                <text:p>20</text:p>
              </table:table-cell>
              <table:table-cell office:value-type="float" office:value="227.376">
                <text:p>227.376</text:p>
              </table:table-cell>
            </table:table-row>
            <table:table-row>
              <table:table-cell office:value-type="float" office:value="20.1032">
                <text:p>20</text:p>
              </table:table-cell>
              <table:table-cell office:value-type="float" office:value="227.399">
                <text:p>227.399</text:p>
              </table:table-cell>
            </table:table-row>
            <table:table-row>
              <table:table-cell office:value-type="float" office:value="20.129">
                <text:p>20</text:p>
              </table:table-cell>
              <table:table-cell office:value-type="float" office:value="227.415">
                <text:p>227.415</text:p>
              </table:table-cell>
            </table:table-row>
            <table:table-row>
              <table:table-cell office:value-type="float" office:value="20.164">
                <text:p>20</text:p>
              </table:table-cell>
              <table:table-cell office:value-type="float" office:value="227.437">
                <text:p>227.437</text:p>
              </table:table-cell>
            </table:table-row>
            <table:table-row>
              <table:table-cell office:value-type="float" office:value="20.1969">
                <text:p>20</text:p>
              </table:table-cell>
              <table:table-cell office:value-type="float" office:value="227.458">
                <text:p>227.458</text:p>
              </table:table-cell>
            </table:table-row>
            <table:table-row>
              <table:table-cell office:value-type="float" office:value="20.2307">
                <text:p>20</text:p>
              </table:table-cell>
              <table:table-cell office:value-type="float" office:value="227.481">
                <text:p>227.481</text:p>
              </table:table-cell>
            </table:table-row>
            <table:table-row>
              <table:table-cell office:value-type="float" office:value="20.2619">
                <text:p>20</text:p>
              </table:table-cell>
              <table:table-cell office:value-type="float" office:value="227.502">
                <text:p>227.502</text:p>
              </table:table-cell>
            </table:table-row>
            <table:table-row>
              <table:table-cell office:value-type="float" office:value="20.2941">
                <text:p>20</text:p>
              </table:table-cell>
              <table:table-cell office:value-type="float" office:value="227.524">
                <text:p>227.524</text:p>
              </table:table-cell>
            </table:table-row>
            <table:table-row>
              <table:table-cell office:value-type="float" office:value="20.328">
                <text:p>20</text:p>
              </table:table-cell>
              <table:table-cell office:value-type="float" office:value="227.547">
                <text:p>227.547</text:p>
              </table:table-cell>
            </table:table-row>
            <table:table-row>
              <table:table-cell office:value-type="float" office:value="20.3628">
                <text:p>20</text:p>
              </table:table-cell>
              <table:table-cell office:value-type="float" office:value="227.572">
                <text:p>227.572</text:p>
              </table:table-cell>
            </table:table-row>
            <table:table-row>
              <table:table-cell office:value-type="float" office:value="20.3972">
                <text:p>20</text:p>
              </table:table-cell>
              <table:table-cell office:value-type="float" office:value="227.597">
                <text:p>227.597</text:p>
              </table:table-cell>
            </table:table-row>
            <table:table-row>
              <table:table-cell office:value-type="float" office:value="20.4319">
                <text:p>20</text:p>
              </table:table-cell>
              <table:table-cell office:value-type="float" office:value="227.622">
                <text:p>227.622</text:p>
              </table:table-cell>
            </table:table-row>
            <table:table-row>
              <table:table-cell office:value-type="float" office:value="20.4691">
                <text:p>20</text:p>
              </table:table-cell>
              <table:table-cell office:value-type="float" office:value="227.65">
                <text:p>227.65</text:p>
              </table:table-cell>
            </table:table-row>
            <table:table-row>
              <table:table-cell office:value-type="float" office:value="20.5034">
                <text:p>20</text:p>
              </table:table-cell>
              <table:table-cell office:value-type="float" office:value="227.676">
                <text:p>227.676</text:p>
              </table:table-cell>
            </table:table-row>
            <table:table-row>
              <table:table-cell office:value-type="float" office:value="20.5363">
                <text:p>20</text:p>
              </table:table-cell>
              <table:table-cell office:value-type="float" office:value="227.702">
                <text:p>227.702</text:p>
              </table:table-cell>
            </table:table-row>
            <table:table-row>
              <table:table-cell office:value-type="float" office:value="20.5705">
                <text:p>20</text:p>
              </table:table-cell>
              <table:table-cell office:value-type="float" office:value="227.728">
                <text:p>227.728</text:p>
              </table:table-cell>
            </table:table-row>
            <table:table-row>
              <table:table-cell office:value-type="float" office:value="20.6038">
                <text:p>20</text:p>
              </table:table-cell>
              <table:table-cell office:value-type="float" office:value="227.755">
                <text:p>227.755</text:p>
              </table:table-cell>
            </table:table-row>
            <table:table-row>
              <table:table-cell office:value-type="float" office:value="20.6372">
                <text:p>20</text:p>
              </table:table-cell>
              <table:table-cell office:value-type="float" office:value="227.781">
                <text:p>227.781</text:p>
              </table:table-cell>
            </table:table-row>
            <table:table-row>
              <table:table-cell office:value-type="float" office:value="20.6698">
                <text:p>20</text:p>
              </table:table-cell>
              <table:table-cell office:value-type="float" office:value="227.808">
                <text:p>227.808</text:p>
              </table:table-cell>
            </table:table-row>
            <table:table-row>
              <table:table-cell office:value-type="float" office:value="20.7025">
                <text:p>20</text:p>
              </table:table-cell>
              <table:table-cell office:value-type="float" office:value="227.835">
                <text:p>227.835</text:p>
              </table:table-cell>
            </table:table-row>
            <table:table-row>
              <table:table-cell office:value-type="float" office:value="20.7355">
                <text:p>20</text:p>
              </table:table-cell>
              <table:table-cell office:value-type="float" office:value="227.863">
                <text:p>227.863</text:p>
              </table:table-cell>
            </table:table-row>
            <table:table-row>
              <table:table-cell office:value-type="float" office:value="20.7744">
                <text:p>20</text:p>
              </table:table-cell>
              <table:table-cell office:value-type="float" office:value="227.896">
                <text:p>227.896</text:p>
              </table:table-cell>
            </table:table-row>
            <table:table-row>
              <table:table-cell office:value-type="float" office:value="20.8073">
                <text:p>20</text:p>
              </table:table-cell>
              <table:table-cell office:value-type="float" office:value="227.924">
                <text:p>227.924</text:p>
              </table:table-cell>
            </table:table-row>
            <table:table-row>
              <table:table-cell office:value-type="float" office:value="20.8379">
                <text:p>20</text:p>
              </table:table-cell>
              <table:table-cell office:value-type="float" office:value="227.95">
                <text:p>227.95</text:p>
              </table:table-cell>
            </table:table-row>
            <table:table-row>
              <table:table-cell office:value-type="float" office:value="20.8694">
                <text:p>20</text:p>
              </table:table-cell>
              <table:table-cell office:value-type="float" office:value="227.978">
                <text:p>227.978</text:p>
              </table:table-cell>
            </table:table-row>
            <table:table-row>
              <table:table-cell office:value-type="float" office:value="20.9008">
                <text:p>20</text:p>
              </table:table-cell>
              <table:table-cell office:value-type="float" office:value="228.006">
                <text:p>228.006</text:p>
              </table:table-cell>
            </table:table-row>
            <table:table-row>
              <table:table-cell office:value-type="float" office:value="20.9313">
                <text:p>20</text:p>
              </table:table-cell>
              <table:table-cell office:value-type="float" office:value="228.033">
                <text:p>228.033</text:p>
              </table:table-cell>
            </table:table-row>
            <table:table-row>
              <table:table-cell office:value-type="float" office:value="20.9639">
                <text:p>20</text:p>
              </table:table-cell>
              <table:table-cell office:value-type="float" office:value="228.062">
                <text:p>228.062</text:p>
              </table:table-cell>
            </table:table-row>
            <table:table-row>
              <table:table-cell office:value-type="float" office:value="20.9975">
                <text:p>20</text:p>
              </table:table-cell>
              <table:table-cell office:value-type="float" office:value="228.093">
                <text:p>228.093</text:p>
              </table:table-cell>
            </table:table-row>
            <table:table-row>
              <table:table-cell office:value-type="float" office:value="21.033">
                <text:p>20</text:p>
              </table:table-cell>
              <table:table-cell office:value-type="float" office:value="228.126">
                <text:p>228.126</text:p>
              </table:table-cell>
            </table:table-row>
            <table:table-row>
              <table:table-cell office:value-type="float" office:value="21.0679">
                <text:p>20</text:p>
              </table:table-cell>
              <table:table-cell office:value-type="float" office:value="228.158">
                <text:p>228.158</text:p>
              </table:table-cell>
            </table:table-row>
            <table:table-row>
              <table:table-cell office:value-type="float" office:value="21.0988">
                <text:p>20</text:p>
              </table:table-cell>
              <table:table-cell office:value-type="float" office:value="228.187">
                <text:p>228.187</text:p>
              </table:table-cell>
            </table:table-row>
            <table:table-row>
              <table:table-cell office:value-type="float" office:value="21.1309">
                <text:p>20</text:p>
              </table:table-cell>
              <table:table-cell office:value-type="float" office:value="228.218">
                <text:p>228.218</text:p>
              </table:table-cell>
            </table:table-row>
            <table:table-row>
              <table:table-cell office:value-type="float" office:value="21.1629">
                <text:p>20</text:p>
              </table:table-cell>
              <table:table-cell office:value-type="float" office:value="228.248">
                <text:p>228.248</text:p>
              </table:table-cell>
            </table:table-row>
            <table:table-row>
              <table:table-cell office:value-type="float" office:value="21.1958">
                <text:p>20</text:p>
              </table:table-cell>
              <table:table-cell office:value-type="float" office:value="228.28">
                <text:p>228.28</text:p>
              </table:table-cell>
            </table:table-row>
            <table:table-row>
              <table:table-cell office:value-type="float" office:value="21.2176">
                <text:p>20</text:p>
              </table:table-cell>
              <table:table-cell office:value-type="float" office:value="228.302">
                <text:p>228.302</text:p>
              </table:table-cell>
            </table:table-row>
            <table:table-row>
              <table:table-cell office:value-type="float" office:value="21.2533">
                <text:p>20</text:p>
              </table:table-cell>
              <table:table-cell office:value-type="float" office:value="228.337">
                <text:p>228.337</text:p>
              </table:table-cell>
            </table:table-row>
            <table:table-row>
              <table:table-cell office:value-type="float" office:value="21.2874">
                <text:p>20</text:p>
              </table:table-cell>
              <table:table-cell office:value-type="float" office:value="228.37">
                <text:p>228.37</text:p>
              </table:table-cell>
            </table:table-row>
            <table:table-row>
              <table:table-cell office:value-type="float" office:value="21.3213">
                <text:p>20</text:p>
              </table:table-cell>
              <table:table-cell office:value-type="float" office:value="228.404">
                <text:p>228.404</text:p>
              </table:table-cell>
            </table:table-row>
            <table:table-row>
              <table:table-cell office:value-type="float" office:value="21.3535">
                <text:p>20</text:p>
              </table:table-cell>
              <table:table-cell office:value-type="float" office:value="228.436">
                <text:p>228.436</text:p>
              </table:table-cell>
            </table:table-row>
            <table:table-row>
              <table:table-cell office:value-type="float" office:value="21.3883">
                <text:p>20</text:p>
              </table:table-cell>
              <table:table-cell office:value-type="float" office:value="228.472">
                <text:p>228.472</text:p>
              </table:table-cell>
            </table:table-row>
            <table:table-row>
              <table:table-cell office:value-type="float" office:value="21.4215">
                <text:p>20</text:p>
              </table:table-cell>
              <table:table-cell office:value-type="float" office:value="228.505">
                <text:p>228.505</text:p>
              </table:table-cell>
            </table:table-row>
            <table:table-row>
              <table:table-cell office:value-type="float" office:value="21.454">
                <text:p>20</text:p>
              </table:table-cell>
              <table:table-cell office:value-type="float" office:value="228.539">
                <text:p>228.539</text:p>
              </table:table-cell>
            </table:table-row>
            <table:table-row>
              <table:table-cell office:value-type="float" office:value="21.4869">
                <text:p>20</text:p>
              </table:table-cell>
              <table:table-cell office:value-type="float" office:value="228.573">
                <text:p>228.573</text:p>
              </table:table-cell>
            </table:table-row>
            <table:table-row>
              <table:table-cell office:value-type="float" office:value="21.518">
                <text:p>20</text:p>
              </table:table-cell>
              <table:table-cell office:value-type="float" office:value="228.605">
                <text:p>228.605</text:p>
              </table:table-cell>
            </table:table-row>
            <table:table-row>
              <table:table-cell office:value-type="float" office:value="21.551">
                <text:p>20</text:p>
              </table:table-cell>
              <table:table-cell office:value-type="float" office:value="228.64">
                <text:p>228.64</text:p>
              </table:table-cell>
            </table:table-row>
            <table:table-row>
              <table:table-cell office:value-type="float" office:value="21.583">
                <text:p>20</text:p>
              </table:table-cell>
              <table:table-cell office:value-type="float" office:value="228.673">
                <text:p>228.673</text:p>
              </table:table-cell>
            </table:table-row>
            <table:table-row>
              <table:table-cell office:value-type="float" office:value="21.6158">
                <text:p>20</text:p>
              </table:table-cell>
              <table:table-cell office:value-type="float" office:value="228.708">
                <text:p>228.708</text:p>
              </table:table-cell>
            </table:table-row>
            <table:table-row>
              <table:table-cell office:value-type="float" office:value="21.6471">
                <text:p>20</text:p>
              </table:table-cell>
              <table:table-cell office:value-type="float" office:value="228.742">
                <text:p>228.742</text:p>
              </table:table-cell>
            </table:table-row>
            <table:table-row>
              <table:table-cell office:value-type="float" office:value="21.68">
                <text:p>20</text:p>
              </table:table-cell>
              <table:table-cell office:value-type="float" office:value="228.777">
                <text:p>228.777</text:p>
              </table:table-cell>
            </table:table-row>
            <table:table-row>
              <table:table-cell office:value-type="float" office:value="21.7118">
                <text:p>20</text:p>
              </table:table-cell>
              <table:table-cell office:value-type="float" office:value="228.811">
                <text:p>228.811</text:p>
              </table:table-cell>
            </table:table-row>
            <table:table-row>
              <table:table-cell office:value-type="float" office:value="21.7436">
                <text:p>20</text:p>
              </table:table-cell>
              <table:table-cell office:value-type="float" office:value="228.846">
                <text:p>228.846</text:p>
              </table:table-cell>
            </table:table-row>
            <table:table-row>
              <table:table-cell office:value-type="float" office:value="21.7751">
                <text:p>20</text:p>
              </table:table-cell>
              <table:table-cell office:value-type="float" office:value="228.88">
                <text:p>228.88</text:p>
              </table:table-cell>
            </table:table-row>
            <table:table-row>
              <table:table-cell office:value-type="float" office:value="21.8076">
                <text:p>20</text:p>
              </table:table-cell>
              <table:table-cell office:value-type="float" office:value="228.916">
                <text:p>228.916</text:p>
              </table:table-cell>
            </table:table-row>
            <table:table-row>
              <table:table-cell office:value-type="float" office:value="21.8402">
                <text:p>20</text:p>
              </table:table-cell>
              <table:table-cell office:value-type="float" office:value="228.952">
                <text:p>228.952</text:p>
              </table:table-cell>
            </table:table-row>
            <table:table-row>
              <table:table-cell office:value-type="float" office:value="21.87">
                <text:p>20</text:p>
              </table:table-cell>
              <table:table-cell office:value-type="float" office:value="228.985">
                <text:p>228.985</text:p>
              </table:table-cell>
            </table:table-row>
            <table:table-row>
              <table:table-cell office:value-type="float" office:value="21.9006">
                <text:p>20</text:p>
              </table:table-cell>
              <table:table-cell office:value-type="float" office:value="229.019">
                <text:p>229.019</text:p>
              </table:table-cell>
            </table:table-row>
            <table:table-row>
              <table:table-cell office:value-type="float" office:value="21.9323">
                <text:p>20</text:p>
              </table:table-cell>
              <table:table-cell office:value-type="float" office:value="229.054">
                <text:p>229.054</text:p>
              </table:table-cell>
            </table:table-row>
            <table:table-row>
              <table:table-cell office:value-type="float" office:value="21.9657">
                <text:p>20</text:p>
              </table:table-cell>
              <table:table-cell office:value-type="float" office:value="229.092">
                <text:p>229.092</text:p>
              </table:table-cell>
            </table:table-row>
            <table:table-row>
              <table:table-cell office:value-type="float" office:value="22.0003">
                <text:p>20</text:p>
              </table:table-cell>
              <table:table-cell office:value-type="float" office:value="229.131">
                <text:p>229.131</text:p>
              </table:table-cell>
            </table:table-row>
            <table:table-row>
              <table:table-cell office:value-type="float" office:value="22.0348">
                <text:p>20</text:p>
              </table:table-cell>
              <table:table-cell office:value-type="float" office:value="229.17">
                <text:p>229.17</text:p>
              </table:table-cell>
            </table:table-row>
            <table:table-row>
              <table:table-cell office:value-type="float" office:value="22.0698">
                <text:p>20</text:p>
              </table:table-cell>
              <table:table-cell office:value-type="float" office:value="229.21">
                <text:p>229.21</text:p>
              </table:table-cell>
            </table:table-row>
            <table:table-row>
              <table:table-cell office:value-type="float" office:value="22.1041">
                <text:p>20</text:p>
              </table:table-cell>
              <table:table-cell office:value-type="float" office:value="229.249">
                <text:p>229.249</text:p>
              </table:table-cell>
            </table:table-row>
            <table:table-row>
              <table:table-cell office:value-type="float" office:value="22.136">
                <text:p>20</text:p>
              </table:table-cell>
              <table:table-cell office:value-type="float" office:value="229.286">
                <text:p>229.286</text:p>
              </table:table-cell>
            </table:table-row>
            <table:table-row>
              <table:table-cell office:value-type="float" office:value="22.1568">
                <text:p>20</text:p>
              </table:table-cell>
              <table:table-cell office:value-type="float" office:value="229.31">
                <text:p>229.31</text:p>
              </table:table-cell>
            </table:table-row>
            <table:table-row>
              <table:table-cell office:value-type="float" office:value="22.185">
                <text:p>20</text:p>
              </table:table-cell>
              <table:table-cell office:value-type="float" office:value="229.343">
                <text:p>229.343</text:p>
              </table:table-cell>
            </table:table-row>
            <table:table-row>
              <table:table-cell office:value-type="float" office:value="22.2126">
                <text:p>20</text:p>
              </table:table-cell>
              <table:table-cell office:value-type="float" office:value="229.375">
                <text:p>229.375</text:p>
              </table:table-cell>
            </table:table-row>
            <table:table-row>
              <table:table-cell office:value-type="float" office:value="22.2417">
                <text:p>20</text:p>
              </table:table-cell>
              <table:table-cell office:value-type="float" office:value="229.408">
                <text:p>229.408</text:p>
              </table:table-cell>
            </table:table-row>
            <table:table-row>
              <table:table-cell office:value-type="float" office:value="22.2693">
                <text:p>20</text:p>
              </table:table-cell>
              <table:table-cell office:value-type="float" office:value="229.44">
                <text:p>229.44</text:p>
              </table:table-cell>
            </table:table-row>
            <table:table-row>
              <table:table-cell office:value-type="float" office:value="22.298">
                <text:p>20</text:p>
              </table:table-cell>
              <table:table-cell office:value-type="float" office:value="229.474">
                <text:p>229.474</text:p>
              </table:table-cell>
            </table:table-row>
            <table:table-row>
              <table:table-cell office:value-type="float" office:value="22.326">
                <text:p>20</text:p>
              </table:table-cell>
              <table:table-cell office:value-type="float" office:value="229.507">
                <text:p>229.507</text:p>
              </table:table-cell>
            </table:table-row>
            <table:table-row>
              <table:table-cell office:value-type="float" office:value="22.3553">
                <text:p>20</text:p>
              </table:table-cell>
              <table:table-cell office:value-type="float" office:value="229.541">
                <text:p>229.541</text:p>
              </table:table-cell>
            </table:table-row>
            <table:table-row>
              <table:table-cell office:value-type="float" office:value="22.3862">
                <text:p>20</text:p>
              </table:table-cell>
              <table:table-cell office:value-type="float" office:value="229.577">
                <text:p>229.577</text:p>
              </table:table-cell>
            </table:table-row>
            <table:table-row>
              <table:table-cell office:value-type="float" office:value="22.4152">
                <text:p>20</text:p>
              </table:table-cell>
              <table:table-cell office:value-type="float" office:value="229.611">
                <text:p>229.611</text:p>
              </table:table-cell>
            </table:table-row>
            <table:table-row>
              <table:table-cell office:value-type="float" office:value="22.4464">
                <text:p>20</text:p>
              </table:table-cell>
              <table:table-cell office:value-type="float" office:value="229.648">
                <text:p>229.648</text:p>
              </table:table-cell>
            </table:table-row>
            <table:table-row>
              <table:table-cell office:value-type="float" office:value="22.4793">
                <text:p>20</text:p>
              </table:table-cell>
              <table:table-cell office:value-type="float" office:value="229.687">
                <text:p>229.687</text:p>
              </table:table-cell>
            </table:table-row>
            <table:table-row>
              <table:table-cell office:value-type="float" office:value="22.5076">
                <text:p>20</text:p>
              </table:table-cell>
              <table:table-cell office:value-type="float" office:value="229.721">
                <text:p>229.721</text:p>
              </table:table-cell>
            </table:table-row>
            <table:table-row>
              <table:table-cell office:value-type="float" office:value="22.5367">
                <text:p>20</text:p>
              </table:table-cell>
              <table:table-cell office:value-type="float" office:value="229.755">
                <text:p>229.755</text:p>
              </table:table-cell>
            </table:table-row>
            <table:table-row>
              <table:table-cell office:value-type="float" office:value="22.5651">
                <text:p>20</text:p>
              </table:table-cell>
              <table:table-cell office:value-type="float" office:value="229.788">
                <text:p>229.788</text:p>
              </table:table-cell>
            </table:table-row>
            <table:table-row>
              <table:table-cell office:value-type="float" office:value="22.5931">
                <text:p>20</text:p>
              </table:table-cell>
              <table:table-cell office:value-type="float" office:value="229.822">
                <text:p>229.822</text:p>
              </table:table-cell>
            </table:table-row>
            <table:table-row>
              <table:table-cell office:value-type="float" office:value="22.6225">
                <text:p>20</text:p>
              </table:table-cell>
              <table:table-cell office:value-type="float" office:value="229.856">
                <text:p>229.856</text:p>
              </table:table-cell>
            </table:table-row>
            <table:table-row>
              <table:table-cell office:value-type="float" office:value="22.6519">
                <text:p>20</text:p>
              </table:table-cell>
              <table:table-cell office:value-type="float" office:value="229.891">
                <text:p>229.891</text:p>
              </table:table-cell>
            </table:table-row>
            <table:table-row>
              <table:table-cell office:value-type="float" office:value="22.6812">
                <text:p>20</text:p>
              </table:table-cell>
              <table:table-cell office:value-type="float" office:value="229.926">
                <text:p>229.926</text:p>
              </table:table-cell>
            </table:table-row>
            <table:table-row>
              <table:table-cell office:value-type="float" office:value="22.7105">
                <text:p>20</text:p>
              </table:table-cell>
              <table:table-cell office:value-type="float" office:value="229.96">
                <text:p>229.96</text:p>
              </table:table-cell>
            </table:table-row>
            <table:table-row>
              <table:table-cell office:value-type="float" office:value="22.7413">
                <text:p>20</text:p>
              </table:table-cell>
              <table:table-cell office:value-type="float" office:value="229.996">
                <text:p>229.996</text:p>
              </table:table-cell>
            </table:table-row>
            <table:table-row>
              <table:table-cell office:value-type="float" office:value="22.772">
                <text:p>20</text:p>
              </table:table-cell>
              <table:table-cell office:value-type="float" office:value="230.032">
                <text:p>230.032</text:p>
              </table:table-cell>
            </table:table-row>
            <table:table-row>
              <table:table-cell office:value-type="float" office:value="22.8006">
                <text:p>20</text:p>
              </table:table-cell>
              <table:table-cell office:value-type="float" office:value="230.066">
                <text:p>230.066</text:p>
              </table:table-cell>
            </table:table-row>
            <table:table-row>
              <table:table-cell office:value-type="float" office:value="22.8318">
                <text:p>20</text:p>
              </table:table-cell>
              <table:table-cell office:value-type="float" office:value="230.103">
                <text:p>230.103</text:p>
              </table:table-cell>
            </table:table-row>
            <table:table-row>
              <table:table-cell office:value-type="float" office:value="22.8611">
                <text:p>20</text:p>
              </table:table-cell>
              <table:table-cell office:value-type="float" office:value="230.137">
                <text:p>230.137</text:p>
              </table:table-cell>
            </table:table-row>
            <table:table-row>
              <table:table-cell office:value-type="float" office:value="22.8914">
                <text:p>20</text:p>
              </table:table-cell>
              <table:table-cell office:value-type="float" office:value="230.172">
                <text:p>230.172</text:p>
              </table:table-cell>
            </table:table-row>
            <table:table-row>
              <table:table-cell office:value-type="float" office:value="22.921">
                <text:p>20</text:p>
              </table:table-cell>
              <table:table-cell office:value-type="float" office:value="230.206">
                <text:p>230.206</text:p>
              </table:table-cell>
            </table:table-row>
            <table:table-row>
              <table:table-cell office:value-type="float" office:value="22.9511">
                <text:p>20</text:p>
              </table:table-cell>
              <table:table-cell office:value-type="float" office:value="230.241">
                <text:p>230.241</text:p>
              </table:table-cell>
            </table:table-row>
            <table:table-row>
              <table:table-cell office:value-type="float" office:value="22.9813">
                <text:p>20</text:p>
              </table:table-cell>
              <table:table-cell office:value-type="float" office:value="230.276">
                <text:p>230.276</text:p>
              </table:table-cell>
            </table:table-row>
            <table:table-row>
              <table:table-cell office:value-type="float" office:value="23.0129">
                <text:p>20</text:p>
              </table:table-cell>
              <table:table-cell office:value-type="float" office:value="230.312">
                <text:p>230.312</text:p>
              </table:table-cell>
            </table:table-row>
            <table:table-row>
              <table:table-cell office:value-type="float" office:value="23.0507">
                <text:p>20</text:p>
              </table:table-cell>
              <table:table-cell office:value-type="float" office:value="230.355">
                <text:p>230.355</text:p>
              </table:table-cell>
            </table:table-row>
            <table:table-row>
              <table:table-cell office:value-type="float" office:value="23.0882">
                <text:p>20</text:p>
              </table:table-cell>
              <table:table-cell office:value-type="float" office:value="230.397">
                <text:p>230.397</text:p>
              </table:table-cell>
            </table:table-row>
            <table:table-row>
              <table:table-cell office:value-type="float" office:value="23.1223">
                <text:p>20</text:p>
              </table:table-cell>
              <table:table-cell office:value-type="float" office:value="230.435">
                <text:p>230.435</text:p>
              </table:table-cell>
            </table:table-row>
            <table:table-row>
              <table:table-cell office:value-type="float" office:value="23.1568">
                <text:p>20</text:p>
              </table:table-cell>
              <table:table-cell office:value-type="float" office:value="230.473">
                <text:p>230.473</text:p>
              </table:table-cell>
            </table:table-row>
            <table:table-row>
              <table:table-cell office:value-type="float" office:value="23.1932">
                <text:p>20</text:p>
              </table:table-cell>
              <table:table-cell office:value-type="float" office:value="230.513">
                <text:p>230.513</text:p>
              </table:table-cell>
            </table:table-row>
            <table:table-row>
              <table:table-cell office:value-type="float" office:value="23.2264">
                <text:p>20</text:p>
              </table:table-cell>
              <table:table-cell office:value-type="float" office:value="230.549">
                <text:p>230.549</text:p>
              </table:table-cell>
            </table:table-row>
            <table:table-row>
              <table:table-cell office:value-type="float" office:value="23.261">
                <text:p>20</text:p>
              </table:table-cell>
              <table:table-cell office:value-type="float" office:value="230.587">
                <text:p>230.587</text:p>
              </table:table-cell>
            </table:table-row>
            <table:table-row>
              <table:table-cell office:value-type="float" office:value="23.2957">
                <text:p>20</text:p>
              </table:table-cell>
              <table:table-cell office:value-type="float" office:value="230.623">
                <text:p>230.623</text:p>
              </table:table-cell>
            </table:table-row>
            <table:table-row>
              <table:table-cell office:value-type="float" office:value="23.3297">
                <text:p>20</text:p>
              </table:table-cell>
              <table:table-cell office:value-type="float" office:value="230.659">
                <text:p>230.659</text:p>
              </table:table-cell>
            </table:table-row>
            <table:table-row>
              <table:table-cell office:value-type="float" office:value="23.3636">
                <text:p>20</text:p>
              </table:table-cell>
              <table:table-cell office:value-type="float" office:value="230.694">
                <text:p>230.694</text:p>
              </table:table-cell>
            </table:table-row>
            <table:table-row>
              <table:table-cell office:value-type="float" office:value="23.386">
                <text:p>20</text:p>
              </table:table-cell>
              <table:table-cell office:value-type="float" office:value="230.718">
                <text:p>230.718</text:p>
              </table:table-cell>
            </table:table-row>
            <table:table-row>
              <table:table-cell office:value-type="float" office:value="23.4213">
                <text:p>20</text:p>
              </table:table-cell>
              <table:table-cell office:value-type="float" office:value="230.753">
                <text:p>230.753</text:p>
              </table:table-cell>
            </table:table-row>
            <table:table-row>
              <table:table-cell office:value-type="float" office:value="23.4588">
                <text:p>20</text:p>
              </table:table-cell>
              <table:table-cell office:value-type="float" office:value="230.791">
                <text:p>230.791</text:p>
              </table:table-cell>
            </table:table-row>
            <table:table-row>
              <table:table-cell office:value-type="float" office:value="23.498">
                <text:p>20</text:p>
              </table:table-cell>
              <table:table-cell office:value-type="float" office:value="230.829">
                <text:p>230.829</text:p>
              </table:table-cell>
            </table:table-row>
            <table:table-row>
              <table:table-cell office:value-type="float" office:value="23.5366">
                <text:p>20</text:p>
              </table:table-cell>
              <table:table-cell office:value-type="float" office:value="230.867">
                <text:p>230.867</text:p>
              </table:table-cell>
            </table:table-row>
            <table:table-row>
              <table:table-cell office:value-type="float" office:value="23.5739">
                <text:p>20</text:p>
              </table:table-cell>
              <table:table-cell office:value-type="float" office:value="230.902">
                <text:p>230.902</text:p>
              </table:table-cell>
            </table:table-row>
            <table:table-row>
              <table:table-cell office:value-type="float" office:value="23.6082">
                <text:p>20</text:p>
              </table:table-cell>
              <table:table-cell office:value-type="float" office:value="230.934">
                <text:p>230.934</text:p>
              </table:table-cell>
            </table:table-row>
            <table:table-row>
              <table:table-cell office:value-type="float" office:value="23.6427">
                <text:p>20</text:p>
              </table:table-cell>
              <table:table-cell office:value-type="float" office:value="230.965">
                <text:p>230.965</text:p>
              </table:table-cell>
            </table:table-row>
            <table:table-row>
              <table:table-cell office:value-type="float" office:value="23.6766">
                <text:p>20</text:p>
              </table:table-cell>
              <table:table-cell office:value-type="float" office:value="230.995">
                <text:p>230.995</text:p>
              </table:table-cell>
            </table:table-row>
            <table:table-row>
              <table:table-cell office:value-type="float" office:value="23.7117">
                <text:p>20</text:p>
              </table:table-cell>
              <table:table-cell office:value-type="float" office:value="231.026">
                <text:p>231.026</text:p>
              </table:table-cell>
            </table:table-row>
            <table:table-row>
              <table:table-cell office:value-type="float" office:value="23.7472">
                <text:p>20</text:p>
              </table:table-cell>
              <table:table-cell office:value-type="float" office:value="231.056">
                <text:p>231.056</text:p>
              </table:table-cell>
            </table:table-row>
            <table:table-row>
              <table:table-cell office:value-type="float" office:value="23.782">
                <text:p>20</text:p>
              </table:table-cell>
              <table:table-cell office:value-type="float" office:value="231.085">
                <text:p>231.085</text:p>
              </table:table-cell>
            </table:table-row>
            <table:table-row>
              <table:table-cell office:value-type="float" office:value="23.8163">
                <text:p>20</text:p>
              </table:table-cell>
              <table:table-cell office:value-type="float" office:value="231.112">
                <text:p>231.112</text:p>
              </table:table-cell>
            </table:table-row>
            <table:table-row>
              <table:table-cell office:value-type="float" office:value="23.8507">
                <text:p>20</text:p>
              </table:table-cell>
              <table:table-cell office:value-type="float" office:value="231.139">
                <text:p>231.139</text:p>
              </table:table-cell>
            </table:table-row>
            <table:table-row>
              <table:table-cell office:value-type="float" office:value="23.8867">
                <text:p>20</text:p>
              </table:table-cell>
              <table:table-cell office:value-type="float" office:value="231.167">
                <text:p>231.167</text:p>
              </table:table-cell>
            </table:table-row>
            <table:table-row>
              <table:table-cell office:value-type="float" office:value="23.9247">
                <text:p>20</text:p>
              </table:table-cell>
              <table:table-cell office:value-type="float" office:value="231.195">
                <text:p>231.195</text:p>
              </table:table-cell>
            </table:table-row>
            <table:table-row>
              <table:table-cell office:value-type="float" office:value="23.9592">
                <text:p>20</text:p>
              </table:table-cell>
              <table:table-cell office:value-type="float" office:value="231.22">
                <text:p>231.22</text:p>
              </table:table-cell>
            </table:table-row>
            <table:table-row>
              <table:table-cell office:value-type="float" office:value="23.997">
                <text:p>20</text:p>
              </table:table-cell>
              <table:table-cell office:value-type="float" office:value="231.246">
                <text:p>231.246</text:p>
              </table:table-cell>
            </table:table-row>
            <table:table-row>
              <table:table-cell office:value-type="float" office:value="24.0318">
                <text:p>20</text:p>
              </table:table-cell>
              <table:table-cell office:value-type="float" office:value="231.269">
                <text:p>231.269</text:p>
              </table:table-cell>
            </table:table-row>
            <table:table-row>
              <table:table-cell office:value-type="float" office:value="24.0674">
                <text:p>20</text:p>
              </table:table-cell>
              <table:table-cell office:value-type="float" office:value="231.292">
                <text:p>231.292</text:p>
              </table:table-cell>
            </table:table-row>
            <table:table-row>
              <table:table-cell office:value-type="float" office:value="24.1024">
                <text:p>20</text:p>
              </table:table-cell>
              <table:table-cell office:value-type="float" office:value="231.313">
                <text:p>231.313</text:p>
              </table:table-cell>
            </table:table-row>
            <table:table-row>
              <table:table-cell office:value-type="float" office:value="24.1396">
                <text:p>20</text:p>
              </table:table-cell>
              <table:table-cell office:value-type="float" office:value="231.335">
                <text:p>231.335</text:p>
              </table:table-cell>
            </table:table-row>
            <table:table-row>
              <table:table-cell office:value-type="float" office:value="24.1596">
                <text:p>20</text:p>
              </table:table-cell>
              <table:table-cell office:value-type="float" office:value="231.346">
                <text:p>231.346</text:p>
              </table:table-cell>
            </table:table-row>
            <table:table-row>
              <table:table-cell office:value-type="float" office:value="24.1975">
                <text:p>20</text:p>
              </table:table-cell>
              <table:table-cell office:value-type="float" office:value="231.367">
                <text:p>231.367</text:p>
              </table:table-cell>
            </table:table-row>
            <table:table-row>
              <table:table-cell office:value-type="float" office:value="24.2347">
                <text:p>20</text:p>
              </table:table-cell>
              <table:table-cell office:value-type="float" office:value="231.386">
                <text:p>231.386</text:p>
              </table:table-cell>
            </table:table-row>
            <table:table-row>
              <table:table-cell office:value-type="float" office:value="24.2722">
                <text:p>20</text:p>
              </table:table-cell>
              <table:table-cell office:value-type="float" office:value="231.404">
                <text:p>231.404</text:p>
              </table:table-cell>
            </table:table-row>
            <table:table-row>
              <table:table-cell office:value-type="float" office:value="24.3098">
                <text:p>20</text:p>
              </table:table-cell>
              <table:table-cell office:value-type="float" office:value="231.422">
                <text:p>231.422</text:p>
              </table:table-cell>
            </table:table-row>
            <table:table-row>
              <table:table-cell office:value-type="float" office:value="24.347">
                <text:p>20</text:p>
              </table:table-cell>
              <table:table-cell office:value-type="float" office:value="231.437">
                <text:p>231.437</text:p>
              </table:table-cell>
            </table:table-row>
            <table:table-row>
              <table:table-cell office:value-type="float" office:value="24.367">
                <text:p>20</text:p>
              </table:table-cell>
              <table:table-cell office:value-type="float" office:value="231.446">
                <text:p>231.446</text:p>
              </table:table-cell>
            </table:table-row>
            <table:table-row>
              <table:table-cell office:value-type="float" office:value="24.4037">
                <text:p>20</text:p>
              </table:table-cell>
              <table:table-cell office:value-type="float" office:value="231.46">
                <text:p>231.46</text:p>
              </table:table-cell>
            </table:table-row>
            <table:table-row>
              <table:table-cell office:value-type="float" office:value="24.4249">
                <text:p>20</text:p>
              </table:table-cell>
              <table:table-cell office:value-type="float" office:value="231.467">
                <text:p>231.467</text:p>
              </table:table-cell>
            </table:table-row>
            <table:table-row>
              <table:table-cell office:value-type="float" office:value="24.4465">
                <text:p>20</text:p>
              </table:table-cell>
              <table:table-cell office:value-type="float" office:value="231.475">
                <text:p>231.475</text:p>
              </table:table-cell>
            </table:table-row>
            <table:table-row>
              <table:table-cell office:value-type="float" office:value="24.485">
                <text:p>20</text:p>
              </table:table-cell>
              <table:table-cell office:value-type="float" office:value="231.487">
                <text:p>231.487</text:p>
              </table:table-cell>
            </table:table-row>
            <table:table-row>
              <table:table-cell office:value-type="float" office:value="24.5219">
                <text:p>20</text:p>
              </table:table-cell>
              <table:table-cell office:value-type="float" office:value="231.497">
                <text:p>231.497</text:p>
              </table:table-cell>
            </table:table-row>
            <table:table-row>
              <table:table-cell office:value-type="float" office:value="24.5583">
                <text:p>20</text:p>
              </table:table-cell>
              <table:table-cell office:value-type="float" office:value="231.507">
                <text:p>231.507</text:p>
              </table:table-cell>
            </table:table-row>
            <table:table-row>
              <table:table-cell office:value-type="float" office:value="24.597">
                <text:p>20</text:p>
              </table:table-cell>
              <table:table-cell office:value-type="float" office:value="231.515">
                <text:p>231.515</text:p>
              </table:table-cell>
            </table:table-row>
            <table:table-row>
              <table:table-cell office:value-type="float" office:value="24.6346">
                <text:p>20</text:p>
              </table:table-cell>
              <table:table-cell office:value-type="float" office:value="231.523">
                <text:p>231.523</text:p>
              </table:table-cell>
            </table:table-row>
            <table:table-row>
              <table:table-cell office:value-type="float" office:value="24.6715">
                <text:p>20</text:p>
              </table:table-cell>
              <table:table-cell office:value-type="float" office:value="231.529">
                <text:p>231.529</text:p>
              </table:table-cell>
            </table:table-row>
            <table:table-row>
              <table:table-cell office:value-type="float" office:value="24.7101">
                <text:p>20</text:p>
              </table:table-cell>
              <table:table-cell office:value-type="float" office:value="231.534">
                <text:p>231.534</text:p>
              </table:table-cell>
            </table:table-row>
            <table:table-row>
              <table:table-cell office:value-type="float" office:value="24.7507">
                <text:p>20</text:p>
              </table:table-cell>
              <table:table-cell office:value-type="float" office:value="231.538">
                <text:p>231.538</text:p>
              </table:table-cell>
            </table:table-row>
            <table:table-row>
              <table:table-cell office:value-type="float" office:value="24.7708">
                <text:p>20</text:p>
              </table:table-cell>
              <table:table-cell office:value-type="float" office:value="231.539">
                <text:p>231.539</text:p>
              </table:table-cell>
            </table:table-row>
            <table:table-row>
              <table:table-cell office:value-type="float" office:value="24.8089">
                <text:p>20</text:p>
              </table:table-cell>
              <table:table-cell office:value-type="float" office:value="231.541">
                <text:p>231.541</text:p>
              </table:table-cell>
            </table:table-row>
            <table:table-row>
              <table:table-cell office:value-type="float" office:value="24.8462">
                <text:p>20</text:p>
              </table:table-cell>
              <table:table-cell office:value-type="float" office:value="231.542">
                <text:p>231.542</text:p>
              </table:table-cell>
            </table:table-row>
            <table:table-row>
              <table:table-cell office:value-type="float" office:value="24.8824">
                <text:p>20</text:p>
              </table:table-cell>
              <table:table-cell office:value-type="float" office:value="231.541">
                <text:p>231.541</text:p>
              </table:table-cell>
            </table:table-row>
            <table:table-row>
              <table:table-cell office:value-type="float" office:value="24.9162">
                <text:p>20</text:p>
              </table:table-cell>
              <table:table-cell office:value-type="float" office:value="231.54">
                <text:p>231.54</text:p>
              </table:table-cell>
            </table:table-row>
            <table:table-row>
              <table:table-cell office:value-type="float" office:value="24.9543">
                <text:p>20</text:p>
              </table:table-cell>
              <table:table-cell office:value-type="float" office:value="231.537">
                <text:p>231.537</text:p>
              </table:table-cell>
            </table:table-row>
            <table:table-row>
              <table:table-cell office:value-type="float" office:value="24.9902">
                <text:p>20</text:p>
              </table:table-cell>
              <table:table-cell office:value-type="float" office:value="231.533">
                <text:p>231.533</text:p>
              </table:table-cell>
            </table:table-row>
            <table:table-row>
              <table:table-cell office:value-type="float" office:value="25.0251">
                <text:p>30</text:p>
              </table:table-cell>
              <table:table-cell office:value-type="float" office:value="231.529">
                <text:p>231.529</text:p>
              </table:table-cell>
            </table:table-row>
            <table:table-row>
              <table:table-cell office:value-type="float" office:value="25.0613">
                <text:p>30</text:p>
              </table:table-cell>
              <table:table-cell office:value-type="float" office:value="231.523">
                <text:p>231.523</text:p>
              </table:table-cell>
            </table:table-row>
            <table:table-row>
              <table:table-cell office:value-type="float" office:value="25.0829">
                <text:p>30</text:p>
              </table:table-cell>
              <table:table-cell office:value-type="float" office:value="231.519">
                <text:p>231.519</text:p>
              </table:table-cell>
            </table:table-row>
            <table:table-row>
              <table:table-cell office:value-type="float" office:value="25.1039">
                <text:p>30</text:p>
              </table:table-cell>
              <table:table-cell office:value-type="float" office:value="231.515">
                <text:p>231.515</text:p>
              </table:table-cell>
            </table:table-row>
            <table:table-row>
              <table:table-cell office:value-type="float" office:value="25.1419">
                <text:p>30</text:p>
              </table:table-cell>
              <table:table-cell office:value-type="float" office:value="231.507">
                <text:p>231.507</text:p>
              </table:table-cell>
            </table:table-row>
            <table:table-row>
              <table:table-cell office:value-type="float" office:value="25.1803">
                <text:p>30</text:p>
              </table:table-cell>
              <table:table-cell office:value-type="float" office:value="231.497">
                <text:p>231.497</text:p>
              </table:table-cell>
            </table:table-row>
            <table:table-row>
              <table:table-cell office:value-type="float" office:value="25.2163">
                <text:p>30</text:p>
              </table:table-cell>
              <table:table-cell office:value-type="float" office:value="231.487">
                <text:p>231.487</text:p>
              </table:table-cell>
            </table:table-row>
            <table:table-row>
              <table:table-cell office:value-type="float" office:value="25.2526">
                <text:p>30</text:p>
              </table:table-cell>
              <table:table-cell office:value-type="float" office:value="231.475">
                <text:p>231.475</text:p>
              </table:table-cell>
            </table:table-row>
            <table:table-row>
              <table:table-cell office:value-type="float" office:value="25.2897">
                <text:p>30</text:p>
              </table:table-cell>
              <table:table-cell office:value-type="float" office:value="231.463">
                <text:p>231.463</text:p>
              </table:table-cell>
            </table:table-row>
            <table:table-row>
              <table:table-cell office:value-type="float" office:value="25.3267">
                <text:p>30</text:p>
              </table:table-cell>
              <table:table-cell office:value-type="float" office:value="231.449">
                <text:p>231.449</text:p>
              </table:table-cell>
            </table:table-row>
            <table:table-row>
              <table:table-cell office:value-type="float" office:value="25.3623">
                <text:p>30</text:p>
              </table:table-cell>
              <table:table-cell office:value-type="float" office:value="231.435">
                <text:p>231.435</text:p>
              </table:table-cell>
            </table:table-row>
            <table:table-row>
              <table:table-cell office:value-type="float" office:value="25.3988">
                <text:p>30</text:p>
              </table:table-cell>
              <table:table-cell office:value-type="float" office:value="231.42">
                <text:p>231.42</text:p>
              </table:table-cell>
            </table:table-row>
            <table:table-row>
              <table:table-cell office:value-type="float" office:value="25.4362">
                <text:p>30</text:p>
              </table:table-cell>
              <table:table-cell office:value-type="float" office:value="231.403">
                <text:p>231.403</text:p>
              </table:table-cell>
            </table:table-row>
            <table:table-row>
              <table:table-cell office:value-type="float" office:value="25.4567">
                <text:p>30</text:p>
              </table:table-cell>
              <table:table-cell office:value-type="float" office:value="231.393">
                <text:p>231.393</text:p>
              </table:table-cell>
            </table:table-row>
            <table:table-row>
              <table:table-cell office:value-type="float" office:value="25.494">
                <text:p>30</text:p>
              </table:table-cell>
              <table:table-cell office:value-type="float" office:value="231.375">
                <text:p>231.375</text:p>
              </table:table-cell>
            </table:table-row>
            <table:table-row>
              <table:table-cell office:value-type="float" office:value="25.5142">
                <text:p>30</text:p>
              </table:table-cell>
              <table:table-cell office:value-type="float" office:value="231.365">
                <text:p>231.365</text:p>
              </table:table-cell>
            </table:table-row>
            <table:table-row>
              <table:table-cell office:value-type="float" office:value="25.5497">
                <text:p>30</text:p>
              </table:table-cell>
              <table:table-cell office:value-type="float" office:value="231.346">
                <text:p>231.346</text:p>
              </table:table-cell>
            </table:table-row>
            <table:table-row>
              <table:table-cell office:value-type="float" office:value="25.5848">
                <text:p>30</text:p>
              </table:table-cell>
              <table:table-cell office:value-type="float" office:value="231.327">
                <text:p>231.327</text:p>
              </table:table-cell>
            </table:table-row>
            <table:table-row>
              <table:table-cell office:value-type="float" office:value="25.6204">
                <text:p>30</text:p>
              </table:table-cell>
              <table:table-cell office:value-type="float" office:value="231.306">
                <text:p>231.306</text:p>
              </table:table-cell>
            </table:table-row>
            <table:table-row>
              <table:table-cell office:value-type="float" office:value="25.6577">
                <text:p>30</text:p>
              </table:table-cell>
              <table:table-cell office:value-type="float" office:value="231.284">
                <text:p>231.284</text:p>
              </table:table-cell>
            </table:table-row>
            <table:table-row>
              <table:table-cell office:value-type="float" office:value="25.6934">
                <text:p>30</text:p>
              </table:table-cell>
              <table:table-cell office:value-type="float" office:value="231.261">
                <text:p>231.261</text:p>
              </table:table-cell>
            </table:table-row>
            <table:table-row>
              <table:table-cell office:value-type="float" office:value="25.7299">
                <text:p>30</text:p>
              </table:table-cell>
              <table:table-cell office:value-type="float" office:value="231.238">
                <text:p>231.238</text:p>
              </table:table-cell>
            </table:table-row>
            <table:table-row>
              <table:table-cell office:value-type="float" office:value="25.7656">
                <text:p>30</text:p>
              </table:table-cell>
              <table:table-cell office:value-type="float" office:value="231.214">
                <text:p>231.214</text:p>
              </table:table-cell>
            </table:table-row>
            <table:table-row>
              <table:table-cell office:value-type="float" office:value="25.8039">
                <text:p>30</text:p>
              </table:table-cell>
              <table:table-cell office:value-type="float" office:value="231.187">
                <text:p>231.187</text:p>
              </table:table-cell>
            </table:table-row>
            <table:table-row>
              <table:table-cell office:value-type="float" office:value="25.8383">
                <text:p>30</text:p>
              </table:table-cell>
              <table:table-cell office:value-type="float" office:value="231.163">
                <text:p>231.163</text:p>
              </table:table-cell>
            </table:table-row>
            <table:table-row>
              <table:table-cell office:value-type="float" office:value="25.8878">
                <text:p>30</text:p>
              </table:table-cell>
              <table:table-cell office:value-type="float" office:value="231.126">
                <text:p>231.126</text:p>
              </table:table-cell>
            </table:table-row>
            <table:table-row>
              <table:table-cell office:value-type="float" office:value="25.9105">
                <text:p>30</text:p>
              </table:table-cell>
              <table:table-cell office:value-type="float" office:value="231.108">
                <text:p>231.108</text:p>
              </table:table-cell>
            </table:table-row>
            <table:table-row>
              <table:table-cell office:value-type="float" office:value="25.9485">
                <text:p>30</text:p>
              </table:table-cell>
              <table:table-cell office:value-type="float" office:value="231.079">
                <text:p>231.079</text:p>
              </table:table-cell>
            </table:table-row>
            <table:table-row>
              <table:table-cell office:value-type="float" office:value="25.9831">
                <text:p>30</text:p>
              </table:table-cell>
              <table:table-cell office:value-type="float" office:value="231.051">
                <text:p>231.051</text:p>
              </table:table-cell>
            </table:table-row>
            <table:table-row>
              <table:table-cell office:value-type="float" office:value="26.0186">
                <text:p>30</text:p>
              </table:table-cell>
              <table:table-cell office:value-type="float" office:value="231.022">
                <text:p>231.022</text:p>
              </table:table-cell>
            </table:table-row>
            <table:table-row>
              <table:table-cell office:value-type="float" office:value="26.0542">
                <text:p>30</text:p>
              </table:table-cell>
              <table:table-cell office:value-type="float" office:value="230.993">
                <text:p>230.993</text:p>
              </table:table-cell>
            </table:table-row>
            <table:table-row>
              <table:table-cell office:value-type="float" office:value="26.089">
                <text:p>30</text:p>
              </table:table-cell>
              <table:table-cell office:value-type="float" office:value="230.963">
                <text:p>230.963</text:p>
              </table:table-cell>
            </table:table-row>
            <table:table-row>
              <table:table-cell office:value-type="float" office:value="26.1233">
                <text:p>30</text:p>
              </table:table-cell>
              <table:table-cell office:value-type="float" office:value="230.933">
                <text:p>230.933</text:p>
              </table:table-cell>
            </table:table-row>
            <table:table-row>
              <table:table-cell office:value-type="float" office:value="26.1591">
                <text:p>30</text:p>
              </table:table-cell>
              <table:table-cell office:value-type="float" office:value="230.902">
                <text:p>230.902</text:p>
              </table:table-cell>
            </table:table-row>
            <table:table-row>
              <table:table-cell office:value-type="float" office:value="26.1954">
                <text:p>30</text:p>
              </table:table-cell>
              <table:table-cell office:value-type="float" office:value="230.869">
                <text:p>230.869</text:p>
              </table:table-cell>
            </table:table-row>
            <table:table-row>
              <table:table-cell office:value-type="float" office:value="26.2317">
                <text:p>30</text:p>
              </table:table-cell>
              <table:table-cell office:value-type="float" office:value="230.835">
                <text:p>230.835</text:p>
              </table:table-cell>
            </table:table-row>
            <table:table-row>
              <table:table-cell office:value-type="float" office:value="26.2687">
                <text:p>30</text:p>
              </table:table-cell>
              <table:table-cell office:value-type="float" office:value="230.801">
                <text:p>230.801</text:p>
              </table:table-cell>
            </table:table-row>
            <table:table-row>
              <table:table-cell office:value-type="float" office:value="26.3054">
                <text:p>30</text:p>
              </table:table-cell>
              <table:table-cell office:value-type="float" office:value="230.766">
                <text:p>230.766</text:p>
              </table:table-cell>
            </table:table-row>
            <table:table-row>
              <table:table-cell office:value-type="float" office:value="26.3399">
                <text:p>30</text:p>
              </table:table-cell>
              <table:table-cell office:value-type="float" office:value="230.732">
                <text:p>230.732</text:p>
              </table:table-cell>
            </table:table-row>
            <table:table-row>
              <table:table-cell office:value-type="float" office:value="26.3747">
                <text:p>30</text:p>
              </table:table-cell>
              <table:table-cell office:value-type="float" office:value="230.698">
                <text:p>230.698</text:p>
              </table:table-cell>
            </table:table-row>
            <table:table-row>
              <table:table-cell office:value-type="float" office:value="26.4091">
                <text:p>30</text:p>
              </table:table-cell>
              <table:table-cell office:value-type="float" office:value="230.664">
                <text:p>230.664</text:p>
              </table:table-cell>
            </table:table-row>
            <table:table-row>
              <table:table-cell office:value-type="float" office:value="26.4424">
                <text:p>30</text:p>
              </table:table-cell>
              <table:table-cell office:value-type="float" office:value="230.631">
                <text:p>230.631</text:p>
              </table:table-cell>
            </table:table-row>
            <table:table-row>
              <table:table-cell office:value-type="float" office:value="26.4786">
                <text:p>30</text:p>
              </table:table-cell>
              <table:table-cell office:value-type="float" office:value="230.594">
                <text:p>230.594</text:p>
              </table:table-cell>
            </table:table-row>
            <table:table-row>
              <table:table-cell office:value-type="float" office:value="26.5152">
                <text:p>30</text:p>
              </table:table-cell>
              <table:table-cell office:value-type="float" office:value="230.556">
                <text:p>230.556</text:p>
              </table:table-cell>
            </table:table-row>
            <table:table-row>
              <table:table-cell office:value-type="float" office:value="26.5515">
                <text:p>30</text:p>
              </table:table-cell>
              <table:table-cell office:value-type="float" office:value="230.518">
                <text:p>230.518</text:p>
              </table:table-cell>
            </table:table-row>
            <table:table-row>
              <table:table-cell office:value-type="float" office:value="26.5891">
                <text:p>30</text:p>
              </table:table-cell>
              <table:table-cell office:value-type="float" office:value="230.478">
                <text:p>230.478</text:p>
              </table:table-cell>
            </table:table-row>
            <table:table-row>
              <table:table-cell office:value-type="float" office:value="26.6258">
                <text:p>30</text:p>
              </table:table-cell>
              <table:table-cell office:value-type="float" office:value="230.439">
                <text:p>230.439</text:p>
              </table:table-cell>
            </table:table-row>
            <table:table-row>
              <table:table-cell office:value-type="float" office:value="26.6617">
                <text:p>30</text:p>
              </table:table-cell>
              <table:table-cell office:value-type="float" office:value="230.4">
                <text:p>230.4</text:p>
              </table:table-cell>
            </table:table-row>
            <table:table-row>
              <table:table-cell office:value-type="float" office:value="26.6965">
                <text:p>30</text:p>
              </table:table-cell>
              <table:table-cell office:value-type="float" office:value="230.362">
                <text:p>230.362</text:p>
              </table:table-cell>
            </table:table-row>
            <table:table-row>
              <table:table-cell office:value-type="float" office:value="26.7324">
                <text:p>30</text:p>
              </table:table-cell>
              <table:table-cell office:value-type="float" office:value="230.323">
                <text:p>230.323</text:p>
              </table:table-cell>
            </table:table-row>
            <table:table-row>
              <table:table-cell office:value-type="float" office:value="26.7682">
                <text:p>30</text:p>
              </table:table-cell>
              <table:table-cell office:value-type="float" office:value="230.283">
                <text:p>230.283</text:p>
              </table:table-cell>
            </table:table-row>
            <table:table-row>
              <table:table-cell office:value-type="float" office:value="26.8068">
                <text:p>30</text:p>
              </table:table-cell>
              <table:table-cell office:value-type="float" office:value="230.239">
                <text:p>230.239</text:p>
              </table:table-cell>
            </table:table-row>
            <table:table-row>
              <table:table-cell office:value-type="float" office:value="26.8433">
                <text:p>30</text:p>
              </table:table-cell>
              <table:table-cell office:value-type="float" office:value="230.198">
                <text:p>230.198</text:p>
              </table:table-cell>
            </table:table-row>
            <table:table-row>
              <table:table-cell office:value-type="float" office:value="26.8806">
                <text:p>30</text:p>
              </table:table-cell>
              <table:table-cell office:value-type="float" office:value="230.156">
                <text:p>230.156</text:p>
              </table:table-cell>
            </table:table-row>
            <table:table-row>
              <table:table-cell office:value-type="float" office:value="26.9179">
                <text:p>30</text:p>
              </table:table-cell>
              <table:table-cell office:value-type="float" office:value="230.113">
                <text:p>230.113</text:p>
              </table:table-cell>
            </table:table-row>
            <table:table-row>
              <table:table-cell office:value-type="float" office:value="26.9532">
                <text:p>30</text:p>
              </table:table-cell>
              <table:table-cell office:value-type="float" office:value="230.072">
                <text:p>230.072</text:p>
              </table:table-cell>
            </table:table-row>
            <table:table-row>
              <table:table-cell office:value-type="float" office:value="26.9889">
                <text:p>30</text:p>
              </table:table-cell>
              <table:table-cell office:value-type="float" office:value="230.031">
                <text:p>230.031</text:p>
              </table:table-cell>
            </table:table-row>
            <table:table-row>
              <table:table-cell office:value-type="float" office:value="27.0236">
                <text:p>30</text:p>
              </table:table-cell>
              <table:table-cell office:value-type="float" office:value="229.99">
                <text:p>229.99</text:p>
              </table:table-cell>
            </table:table-row>
            <table:table-row>
              <table:table-cell office:value-type="float" office:value="27.0604">
                <text:p>30</text:p>
              </table:table-cell>
              <table:table-cell office:value-type="float" office:value="229.947">
                <text:p>229.947</text:p>
              </table:table-cell>
            </table:table-row>
            <table:table-row>
              <table:table-cell office:value-type="float" office:value="27.0966">
                <text:p>30</text:p>
              </table:table-cell>
              <table:table-cell office:value-type="float" office:value="229.905">
                <text:p>229.905</text:p>
              </table:table-cell>
            </table:table-row>
            <table:table-row>
              <table:table-cell office:value-type="float" office:value="27.1178">
                <text:p>30</text:p>
              </table:table-cell>
              <table:table-cell office:value-type="float" office:value="229.879">
                <text:p>229.879</text:p>
              </table:table-cell>
            </table:table-row>
            <table:table-row>
              <table:table-cell office:value-type="float" office:value="27.1558">
                <text:p>30</text:p>
              </table:table-cell>
              <table:table-cell office:value-type="float" office:value="229.834">
                <text:p>229.834</text:p>
              </table:table-cell>
            </table:table-row>
            <table:table-row>
              <table:table-cell office:value-type="float" office:value="27.1926">
                <text:p>30</text:p>
              </table:table-cell>
              <table:table-cell office:value-type="float" office:value="229.79">
                <text:p>229.79</text:p>
              </table:table-cell>
            </table:table-row>
            <table:table-row>
              <table:table-cell office:value-type="float" office:value="27.2291">
                <text:p>30</text:p>
              </table:table-cell>
              <table:table-cell office:value-type="float" office:value="229.747">
                <text:p>229.747</text:p>
              </table:table-cell>
            </table:table-row>
            <table:table-row>
              <table:table-cell office:value-type="float" office:value="27.2651">
                <text:p>30</text:p>
              </table:table-cell>
              <table:table-cell office:value-type="float" office:value="229.704">
                <text:p>229.704</text:p>
              </table:table-cell>
            </table:table-row>
            <table:table-row>
              <table:table-cell office:value-type="float" office:value="27.2993">
                <text:p>30</text:p>
              </table:table-cell>
              <table:table-cell office:value-type="float" office:value="229.663">
                <text:p>229.663</text:p>
              </table:table-cell>
            </table:table-row>
            <table:table-row>
              <table:table-cell office:value-type="float" office:value="27.3338">
                <text:p>30</text:p>
              </table:table-cell>
              <table:table-cell office:value-type="float" office:value="229.621">
                <text:p>229.621</text:p>
              </table:table-cell>
            </table:table-row>
            <table:table-row>
              <table:table-cell office:value-type="float" office:value="27.3673">
                <text:p>30</text:p>
              </table:table-cell>
              <table:table-cell office:value-type="float" office:value="229.581">
                <text:p>229.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